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2cm"/>
    </style:style>
    <style:style style:name="ro1" style:family="table-row">
      <style:table-row-properties style:row-height="0.538cm" fo:break-before="auto" style:use-optimal-row-height="true"/>
    </style:style>
    <style:style style:name="ta1" style:family="table" style:master-page-name="PageStyle_5f_Raw_20_survey_20_responses">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Raw survey responses" table:style-name="ta1" table:print="false">
        <office:forms form:automatic-focus="false" form:apply-design-mode="false"/>
        <table:table-column table:style-name="co1" table:number-columns-repeated="18" table:default-cell-style-name="Excel_20_Built-in_20_Normal"/>
        <table:table-column table:style-name="co1" table:number-columns-repeated="1006" table:default-cell-style-name="Default"/>
        <table:table-row table:style-name="ro1">
          <table:table-cell office:value-type="string">
            <text:p>What other digital services do you have access to?</text:p>
          </table:table-cell>
          <table:table-cell office:value-type="string">
            <text:p>Researcher notes for the "Access to technology, the Internet, and digital services/tools" section</text:p>
          </table:table-cell>
          <table:table-cell office:value-type="string">
            <text:p>In what ways do you use devices for entertainment? | Mobile phone</text:p>
          </table:table-cell>
          <table:table-cell office:value-type="string">
            <text:p>In what ways do you use devices for entertainment? | Desktop computer</text:p>
          </table:table-cell>
          <table:table-cell office:value-type="string">
            <text:p>In what ways do you use devices for entertainment? | Laptop computer</text:p>
          </table:table-cell>
          <table:table-cell office:value-type="string">
            <text:p>In what ways do you use devices for entertainment? | Tablet</text:p>
          </table:table-cell>
          <table:table-cell office:value-type="string">
            <text:p>In what ways do you use devices for entertainment? | Other electronic devices</text:p>
          </table:table-cell>
          <table:table-cell office:value-type="string">
            <text:p>In what ways do you use the Internet for entertainment?</text:p>
          </table:table-cell>
          <table:table-cell office:value-type="string">
            <text:p>What other digital services or tools do you use for entertainment and fun? </text:p>
          </table:table-cell>
          <table:table-cell office:value-type="string">
            <text:p>What is your favourite digital service or tool for: | Connecting with friends</text:p>
          </table:table-cell>
          <table:table-cell office:value-type="string">
            <text:p>What is your favourite digital service or tool for: | Connecting with family</text:p>
          </table:table-cell>
          <table:table-cell office:value-type="string">
            <text:p>What is your favourite digital service or tool for: | Connecting with online communities</text:p>
          </table:table-cell>
          <table:table-cell office:value-type="string">
            <text:p>What is your favourite digital service or tool for: | Sharing your ideas</text:p>
          </table:table-cell>
          <table:table-cell office:value-type="string">
            <text:p>What is your favourite digital service or tool for: | Sharing your opinions</text:p>
          </table:table-cell>
          <table:table-cell office:value-type="string">
            <text:p>What is your favourite digital service or tool for: | Being creative</text:p>
          </table:table-cell>
          <table:table-cell office:value-type="string">
            <text:p>What is your favourite digital service or tool for: | Learning</text:p>
          </table:table-cell>
          <table:table-cell office:value-type="string">
            <text:p>Researcher notes for the "Technology, the Internet, and digital services/tools for fun" section</text:p>
          </table:table-cell>
          <table:table-cell office:value-type="string">
            <text:p>In what ways do you use devices for work?</text:p>
          </table:table-cell>
          <table:table-cell table:number-columns-repeated="1006"/>
        </table:table-row>
        <table:table-row table:style-name="ro1" table:number-rows-repeated="5">
          <table:table-cell table:number-columns-repeated="1024"/>
        </table:table-row>
        <table:table-row table:style-name="ro1">
          <table:table-cell table:number-columns-repeated="2"/>
          <table:table-cell office:value-type="string">
            <text:p>Checking my Facebook account and playing games</text:p>
          </table:table-cell>
          <table:table-cell/>
          <table:table-cell office:value-type="string">
            <text:p>Playing sports Games</text:p>
          </table:table-cell>
          <table:table-cell table:number-columns-repeated="2"/>
          <table:table-cell office:value-type="string">
            <text:p>Apps -</text:p>
          </table:table-cell>
          <table:table-cell/>
          <table:table-cell office:value-type="string">
            <text:p>whatsapp and face book</text:p>
          </table:table-cell>
          <table:table-cell office:value-type="string">
            <text:p>whatspp</text:p>
          </table:table-cell>
          <table:table-cell office:value-type="string">
            <text:p>face book</text:p>
          </table:table-cell>
          <table:table-cell table:number-columns-repeated="3" office:value-type="string">
            <text:p>none</text:p>
          </table:table-cell>
          <table:table-cell office:value-type="string">
            <text:p>web</text:p>
          </table:table-cell>
          <table:table-cell table:number-columns-repeated="1008"/>
        </table:table-row>
        <table:table-row table:style-name="ro1">
          <table:table-cell office:value-type="string">
            <text:p>Nothing more</text:p>
          </table:table-cell>
          <table:table-cell/>
          <table:table-cell office:value-type="string">
            <text:p>Social media: checking facebook and youtube. Besides, playing games.</text:p>
          </table:table-cell>
          <table:table-cell office:value-type="string">
            <text:p>I don't use it for fun</text:p>
          </table:table-cell>
          <table:table-cell office:value-type="string">
            <text:p>To paly online games</text:p>
          </table:table-cell>
          <table:table-cell office:value-type="string">
            <text:p>Playing games</text:p>
          </table:table-cell>
          <table:table-cell/>
          <table:table-cell office:value-type="string">
            <text:p>I like to watch movies</text:p>
          </table:table-cell>
          <table:table-cell office:value-type="string">
            <text:p>I usually use youtube and facebook.</text:p>
          </table:table-cell>
          <table:table-cell table:number-columns-repeated="2" office:value-type="string">
            <text:p>Whatsapp</text:p>
          </table:table-cell>
          <table:table-cell office:value-type="string">
            <text:p>Facebook</text:p>
          </table:table-cell>
          <table:table-cell office:value-type="string">
            <text:p>Fcaebook</text:p>
          </table:table-cell>
          <table:table-cell office:value-type="string">
            <text:p>Facebook</text:p>
          </table:table-cell>
          <table:table-cell/>
          <table:table-cell office:value-type="string">
            <text:p>Google as a search engine</text:p>
          </table:table-cell>
          <table:table-cell office:value-type="string">
            <text:p>My interviewee enjoys reading books rather than reading online and focuses on Facebook and whatsapp to communicate with friends and family.</text:p>
          </table:table-cell>
          <table:table-cell office:value-type="string">
            <text:p>Sending mails- Data entry of learners' work- retrieve data- search for new activities to be applied in class.</text:p>
          </table:table-cell>
          <table:table-cell table:number-columns-repeated="1006"/>
        </table:table-row>
        <table:table-row table:style-name="ro1">
          <table:table-cell office:value-type="string">
            <text:p>None </text:p>
          </table:table-cell>
          <table:table-cell office:value-type="string">
            <text:p>None</text:p>
          </table:table-cell>
          <table:table-cell office:value-type="string">
            <text:p>Playing game Chatting with friends Networking with new and old friend via social sites </text:p>
          </table:table-cell>
          <table:table-cell office:value-type="string">
            <text:p>Down loading music</text:p>
          </table:table-cell>
          <table:table-cell table:number-columns-repeated="2" office:value-type="string">
            <text:p>N/A</text:p>
          </table:table-cell>
          <table:table-cell office:value-type="string">
            <text:p>NO</text:p>
          </table:table-cell>
          <table:table-cell office:value-type="string">
            <text:p>Listening music via you tube Down loading and watching videos <text:s/>Accessing photos <text:s/>Connecting with friends using Facebook</text:p>
          </table:table-cell>
          <table:table-cell office:value-type="string">
            <text:p>Nothing </text:p>
          </table:table-cell>
          <table:table-cell table:number-columns-repeated="7" office:value-type="string">
            <text:p>Face book </text:p>
          </table:table-cell>
          <table:table-cell office:value-type="string">
            <text:p>None </text:p>
          </table:table-cell>
          <table:table-cell office:value-type="string">
            <text:p>For interviews <text:s/>Applying jobs opportunities </text:p>
          </table:table-cell>
          <table:table-cell table:number-columns-repeated="1006"/>
        </table:table-row>
        <table:table-row table:style-name="ro1">
          <table:table-cell office:value-type="string">
            <text:p>Satellite dishes - using them while accessing TV Terrestrial - Used to access TV channels </text:p>
          </table:table-cell>
          <table:table-cell office:value-type="string">
            <text:p>The respondent added some two tools such as satellite dishes and terrestrials </text:p>
          </table:table-cell>
          <table:table-cell office:value-type="string">
            <text:p>Listening to music <text:s/>playing audios <text:s/>playing games </text:p>
          </table:table-cell>
          <table:table-cell office:value-type="string">
            <text:p>music listening <text:s/>playing games</text:p>
          </table:table-cell>
          <table:table-cell office:value-type="string">
            <text:p>watching movies </text:p>
          </table:table-cell>
          <table:table-cell office:value-type="string">
            <text:p>Down loading and playing games</text:p>
          </table:table-cell>
          <table:table-cell office:value-type="string">
            <text:p>Decoders that are USB enabled for plugs flash disks to watch movies <text:s/>Listening to music</text:p>
          </table:table-cell>
          <table:table-cell office:value-type="string">
            <text:p>Watching videos <text:s/>playing games online <text:s/>chatting with friends <text:s/>downloading and listening to music via you tube </text:p>
          </table:table-cell>
          <table:table-cell office:value-type="string">
            <text:p>OLX <text:s/>FOR SELLING AND MARKETING GOODS AND PRODUCTS ONLINE </text:p>
          </table:table-cell>
          <table:table-cell office:value-type="string">
            <text:p>Wats up</text:p>
          </table:table-cell>
          <table:table-cell office:value-type="string">
            <text:p>Sms / calling/ facebook</text:p>
          </table:table-cell>
          <table:table-cell office:value-type="string">
            <text:p>wats up l instagram</text:p>
          </table:table-cell>
          <table:table-cell table:number-columns-repeated="4" office:value-type="string">
            <text:p>Face book </text:p>
          </table:table-cell>
          <table:table-cell/>
          <table:table-cell office:value-type="string">
            <text:p>Contacting my clients </text:p>
          </table:table-cell>
          <table:table-cell table:number-columns-repeated="1006"/>
        </table:table-row>
        <table:table-row table:style-name="ro1">
          <table:table-cell office:value-type="string">
            <text:p>Watch TV Channels</text:p>
          </table:table-cell>
          <table:table-cell/>
          <table:table-cell office:value-type="string">
            <text:p>Use it to play and listen to music, watch videos, recording, downloading music, videos and funny clips, listen to radio, playing games</text:p>
          </table:table-cell>
          <table:table-cell office:value-type="string">
            <text:p>watch movies but very rarely</text:p>
          </table:table-cell>
          <table:table-cell office:value-type="string">
            <text:p>Use it to play and listen to music, watch videos, recording, downloading music videos, Movies/Torrents,and playing computer games</text:p>
          </table:table-cell>
          <table:table-cell office:value-type="string">
            <text:p>I <text:s/>play and listen to music, watch videos, recording, downloading music videos, Movies/Torrents,and playing computer games</text:p>
          </table:table-cell>
          <table:table-cell office:value-type="string">
            <text:p>Television and DVD player to watch movies and music</text:p>
          </table:table-cell>
          <table:table-cell office:value-type="string">
            <text:p>Play games listen to music watch funny clips Downloading fun stuffs</text:p>
          </table:table-cell>
          <table:table-cell office:value-type="string">
            <text:p>Television Channels (Channel O, MTV Base, e.entertainment</text:p>
          </table:table-cell>
          <table:table-cell office:value-type="string">
            <text:p>WhatsApp and Viber</text:p>
          </table:table-cell>
          <table:table-cell office:value-type="string">
            <text:p>SMS/WhatsApp</text:p>
          </table:table-cell>
          <table:table-cell office:value-type="string">
            <text:p>Google+/LinkedIn</text:p>
          </table:table-cell>
          <table:table-cell office:value-type="string">
            <text:p>LinkedIn/WhatsApp</text:p>
          </table:table-cell>
          <table:table-cell office:value-type="string">
            <text:p>Facebook/Twitter</text:p>
          </table:table-cell>
          <table:table-cell office:value-type="string">
            <text:p>Vidoe and Photo editors</text:p>
          </table:table-cell>
          <table:table-cell office:value-type="string">
            <text:p>Youtube/LinkedIn</text:p>
          </table:table-cell>
          <table:table-cell office:value-type="string">
            <text:p>Well the interviewee also highlighted that she rents movies on her pay Television to be specific Digital satellite Television (DSTV) and she gets entertained</text:p>
          </table:table-cell>
          <table:table-cell office:value-type="string">
            <text:p>I use desktop computer and Laptop to basically document my tasks or assignments at work, write and read emails. I use My smart phone to read and send emails and SMS, call my colleague making some inquiries</text:p>
          </table:table-cell>
          <table:table-cell table:number-columns-repeated="1006"/>
        </table:table-row>
        <table:table-row table:style-name="ro1">
          <table:table-cell office:value-type="string">
            <text:p><text:s/>None </text:p>
          </table:table-cell>
          <table:table-cell/>
          <table:table-cell office:value-type="string">
            <text:p>sending videos photos <text:s/>playing games <text:s text:c="2"/></text:p>
          </table:table-cell>
          <table:table-cell/>
          <table:table-cell office:value-type="string">
            <text:p>watching videos <text:s/>networking with friend </text:p>
          </table:table-cell>
          <table:table-cell office:value-type="string">
            <text:p>n/a</text:p>
          </table:table-cell>
          <table:table-cell office:value-type="string">
            <text:p>watch TV Radio listening</text:p>
          </table:table-cell>
          <table:table-cell office:value-type="string">
            <text:p>watching videos down loading music accessing social sites </text:p>
          </table:table-cell>
          <table:table-cell office:value-type="string">
            <text:p>no</text:p>
          </table:table-cell>
          <table:table-cell table:number-columns-repeated="2" office:value-type="string">
            <text:p>wats up</text:p>
          </table:table-cell>
          <table:table-cell office:value-type="string">
            <text:p>twitter</text:p>
          </table:table-cell>
          <table:table-cell table:number-columns-repeated="3" office:value-type="string">
            <text:p>Face book </text:p>
          </table:table-cell>
          <table:table-cell office:value-type="string">
            <text:p>Google </text:p>
          </table:table-cell>
          <table:table-cell/>
          <table:table-cell office:value-type="string">
            <text:p>advertising the merchandise or products <text:s/>placing and recieving orders from clients </text:p>
          </table:table-cell>
          <table:table-cell table:number-columns-repeated="1006"/>
        </table:table-row>
        <table:table-row table:style-name="ro1">
          <table:table-cell table:number-columns-repeated="1024"/>
        </table:table-row>
        <table:table-row table:style-name="ro1">
          <table:table-cell office:value-type="string">
            <text:p>no</text:p>
          </table:table-cell>
          <table:table-cell office:value-type="string">
            <text:p>none</text:p>
          </table:table-cell>
          <table:table-cell office:value-type="string">
            <text:p>listening to music</text:p>
          </table:table-cell>
          <table:table-cell table:number-columns-repeated="2" office:value-type="string">
            <text:p>watching movies <text:s/>listening to music </text:p>
          </table:table-cell>
          <table:table-cell office:value-type="string">
            <text:p>n/a</text:p>
          </table:table-cell>
          <table:table-cell office:value-type="string">
            <text:p>T V -- Watching movies <text:s/></text:p>
          </table:table-cell>
          <table:table-cell office:value-type="string">
            <text:p>down loading music </text:p>
          </table:table-cell>
          <table:table-cell office:value-type="string">
            <text:p>none</text:p>
          </table:table-cell>
          <table:table-cell table:number-columns-repeated="2" office:value-type="string">
            <text:p>wats up</text:p>
          </table:table-cell>
          <table:table-cell table:number-columns-repeated="3" office:value-type="string">
            <text:p>Face book </text:p>
          </table:table-cell>
          <table:table-cell table:number-columns-repeated="2" office:value-type="string">
            <text:p>n/a</text:p>
          </table:table-cell>
          <table:table-cell table:number-columns-repeated="1008"/>
        </table:table-row>
        <table:table-row table:style-name="ro1">
          <table:table-cell office:value-type="string">
            <text:p>decoders <text:s/>TV cards on computers </text:p>
          </table:table-cell>
          <table:table-cell/>
          <table:table-cell office:value-type="string">
            <text:p>connecting with friends <text:s/>sharing clips with friends <text:s/>video downloads </text:p>
          </table:table-cell>
          <table:table-cell office:value-type="string">
            <text:p>watching movies <text:s/>TV WATCHING THROUGH TV CARD <text:s/>playing games </text:p>
          </table:table-cell>
          <table:table-cell table:number-columns-repeated="2" office:value-type="string">
            <text:p>n/a </text:p>
          </table:table-cell>
          <table:table-cell office:value-type="string">
            <text:p>decoder watching movies and listening to music </text:p>
          </table:table-cell>
          <table:table-cell office:value-type="string">
            <text:p>downloading videos and music <text:s/>down loading inspiration videos <text:s/>connecting with friends </text:p>
          </table:table-cell>
          <table:table-cell office:value-type="string">
            <text:p>tubemate</text:p>
          </table:table-cell>
          <table:table-cell office:value-type="string">
            <text:p>watsup</text:p>
          </table:table-cell>
          <table:table-cell office:value-type="string">
            <text:p>wats up</text:p>
          </table:table-cell>
          <table:table-cell office:value-type="string">
            <text:p>n/a</text:p>
          </table:table-cell>
          <table:table-cell table:number-columns-repeated="4" office:value-type="string">
            <text:p>Face book </text:p>
          </table:table-cell>
          <table:table-cell/>
          <table:table-cell office:value-type="string">
            <text:p>desktop------ keeping track of my records <text:s/>smart phone------- learning about my work Google search basic phone------sending and receiving money <text:s/>acting as calculator and a calendar</text:p>
          </table:table-cell>
          <table:table-cell table:number-columns-repeated="1006"/>
        </table:table-row>
        <table:table-row table:style-name="ro1" table:number-rows-repeated="2">
          <table:table-cell table:number-columns-repeated="1024"/>
        </table:table-row>
        <table:table-row table:style-name="ro1">
          <table:table-cell office:value-type="string">
            <text:p>Downloading and Making Music ,Emailing </text:p>
          </table:table-cell>
          <table:table-cell/>
          <table:table-cell office:value-type="string">
            <text:p>Chatting , Music , videos and pictures , Browsing , Searching for contacts , Video Calls </text:p>
          </table:table-cell>
          <table:table-cell office:value-type="string">
            <text:p>Emailing, Organizing work-related issues at work </text:p>
          </table:table-cell>
          <table:table-cell office:value-type="string">
            <text:p>Make Music - Typing and printing - Downloading and Listening to videos , music ,courses,and books <text:s/>- Researching - Use Social Media (Facebook ), Emailing and Chatting <text:s/></text:p>
          </table:table-cell>
          <table:table-cell office:value-type="string">
            <text:p>Play Games and Social Media </text:p>
          </table:table-cell>
          <table:table-cell office:value-type="string">
            <text:p>Ipods for music and chatting through social media </text:p>
          </table:table-cell>
          <table:table-cell office:value-type="string">
            <text:p>Mostly for chatting ,downloading and browsing for topics tat interest me </text:p>
          </table:table-cell>
          <table:table-cell office:value-type="string">
            <text:p>Tango , LIban , Truecaller, Line , Number book , B612, Talk , Slideme ,Facebook Messenger ,Skype,SMS LEBANON </text:p>
          </table:table-cell>
          <table:table-cell office:value-type="string">
            <text:p>Wtsapp, Facebook</text:p>
          </table:table-cell>
          <table:table-cell office:value-type="string">
            <text:p>Wtsapp </text:p>
          </table:table-cell>
          <table:table-cell office:value-type="string">
            <text:p>Facebook ,Viber </text:p>
          </table:table-cell>
          <table:table-cell office:value-type="string">
            <text:p>Facebook ,Instagram</text:p>
          </table:table-cell>
          <table:table-cell office:value-type="string">
            <text:p>Faecbook ,Instagram </text:p>
          </table:table-cell>
          <table:table-cell office:value-type="string">
            <text:p>Mixer for making music </text:p>
          </table:table-cell>
          <table:table-cell office:value-type="string">
            <text:p>Google </text:p>
          </table:table-cell>
          <table:table-cell/>
          <table:table-cell office:value-type="string">
            <text:p>Excel , powerpoint , google for researching , gmails </text:p>
          </table:table-cell>
          <table:table-cell table:number-columns-repeated="1006"/>
        </table:table-row>
        <table:table-row table:style-name="ro1">
          <table:table-cell table:number-columns-repeated="2"/>
          <table:table-cell office:value-type="string">
            <text:p>Playing games </text:p>
          </table:table-cell>
          <table:table-cell office:value-type="string">
            <text:p>I don’t </text:p>
          </table:table-cell>
          <table:table-cell office:value-type="string">
            <text:p>Facebook , playing games</text:p>
          </table:table-cell>
          <table:table-cell office:value-type="string">
            <text:p>Playing games </text:p>
          </table:table-cell>
          <table:table-cell office:value-type="string">
            <text:p>none</text:p>
          </table:table-cell>
          <table:table-cell office:value-type="string">
            <text:p>Downloading games or playing online games</text:p>
          </table:table-cell>
          <table:table-cell office:value-type="string">
            <text:p>Mostly games on smartphone</text:p>
          </table:table-cell>
          <table:table-cell office:value-type="string">
            <text:p>whatsapp</text:p>
          </table:table-cell>
          <table:table-cell office:value-type="string">
            <text:p>Calling on mobile </text:p>
          </table:table-cell>
          <table:table-cell office:value-type="string">
            <text:p>facebook</text:p>
          </table:table-cell>
          <table:table-cell office:value-type="string">
            <text:p>twitter</text:p>
          </table:table-cell>
          <table:table-cell office:value-type="string">
            <text:p>Facebook</text:p>
          </table:table-cell>
          <table:table-cell office:value-type="string">
            <text:p>Creating videos </text:p>
          </table:table-cell>
          <table:table-cell office:value-type="string">
            <text:p>Google </text:p>
          </table:table-cell>
          <table:table-cell/>
          <table:table-cell office:value-type="string">
            <text:p>Writing reports , research , creating digital content <text:s/></text:p>
          </table:table-cell>
          <table:table-cell table:number-columns-repeated="1006"/>
        </table:table-row>
        <table:table-row table:style-name="ro1">
          <table:table-cell office:value-type="string">
            <text:p>No</text:p>
          </table:table-cell>
          <table:table-cell/>
          <table:table-cell office:value-type="string">
            <text:p>chatting, gaming, watching videos and listening to music</text:p>
          </table:table-cell>
          <table:table-cell office:value-type="string">
            <text:p>NA</text:p>
          </table:table-cell>
          <table:table-cell office:value-type="string">
            <text:p>gaming, watching videos and listening to music</text:p>
          </table:table-cell>
          <table:table-cell office:value-type="string">
            <text:p>playing games</text:p>
          </table:table-cell>
          <table:table-cell/>
          <table:table-cell office:value-type="string">
            <text:p>Watch videos, social networks, listen to music</text:p>
          </table:table-cell>
          <table:table-cell/>
          <table:table-cell office:value-type="string">
            <text:p>Facebook </text:p>
          </table:table-cell>
          <table:table-cell office:value-type="string">
            <text:p>Whatsapp </text:p>
          </table:table-cell>
          <table:table-cell table:number-columns-repeated="3" office:value-type="string">
            <text:p>Facebook</text:p>
          </table:table-cell>
          <table:table-cell table:number-columns-repeated="3"/>
          <table:table-cell office:value-type="string">
            <text:p>Download exams</text:p>
          </table:table-cell>
          <table:table-cell table:number-columns-repeated="1006"/>
        </table:table-row>
        <table:table-row table:style-name="ro1">
          <table:table-cell table:number-columns-repeated="2"/>
          <table:table-cell office:value-type="string">
            <text:p>Chatting, videos </text:p>
          </table:table-cell>
          <table:table-cell office:value-type="string">
            <text:p>NA</text:p>
          </table:table-cell>
          <table:table-cell office:value-type="string">
            <text:p>watch videos</text:p>
          </table:table-cell>
          <table:table-cell office:value-type="string">
            <text:p>playing games</text:p>
          </table:table-cell>
          <table:table-cell office:value-type="string">
            <text:p>NA</text:p>
          </table:table-cell>
          <table:table-cell office:value-type="string">
            <text:p>Play games, read online books</text:p>
          </table:table-cell>
          <table:table-cell/>
          <table:table-cell table:number-columns-repeated="2" office:value-type="string">
            <text:p>Whatsapp</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Facebook</text:p>
          </table:table-cell>
          <table:table-cell/>
          <table:table-cell office:value-type="string">
            <text:p>NA, not employed </text:p>
          </table:table-cell>
          <table:table-cell table:number-columns-repeated="1006"/>
        </table:table-row>
        <table:table-row table:style-name="ro1">
          <table:table-cell office:value-type="string">
            <text:p>I have access to smart TV services and applications</text:p>
          </table:table-cell>
          <table:table-cell/>
          <table:table-cell office:value-type="string">
            <text:p>I use the phone to play different games and check social media like facebook</text:p>
          </table:table-cell>
          <table:table-cell office:value-type="string">
            <text:p>I use the desktop computer to watch TV series and movies and to download different media</text:p>
          </table:table-cell>
          <table:table-cell office:value-type="string">
            <text:p>Check social media</text:p>
          </table:table-cell>
          <table:table-cell office:value-type="string">
            <text:p>I use the tablet to download Youtube videos and watch different movies</text:p>
          </table:table-cell>
          <table:table-cell office:value-type="string">
            <text:p>Access Youtube through a smart TV</text:p>
          </table:table-cell>
          <table:table-cell office:value-type="string">
            <text:p>I use the internet to download movies, tv series, check social media and play online games</text:p>
          </table:table-cell>
          <table:table-cell office:value-type="string">
            <text:p>None</text:p>
          </table:table-cell>
          <table:table-cell table:number-columns-repeated="2" office:value-type="string">
            <text:p>Whatsapp and Facebook</text:p>
          </table:table-cell>
          <table:table-cell office:value-type="string">
            <text:p>Facebook and Blogs</text:p>
          </table:table-cell>
          <table:table-cell table:number-columns-repeated="2" office:value-type="string">
            <text:p>Email</text:p>
          </table:table-cell>
          <table:table-cell office:value-type="string">
            <text:p>None</text:p>
          </table:table-cell>
          <table:table-cell office:value-type="string">
            <text:p>Youtube and Blogs</text:p>
          </table:table-cell>
          <table:table-cell/>
          <table:table-cell office:value-type="string">
            <text:p>Check online tutorials, ideas and communicate with work team and instructors</text:p>
          </table:table-cell>
          <table:table-cell table:number-columns-repeated="1006"/>
        </table:table-row>
        <table:table-row table:style-name="ro1">
          <table:table-cell office:value-type="string">
            <text:p>None</text:p>
          </table:table-cell>
          <table:table-cell/>
          <table:table-cell office:value-type="string">
            <text:p>Whatsapp chats, facebook, games, pictures, songs, funny videos</text:p>
          </table:table-cell>
          <table:table-cell office:value-type="string">
            <text:p>Games</text:p>
          </table:table-cell>
          <table:table-cell office:value-type="string">
            <text:p>Facebook, games</text:p>
          </table:table-cell>
          <table:table-cell office:value-type="string">
            <text:p>Games</text:p>
          </table:table-cell>
          <table:table-cell office:value-type="string">
            <text:p>Selfie stick</text:p>
          </table:table-cell>
          <table:table-cell office:value-type="string">
            <text:p>I chat with friends through whatsapp and viber. <text:s/>I use facebook to check photos, jokes, funny videos, funny pages. I also use Instagram to make creative photos.</text:p>
          </table:table-cell>
          <table:table-cell/>
          <table:table-cell table:number-columns-repeated="2" office:value-type="string">
            <text:p>Whatsapp</text:p>
          </table:table-cell>
          <table:table-cell office:value-type="string">
            <text:p>Facebook</text:p>
          </table:table-cell>
          <table:table-cell table:number-columns-repeated="2" office:value-type="string">
            <text:p>Facebook and Instagram</text:p>
          </table:table-cell>
          <table:table-cell office:value-type="string">
            <text:p>Instagram</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office:value-type="string">
            <text:p>none</text:p>
          </table:table-cell>
          <table:table-cell/>
          <table:table-cell office:value-type="string">
            <text:p>chatting or whatsapp</text:p>
          </table:table-cell>
          <table:table-cell office:value-type="string">
            <text:p>i don't</text:p>
          </table:table-cell>
          <table:table-cell office:value-type="string">
            <text:p>chatting, social media (facebook, instagram...)</text:p>
          </table:table-cell>
          <table:table-cell table:number-columns-repeated="2" office:value-type="string">
            <text:p>i don't</text:p>
          </table:table-cell>
          <table:table-cell office:value-type="string">
            <text:p>Chatting , posting photos on social media</text:p>
          </table:table-cell>
          <table:table-cell office:value-type="string">
            <text:p>none</text:p>
          </table:table-cell>
          <table:table-cell table:number-columns-repeated="2" office:value-type="string">
            <text:p>whatsapp</text:p>
          </table:table-cell>
          <table:table-cell table:number-columns-repeated="3" office:value-type="string">
            <text:p>facebook</text:p>
          </table:table-cell>
          <table:table-cell office:value-type="string">
            <text:p>video making</text:p>
          </table:table-cell>
          <table:table-cell office:value-type="string">
            <text:p>google search</text:p>
          </table:table-cell>
          <table:table-cell/>
          <table:table-cell office:value-type="string">
            <text:p>sending emails</text:p>
          </table:table-cell>
          <table:table-cell table:number-columns-repeated="1006"/>
        </table:table-row>
        <table:table-row table:style-name="ro1">
          <table:table-cell office:value-type="string">
            <text:p>none</text:p>
          </table:table-cell>
          <table:table-cell/>
          <table:table-cell office:value-type="string">
            <text:p>I play games, chatting, check social media, listen to music, draw</text:p>
          </table:table-cell>
          <table:table-cell office:value-type="string">
            <text:p>Watching movies, play games, download youtube videos and tv series, use Microsoft office powerpoint to make nice presentations for fun</text:p>
          </table:table-cell>
          <table:table-cell office:value-type="string">
            <text:p>none</text:p>
          </table:table-cell>
          <table:table-cell office:value-type="string">
            <text:p>Playing games, chatting, checking social media, drawing, watching movies, reading comics, making videos using different applications on the iPAD</text:p>
          </table:table-cell>
          <table:table-cell office:value-type="string">
            <text:p>I use the mp3 device to listen to music</text:p>
          </table:table-cell>
          <table:table-cell office:value-type="string">
            <text:p>Watching movies, playing online games, downloading youtube videos and tv series, chatting, checking social media, drawing,, reading comics, listening to online music</text:p>
          </table:table-cell>
          <table:table-cell office:value-type="string">
            <text:p>none</text:p>
          </table:table-cell>
          <table:table-cell table:number-columns-repeated="2" office:value-type="string">
            <text:p>Whatsapp</text:p>
          </table:table-cell>
          <table:table-cell office:value-type="string">
            <text:p>Facebook and Instagram and Youtube</text:p>
          </table:table-cell>
          <table:table-cell table:number-columns-repeated="3" office:value-type="string">
            <text:p>Facebook and Instagram</text:p>
          </table:table-cell>
          <table:table-cell office:value-type="string">
            <text:p>Google</text:p>
          </table:table-cell>
          <table:table-cell table:number-columns-repeated="1008"/>
        </table:table-row>
        <table:table-row table:style-name="ro1">
          <table:table-cell office:value-type="string">
            <text:p>none</text:p>
          </table:table-cell>
          <table:table-cell/>
          <table:table-cell office:value-type="string">
            <text:p>I listen to music, chat on whatsapp, check facebook, chat on tango, check the calendar, weather and the time. Play around with the phone settings and features to personalize it. <text:s/>Take photos.</text:p>
          </table:table-cell>
          <table:table-cell table:number-columns-repeated="2" office:value-type="string">
            <text:p>none</text:p>
          </table:table-cell>
          <table:table-cell office:value-type="string">
            <text:p>I download games and play them. <text:s/>I write notes. <text:s/>I watch movies on Youtube</text:p>
          </table:table-cell>
          <table:table-cell office:value-type="string">
            <text:p>none</text:p>
          </table:table-cell>
          <table:table-cell office:value-type="string">
            <text:p>I watch and download videos, music, and games from different websites like Youtube and others. I search for funny pictures using google chrome. <text:s/>I check facebook funny posts and pages and chat with friends and family overseas.</text:p>
          </table:table-cell>
          <table:table-cell office:value-type="string">
            <text:p>Tango and Skype</text:p>
          </table:table-cell>
          <table:table-cell table:number-columns-repeated="2" office:value-type="string">
            <text:p>Whatsapp</text:p>
          </table:table-cell>
          <table:table-cell office:value-type="string">
            <text:p>Facebook</text:p>
          </table:table-cell>
          <table:table-cell table:number-columns-repeated="2" office:value-type="string">
            <text:p>Whatsapp</text:p>
          </table:table-cell>
          <table:table-cell office:value-type="string">
            <text:p>Facebook</text:p>
          </table:table-cell>
          <table:table-cell office:value-type="string">
            <text:p>Google</text:p>
          </table:table-cell>
          <table:table-cell table:number-columns-repeated="1008"/>
        </table:table-row>
        <table:table-row table:style-name="ro1">
          <table:table-cell office:value-type="string">
            <text:p>Nothing.</text:p>
          </table:table-cell>
          <table:table-cell office:value-type="string">
            <text:p>Nothing to add.</text:p>
          </table:table-cell>
          <table:table-cell office:value-type="string">
            <text:p>I use it for watching movies and listening musics. Playing games. Chatting.</text:p>
          </table:table-cell>
          <table:table-cell office:value-type="string">
            <text:p>I use it for watching movies and listening to musics.</text:p>
          </table:table-cell>
          <table:table-cell office:value-type="string">
            <text:p>I use it for watching movies and listening musics. Chatting.</text:p>
          </table:table-cell>
          <table:table-cell office:value-type="string">
            <text:p>I don't use it.</text:p>
          </table:table-cell>
          <table:table-cell office:value-type="string">
            <text:p>Nothing.</text:p>
          </table:table-cell>
          <table:table-cell office:value-type="string">
            <text:p>to watch you tube videos and musics</text:p>
          </table:table-cell>
          <table:table-cell office:value-type="string">
            <text:p>nothing</text:p>
          </table:table-cell>
          <table:table-cell table:number-columns-repeated="5" office:value-type="string">
            <text:p>whatsapp</text:p>
          </table:table-cell>
          <table:table-cell office:value-type="string">
            <text:p>i don't know</text:p>
          </table:table-cell>
          <table:table-cell office:value-type="string">
            <text:p>facebook</text:p>
          </table:table-cell>
          <table:table-cell office:value-type="string">
            <text:p>I didn't notice anything</text:p>
          </table:table-cell>
          <table:table-cell office:value-type="string">
            <text:p>for communicating with company's customers. perform various duties as assigned by my supervisor.</text:p>
          </table:table-cell>
          <table:table-cell table:number-columns-repeated="1006"/>
        </table:table-row>
        <table:table-row table:style-name="ro1">
          <table:table-cell/>
          <table:table-cell office:value-type="string">
            <text:p>nothing to add</text:p>
          </table:table-cell>
          <table:table-cell office:value-type="string">
            <text:p>for chatting for watching videos for listening to music for taking photos and videos</text:p>
          </table:table-cell>
          <table:table-cell office:value-type="string">
            <text:p>for watching videos for listening to music for playing games</text:p>
          </table:table-cell>
          <table:table-cell office:value-type="string">
            <text:p>for watching videos for listening to music for playing games for taking photos and videos</text:p>
          </table:table-cell>
          <table:table-cell office:value-type="string">
            <text:p>for watching videos for listening to music for chatting sometimes for taking photos and videos</text:p>
          </table:table-cell>
          <table:table-cell/>
          <table:table-cell office:value-type="string">
            <text:p>i use internet for watching videos, listening to music and download and playing games</text:p>
          </table:table-cell>
          <table:table-cell/>
          <table:table-cell table:number-columns-repeated="3" office:value-type="string">
            <text:p>whatsapp</text:p>
          </table:table-cell>
          <table:table-cell office:value-type="string">
            <text:p>instagram</text:p>
          </table:table-cell>
          <table:table-cell table:number-columns-repeated="2" office:value-type="string">
            <text:p>whatsapp</text:p>
          </table:table-cell>
          <table:table-cell office:value-type="string">
            <text:p>linkedin</text:p>
          </table:table-cell>
          <table:table-cell office:value-type="string">
            <text:p>nothing to add</text:p>
          </table:table-cell>
          <table:table-cell office:value-type="string">
            <text:p>i use them for making work related phone calls for work related chatting for planning my day to day activities</text:p>
          </table:table-cell>
          <table:table-cell table:number-columns-repeated="1006"/>
        </table:table-row>
        <table:table-row table:style-name="ro1">
          <table:table-cell/>
          <table:table-cell office:value-type="string">
            <text:p>nothing to add</text:p>
          </table:table-cell>
          <table:table-cell office:value-type="string">
            <text:p>for chatting with friends</text:p>
          </table:table-cell>
          <table:table-cell office:value-type="string">
            <text:p>i dont use it</text:p>
          </table:table-cell>
          <table:table-cell office:value-type="string">
            <text:p>for chatting wtaching videos and musics</text:p>
          </table:table-cell>
          <table:table-cell office:value-type="string">
            <text:p>i dont use it</text:p>
          </table:table-cell>
          <table:table-cell/>
          <table:table-cell office:value-type="string">
            <text:p>for watching videos and musics for chatting also</text:p>
          </table:table-cell>
          <table:table-cell/>
          <table:table-cell table:number-columns-repeated="7" office:value-type="string">
            <text:p>whatsapp</text:p>
          </table:table-cell>
          <table:table-cell office:value-type="string">
            <text:p>nothing to add</text:p>
          </table:table-cell>
          <table:table-cell office:value-type="string">
            <text:p>i use them to make work related phone calls and SMS (text messaging) for work</text:p>
          </table:table-cell>
          <table:table-cell table:number-columns-repeated="1006"/>
        </table:table-row>
        <table:table-row table:style-name="ro1">
          <table:table-cell/>
          <table:table-cell office:value-type="string">
            <text:p>nothing to add</text:p>
          </table:table-cell>
          <table:table-cell office:value-type="string">
            <text:p>for chatting with my friends and relatives for listening to music for taking and looking at pictures</text:p>
          </table:table-cell>
          <table:table-cell table:number-columns-repeated="3" office:value-type="string">
            <text:p>I dont have access to this</text:p>
          </table:table-cell>
          <table:table-cell office:value-type="string">
            <text:p>i dont know</text:p>
          </table:table-cell>
          <table:table-cell office:value-type="string">
            <text:p>I use it to connect to social networks such especially facebook and chat with my friends</text:p>
          </table:table-cell>
          <table:table-cell office:value-type="string">
            <text:p>i dont know</text:p>
          </table:table-cell>
          <table:table-cell office:value-type="string">
            <text:p>facebook</text:p>
          </table:table-cell>
          <table:table-cell office:value-type="string">
            <text:p>i dont have one</text:p>
          </table:table-cell>
          <table:table-cell table:number-columns-repeated="3" office:value-type="string">
            <text:p>facebook</text:p>
          </table:table-cell>
          <table:table-cell office:value-type="string">
            <text:p>i dont have one</text:p>
          </table:table-cell>
          <table:table-cell office:value-type="string">
            <text:p>facebook</text:p>
          </table:table-cell>
          <table:table-cell office:value-type="string">
            <text:p>nothing to add</text:p>
          </table:table-cell>
          <table:table-cell table:number-columns-repeated="1007"/>
        </table:table-row>
        <table:table-row table:style-name="ro1">
          <table:table-cell office:value-type="string">
            <text:p>No</text:p>
          </table:table-cell>
          <table:table-cell office:value-type="string">
            <text:p>nothing to add</text:p>
          </table:table-cell>
          <table:table-cell office:value-type="string">
            <text:p>I use it for chatting with my peers and relatives</text:p>
          </table:table-cell>
          <table:table-cell table:number-columns-repeated="3" office:value-type="string">
            <text:p>N/A</text:p>
          </table:table-cell>
          <table:table-cell office:value-type="string">
            <text:p>i dont know</text:p>
          </table:table-cell>
          <table:table-cell office:value-type="string">
            <text:p>i use it for accessing facebook and chat with my friends</text:p>
          </table:table-cell>
          <table:table-cell office:value-type="string">
            <text:p>i dont know</text:p>
          </table:table-cell>
          <table:table-cell table:number-columns-repeated="5" office:value-type="string">
            <text:p>SMS</text:p>
          </table:table-cell>
          <table:table-cell office:value-type="string">
            <text:p>i don't know</text:p>
          </table:table-cell>
          <table:table-cell office:value-type="string">
            <text:p>SMS</text:p>
          </table:table-cell>
          <table:table-cell office:value-type="string">
            <text:p>nothing to add</text:p>
          </table:table-cell>
          <table:table-cell office:value-type="string">
            <text:p>for communicating with my work mates</text:p>
          </table:table-cell>
          <table:table-cell table:number-columns-repeated="1006"/>
        </table:table-row>
        <table:table-row table:style-name="ro1">
          <table:table-cell office:value-type="string">
            <text:p>i dont know</text:p>
          </table:table-cell>
          <table:table-cell office:value-type="string">
            <text:p>nothing to add</text:p>
          </table:table-cell>
          <table:table-cell office:value-type="string">
            <text:p>for chatting with peers, friends and relatives</text:p>
          </table:table-cell>
          <table:table-cell office:value-type="string">
            <text:p>i use it for playing games</text:p>
          </table:table-cell>
          <table:table-cell office:value-type="string">
            <text:p>for chatting, listening to musics and watching videos</text:p>
          </table:table-cell>
          <table:table-cell office:value-type="string">
            <text:p>i have never used tit before</text:p>
          </table:table-cell>
          <table:table-cell office:value-type="string">
            <text:p>i dont know</text:p>
          </table:table-cell>
          <table:table-cell office:value-type="string">
            <text:p>i use it for watching online videos and downloading musics and games</text:p>
          </table:table-cell>
          <table:table-cell office:value-type="string">
            <text:p>i dont know</text:p>
          </table:table-cell>
          <table:table-cell table:number-columns-repeated="7" office:value-type="string">
            <text:p>whatsapp</text:p>
          </table:table-cell>
          <table:table-cell office:value-type="string">
            <text:p>nothing to add</text:p>
          </table:table-cell>
          <table:table-cell table:number-columns-repeated="1007"/>
        </table:table-row>
        <table:table-row table:style-name="ro1">
          <table:table-cell office:value-type="string">
            <text:p>Already mentioned above</text:p>
          </table:table-cell>
          <table:table-cell office:value-type="string">
            <text:p>nothing to add</text:p>
          </table:table-cell>
          <table:table-cell office:value-type="string">
            <text:p>for chatting, watching videos, downloading movies and listening to music</text:p>
          </table:table-cell>
          <table:table-cell office:value-type="string">
            <text:p>for playing games and watching movies</text:p>
          </table:table-cell>
          <table:table-cell office:value-type="string">
            <text:p>for chatting, watching online videos and listening to musics</text:p>
          </table:table-cell>
          <table:table-cell office:value-type="string">
            <text:p>for chatting and playing games</text:p>
          </table:table-cell>
          <table:table-cell office:value-type="string">
            <text:p>i dont know</text:p>
          </table:table-cell>
          <table:table-cell office:value-type="string">
            <text:p>i use the internet for downloading movies and watching youtube videos</text:p>
          </table:table-cell>
          <table:table-cell office:value-type="string">
            <text:p>already mentioned above</text:p>
          </table:table-cell>
          <table:table-cell table:number-columns-repeated="2" office:value-type="string">
            <text:p>whatsapp</text:p>
          </table:table-cell>
          <table:table-cell office:value-type="string">
            <text:p>facebook</text:p>
          </table:table-cell>
          <table:table-cell office:value-type="string">
            <text:p>whatsapp</text:p>
          </table:table-cell>
          <table:table-cell office:value-type="string">
            <text:p>facebook</text:p>
          </table:table-cell>
          <table:table-cell office:value-type="string">
            <text:p>i dont know</text:p>
          </table:table-cell>
          <table:table-cell office:value-type="string">
            <text:p>linkedin</text:p>
          </table:table-cell>
          <table:table-cell office:value-type="string">
            <text:p>nothing to add</text:p>
          </table:table-cell>
          <table:table-cell office:value-type="string">
            <text:p>i use them to communicate with my superiors at the work place, communicate with compnay's clients and perform various duties as assigned by my superiors in the work place</text:p>
          </table:table-cell>
          <table:table-cell table:number-columns-repeated="1006"/>
        </table:table-row>
        <table:table-row table:style-name="ro1">
          <table:table-cell office:value-type="string">
            <text:p>i dont know</text:p>
          </table:table-cell>
          <table:table-cell office:value-type="string">
            <text:p>nothing to add</text:p>
          </table:table-cell>
          <table:table-cell table:number-columns-repeated="3" office:value-type="string">
            <text:p>i use it for chatting, playing games, listening to music and watching videos</text:p>
          </table:table-cell>
          <table:table-cell office:value-type="string">
            <text:p>i dont have access to this</text:p>
          </table:table-cell>
          <table:table-cell office:value-type="string">
            <text:p>N/A</text:p>
          </table:table-cell>
          <table:table-cell office:value-type="string">
            <text:p>i use it to connect to social networks like facebook and whatsapp and chatt. i also use it for downloading movies and games on the torrent site</text:p>
          </table:table-cell>
          <table:table-cell office:value-type="string">
            <text:p>i dont know</text:p>
          </table:table-cell>
          <table:table-cell office:value-type="string">
            <text:p>facebook</text:p>
          </table:table-cell>
          <table:table-cell office:value-type="string">
            <text:p>whatsapp</text:p>
          </table:table-cell>
          <table:table-cell table:number-columns-repeated="3" office:value-type="string">
            <text:p>facebook</text:p>
          </table:table-cell>
          <table:table-cell office:value-type="string">
            <text:p>i dont have one</text:p>
          </table:table-cell>
          <table:table-cell office:value-type="string">
            <text:p>google</text:p>
          </table:table-cell>
          <table:table-cell office:value-type="string">
            <text:p>nothing to add</text:p>
          </table:table-cell>
          <table:table-cell table:number-columns-repeated="1007"/>
        </table:table-row>
        <table:table-row table:style-name="ro1">
          <table:table-cell office:value-type="string">
            <text:p>al mentioned</text:p>
          </table:table-cell>
          <table:table-cell office:value-type="string">
            <text:p>nothing to add</text:p>
          </table:table-cell>
          <table:table-cell office:value-type="string">
            <text:p>i use it for chatting and talking with friends i also use it for listening to music</text:p>
          </table:table-cell>
          <table:table-cell office:value-type="string">
            <text:p>i use it for chatting with friends through email</text:p>
          </table:table-cell>
          <table:table-cell office:value-type="string">
            <text:p>i use it for chatting</text:p>
          </table:table-cell>
          <table:table-cell office:value-type="string">
            <text:p>i dont use it for such purpose</text:p>
          </table:table-cell>
          <table:table-cell office:value-type="string">
            <text:p>N/A</text:p>
          </table:table-cell>
          <table:table-cell office:value-type="string">
            <text:p>i use it for watching online videos using youtube</text:p>
          </table:table-cell>
          <table:table-cell office:value-type="string">
            <text:p>N/A</text:p>
          </table:table-cell>
          <table:table-cell office:value-type="string">
            <text:p>SMS</text:p>
          </table:table-cell>
          <table:table-cell office:value-type="string">
            <text:p>phone calls</text:p>
          </table:table-cell>
          <table:table-cell office:value-type="string">
            <text:p>facebook</text:p>
          </table:table-cell>
          <table:table-cell table:number-columns-repeated="4" office:value-type="string">
            <text:p>i dont have one</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i use it for chatting, listening to music and watch videos i also use it to take pictures and videos</text:p>
          </table:table-cell>
          <table:table-cell office:value-type="string">
            <text:p>i use it for watching videos and looking at photos</text:p>
          </table:table-cell>
          <table:table-cell office:value-type="string">
            <text:p>i use it for watching videos</text:p>
          </table:table-cell>
          <table:table-cell office:value-type="string">
            <text:p>i dont use it</text:p>
          </table:table-cell>
          <table:table-cell office:value-type="string">
            <text:p>i dont know</text:p>
          </table:table-cell>
          <table:table-cell office:value-type="string">
            <text:p>i use it for watching online videos i also use it for listening music and download them</text:p>
          </table:table-cell>
          <table:table-cell office:value-type="string">
            <text:p>i dont know</text:p>
          </table:table-cell>
          <table:table-cell office:value-type="string">
            <text:p>facebook</text:p>
          </table:table-cell>
          <table:table-cell office:value-type="string">
            <text:p>phone calls</text:p>
          </table:table-cell>
          <table:table-cell office:value-type="string">
            <text:p>facebook</text:p>
          </table:table-cell>
          <table:table-cell office:value-type="string">
            <text:p>SMS</text:p>
          </table:table-cell>
          <table:table-cell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almost all mentioned</text:p>
          </table:table-cell>
          <table:table-cell office:value-type="string">
            <text:p>nothing to add</text:p>
          </table:table-cell>
          <table:table-cell office:value-type="string">
            <text:p>i use it for chatting, listening to music andwatching videos. i also use it for taking pictures and look at the pictures</text:p>
          </table:table-cell>
          <table:table-cell office:value-type="string">
            <text:p>i use it for chatting</text:p>
          </table:table-cell>
          <table:table-cell office:value-type="string">
            <text:p>i use it for listening to music and watching videos</text:p>
          </table:table-cell>
          <table:table-cell office:value-type="string">
            <text:p>i use it for chatting</text:p>
          </table:table-cell>
          <table:table-cell office:value-type="string">
            <text:p>i dont know</text:p>
          </table:table-cell>
          <table:table-cell office:value-type="string">
            <text:p>i use the internet for watching online videos and musics</text:p>
          </table:table-cell>
          <table:table-cell office:value-type="string">
            <text:p>i dont know</text:p>
          </table:table-cell>
          <table:table-cell office:value-type="string">
            <text:p>whatsapp</text:p>
          </table:table-cell>
          <table:table-cell office:value-type="string">
            <text:p>phone calls</text:p>
          </table:table-cell>
          <table:table-cell table:number-columns-repeated="2" office:value-type="string">
            <text:p>facebook</text:p>
          </table:table-cell>
          <table:table-cell office:value-type="string">
            <text:p>whatsapp</text:p>
          </table:table-cell>
          <table:table-cell office:value-type="string">
            <text:p>i dont know</text:p>
          </table:table-cell>
          <table:table-cell office:value-type="string">
            <text:p>facebook</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chatting, takingphotos and videos</text:p>
          </table:table-cell>
          <table:table-cell office:value-type="string">
            <text:p>i use it to watch movies and play games</text:p>
          </table:table-cell>
          <table:table-cell office:value-type="string">
            <text:p>i use it to watch movies and play games i also use it for listening to music</text:p>
          </table:table-cell>
          <table:table-cell office:value-type="string">
            <text:p>i dont use it</text:p>
          </table:table-cell>
          <table:table-cell office:value-type="string">
            <text:p>i dont know</text:p>
          </table:table-cell>
          <table:table-cell office:value-type="string">
            <text:p>i use it to watch online videos and play games</text:p>
          </table:table-cell>
          <table:table-cell office:value-type="string">
            <text:p>i dont know</text:p>
          </table:table-cell>
          <table:table-cell office:value-type="string">
            <text:p>whatsapp</text:p>
          </table:table-cell>
          <table:table-cell office:value-type="string">
            <text:p>phone <text:s/>calls</text:p>
          </table:table-cell>
          <table:table-cell table:number-columns-repeated="5" office:value-type="string">
            <text:p>facebook</text:p>
          </table:table-cell>
          <table:table-cell office:value-type="string">
            <text:p>nothing to add</text:p>
          </table:table-cell>
          <table:table-cell table:number-columns-repeated="1007"/>
        </table:table-row>
        <table:table-row table:style-name="ro1">
          <table:table-cell office:value-type="string">
            <text:p>none</text:p>
          </table:table-cell>
          <table:table-cell/>
          <table:table-cell office:value-type="string">
            <text:p>I use the mobile phone to check different social media, Youtube, and play games</text:p>
          </table:table-cell>
          <table:table-cell office:value-type="string">
            <text:p>I do not use it</text:p>
          </table:table-cell>
          <table:table-cell office:value-type="string">
            <text:p>Check social media and Youtube</text:p>
          </table:table-cell>
          <table:table-cell office:value-type="string">
            <text:p>I read ebooks for fun</text:p>
          </table:table-cell>
          <table:table-cell office:value-type="string">
            <text:p>no</text:p>
          </table:table-cell>
          <table:table-cell office:value-type="string">
            <text:p>I use the internet to check different social media, Youtube, play games, and read ebooks</text:p>
          </table:table-cell>
          <table:table-cell office:value-type="string">
            <text:p>none</text:p>
          </table:table-cell>
          <table:table-cell office:value-type="string">
            <text:p>whatsapp and facebook</text:p>
          </table:table-cell>
          <table:table-cell office:value-type="string">
            <text:p>whatsapp</text:p>
          </table:table-cell>
          <table:table-cell office:value-type="string">
            <text:p>facebook</text:p>
          </table:table-cell>
          <table:table-cell table:number-columns-repeated="2" office:value-type="string">
            <text:p>facebook and twitter</text:p>
          </table:table-cell>
          <table:table-cell office:value-type="string">
            <text:p>facebook</text:p>
          </table:table-cell>
          <table:table-cell office:value-type="string">
            <text:p>google</text:p>
          </table:table-cell>
          <table:table-cell/>
          <table:table-cell office:value-type="string">
            <text:p>I use the laptop to write articles, search for news, and regulate social media accounts. I also use it to communicate with coworkers through Skype</text:p>
          </table:table-cell>
          <table:table-cell table:number-columns-repeated="1006"/>
        </table:table-row>
        <table:table-row table:style-name="ro1">
          <table:table-cell office:value-type="string">
            <text:p>work specific software</text:p>
          </table:table-cell>
          <table:table-cell/>
          <table:table-cell office:value-type="string">
            <text:p>I play games, check facebook, chat on whatsapp, take photos, edit photos, watch videos, and read ebooks for fun</text:p>
          </table:table-cell>
          <table:table-cell office:value-type="string">
            <text:p>watch Youtube videos</text:p>
          </table:table-cell>
          <table:table-cell office:value-type="string">
            <text:p>Downloading, uploading, and editing pictures</text:p>
          </table:table-cell>
          <table:table-cell office:value-type="string">
            <text:p>Play games</text:p>
          </table:table-cell>
          <table:table-cell office:value-type="string">
            <text:p>none</text:p>
          </table:table-cell>
          <table:table-cell office:value-type="string">
            <text:p>I play games, check facebook, chat on whatsapp, take photos, edit photos, watch videos, and read ebooks for fun</text:p>
          </table:table-cell>
          <table:table-cell office:value-type="string">
            <text:p>none</text:p>
          </table:table-cell>
          <table:table-cell office:value-type="string">
            <text:p>Whatsapp</text:p>
          </table:table-cell>
          <table:table-cell office:value-type="string">
            <text:p>whatsapp</text:p>
          </table:table-cell>
          <table:table-cell office:value-type="string">
            <text:p>facebook</text:p>
          </table:table-cell>
          <table:table-cell table:number-columns-repeated="3" office:value-type="string">
            <text:p>whatsapp</text:p>
          </table:table-cell>
          <table:table-cell office:value-type="string">
            <text:p>google</text:p>
          </table:table-cell>
          <table:table-cell/>
          <table:table-cell office:value-type="string">
            <text:p>I use them to research for job related tutorials, hints, and information. I use them to communicate with my work colleagues. I do data entry for work. I engage in online continuing education program online</text:p>
          </table:table-cell>
          <table:table-cell table:number-columns-repeated="1006"/>
        </table:table-row>
        <table:table-row table:style-name="ro1" table:number-rows-repeated="2">
          <table:table-cell table:number-columns-repeated="1024"/>
        </table:table-row>
        <table:table-row table:style-name="ro1">
          <table:table-cell office:value-type="string">
            <text:p>none</text:p>
          </table:table-cell>
          <table:table-cell office:value-type="string">
            <text:p>the participant is a Syrian girl refugee, she's a student didn't work and use devices or internet just for learning or study research. Plus she didn't have any computer desktop or laptop or tablets only her smart phone that she use sometimes when she had access for internet</text:p>
          </table:table-cell>
          <table:table-cell office:value-type="string">
            <text:p>to check her facebook or twitter and dowloading youtube videos or games </text:p>
          </table:table-cell>
          <table:table-cell table:number-columns-repeated="4" office:value-type="string">
            <text:p>she don't have one</text:p>
          </table:table-cell>
          <table:table-cell office:value-type="string">
            <text:p>downloading youtube videos or playing games or facebook or twitter (social media) or reading some news articles (about technology, society, entertainment ....) or some books</text:p>
          </table:table-cell>
          <table:table-cell office:value-type="string">
            <text:p>none</text:p>
          </table:table-cell>
          <table:table-cell office:value-type="string">
            <text:p>whatsapp, viber</text:p>
          </table:table-cell>
          <table:table-cell office:value-type="string">
            <text:p>whatsapp</text:p>
          </table:table-cell>
          <table:table-cell table:number-columns-repeated="2" office:value-type="string">
            <text:p>facebook</text:p>
          </table:table-cell>
          <table:table-cell office:value-type="string">
            <text:p>twitter</text:p>
          </table:table-cell>
          <table:table-cell office:value-type="string">
            <text:p>creating videos</text:p>
          </table:table-cell>
          <table:table-cell office:value-type="string">
            <text:p>wikipedia or google research</text:p>
          </table:table-cell>
          <table:table-cell office:value-type="string">
            <text:p>The participant give the answer if she had internet. Otherwise she use some learning website that her teachers in school give her.</text:p>
          </table:table-cell>
          <table:table-cell office:value-type="string">
            <text:p>she doesn't. She didn't work, she's a student</text:p>
          </table:table-cell>
          <table:table-cell table:number-columns-repeated="1006"/>
        </table:table-row>
        <table:table-row table:style-name="ro1">
          <table:table-cell office:value-type="string">
            <text:p>none</text:p>
          </table:table-cell>
          <table:table-cell/>
          <table:table-cell office:value-type="string">
            <text:p>chatting</text:p>
          </table:table-cell>
          <table:table-cell office:value-type="string">
            <text:p>downloading videos</text:p>
          </table:table-cell>
          <table:table-cell office:value-type="string">
            <text:p>chatting, downloading videos or music</text:p>
          </table:table-cell>
          <table:table-cell office:value-type="string">
            <text:p>downloading games</text:p>
          </table:table-cell>
          <table:table-cell office:value-type="string">
            <text:p>don't</text:p>
          </table:table-cell>
          <table:table-cell office:value-type="string">
            <text:p>chatting, downloading youtube videos or music, posting some picture on social media</text:p>
          </table:table-cell>
          <table:table-cell office:value-type="string">
            <text:p>tango</text:p>
          </table:table-cell>
          <table:table-cell office:value-type="string">
            <text:p>whatsapp</text:p>
          </table:table-cell>
          <table:table-cell office:value-type="string">
            <text:p>viber, whatsapp</text:p>
          </table:table-cell>
          <table:table-cell table:number-columns-repeated="2" office:value-type="string">
            <text:p>facebook</text:p>
          </table:table-cell>
          <table:table-cell office:value-type="string">
            <text:p>twitter</text:p>
          </table:table-cell>
          <table:table-cell office:value-type="string">
            <text:p>facebook</text:p>
          </table:table-cell>
          <table:table-cell office:value-type="string">
            <text:p>google research , wikipedia</text:p>
          </table:table-cell>
          <table:table-cell table:number-columns-repeated="1008"/>
        </table:table-row>
        <table:table-row table:style-name="ro1">
          <table:table-cell table:number-columns-repeated="2"/>
          <table:table-cell office:value-type="string">
            <text:p>Games , Chatting , Browsing , watching videos </text:p>
          </table:table-cell>
          <table:table-cell office:value-type="string">
            <text:p>Browsing</text:p>
          </table:table-cell>
          <table:table-cell table:number-columns-repeated="2" office:value-type="string">
            <text:p>Games and chatting </text:p>
          </table:table-cell>
          <table:table-cell office:value-type="string">
            <text:p>Professional camera for taking photos and videos </text:p>
          </table:table-cell>
          <table:table-cell office:value-type="string">
            <text:p>For social media and browsing </text:p>
          </table:table-cell>
          <table:table-cell/>
          <table:table-cell office:value-type="string">
            <text:p>Wtsapp</text:p>
          </table:table-cell>
          <table:table-cell office:value-type="string">
            <text:p>wtsapp</text:p>
          </table:table-cell>
          <table:table-cell office:value-type="string">
            <text:p>facebook</text:p>
          </table:table-cell>
          <table:table-cell table:number-columns-repeated="3" office:value-type="string">
            <text:p>Instagram </text:p>
          </table:table-cell>
          <table:table-cell office:value-type="string">
            <text:p>Google , youtube </text:p>
          </table:table-cell>
          <table:table-cell table:number-columns-repeated="1008"/>
        </table:table-row>
        <table:table-row table:style-name="ro1">
          <table:table-cell office:value-type="string">
            <text:p>Gmail, Viber </text:p>
          </table:table-cell>
          <table:table-cell/>
          <table:table-cell office:value-type="string">
            <text:p>Chatting , playing Games , browsing through google, you tube </text:p>
          </table:table-cell>
          <table:table-cell office:value-type="string">
            <text:p>I do not use it for this purpose.</text:p>
          </table:table-cell>
          <table:table-cell office:value-type="string">
            <text:p>Chatting , playing Games , browsing through google, you tube</text:p>
          </table:table-cell>
          <table:table-cell office:value-type="string">
            <text:p>I do no not have internet on it .</text:p>
          </table:table-cell>
          <table:table-cell/>
          <table:table-cell office:value-type="string">
            <text:p>listening to music and watching videos on you tube , browsing for interesting topics </text:p>
          </table:table-cell>
          <table:table-cell/>
          <table:table-cell office:value-type="string">
            <text:p>Wtsapp</text:p>
          </table:table-cell>
          <table:table-cell office:value-type="string">
            <text:p>Phone calls </text:p>
          </table:table-cell>
          <table:table-cell office:value-type="string">
            <text:p>facebook</text:p>
          </table:table-cell>
          <table:table-cell table:number-columns-repeated="3" office:value-type="string">
            <text:p>Facebook, instagram</text:p>
          </table:table-cell>
          <table:table-cell office:value-type="string">
            <text:p>Google </text:p>
          </table:table-cell>
          <table:table-cell/>
          <table:table-cell office:value-type="string">
            <text:p>emailing , browsing for work-related issues , excel for planning ,reporting , and budgeting </text:p>
          </table:table-cell>
          <table:table-cell table:number-columns-repeated="1006"/>
        </table:table-row>
        <table:table-row table:style-name="ro1">
          <table:table-cell table:number-columns-repeated="2"/>
          <table:table-cell office:value-type="string">
            <text:p>For games and social media</text:p>
          </table:table-cell>
          <table:table-cell table:number-columns-repeated="2"/>
          <table:table-cell office:value-type="string">
            <text:p>For games and social media</text:p>
          </table:table-cell>
          <table:table-cell/>
          <table:table-cell office:value-type="string">
            <text:p>For social media</text:p>
          </table:table-cell>
          <table:table-cell/>
          <table:table-cell office:value-type="string">
            <text:p>WhatsApp</text:p>
          </table:table-cell>
          <table:table-cell table:number-columns-repeated="4" office:value-type="string">
            <text:p>Facebook</text:p>
          </table:table-cell>
          <table:table-cell/>
          <table:table-cell office:value-type="string">
            <text:p>Google</text:p>
          </table:table-cell>
          <table:table-cell/>
          <table:table-cell office:value-type="string">
            <text:p>For email, creating drawings and building plans, keeping records...</text:p>
          </table:table-cell>
          <table:table-cell table:number-columns-repeated="1006"/>
        </table:table-row>
        <table:table-row table:style-name="ro1">
          <table:table-cell office:value-type="string">
            <text:p>Making online video and audio calls</text:p>
          </table:table-cell>
          <table:table-cell/>
          <table:table-cell office:value-type="string">
            <text:p>Chatting, Sharing pictures, SMS, calls, sharing audio clips and videos</text:p>
          </table:table-cell>
          <table:table-cell/>
          <table:table-cell office:value-type="string">
            <text:p>Listening to music, reading stories / articles, watching movies</text:p>
          </table:table-cell>
          <table:table-cell table:number-columns-repeated="2"/>
          <table:table-cell office:value-type="string">
            <text:p>Watching movies / videos, listening to music, researching about interesting topics, connecting with friends on social media, making video calls</text:p>
          </table:table-cell>
          <table:table-cell/>
          <table:table-cell table:number-columns-repeated="2" office:value-type="string">
            <text:p>WhatsApp</text:p>
          </table:table-cell>
          <table:table-cell table:number-columns-repeated="4" office:value-type="string">
            <text:p>Facebook</text:p>
          </table:table-cell>
          <table:table-cell office:value-type="string">
            <text:p>Google</text:p>
          </table:table-cell>
          <table:table-cell/>
          <table:table-cell office:value-type="string">
            <text:p>Audio / Video meetings over the internet, document production, sending email, sharing information, storing data and files</text:p>
          </table:table-cell>
          <table:table-cell table:number-columns-repeated="1006"/>
        </table:table-row>
        <table:table-row table:style-name="ro1">
          <table:table-cell/>
          <table:table-cell office:value-type="string">
            <text:p>This respondent is blind, and although he has a phone he can only make use of most of its functions when his guide is with him or when a family member or friends assists him. So other than making and receiving calls - all other functions are made use of when he has someone to assist him.</text:p>
          </table:table-cell>
          <table:table-cell office:value-type="string">
            <text:p>to keep in touch with friends and get football updates via SMS</text:p>
          </table:table-cell>
          <table:table-cell office:value-type="string">
            <text:p>to use facebook</text:p>
          </table:table-cell>
          <table:table-cell table:number-columns-repeated="3"/>
          <table:table-cell office:value-type="string">
            <text:p>For facebook and to get some football updates</text:p>
          </table:table-cell>
          <table:table-cell/>
          <table:table-cell table:number-columns-repeated="2" office:value-type="string">
            <text:p>phone calls</text:p>
          </table:table-cell>
          <table:table-cell table:number-columns-repeated="3" office:value-type="string">
            <text:p>facebook</text:p>
          </table:table-cell>
          <table:table-cell/>
          <table:table-cell office:value-type="string">
            <text:p>google</text:p>
          </table:table-cell>
          <table:table-cell office:value-type="string">
            <text:p>He makes use of internet on the computer once in a while when he visits the community center that has the special computer program for the blind that enables him "read" what is on the screen as it is audio enabled.</text:p>
          </table:table-cell>
          <table:table-cell table:number-columns-repeated="1007"/>
        </table:table-row>
        <table:table-row table:style-name="ro1">
          <table:table-cell/>
          <table:table-cell office:value-type="string">
            <text:p>The respondent has some access to these devices - like her mobile phone but due to her disability she is unable to make use of it unless she has someone to assist her. <text:s/>She mostly uses her phone for calls and to receive or send money once in a while.</text:p>
          </table:table-cell>
          <table:table-cell office:value-type="string">
            <text:p>To talk to friends and family</text:p>
          </table:table-cell>
          <table:table-cell table:number-columns-repeated="13"/>
          <table:table-cell office:value-type="string">
            <text:p>She does not have access to internet and cannot use the devices as earlier explained</text:p>
          </table:table-cell>
          <table:table-cell table:number-columns-repeated="1007"/>
        </table:table-row>
        <table:table-row table:style-name="ro1">
          <table:table-cell/>
          <table:table-cell office:value-type="string">
            <text:p>The respondent is blind and has not had much opportunity to make use of these devices and tools.</text:p>
          </table:table-cell>
          <table:table-cell table:number-columns-repeated="14"/>
          <table:table-cell office:value-type="string">
            <text:p>Due to her disability, the respondent has not had much exposure or opportunity to make use of the devices for fun or entertainment</text:p>
          </table:table-cell>
          <table:table-cell table:number-columns-repeated="1007"/>
        </table:table-row>
        <table:table-row table:style-name="ro1">
          <table:table-cell table:number-columns-repeated="2"/>
          <table:table-cell office:value-type="string">
            <text:p>For playing games, WhatsApp, google, Facebook, and listening to music</text:p>
          </table:table-cell>
          <table:table-cell table:number-columns-repeated="2" office:value-type="string">
            <text:p>Watch movies and listen to music</text:p>
          </table:table-cell>
          <table:table-cell table:number-columns-repeated="2"/>
          <table:table-cell office:value-type="string">
            <text:p>For Facebook and whatsapp</text:p>
          </table:table-cell>
          <table:table-cell office:value-type="string">
            <text:p>Listening to radio and watching tv on her phone. Using flash disks to get movies from friends.</text:p>
          </table:table-cell>
          <table:table-cell table:number-columns-repeated="2" office:value-type="string">
            <text:p>whatsapp</text:p>
          </table:table-cell>
          <table:table-cell table:number-columns-repeated="5" office:value-type="string">
            <text:p>facebook</text:p>
          </table:table-cell>
          <table:table-cell table:number-columns-repeated="1008"/>
        </table:table-row>
        <table:table-row table:style-name="ro1">
          <table:table-cell/>
          <table:table-cell office:value-type="string">
            <text:p>The respondent is blind and faces challenges with accessibility and use of these devices and services due to his disabilities</text:p>
          </table:table-cell>
          <table:table-cell table:number-columns-repeated="14"/>
          <table:table-cell office:value-type="string">
            <text:p>He is not able to use the devices or services for fun due to lack of accessibility</text:p>
          </table:table-cell>
          <table:table-cell table:number-columns-repeated="1007"/>
        </table:table-row>
        <table:table-row table:style-name="ro1">
          <table:table-cell office:value-type="string">
            <text:p>nothing to mention</text:p>
          </table:table-cell>
          <table:table-cell office:value-type="string">
            <text:p>from the details of the interview process ,shows that the use of technology,internet and digital services/tools they are widely used by the paricipant but there are some factors that make them difficult to be used frequently one of the factor is the cost to manage having an internet is very costly.</text:p>
          </table:table-cell>
          <table:table-cell office:value-type="string">
            <text:p>games,instant messaging,take photos ,listening to music ,watching movies,watching videos ,browsing on internet and talking to friends.</text:p>
          </table:table-cell>
          <table:table-cell table:number-columns-repeated="2" office:value-type="string">
            <text:p>games,charting on social media ,listening to music ,watching movies,watching videos ,browsing on internet.</text:p>
          </table:table-cell>
          <table:table-cell office:value-type="string">
            <text:p>taking photos,video and internet surfing</text:p>
          </table:table-cell>
          <table:table-cell office:value-type="string">
            <text:p>storage ,printing,scanning,fax.</text:p>
          </table:table-cell>
          <table:table-cell office:value-type="string">
            <text:p>listening to online music,videos,radio and playin games.</text:p>
          </table:table-cell>
          <table:table-cell office:value-type="string">
            <text:p>nothing to add</text:p>
          </table:table-cell>
          <table:table-cell office:value-type="string">
            <text:p>whatsapp,instagram</text:p>
          </table:table-cell>
          <table:table-cell office:value-type="string">
            <text:p>whatsapp,facebook</text:p>
          </table:table-cell>
          <table:table-cell office:value-type="string">
            <text:p>whatsapp,facebook,instagram,google +</text:p>
          </table:table-cell>
          <table:table-cell table:number-columns-repeated="2" office:value-type="string">
            <text:p>whatsapp,facebook,google+</text:p>
          </table:table-cell>
          <table:table-cell office:value-type="string">
            <text:p>youtube,google+</text:p>
          </table:table-cell>
          <table:table-cell office:value-type="string">
            <text:p>google+,facebook,youtube</text:p>
          </table:table-cell>
          <table:table-cell office:value-type="string">
            <text:p>this section shows how tanzanian are pleased to use digital services /tools ,due to this research interview most of the time even during work hours people use much instagram,whatsapp and facebook for their personal intrest.this makes the work efficiency to decrease</text:p>
          </table:table-cell>
          <table:table-cell office:value-type="string">
            <text:p>for storing files,to prepare budget,prepare work plans,communication,insant messaging and managing calls.</text:p>
          </table:table-cell>
          <table:table-cell table:number-columns-repeated="1006"/>
        </table:table-row>
        <table:table-row table:style-name="ro1">
          <table:table-cell office:value-type="string">
            <text:p>none</text:p>
          </table:table-cell>
          <table:table-cell office:value-type="string">
            <text:p>the participant does not use the devices and services for job search but rather for scholarship opportunities.</text:p>
          </table:table-cell>
          <table:table-cell office:value-type="string">
            <text:p>For taking photos, videos, and posting them on social networks like Facebook and Instagram. And also for mobilization of people and resources.</text:p>
          </table:table-cell>
          <table:table-cell office:value-type="string">
            <text:p>Hardly uses desktop computers for entertainment.</text:p>
          </table:table-cell>
          <table:table-cell office:value-type="string">
            <text:p>for playing music and watching videos</text:p>
          </table:table-cell>
          <table:table-cell office:value-type="string">
            <text:p>n/a</text:p>
          </table:table-cell>
          <table:table-cell office:value-type="string">
            <text:p>Digital TV for watching documentaries</text:p>
          </table:table-cell>
          <table:table-cell office:value-type="string">
            <text:p>watching of video clips and listening to music on YouTube as well as for downloading songs and movies.</text:p>
          </table:table-cell>
          <table:table-cell office:value-type="string">
            <text:p>n/a</text:p>
          </table:table-cell>
          <table:table-cell office:value-type="string">
            <text:p>whatsapp</text:p>
          </table:table-cell>
          <table:table-cell office:value-type="string">
            <text:p>phone calls</text:p>
          </table:table-cell>
          <table:table-cell table:number-columns-repeated="3" office:value-type="string">
            <text:p>facebook</text:p>
          </table:table-cell>
          <table:table-cell office:value-type="string">
            <text:p>google</text:p>
          </table:table-cell>
          <table:table-cell office:value-type="string">
            <text:p>google scholar / blogs</text:p>
          </table:table-cell>
          <table:table-cell/>
          <table:table-cell office:value-type="string">
            <text:p>Phone - communication and publicity Laptop - proposal writing, document preparation ,planning for events and project planning and sending out mails Cameras - taking photos and videos at events.</text:p>
          </table:table-cell>
          <table:table-cell table:number-columns-repeated="1006"/>
        </table:table-row>
        <table:table-row table:style-name="ro1" table:number-rows-repeated="2">
          <table:table-cell table:number-columns-repeated="1024"/>
        </table:table-row>
        <table:table-row table:style-name="ro1">
          <table:table-cell office:value-type="string">
            <text:p>I have access to Jaws a program we the visually impaired use to operate computers</text:p>
          </table:table-cell>
          <table:table-cell office:value-type="string">
            <text:p>Well the interviewee's access to mostly the internet is limited bacause whenever she wants she has to have some body to read for her since she is visually impaired.</text:p>
          </table:table-cell>
          <table:table-cell office:value-type="string">
            <text:p>Listening to music, listening to redio</text:p>
          </table:table-cell>
          <table:table-cell office:value-type="string">
            <text:p>Listening to music</text:p>
          </table:table-cell>
          <table:table-cell office:value-type="string">
            <text:p>listening to music</text:p>
          </table:table-cell>
          <table:table-cell office:value-type="string">
            <text:p>Dont use</text:p>
          </table:table-cell>
          <table:table-cell/>
          <table:table-cell office:value-type="string">
            <text:p>I dont use the internet for entertainment</text:p>
          </table:table-cell>
          <table:table-cell/>
          <table:table-cell table:number-columns-repeated="2" office:value-type="string">
            <text:p>SMS/texting</text:p>
          </table:table-cell>
          <table:table-cell office:value-type="string">
            <text:p>Email</text:p>
          </table:table-cell>
          <table:table-cell table:number-columns-repeated="3" office:value-type="string">
            <text:p>N/A</text:p>
          </table:table-cell>
          <table:table-cell office:value-type="string">
            <text:p>Google</text:p>
          </table:table-cell>
          <table:table-cell office:value-type="string">
            <text:p>The interviewee basically uses audio doesnt use visual and for the internet they dont use it for fun due to sight limitations, however says if there would be technology that translates the internet commands as well it would be ideal for people like her</text:p>
          </table:table-cell>
          <table:table-cell table:number-columns-repeated="1007"/>
        </table:table-row>
        <table:table-row table:style-name="ro1">
          <table:table-cell office:value-type="string">
            <text:p>Jaws</text:p>
          </table:table-cell>
          <table:table-cell office:value-type="string">
            <text:p>The technology the interviewee has access to is basic due to visual impairement</text:p>
          </table:table-cell>
          <table:table-cell office:value-type="string">
            <text:p>Listen to music and radio, record funny audio, dance to music</text:p>
          </table:table-cell>
          <table:table-cell office:value-type="string">
            <text:p>Listen to music</text:p>
          </table:table-cell>
          <table:table-cell table:number-columns-repeated="2" office:value-type="string">
            <text:p>N/A</text:p>
          </table:table-cell>
          <table:table-cell office:value-type="string">
            <text:p>Television listen to music</text:p>
          </table:table-cell>
          <table:table-cell office:value-type="string">
            <text:p>N/A</text:p>
          </table:table-cell>
          <table:table-cell/>
          <table:table-cell office:value-type="string">
            <text:p>SMS</text:p>
          </table:table-cell>
          <table:table-cell office:value-type="string">
            <text:p>SMS/texting</text:p>
          </table:table-cell>
          <table:table-cell table:number-columns-repeated="5"/>
          <table:table-cell office:value-type="string">
            <text:p>The devices and services the interviewee has access to are audio only with visual he has access to but doesnt use</text:p>
          </table:table-cell>
          <table:table-cell table:number-columns-repeated="1007"/>
        </table:table-row>
        <table:table-row table:style-name="ro1">
          <table:table-cell/>
          <table:table-cell office:value-type="string">
            <text:p>Interviewee always has access to an internet enabled device but may not have capacity to use due to lack of data so they end up going to the family members house for free access to internet</text:p>
          </table:table-cell>
          <table:table-cell office:value-type="string">
            <text:p>Playing music, chatting with friends, texting for fun, watching videos, taking photos, viewing photos</text:p>
          </table:table-cell>
          <table:table-cell office:value-type="string">
            <text:p>Playing computer games, playing music, viewing photos</text:p>
          </table:table-cell>
          <table:table-cell office:value-type="string">
            <text:p>Playing computer games, playing music, viewing photos, chatting, watching movies</text:p>
          </table:table-cell>
          <table:table-cell office:value-type="string">
            <text:p>When i get it i play music</text:p>
          </table:table-cell>
          <table:table-cell office:value-type="string">
            <text:p>watch movies and videos</text:p>
          </table:table-cell>
          <table:table-cell office:value-type="string">
            <text:p>Watching online videos(Youtube), downloading movies, chatting(social media)</text:p>
          </table:table-cell>
          <table:table-cell office:value-type="string">
            <text:p>Pay Television(Satelite Tv)</text:p>
          </table:table-cell>
          <table:table-cell table:number-columns-repeated="2" office:value-type="string">
            <text:p>WhatsApp</text:p>
          </table:table-cell>
          <table:table-cell table:number-columns-repeated="3" office:value-type="string">
            <text:p>Facebook</text:p>
          </table:table-cell>
          <table:table-cell/>
          <table:table-cell office:value-type="string">
            <text:p>Google</text:p>
          </table:table-cell>
          <table:table-cell table:number-columns-repeated="1008"/>
        </table:table-row>
        <table:table-row table:style-name="ro1">
          <table:table-cell/>
          <table:table-cell office:value-type="string">
            <text:p>The interviewee does not has access to internet however she cant use it since she is blind, much as she would want to use it to research and for entertaiment</text:p>
          </table:table-cell>
          <table:table-cell office:value-type="string">
            <text:p>Listen to music and radio, record funny audio, dance to music</text:p>
          </table:table-cell>
          <table:table-cell office:value-type="string">
            <text:p>Listen to music</text:p>
          </table:table-cell>
          <table:table-cell table:number-columns-repeated="2" office:value-type="string">
            <text:p>I have no access</text:p>
          </table:table-cell>
          <table:table-cell table:number-columns-repeated="3"/>
          <table:table-cell table:number-columns-repeated="2" office:value-type="string">
            <text:p>SMS</text:p>
          </table:table-cell>
          <table:table-cell office:value-type="string">
            <text:p>N/A</text:p>
          </table:table-cell>
          <table:table-cell table:number-columns-repeated="2" office:value-type="string">
            <text:p>SMS</text:p>
          </table:table-cell>
          <table:table-cell table:number-columns-repeated="2" office:value-type="string">
            <text:p>N/A</text:p>
          </table:table-cell>
          <table:table-cell office:value-type="string">
            <text:p>Well the participant use of technology is limited to only audio entertainment and not visual, the participant as well can access internet but doesnt use it</text:p>
          </table:table-cell>
          <table:table-cell office:value-type="string">
            <text:p>N/A</text:p>
          </table:table-cell>
          <table:table-cell table:number-columns-repeated="1006"/>
        </table:table-row>
        <table:table-row table:style-name="ro1">
          <table:table-cell office:value-type="string">
            <text:p>Photo Editors</text:p>
          </table:table-cell>
          <table:table-cell office:value-type="string">
            <text:p>The participants highlights having access and using photo editors such as photoshop</text:p>
          </table:table-cell>
          <table:table-cell office:value-type="string">
            <text:p>Playing games, listening to music, radio, taking photos</text:p>
          </table:table-cell>
          <table:table-cell office:value-type="string">
            <text:p>Playing music, watching videos, storing entertainment content</text:p>
          </table:table-cell>
          <table:table-cell office:value-type="string">
            <text:p>Watching movies, watching pictures, listening to music, playing music, chatting(Facebooking) and downloading entertaining things</text:p>
          </table:table-cell>
          <table:table-cell office:value-type="string">
            <text:p>N/A</text:p>
          </table:table-cell>
          <table:table-cell/>
          <table:table-cell office:value-type="string">
            <text:p>Well i use the internet to basically watch movies, chat with friends, download both music and movies</text:p>
          </table:table-cell>
          <table:table-cell/>
          <table:table-cell table:number-columns-repeated="5" office:value-type="string">
            <text:p>Facebook</text:p>
          </table:table-cell>
          <table:table-cell office:value-type="string">
            <text:p>Instagram</text:p>
          </table:table-cell>
          <table:table-cell office:value-type="string">
            <text:p>Google</text:p>
          </table:table-cell>
          <table:table-cell office:value-type="string">
            <text:p>The participant has access to most available technology for entertainmentheir, the commonly used digital service is facebook this is because the most access the internet using a feature rich mobile phone</text:p>
          </table:table-cell>
          <table:table-cell table:number-columns-repeated="1007"/>
        </table:table-row>
        <table:table-row table:style-name="ro1">
          <table:table-cell office:value-type="string">
            <text:p>None</text:p>
          </table:table-cell>
          <table:table-cell office:value-type="string">
            <text:p>The participants mostly accesses a laptop as they own one, however for the internet he accesses it most from school</text:p>
          </table:table-cell>
          <table:table-cell office:value-type="string">
            <text:p>Listening to music, playing games, wahtsApp,videos</text:p>
          </table:table-cell>
          <table:table-cell office:value-type="string">
            <text:p>Listening to music, playing games,videos</text:p>
          </table:table-cell>
          <table:table-cell office:value-type="string">
            <text:p>Listening to music, playing games, wahtsApp,videos</text:p>
          </table:table-cell>
          <table:table-cell office:value-type="string">
            <text:p>No</text:p>
          </table:table-cell>
          <table:table-cell/>
          <table:table-cell office:value-type="string">
            <text:p>i basically use it to download entertaiment stuff, watch movies and videos online, follow online gossip, watch photos</text:p>
          </table:table-cell>
          <table:table-cell office:value-type="string">
            <text:p>Well i as well watch digital movies on pay TV services</text:p>
          </table:table-cell>
          <table:table-cell office:value-type="string">
            <text:p>Facebook</text:p>
          </table:table-cell>
          <table:table-cell office:value-type="string">
            <text:p>WhatsApp</text:p>
          </table:table-cell>
          <table:table-cell table:number-columns-repeated="3" office:value-type="string">
            <text:p>Facebook</text:p>
          </table:table-cell>
          <table:table-cell/>
          <table:table-cell office:value-type="string">
            <text:p>Wikipedia,Google</text:p>
          </table:table-cell>
          <table:table-cell office:value-type="string">
            <text:p>Well the interviewee brought to my attention the possiblity of renting movies and watching them on Digtal satelite Tv(DSTV)</text:p>
          </table:table-cell>
          <table:table-cell table:number-columns-repeated="1007"/>
        </table:table-row>
        <table:table-row table:style-name="ro1">
          <table:table-cell office:value-type="string">
            <text:p>I can create a hotspots so my friends can access internet on my data</text:p>
          </table:table-cell>
          <table:table-cell office:value-type="string">
            <text:p>participant refered to data tethering as a service that his device supports, and noted it as another digital service</text:p>
          </table:table-cell>
          <table:table-cell office:value-type="string">
            <text:p>Play music, games and videos</text:p>
          </table:table-cell>
          <table:table-cell office:value-type="string">
            <text:p>play music</text:p>
          </table:table-cell>
          <table:table-cell office:value-type="string">
            <text:p>I play music, games and social media</text:p>
          </table:table-cell>
          <table:table-cell office:value-type="string">
            <text:p>social media</text:p>
          </table:table-cell>
          <table:table-cell office:value-type="string">
            <text:p>play virtual games</text:p>
          </table:table-cell>
          <table:table-cell office:value-type="string">
            <text:p>use it for social media like WhatsApp, Facebook, Twitter, watching Youtube videos, watching photos</text:p>
          </table:table-cell>
          <table:table-cell office:value-type="string">
            <text:p>listen to my phone radio</text:p>
          </table:table-cell>
          <table:table-cell table:number-columns-repeated="2" office:value-type="string">
            <text:p>WhatsApp</text:p>
          </table:table-cell>
          <table:table-cell table:number-columns-repeated="3" office:value-type="string">
            <text:p>Facebook</text:p>
          </table:table-cell>
          <table:table-cell office:value-type="string">
            <text:p>Youtube</text:p>
          </table:table-cell>
          <table:table-cell office:value-type="string">
            <text:p>Facebook</text:p>
          </table:table-cell>
          <table:table-cell office:value-type="string">
            <text:p>The participant mostly uses the internet for social networking however only uss the common social networks such as facebook, WhatApp, Twitter and Youtube</text:p>
          </table:table-cell>
          <table:table-cell office:value-type="string">
            <text:p>Use them to make calls, write and read emails, write reports</text:p>
          </table:table-cell>
          <table:table-cell table:number-columns-repeated="1006"/>
        </table:table-row>
        <table:table-row table:style-name="ro1">
          <table:table-cell/>
          <table:table-cell office:value-type="string">
            <text:p>The participant access mostly her smartphone which is always online because she keeps chatting on WhatsApp this was evedent even during our conversation</text:p>
          </table:table-cell>
          <table:table-cell office:value-type="string">
            <text:p>Store music, play music, take photos, view photos, listen to radio</text:p>
          </table:table-cell>
          <table:table-cell office:value-type="string">
            <text:p>N/A</text:p>
          </table:table-cell>
          <table:table-cell office:value-type="string">
            <text:p>store,play and listen to music, watch videos, download</text:p>
          </table:table-cell>
          <table:table-cell office:value-type="string">
            <text:p>chatting on WhatsApp and Facebook</text:p>
          </table:table-cell>
          <table:table-cell/>
          <table:table-cell office:value-type="string">
            <text:p>I use it to download music audio and video, watch Youtube videos, read gossip news, see fasions.</text:p>
          </table:table-cell>
          <table:table-cell office:value-type="string">
            <text:p>i some times chat thru SMS especially when i run out of data</text:p>
          </table:table-cell>
          <table:table-cell table:number-columns-repeated="2" office:value-type="string">
            <text:p>WhatsApp</text:p>
          </table:table-cell>
          <table:table-cell office:value-type="string">
            <text:p>Facebook</text:p>
          </table:table-cell>
          <table:table-cell office:value-type="string">
            <text:p>WhatsApp</text:p>
          </table:table-cell>
          <table:table-cell office:value-type="string">
            <text:p>Facebook</text:p>
          </table:table-cell>
          <table:table-cell office:value-type="string">
            <text:p>SMS</text:p>
          </table:table-cell>
          <table:table-cell office:value-type="string">
            <text:p>Google</text:p>
          </table:table-cell>
          <table:table-cell office:value-type="string">
            <text:p>The participants derives her fun WhatsApp mostly she says it gives her company and information</text:p>
          </table:table-cell>
          <table:table-cell table:number-columns-repeated="1007"/>
        </table:table-row>
        <table:table-row table:style-name="ro1">
          <table:table-cell/>
          <table:table-cell office:value-type="string">
            <text:p>on digital service tool <text:s/>section the interviewee seems to have access to the services almost everyday ecause she has a phone that is enabled with internet .</text:p>
          </table:table-cell>
          <table:table-cell office:value-type="string">
            <text:p>taking photos,videos,watching movies,reading,talking to family and friends and listening to music,internet browsing</text:p>
          </table:table-cell>
          <table:table-cell office:value-type="string">
            <text:p>watching movies,play games ,internet browsing and reading books</text:p>
          </table:table-cell>
          <table:table-cell office:value-type="string">
            <text:p>taking photos,watching movies,reading,talking to family and friends <text:s/>through Skype ,listening to music,internet browsing play games ,and reading books.</text:p>
          </table:table-cell>
          <table:table-cell table:number-columns-repeated="2"/>
          <table:table-cell office:value-type="string">
            <text:p>when i want to refresh my mind i can use internet for fun by watching online music and movies,you tube,charting with friends and also reading .</text:p>
          </table:table-cell>
          <table:table-cell/>
          <table:table-cell office:value-type="string">
            <text:p>whatsapp,facebook</text:p>
          </table:table-cell>
          <table:table-cell office:value-type="string">
            <text:p>whatsapp,viber,facebook</text:p>
          </table:table-cell>
          <table:table-cell office:value-type="string">
            <text:p>facebook,whatsapp,viber</text:p>
          </table:table-cell>
          <table:table-cell table:number-columns-repeated="2" office:value-type="string">
            <text:p>facebook,whatsapp,google+</text:p>
          </table:table-cell>
          <table:table-cell office:value-type="string">
            <text:p>you tube,google+,facebook,,blogger</text:p>
          </table:table-cell>
          <table:table-cell office:value-type="string">
            <text:p>you tube,google+,facebook</text:p>
          </table:table-cell>
          <table:table-cell office:value-type="string">
            <text:p>they are enjoying <text:s/>the digital services because they can build friendship and their life living standard by using them.</text:p>
          </table:table-cell>
          <table:table-cell table:number-columns-repeated="1007"/>
        </table:table-row>
        <table:table-row table:style-name="ro1">
          <table:table-cell office:value-type="string">
            <text:p>None</text:p>
          </table:table-cell>
          <table:table-cell office:value-type="string">
            <text:p>The participant is a math teacher he use ICT tools in classroom example Geogebra and Phet Simulation and sometimes he use active inspire.</text:p>
          </table:table-cell>
          <table:table-cell table:number-columns-repeated="1022"/>
        </table:table-row>
        <table:table-row table:style-name="ro1">
          <table:table-cell office:value-type="string">
            <text:p>none</text:p>
          </table:table-cell>
          <table:table-cell office:value-type="string">
            <text:p>The participant is a math teacher he use ICT tools in classroom example Geogebra and Phet Simulation and sometimes he prepared lessons on active inspire. Also he is part of church community he use his laptop to prepare some religious songs for the mass</text:p>
          </table:table-cell>
          <table:table-cell office:value-type="string">
            <text:p>facebook and social medis and playing games</text:p>
          </table:table-cell>
          <table:table-cell table:number-columns-repeated="2" office:value-type="string">
            <text:p>downloading some videos from youtube and social media</text:p>
          </table:table-cell>
          <table:table-cell office:value-type="string">
            <text:p>playing game</text:p>
          </table:table-cell>
          <table:table-cell office:value-type="string">
            <text:p>none</text:p>
          </table:table-cell>
          <table:table-cell office:value-type="string">
            <text:p>to download videos or music and facebook or instagram or twitter</text:p>
          </table:table-cell>
          <table:table-cell office:value-type="string">
            <text:p>none</text:p>
          </table:table-cell>
          <table:table-cell office:value-type="string">
            <text:p>whatsapp and facebook</text:p>
          </table:table-cell>
          <table:table-cell office:value-type="string">
            <text:p>whatsapp</text:p>
          </table:table-cell>
          <table:table-cell office:value-type="string">
            <text:p>facebook</text:p>
          </table:table-cell>
          <table:table-cell office:value-type="string">
            <text:p>facebook and twitter</text:p>
          </table:table-cell>
          <table:table-cell office:value-type="string">
            <text:p>facebook </text:p>
          </table:table-cell>
          <table:table-cell office:value-type="string">
            <text:p>active inspire</text:p>
          </table:table-cell>
          <table:table-cell office:value-type="string">
            <text:p>google search and Geogebra to prepare the lessons</text:p>
          </table:table-cell>
          <table:table-cell/>
          <table:table-cell office:value-type="string">
            <text:p>preparing lessons</text:p>
          </table:table-cell>
          <table:table-cell table:number-columns-repeated="1006"/>
        </table:table-row>
        <table:table-row table:style-name="ro1">
          <table:table-cell table:number-columns-repeated="1024"/>
        </table:table-row>
        <table:table-row table:style-name="ro1">
          <table:table-cell table:number-columns-repeated="2"/>
          <table:table-cell office:value-type="string">
            <text:p>Watching movies, listening music, news updates, taking memories like picture.</text:p>
          </table:table-cell>
          <table:table-cell office:value-type="string">
            <text:p>Playing games, writing stories, editing pictures, listening music, watching movies.</text:p>
          </table:table-cell>
          <table:table-cell office:value-type="string">
            <text:p>Internet browse, fashion design, advertising, watching movies.</text:p>
          </table:table-cell>
          <table:table-cell office:value-type="string">
            <text:p>Taking pictures, videos, Internet browse.</text:p>
          </table:table-cell>
          <table:table-cell/>
          <table:table-cell office:value-type="string">
            <text:p>When I want to watch video and music, play games,</text:p>
          </table:table-cell>
          <table:table-cell office:value-type="string">
            <text:p>Nothing to add</text:p>
          </table:table-cell>
          <table:table-cell office:value-type="string">
            <text:p>Facebook, Twitter, viber, snapchat,</text:p>
          </table:table-cell>
          <table:table-cell table:number-columns-repeated="4" office:value-type="string">
            <text:p>Whatsapp, Facebook, viber</text:p>
          </table:table-cell>
          <table:table-cell office:value-type="string">
            <text:p>YouTube, blogger, Google+</text:p>
          </table:table-cell>
          <table:table-cell office:value-type="string">
            <text:p>YouTube, blogger, Google +</text:p>
          </table:table-cell>
          <table:table-cell/>
          <table:table-cell office:value-type="string">
            <text:p>When I want to send reports <text:s/>When I want to research on a thing <text:s/>When I want to find solutions to the problem</text:p>
          </table:table-cell>
          <table:table-cell table:number-columns-repeated="1006"/>
        </table:table-row>
        <table:table-row table:style-name="ro1">
          <table:table-cell table:number-columns-repeated="2"/>
          <table:table-cell office:value-type="string">
            <text:p>games, youtube, twitter </text:p>
          </table:table-cell>
          <table:table-cell office:value-type="string">
            <text:p>games, youtube, music</text:p>
          </table:table-cell>
          <table:table-cell table:number-columns-repeated="3" office:value-type="string">
            <text:p>NA</text:p>
          </table:table-cell>
          <table:table-cell table:number-columns-repeated="2"/>
          <table:table-cell table:number-columns-repeated="2" office:value-type="string">
            <text:p>whatsapp</text:p>
          </table:table-cell>
          <table:table-cell office:value-type="string">
            <text:p>redit</text:p>
          </table:table-cell>
          <table:table-cell table:number-columns-repeated="3" office:value-type="string">
            <text:p>NA</text:p>
          </table:table-cell>
          <table:table-cell office:value-type="string">
            <text:p>twitter</text:p>
          </table:table-cell>
          <table:table-cell/>
          <table:table-cell office:value-type="string">
            <text:p>emails,planning </text:p>
          </table:table-cell>
          <table:table-cell table:number-columns-repeated="1006"/>
        </table:table-row>
        <table:table-row table:style-name="ro1">
          <table:table-cell table:number-columns-repeated="2"/>
          <table:table-cell office:value-type="string">
            <text:p>social media </text:p>
          </table:table-cell>
          <table:table-cell office:value-type="string">
            <text:p>download music</text:p>
          </table:table-cell>
          <table:table-cell office:value-type="string">
            <text:p>banking, stocks, studying </text:p>
          </table:table-cell>
          <table:table-cell office:value-type="string">
            <text:p>games</text:p>
          </table:table-cell>
          <table:table-cell/>
          <table:table-cell office:value-type="string">
            <text:p>watching videos, youtube </text:p>
          </table:table-cell>
          <table:table-cell/>
          <table:table-cell table:number-columns-repeated="2" office:value-type="string">
            <text:p>whatsapp</text:p>
          </table:table-cell>
          <table:table-cell table:number-columns-repeated="5" office:value-type="string">
            <text:p>NA</text:p>
          </table:table-cell>
          <table:table-cell/>
          <table:table-cell office:value-type="string">
            <text:p>laptop, doing a research</text:p>
          </table:table-cell>
          <table:table-cell table:number-columns-repeated="1006"/>
        </table:table-row>
        <table:table-row table:style-name="ro1">
          <table:table-cell table:number-columns-repeated="2"/>
          <table:table-cell office:value-type="string">
            <text:p>downloading music. sharing video clips. communicating with friends and family on whatsapp. Facebook. <text:s/>For controlling devices e.g. to play music remotely on bluetooth enabled earphones..</text:p>
          </table:table-cell>
          <table:table-cell/>
          <table:table-cell office:value-type="string">
            <text:p>playing games. watching movies. accessing social networks - twitter, facebook. making video calls on skype. watching YouTube videos.</text:p>
          </table:table-cell>
          <table:table-cell table:number-columns-repeated="2"/>
          <table:table-cell office:value-type="string">
            <text:p>Streaming videos, playing online games e.g. pool, monopoly.. social networking - facebook.. twitter, whatsapp, downloading movies and music.</text:p>
          </table:table-cell>
          <table:table-cell office:value-type="string">
            <text:p>Webinars. <text:s/>Team viewer - enables virtual control over other computers without necessarily being there..</text:p>
          </table:table-cell>
          <table:table-cell office:value-type="string">
            <text:p>Facebook</text:p>
          </table:table-cell>
          <table:table-cell office:value-type="string">
            <text:p>Whatsapp</text:p>
          </table:table-cell>
          <table:table-cell office:value-type="string">
            <text:p>Facebook</text:p>
          </table:table-cell>
          <table:table-cell office:value-type="string">
            <text:p>Twitter</text:p>
          </table:table-cell>
          <table:table-cell table:number-columns-repeated="2" office:value-type="string">
            <text:p>Facebook</text:p>
          </table:table-cell>
          <table:table-cell office:value-type="string">
            <text:p>Google+</text:p>
          </table:table-cell>
          <table:table-cell/>
          <table:table-cell office:value-type="string">
            <text:p>Communicating, sharing documents or files, reading about others work and giving feedback, virtual meetings. Scheduling tasks - calendar reminders. <text:s/>Manic time - enables you to keep track of what you've been doing on your computer.</text:p>
          </table:table-cell>
          <table:table-cell table:number-columns-repeated="1006"/>
        </table:table-row>
        <table:table-row table:style-name="ro1">
          <table:table-cell office:value-type="string">
            <text:p>none</text:p>
          </table:table-cell>
          <table:table-cell/>
          <table:table-cell office:value-type="string">
            <text:p>Watch videos on youtube, check facebook, play online or offline games, listen to music, and chatting with friends.</text:p>
          </table:table-cell>
          <table:table-cell office:value-type="string">
            <text:p>Gaming, watching movies, photo manipulation and editing using different programs such as Adobe Photoshop and Illustrator</text:p>
          </table:table-cell>
          <table:table-cell office:value-type="string">
            <text:p>Gaming, watching movies, photo manipulation and editing using different programs such as Adobe Photoshop and Illustrator, listen to music.</text:p>
          </table:table-cell>
          <table:table-cell office:value-type="string">
            <text:p>Gaming, reading ebooks, listening to music, watching videos, and drawing</text:p>
          </table:table-cell>
          <table:table-cell office:value-type="string">
            <text:p>Playing PS3 games or using it as a DVD player and as a multimedia device for checking facebook, and watching youtube.</text:p>
          </table:table-cell>
          <table:table-cell office:value-type="string">
            <text:p>Online gaming, watching movies, listening to music, and talking with friends.</text:p>
          </table:table-cell>
          <table:table-cell office:value-type="string">
            <text:p>none</text:p>
          </table:table-cell>
          <table:table-cell table:number-columns-repeated="2" office:value-type="string">
            <text:p>whatsapp</text:p>
          </table:table-cell>
          <table:table-cell office:value-type="string">
            <text:p>facebook</text:p>
          </table:table-cell>
          <table:table-cell office:value-type="string">
            <text:p>instagram</text:p>
          </table:table-cell>
          <table:table-cell office:value-type="string">
            <text:p>facebook</text:p>
          </table:table-cell>
          <table:table-cell office:value-type="string">
            <text:p>facebook and instagram</text:p>
          </table:table-cell>
          <table:table-cell office:value-type="string">
            <text:p>google</text:p>
          </table:table-cell>
          <table:table-cell/>
          <table:table-cell office:value-type="string">
            <text:p>none</text:p>
          </table:table-cell>
          <table:table-cell table:number-columns-repeated="1006"/>
        </table:table-row>
        <table:table-row table:style-name="ro1">
          <table:table-cell office:value-type="string">
            <text:p>i can access agricultural services, <text:s/>online payment, online network marketing, video teleconferencing</text:p>
          </table:table-cell>
          <table:table-cell office:value-type="string">
            <text:p>nothing to add</text:p>
          </table:table-cell>
          <table:table-cell office:value-type="string">
            <text:p>i use it for chating, watching videos, listening to music, radio, downloading,communicating, taking photos and videos</text:p>
          </table:table-cell>
          <table:table-cell table:number-columns-repeated="2" office:value-type="string">
            <text:p>i use it for watching movies, looking photos and videos, downloading, chating</text:p>
          </table:table-cell>
          <table:table-cell office:value-type="string">
            <text:p>i use it for reading books and chating</text:p>
          </table:table-cell>
          <table:table-cell office:value-type="string">
            <text:p>N/A</text:p>
          </table:table-cell>
          <table:table-cell office:value-type="string">
            <text:p>i use it to download movies on torrents, watching online movies trailers, musics both audio and video i also use it for chating</text:p>
          </table:table-cell>
          <table:table-cell office:value-type="string">
            <text:p>i use IMO, hangout and badoo and other local mobile apps found in google playstore for fun</text:p>
          </table:table-cell>
          <table:table-cell office:value-type="string">
            <text:p>whatsapp</text:p>
          </table:table-cell>
          <table:table-cell office:value-type="string">
            <text:p>phone calls</text:p>
          </table:table-cell>
          <table:table-cell office:value-type="string">
            <text:p>facebook</text:p>
          </table:table-cell>
          <table:table-cell table:number-columns-repeated="2" office:value-type="string">
            <text:p>whatsapp</text:p>
          </table:table-cell>
          <table:table-cell table:number-columns-repeated="2" office:value-type="string">
            <text:p>linkedin</text:p>
          </table:table-cell>
          <table:table-cell office:value-type="string">
            <text:p>nothing to add</text:p>
          </table:table-cell>
          <table:table-cell office:value-type="string">
            <text:p>i use them to plan my work tasks and schedules, talking to my bosses and other coworkers. i also use them to develop my personal websites</text:p>
          </table:table-cell>
          <table:table-cell table:number-columns-repeated="1006"/>
        </table:table-row>
        <table:table-row table:style-name="ro1">
          <table:table-cell office:value-type="string">
            <text:p>i dont know</text:p>
          </table:table-cell>
          <table:table-cell office:value-type="string">
            <text:p>nothing to add</text:p>
          </table:table-cell>
          <table:table-cell office:value-type="string">
            <text:p>i use it for chatting with friends, listening to music and videos</text:p>
          </table:table-cell>
          <table:table-cell table:number-columns-repeated="3" office:value-type="string">
            <text:p>i dont have access to it</text:p>
          </table:table-cell>
          <table:table-cell office:value-type="string">
            <text:p>i dont know</text:p>
          </table:table-cell>
          <table:table-cell office:value-type="string">
            <text:p>i dont use it for such purpose</text:p>
          </table:table-cell>
          <table:table-cell office:value-type="string">
            <text:p>radio application in my mobile phone</text:p>
          </table:table-cell>
          <table:table-cell table:number-columns-repeated="2" office:value-type="string">
            <text:p>phone calls</text:p>
          </table:table-cell>
          <table:table-cell office:value-type="string">
            <text:p>facebook</text:p>
          </table:table-cell>
          <table:table-cell office:value-type="string">
            <text:p>SMS</text:p>
          </table:table-cell>
          <table:table-cell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i can access agricultural services</text:p>
          </table:table-cell>
          <table:table-cell office:value-type="string">
            <text:p>nothing to add</text:p>
          </table:table-cell>
          <table:table-cell table:number-columns-repeated="14"/>
          <table:table-cell office:value-type="string">
            <text:p>the participant said she doesnt use her devices for above practices</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chatting and listening to music</text:p>
          </table:table-cell>
          <table:table-cell office:value-type="string">
            <text:p>i use it to watch music videos</text:p>
          </table:table-cell>
          <table:table-cell office:value-type="string">
            <text:p>i use it to watch movies</text:p>
          </table:table-cell>
          <table:table-cell office:value-type="string">
            <text:p>i dont have access to this</text:p>
          </table:table-cell>
          <table:table-cell office:value-type="string">
            <text:p>i dont know</text:p>
          </table:table-cell>
          <table:table-cell office:value-type="string">
            <text:p>i dont use it for such purpose</text:p>
          </table:table-cell>
          <table:table-cell office:value-type="string">
            <text:p>mobile television and whatsapp videos for fun</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i can access health and agricultural services</text:p>
          </table:table-cell>
          <table:table-cell office:value-type="string">
            <text:p>nothing to add</text:p>
          </table:table-cell>
          <table:table-cell office:value-type="string">
            <text:p>for chatting, communicating, watching and listening to videos/musics</text:p>
          </table:table-cell>
          <table:table-cell office:value-type="string">
            <text:p>for watching and listening to gospel musics</text:p>
          </table:table-cell>
          <table:table-cell office:value-type="string">
            <text:p>for looking at photos and videos</text:p>
          </table:table-cell>
          <table:table-cell office:value-type="string">
            <text:p>i dont have access to this</text:p>
          </table:table-cell>
          <table:table-cell office:value-type="string">
            <text:p>i dont know</text:p>
          </table:table-cell>
          <table:table-cell office:value-type="string">
            <text:p>i use it to watch youtube videos and look at pictures of the celebrities</text:p>
          </table:table-cell>
          <table:table-cell office:value-type="string">
            <text:p>i dont know</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table:number-columns-repeated="2" office:value-type="string">
            <text:p>google</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i have nothing to add</text:p>
          </table:table-cell>
          <table:table-cell office:value-type="string">
            <text:p>I use the device for looking at pictures and videos. i also use it for listening to radio</text:p>
          </table:table-cell>
          <table:table-cell table:number-columns-repeated="3" office:value-type="string">
            <text:p>i never had access to this</text:p>
          </table:table-cell>
          <table:table-cell office:value-type="string">
            <text:p>i dont know</text:p>
          </table:table-cell>
          <table:table-cell office:value-type="string">
            <text:p>i dont use it</text:p>
          </table:table-cell>
          <table:table-cell office:value-type="string">
            <text:p>mobile television</text:p>
          </table:table-cell>
          <table:table-cell table:number-columns-repeated="7" office:value-type="string">
            <text:p>I dont have one</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listening music, for chatting and playing games</text:p>
          </table:table-cell>
          <table:table-cell office:value-type="string">
            <text:p>i use it for playing games and listening to music</text:p>
          </table:table-cell>
          <table:table-cell office:value-type="string">
            <text:p>i use it for listening to music and playing games</text:p>
          </table:table-cell>
          <table:table-cell office:value-type="string">
            <text:p>i never had access to this</text:p>
          </table:table-cell>
          <table:table-cell office:value-type="string">
            <text:p>i dont know</text:p>
          </table:table-cell>
          <table:table-cell office:value-type="string">
            <text:p>i use it for chatting with friends</text:p>
          </table:table-cell>
          <table:table-cell office:value-type="string">
            <text:p>i use IMO to chat with friends</text:p>
          </table:table-cell>
          <table:table-cell office:value-type="string">
            <text:p>facebook</text:p>
          </table:table-cell>
          <table:table-cell office:value-type="string">
            <text:p>SMS and phone calls</text:p>
          </table:table-cell>
          <table:table-cell office:value-type="string">
            <text:p>facebook</text:p>
          </table:table-cell>
          <table:table-cell table:number-columns-repeated="2" office:value-type="string">
            <text:p>whatsapp</text:p>
          </table:table-cell>
          <table:table-cell office:value-type="string">
            <text:p>i dont know</text:p>
          </table:table-cell>
          <table:table-cell office:value-type="string">
            <text:p>SMS</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to chat and communicate</text:p>
          </table:table-cell>
          <table:table-cell office:value-type="string">
            <text:p>i use it to watch videos (movies and music)</text:p>
          </table:table-cell>
          <table:table-cell table:number-columns-repeated="2" office:value-type="string">
            <text:p>i dont have access to this</text:p>
          </table:table-cell>
          <table:table-cell table:number-columns-repeated="3" office:value-type="string">
            <text:p>i dont know</text:p>
          </table:table-cell>
          <table:table-cell office:value-type="string">
            <text:p>phone calls</text:p>
          </table:table-cell>
          <table:table-cell table:number-columns-repeated="4" office:value-type="string">
            <text:p>SMS</text:p>
          </table:table-cell>
          <table:table-cell office:value-type="string">
            <text:p>i dont know</text:p>
          </table:table-cell>
          <table:table-cell office:value-type="string">
            <text:p>SMS</text:p>
          </table:table-cell>
          <table:table-cell office:value-type="string">
            <text:p>the participant seldom use mobile phone because most of time she spends her time at shool and her parents does not allow her to use it unless its school holiday and under strict rules</text:p>
          </table:table-cell>
          <table:table-cell table:number-columns-repeated="1007"/>
        </table:table-row>
        <table:table-row table:style-name="ro1">
          <table:table-cell office:value-type="string">
            <text:p>i dont know</text:p>
          </table:table-cell>
          <table:table-cell office:value-type="string">
            <text:p>nothingto add</text:p>
          </table:table-cell>
          <table:table-cell office:value-type="string">
            <text:p>for chating, taking pictures, recording videos and communicate with my friends</text:p>
          </table:table-cell>
          <table:table-cell office:value-type="string">
            <text:p>i use it for watching videos especially music videos</text:p>
          </table:table-cell>
          <table:table-cell table:number-columns-repeated="2" office:value-type="string">
            <text:p>i dont have access to this</text:p>
          </table:table-cell>
          <table:table-cell office:value-type="string">
            <text:p>i dont know</text:p>
          </table:table-cell>
          <table:table-cell office:value-type="string">
            <text:p>i use it to visit to entertaining blogs and websites</text:p>
          </table:table-cell>
          <table:table-cell office:value-type="string">
            <text:p>i dont know</text:p>
          </table:table-cell>
          <table:table-cell office:value-type="string">
            <text:p>facebook</text:p>
          </table:table-cell>
          <table:table-cell office:value-type="string">
            <text:p>phone calls</text:p>
          </table:table-cell>
          <table:table-cell table:number-columns-repeated="5" office:value-type="string">
            <text:p>facebook</text:p>
          </table:table-cell>
          <table:table-cell office:value-type="string">
            <text:p>nothing to add</text:p>
          </table:table-cell>
          <table:table-cell table:number-columns-repeated="1007"/>
        </table:table-row>
        <table:table-row table:style-name="ro1">
          <table:table-cell office:value-type="string">
            <text:p>i dont know, i think they have all been mentioned</text:p>
          </table:table-cell>
          <table:table-cell office:value-type="string">
            <text:p>nothing to add</text:p>
          </table:table-cell>
          <table:table-cell office:value-type="string">
            <text:p>i use it for chatting, connecting with social networks especially facebook i also use it for taking photos and videos</text:p>
          </table:table-cell>
          <table:table-cell office:value-type="string">
            <text:p>i use it for watcging videos</text:p>
          </table:table-cell>
          <table:table-cell table:number-columns-repeated="2" office:value-type="string">
            <text:p>i never have access to this</text:p>
          </table:table-cell>
          <table:table-cell office:value-type="string">
            <text:p>i dont know</text:p>
          </table:table-cell>
          <table:table-cell office:value-type="string">
            <text:p>i use it for connecting to social networks</text:p>
          </table:table-cell>
          <table:table-cell office:value-type="string">
            <text:p>i dont know</text:p>
          </table:table-cell>
          <table:table-cell office:value-type="string">
            <text:p>facebook</text:p>
          </table:table-cell>
          <table:table-cell office:value-type="string">
            <text:p>phone <text:s/>calls</text:p>
          </table:table-cell>
          <table:table-cell table:number-columns-repeated="3" office:value-type="string">
            <text:p>facebook</text:p>
          </table:table-cell>
          <table:table-cell office:value-type="string">
            <text:p>i dont know</text:p>
          </table:table-cell>
          <table:table-cell office:value-type="string">
            <text:p>i dont have one</text:p>
          </table:table-cell>
          <table:table-cell office:value-type="string">
            <text:p>nothing to add</text:p>
          </table:table-cell>
          <table:table-cell table:number-columns-repeated="1007"/>
        </table:table-row>
        <table:table-row table:style-name="ro1">
          <table:table-cell office:value-type="string">
            <text:p>i can access flight services</text:p>
          </table:table-cell>
          <table:table-cell office:value-type="string">
            <text:p>nothing to add</text:p>
          </table:table-cell>
          <table:table-cell office:value-type="string">
            <text:p>i use it mostly for chatting, making calls and receiving calls from friends and other relatives</text:p>
          </table:table-cell>
          <table:table-cell office:value-type="string">
            <text:p>i use it for watching movies</text:p>
          </table:table-cell>
          <table:table-cell office:value-type="string">
            <text:p>i use it for watching movies and chatting on social networks</text:p>
          </table:table-cell>
          <table:table-cell office:value-type="string">
            <text:p>i dont have access to this</text:p>
          </table:table-cell>
          <table:table-cell office:value-type="string">
            <text:p>i dont know</text:p>
          </table:table-cell>
          <table:table-cell office:value-type="string">
            <text:p>i use it for watching youtube videos and downloading them</text:p>
          </table:table-cell>
          <table:table-cell office:value-type="string">
            <text:p>almost all mentioned above</text:p>
          </table:table-cell>
          <table:table-cell office:value-type="string">
            <text:p>facebook</text:p>
          </table:table-cell>
          <table:table-cell office:value-type="string">
            <text:p>phone calls</text:p>
          </table:table-cell>
          <table:table-cell office:value-type="string">
            <text:p>facebook</text:p>
          </table:table-cell>
          <table:table-cell table:number-columns-repeated="2" office:value-type="string">
            <text:p>whatsapp</text:p>
          </table:table-cell>
          <table:table-cell office:value-type="string">
            <text:p>i dont know</text:p>
          </table:table-cell>
          <table:table-cell office:value-type="string">
            <text:p>google</text:p>
          </table:table-cell>
          <table:table-cell office:value-type="string">
            <text:p>nothing to add</text:p>
          </table:table-cell>
          <table:table-cell table:number-columns-repeated="1007"/>
        </table:table-row>
        <table:table-row table:style-name="ro1">
          <table:table-cell office:value-type="string">
            <text:p>i can access agricultural and health services</text:p>
          </table:table-cell>
          <table:table-cell office:value-type="string">
            <text:p>nothing to add</text:p>
          </table:table-cell>
          <table:table-cell office:value-type="string">
            <text:p>i use it for listening to music and watching videos i also use it for taking photos and recording videos <text:s/>i also use it for chatting</text:p>
          </table:table-cell>
          <table:table-cell office:value-type="string">
            <text:p>i use it to watch music videos and musics</text:p>
          </table:table-cell>
          <table:table-cell office:value-type="string">
            <text:p>i use it for chatting on social networks</text:p>
          </table:table-cell>
          <table:table-cell office:value-type="string">
            <text:p>i dont have access to it</text:p>
          </table:table-cell>
          <table:table-cell office:value-type="string">
            <text:p>i dont know</text:p>
          </table:table-cell>
          <table:table-cell office:value-type="string">
            <text:p>i use it to watch celebrities and other super stars such as musicians</text:p>
          </table:table-cell>
          <table:table-cell office:value-type="string">
            <text:p>all mentioned above</text:p>
          </table:table-cell>
          <table:table-cell office:value-type="string">
            <text:p>facebook</text:p>
          </table:table-cell>
          <table:table-cell office:value-type="string">
            <text:p>mobile calls</text:p>
          </table:table-cell>
          <table:table-cell table:number-columns-repeated="3" office:value-type="string">
            <text:p>facebook</text:p>
          </table:table-cell>
          <table:table-cell office:value-type="string">
            <text:p>i dont know</text:p>
          </table:table-cell>
          <table:table-cell office:value-type="string">
            <text:p>i dont have one</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for chating, communicating, watching and listening to music and playing games. i also use it for taking photos especially selfies</text:p>
          </table:table-cell>
          <table:table-cell office:value-type="string">
            <text:p>i use it for listening to music</text:p>
          </table:table-cell>
          <table:table-cell table:number-columns-repeated="2" office:value-type="string">
            <text:p>i never had access to this</text:p>
          </table:table-cell>
          <table:table-cell office:value-type="string">
            <text:p>i dont know</text:p>
          </table:table-cell>
          <table:table-cell office:value-type="string">
            <text:p>i use it for watching youtube videos and downloading them</text:p>
          </table:table-cell>
          <table:table-cell office:value-type="string">
            <text:p>i dont know</text:p>
          </table:table-cell>
          <table:table-cell office:value-type="string">
            <text:p>whatsapp</text:p>
          </table:table-cell>
          <table:table-cell office:value-type="string">
            <text:p>phone calls</text:p>
          </table:table-cell>
          <table:table-cell office:value-type="string">
            <text:p>facebook</text:p>
          </table:table-cell>
          <table:table-cell table:number-columns-repeated="2" office:value-type="string">
            <text:p>whatsapp</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nothing more</text:p>
          </table:table-cell>
          <table:table-cell office:value-type="string">
            <text:p>the participant is a student and has never used a mobile phone. He is still under parental care</text:p>
          </table:table-cell>
          <table:table-cell office:value-type="string">
            <text:p>N/A</text:p>
          </table:table-cell>
          <table:table-cell office:value-type="string">
            <text:p>i hardly use it for watching music videos</text:p>
          </table:table-cell>
          <table:table-cell table:number-columns-repeated="3" office:value-type="string">
            <text:p>N/A</text:p>
          </table:table-cell>
          <table:table-cell office:value-type="string">
            <text:p>i use it to connect to facebook</text:p>
          </table:table-cell>
          <table:table-cell office:value-type="string">
            <text:p>i dont know</text:p>
          </table:table-cell>
          <table:table-cell office:value-type="string">
            <text:p>facebook</text:p>
          </table:table-cell>
          <table:table-cell table:number-columns-repeated="2" office:value-type="string">
            <text:p>i dont have one</text:p>
          </table:table-cell>
          <table:table-cell table:number-columns-repeated="2" office:value-type="string">
            <text:p>facebook</text:p>
          </table:table-cell>
          <table:table-cell table:number-columns-repeated="2" office:value-type="string">
            <text:p>i dont have one</text:p>
          </table:table-cell>
          <table:table-cell office:value-type="string">
            <text:p>nothing to add</text:p>
          </table:table-cell>
          <table:table-cell table:number-columns-repeated="1007"/>
        </table:table-row>
        <table:table-row table:style-name="ro1">
          <table:table-cell office:value-type="string">
            <text:p>almost all mentioned</text:p>
          </table:table-cell>
          <table:table-cell office:value-type="string">
            <text:p>nothing to add</text:p>
          </table:table-cell>
          <table:table-cell office:value-type="string">
            <text:p>i use it to communicate with friends</text:p>
          </table:table-cell>
          <table:table-cell office:value-type="string">
            <text:p>i use it listen to music and videos</text:p>
          </table:table-cell>
          <table:table-cell table:number-columns-repeated="2" office:value-type="string">
            <text:p>i dont use it</text:p>
          </table:table-cell>
          <table:table-cell office:value-type="string">
            <text:p>i dont know</text:p>
          </table:table-cell>
          <table:table-cell office:value-type="string">
            <text:p>i use it for watching online videos</text:p>
          </table:table-cell>
          <table:table-cell office:value-type="string">
            <text:p>i dont know</text:p>
          </table:table-cell>
          <table:table-cell office:value-type="string">
            <text:p>facebook</text:p>
          </table:table-cell>
          <table:table-cell table:number-columns-repeated="6" office:value-type="string">
            <text:p>SMS</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them for chating i use them for socializing through social networks i use it for talking wiht ma family members</text:p>
          </table:table-cell>
          <table:table-cell office:value-type="string">
            <text:p>i use it for watching videos and listening to music</text:p>
          </table:table-cell>
          <table:table-cell table:number-columns-repeated="2" office:value-type="string">
            <text:p>i dont use it</text:p>
          </table:table-cell>
          <table:table-cell office:value-type="string">
            <text:p>N/A</text:p>
          </table:table-cell>
          <table:table-cell office:value-type="string">
            <text:p>i use it for watching online youtube videos</text:p>
          </table:table-cell>
          <table:table-cell office:value-type="string">
            <text:p>i dont know</text:p>
          </table:table-cell>
          <table:table-cell table:number-columns-repeated="2" office:value-type="string">
            <text:p>phone calls</text:p>
          </table:table-cell>
          <table:table-cell office:value-type="string">
            <text:p>facebook</text:p>
          </table:table-cell>
          <table:table-cell table:number-columns-repeated="2" office:value-type="string">
            <text:p>SMS</text:p>
          </table:table-cell>
          <table:table-cell office:value-type="string">
            <text:p>facebook</text:p>
          </table:table-cell>
          <table:table-cell office:value-type="string">
            <text:p>internet</text:p>
          </table:table-cell>
          <table:table-cell office:value-type="string">
            <text:p>nothing to add</text:p>
          </table:table-cell>
          <table:table-cell office:value-type="string">
            <text:p>i use mobile phone for communicating with my coworkers</text:p>
          </table:table-cell>
          <table:table-cell table:number-columns-repeated="1006"/>
        </table:table-row>
        <table:table-row table:style-name="ro1">
          <table:table-cell office:value-type="string">
            <text:p>all mentioned above</text:p>
          </table:table-cell>
          <table:table-cell office:value-type="string">
            <text:p>nothing to add</text:p>
          </table:table-cell>
          <table:table-cell office:value-type="string">
            <text:p>i use it for chating with my friends, taking photos, listening to music and eatching videos</text:p>
          </table:table-cell>
          <table:table-cell table:number-columns-repeated="3" office:value-type="string">
            <text:p>i dont use it</text:p>
          </table:table-cell>
          <table:table-cell office:value-type="string">
            <text:p>i dont know</text:p>
          </table:table-cell>
          <table:table-cell office:value-type="string">
            <text:p>i use it for watching online videos and music</text:p>
          </table:table-cell>
          <table:table-cell office:value-type="string">
            <text:p>all mentioned above</text:p>
          </table:table-cell>
          <table:table-cell table:number-columns-repeated="2" office:value-type="string">
            <text:p>phone calls</text:p>
          </table:table-cell>
          <table:table-cell office:value-type="string">
            <text:p>SMS</text:p>
          </table:table-cell>
          <table:table-cell office:value-type="string">
            <text:p>facebook</text:p>
          </table:table-cell>
          <table:table-cell table:number-columns-repeated="2" office:value-type="string">
            <text:p>SMS</text:p>
          </table:table-cell>
          <table:table-cell office:value-type="string">
            <text:p>internet</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i use for communicating with friends</text:p>
          </table:table-cell>
          <table:table-cell office:value-type="string">
            <text:p>i use it for watching and listening to videos and music</text:p>
          </table:table-cell>
          <table:table-cell table:number-columns-repeated="2" office:value-type="string">
            <text:p>i dont use it</text:p>
          </table:table-cell>
          <table:table-cell office:value-type="string">
            <text:p>i dont know</text:p>
          </table:table-cell>
          <table:table-cell office:value-type="string">
            <text:p>i use it to watch online videos</text:p>
          </table:table-cell>
          <table:table-cell office:value-type="string">
            <text:p>i dont know</text:p>
          </table:table-cell>
          <table:table-cell table:number-columns-repeated="5" office:value-type="string">
            <text:p>SMS</text:p>
          </table:table-cell>
          <table:table-cell table:number-columns-repeated="2" office:value-type="string">
            <text:p>facebook</text:p>
          </table:table-cell>
          <table:table-cell office:value-type="string">
            <text:p>nothing to add</text:p>
          </table:table-cell>
          <table:table-cell table:number-columns-repeated="1007"/>
        </table:table-row>
        <table:table-row table:style-name="ro1">
          <table:table-cell office:value-type="string">
            <text:p>None</text:p>
          </table:table-cell>
          <table:table-cell/>
          <table:table-cell office:value-type="string">
            <text:p>Applications</text:p>
          </table:table-cell>
          <table:table-cell office:value-type="string">
            <text:p>never</text:p>
          </table:table-cell>
          <table:table-cell office:value-type="string">
            <text:p>Surfing the net</text:p>
          </table:table-cell>
          <table:table-cell office:value-type="string">
            <text:p>Applications</text:p>
          </table:table-cell>
          <table:table-cell office:value-type="string">
            <text:p>never</text:p>
          </table:table-cell>
          <table:table-cell office:value-type="string">
            <text:p>downloading videos or games and reading some entertainment news</text:p>
          </table:table-cell>
          <table:table-cell office:value-type="string">
            <text:p>Tango</text:p>
          </table:table-cell>
          <table:table-cell table:number-columns-repeated="2" office:value-type="string">
            <text:p>facebook and whatsapp</text:p>
          </table:table-cell>
          <table:table-cell office:value-type="string">
            <text:p>none</text:p>
          </table:table-cell>
          <table:table-cell office:value-type="string">
            <text:p>Blogs</text:p>
          </table:table-cell>
          <table:table-cell office:value-type="string">
            <text:p>Blogs and social media</text:p>
          </table:table-cell>
          <table:table-cell office:value-type="string">
            <text:p>Instagram</text:p>
          </table:table-cell>
          <table:table-cell office:value-type="string">
            <text:p>google search</text:p>
          </table:table-cell>
          <table:table-cell/>
          <table:table-cell office:value-type="string">
            <text:p>research, sending emails and writing reports</text:p>
          </table:table-cell>
          <table:table-cell table:number-columns-repeated="1006"/>
        </table:table-row>
        <table:table-row table:style-name="ro1">
          <table:table-cell/>
          <table:table-cell office:value-type="string">
            <text:p>My interviewee is a young Syrian student who came to Lebanon 1 year ago. Her internet access is sill limited since she comes from a middle socioeconomic status .</text:p>
          </table:table-cell>
          <table:table-cell office:value-type="string">
            <text:p>Listen to music- check my facebook account</text:p>
          </table:table-cell>
          <table:table-cell/>
          <table:table-cell office:value-type="string">
            <text:p>watch movies</text:p>
          </table:table-cell>
          <table:table-cell office:value-type="string">
            <text:p>I don't have a tablet</text:p>
          </table:table-cell>
          <table:table-cell/>
          <table:table-cell office:value-type="string">
            <text:p>To visit sites related to fashion. Check my Facebook account</text:p>
          </table:table-cell>
          <table:table-cell/>
          <table:table-cell office:value-type="string">
            <text:p>Facebook</text:p>
          </table:table-cell>
          <table:table-cell office:value-type="string">
            <text:p>whatsapp</text:p>
          </table:table-cell>
          <table:table-cell table:number-columns-repeated="2"/>
          <table:table-cell office:value-type="string">
            <text:p>specific site</text:p>
          </table:table-cell>
          <table:table-cell/>
          <table:table-cell office:value-type="string">
            <text:p>Google search</text:p>
          </table:table-cell>
          <table:table-cell/>
          <table:table-cell office:value-type="string">
            <text:p>I am a student I don't work</text:p>
          </table:table-cell>
          <table:table-cell table:number-columns-repeated="1006"/>
        </table:table-row>
        <table:table-row table:style-name="ro1">
          <table:table-cell/>
          <table:table-cell office:value-type="string">
            <text:p>he loves technology and digital services but he can't afford to buy the enabled devices that capable of having those services any time so he can access only when there is <text:s/>a person near him have the device.</text:p>
          </table:table-cell>
          <table:table-cell office:value-type="string">
            <text:p>charting with friends ,talking to family and friends,setting alarm reminder,taking note on seminars,money transfer.</text:p>
          </table:table-cell>
          <table:table-cell table:number-columns-repeated="2" office:value-type="string">
            <text:p>watching movies,listening to music,saving important files</text:p>
          </table:table-cell>
          <table:table-cell table:number-columns-repeated="2"/>
          <table:table-cell office:value-type="string">
            <text:p>when i want to watch online music videos, when i want tochart with friends or doing internet browsing <text:s/>when i want to get proof of anything that is ambiguity</text:p>
          </table:table-cell>
          <table:table-cell office:value-type="string">
            <text:p>nothing to add</text:p>
          </table:table-cell>
          <table:table-cell table:number-columns-repeated="2" office:value-type="string">
            <text:p>facebook,whatsapp</text:p>
          </table:table-cell>
          <table:table-cell table:number-columns-repeated="3" office:value-type="string">
            <text:p>facebook,whatsapp,twitter,instagram</text:p>
          </table:table-cell>
          <table:table-cell office:value-type="string">
            <text:p>youtube</text:p>
          </table:table-cell>
          <table:table-cell office:value-type="string">
            <text:p>facebook</text:p>
          </table:table-cell>
          <table:table-cell office:value-type="string">
            <text:p>some digital services has never heard of is new to him like Kik,BB Messenger<text:tab/>,Vine,Pinterest,Tumblr,Google docs, he said this research has helped him tobe aware of them and he <text:s/>has promised to seek and know how they work</text:p>
          </table:table-cell>
          <table:table-cell table:number-columns-repeated="1007"/>
        </table:table-row>
        <table:table-row table:style-name="ro1">
          <table:table-cell table:number-columns-repeated="1024"/>
        </table:table-row>
        <table:table-row table:style-name="ro1">
          <table:table-cell/>
          <table:table-cell office:value-type="string">
            <text:p>I get information on jobs but I never apply because I own a business. This young lady sells Electronic services like Mobile money, people pay Water bills through her. She uses Internet cafe when she is contacting her brother who lives abroad, because its cheap, libraries are mostly closed when she wants to use these services.</text:p>
          </table:table-cell>
          <table:table-cell office:value-type="string">
            <text:p>Liatening to Music and dailly news</text:p>
          </table:table-cell>
          <table:table-cell/>
          <table:table-cell office:value-type="string">
            <text:p>Watching a movie and music</text:p>
          </table:table-cell>
          <table:table-cell/>
          <table:table-cell office:value-type="string">
            <text:p>Television and Camera that she uses for pictures at different celemonies she attends to.</text:p>
          </table:table-cell>
          <table:table-cell office:value-type="string">
            <text:p>Mostly Learning what opportunities are growing around the world, Chart on facebook, Whatsapp with friends and family, look at some music clips</text:p>
          </table:table-cell>
          <table:table-cell/>
          <table:table-cell office:value-type="string">
            <text:p>Whatsapp, Facebook, Twitter</text:p>
          </table:table-cell>
          <table:table-cell office:value-type="string">
            <text:p>BB messanger</text:p>
          </table:table-cell>
          <table:table-cell office:value-type="string">
            <text:p>Facebook, Twitter</text:p>
          </table:table-cell>
          <table:table-cell table:number-columns-repeated="2" office:value-type="string">
            <text:p>Twitter</text:p>
          </table:table-cell>
          <table:table-cell/>
          <table:table-cell office:value-type="string">
            <text:p>Google+ and youtube</text:p>
          </table:table-cell>
          <table:table-cell/>
          <table:table-cell office:value-type="string">
            <text:p>I use Phones in sending and receiving electronic payments. I am a bridge between people and their electronic money since I am authorized to cash ot money. I also receive different clients who buy electricity and pay their water bills at my work place</text:p>
          </table:table-cell>
          <table:table-cell table:number-columns-repeated="1006"/>
        </table:table-row>
        <table:table-row table:style-name="ro1">
          <table:table-cell/>
          <table:table-cell office:value-type="string">
            <text:p>This respondent has got no access to Internet, this leads her to own a simple basic phone, but still she when at home she may access to internet but only when with her husband for some times in weeks, but has access to other services since she some times payed through Electronic Mobile sysytem (Tigo cash) hense she goes there few times a week.</text:p>
          </table:table-cell>
          <table:table-cell office:value-type="string">
            <text:p>SMS, Mobile money, music and photos and calling</text:p>
          </table:table-cell>
          <table:table-cell table:number-columns-repeated="3"/>
          <table:table-cell office:value-type="string">
            <text:p>Radio, Television</text:p>
          </table:table-cell>
          <table:table-cell table:number-columns-repeated="2"/>
          <table:table-cell office:value-type="string">
            <text:p>sms and calling</text:p>
          </table:table-cell>
          <table:table-cell office:value-type="string">
            <text:p>calling</text:p>
          </table:table-cell>
          <table:table-cell table:number-columns-repeated="5"/>
          <table:table-cell office:value-type="string">
            <text:p>She seems not to know much with digital service tools and does not use them since no internet but she knows about whatsappand Facebook but can't afford the service fee on her basic phone and learning how to use it is hard too</text:p>
          </table:table-cell>
          <table:table-cell office:value-type="string">
            <text:p>I use my phone to find work as a home shelter or worker and through sms with my boss if I get work. Some times I am paid through Tigo cash on my phone.</text:p>
          </table:table-cell>
          <table:table-cell table:number-columns-repeated="1006"/>
        </table:table-row>
        <table:table-row table:style-name="ro1">
          <table:table-cell/>
          <table:table-cell office:value-type="string">
            <text:p>University gladuate who is un employed and searching for work.</text:p>
          </table:table-cell>
          <table:table-cell office:value-type="string">
            <text:p>Games, Chart, Selfies, Music Videos, Research, Reading</text:p>
          </table:table-cell>
          <table:table-cell office:value-type="string">
            <text:p>Internet surfing, Research, Games, Music</text:p>
          </table:table-cell>
          <table:table-cell office:value-type="string">
            <text:p>movies, internet, research</text:p>
          </table:table-cell>
          <table:table-cell office:value-type="string">
            <text:p>photos, musics</text:p>
          </table:table-cell>
          <table:table-cell office:value-type="string">
            <text:p>Radio</text:p>
          </table:table-cell>
          <table:table-cell office:value-type="string">
            <text:p>Down loading Movies, Social media, sports news, Read, Music, Pictus</text:p>
          </table:table-cell>
          <table:table-cell/>
          <table:table-cell office:value-type="string">
            <text:p>Whatsapp, Facebook, Facebook messanger</text:p>
          </table:table-cell>
          <table:table-cell office:value-type="string">
            <text:p>whatsapp, Facebook</text:p>
          </table:table-cell>
          <table:table-cell office:value-type="string">
            <text:p>LinkedIn</text:p>
          </table:table-cell>
          <table:table-cell office:value-type="string">
            <text:p>Linked In</text:p>
          </table:table-cell>
          <table:table-cell office:value-type="string">
            <text:p>LinkedIn</text:p>
          </table:table-cell>
          <table:table-cell office:value-type="string">
            <text:p>Instagram</text:p>
          </table:table-cell>
          <table:table-cell office:value-type="string">
            <text:p>Google Docs</text:p>
          </table:table-cell>
          <table:table-cell/>
          <table:table-cell office:value-type="string">
            <text:p>She is not working</text:p>
          </table:table-cell>
          <table:table-cell table:number-columns-repeated="1006"/>
        </table:table-row>
        <table:table-row table:style-name="ro1">
          <table:table-cell table:number-columns-repeated="2"/>
          <table:table-cell office:value-type="string">
            <text:p>Chat, call, SMS, Pictures, Listen to music</text:p>
          </table:table-cell>
          <table:table-cell office:value-type="string">
            <text:p>Browsing the internet</text:p>
          </table:table-cell>
          <table:table-cell office:value-type="string">
            <text:p>To write, read, and browse the internet</text:p>
          </table:table-cell>
          <table:table-cell office:value-type="string">
            <text:p>Make videos, Take photos, internet</text:p>
          </table:table-cell>
          <table:table-cell office:value-type="string">
            <text:p>camera, Tv</text:p>
          </table:table-cell>
          <table:table-cell office:value-type="string">
            <text:p>downloading things, watching music and live streams</text:p>
          </table:table-cell>
          <table:table-cell/>
          <table:table-cell office:value-type="string">
            <text:p>Whatsapp, Facebook</text:p>
          </table:table-cell>
          <table:table-cell office:value-type="string">
            <text:p>SMS</text:p>
          </table:table-cell>
          <table:table-cell office:value-type="string">
            <text:p>Emails</text:p>
          </table:table-cell>
          <table:table-cell office:value-type="string">
            <text:p>Twitter, Facebook, whatsapp</text:p>
          </table:table-cell>
          <table:table-cell office:value-type="string">
            <text:p>Twitter</text:p>
          </table:table-cell>
          <table:table-cell office:value-type="string">
            <text:p>Instagram</text:p>
          </table:table-cell>
          <table:table-cell office:value-type="string">
            <text:p>Codeproject, google</text:p>
          </table:table-cell>
          <table:table-cell/>
          <table:table-cell office:value-type="string">
            <text:p>I dont work</text:p>
          </table:table-cell>
          <table:table-cell table:number-columns-repeated="1006"/>
        </table:table-row>
        <table:table-row table:style-name="ro1">
          <table:table-cell table:number-columns-repeated="2"/>
          <table:table-cell office:value-type="string">
            <text:p>Chat, Listening to music, SMS, Calls Selfies</text:p>
          </table:table-cell>
          <table:table-cell office:value-type="string">
            <text:p>Surfing internet</text:p>
          </table:table-cell>
          <table:table-cell office:value-type="string">
            <text:p>Research, Watching movies, Facebook, chat</text:p>
          </table:table-cell>
          <table:table-cell office:value-type="string">
            <text:p>Pictures</text:p>
          </table:table-cell>
          <table:table-cell office:value-type="string">
            <text:p>Radio and television</text:p>
          </table:table-cell>
          <table:table-cell office:value-type="string">
            <text:p>Reading, News, Listen to music, Chatting to friends, Downloading</text:p>
          </table:table-cell>
          <table:table-cell/>
          <table:table-cell office:value-type="string">
            <text:p>Whatsapp, Facebook, viber, Youtube</text:p>
          </table:table-cell>
          <table:table-cell office:value-type="string">
            <text:p>whatsapp, Facebook, SMS</text:p>
          </table:table-cell>
          <table:table-cell office:value-type="string">
            <text:p>Emails</text:p>
          </table:table-cell>
          <table:table-cell table:number-columns-repeated="2" office:value-type="string">
            <text:p>Twitter</text:p>
          </table:table-cell>
          <table:table-cell office:value-type="string">
            <text:p>Laptop</text:p>
          </table:table-cell>
          <table:table-cell office:value-type="string">
            <text:p>Youtube, Books</text:p>
          </table:table-cell>
          <table:table-cell/>
          <table:table-cell office:value-type="string">
            <text:p>Has no work</text:p>
          </table:table-cell>
          <table:table-cell table:number-columns-repeated="1006"/>
        </table:table-row>
        <table:table-row table:style-name="ro1">
          <table:table-cell table:number-columns-repeated="2"/>
          <table:table-cell office:value-type="string">
            <text:p>chatting, calling, play games, listen to music</text:p>
          </table:table-cell>
          <table:table-cell office:value-type="string">
            <text:p>Watch movies</text:p>
          </table:table-cell>
          <table:table-cell office:value-type="string">
            <text:p>Watch movies, skype calls, music, play games, facebook chatt</text:p>
          </table:table-cell>
          <table:table-cell/>
          <table:table-cell office:value-type="string">
            <text:p>Mp3 player, Radio, Tv</text:p>
          </table:table-cell>
          <table:table-cell office:value-type="string">
            <text:p>Listen and download music, watching movies and visiting social networks</text:p>
          </table:table-cell>
          <table:table-cell/>
          <table:table-cell office:value-type="string">
            <text:p>Whatsapp, Facebook</text:p>
          </table:table-cell>
          <table:table-cell office:value-type="string">
            <text:p>whatsapp, Facebook</text:p>
          </table:table-cell>
          <table:table-cell office:value-type="string">
            <text:p>facebook, whatsapp, email</text:p>
          </table:table-cell>
          <table:table-cell office:value-type="string">
            <text:p>Twitter, Facebook,</text:p>
          </table:table-cell>
          <table:table-cell office:value-type="string">
            <text:p>facebook, whatsapp</text:p>
          </table:table-cell>
          <table:table-cell/>
          <table:table-cell office:value-type="string">
            <text:p>wikipedia, google</text:p>
          </table:table-cell>
          <table:table-cell/>
          <table:table-cell office:value-type="string">
            <text:p>I have no work</text:p>
          </table:table-cell>
          <table:table-cell table:number-columns-repeated="1006"/>
        </table:table-row>
        <table:table-row table:style-name="ro1">
          <table:table-cell table:number-columns-repeated="1024"/>
        </table:table-row>
        <table:table-row table:style-name="ro1">
          <table:table-cell table:number-columns-repeated="2"/>
          <table:table-cell office:value-type="string">
            <text:p>Facebook, Games, Whatsapp, Instagram</text:p>
          </table:table-cell>
          <table:table-cell office:value-type="string">
            <text:p>I don’t have Desktop Computer </text:p>
          </table:table-cell>
          <table:table-cell table:number-columns-repeated="2" office:value-type="string">
            <text:p>Youtube</text:p>
          </table:table-cell>
          <table:table-cell office:value-type="string">
            <text:p>None </text:p>
          </table:table-cell>
          <table:table-cell office:value-type="string">
            <text:p>Games, Videos, Music, Movies, Chatting, Posting</text:p>
          </table:table-cell>
          <table:table-cell/>
          <table:table-cell office:value-type="string">
            <text:p>Whatsapp, viber, facebook, wechat</text:p>
          </table:table-cell>
          <table:table-cell office:value-type="string">
            <text:p>Smart phone, whatsapp, facebook</text:p>
          </table:table-cell>
          <table:table-cell office:value-type="string">
            <text:p>Facebook, snapchat, twitter, Instagram</text:p>
          </table:table-cell>
          <table:table-cell table:number-columns-repeated="2" office:value-type="string">
            <text:p>Facebook, twitter, instagram</text:p>
          </table:table-cell>
          <table:table-cell office:value-type="string">
            <text:p>Social Media, Microsoft Offices</text:p>
          </table:table-cell>
          <table:table-cell office:value-type="string">
            <text:p>Google, youtube</text:p>
          </table:table-cell>
          <table:table-cell/>
          <table:table-cell office:value-type="string">
            <text:p>Interviewee is a student</text:p>
          </table:table-cell>
          <table:table-cell table:number-columns-repeated="1006"/>
        </table:table-row>
        <table:table-row table:style-name="ro1">
          <table:table-cell office:value-type="string">
            <text:p>tach2 - gcm2 -lunch </text:p>
          </table:table-cell>
          <table:table-cell office:value-type="string">
            <text:p>This participant uses the tools mentioned above for scanning cars and air conditions to provide a better service in his work <text:s/>field .</text:p>
          </table:table-cell>
          <table:table-cell office:value-type="string">
            <text:p>Researching , you tube , wtsapp </text:p>
          </table:table-cell>
          <table:table-cell office:value-type="string">
            <text:p>This participant does not have a desktop computer at his house.</text:p>
          </table:table-cell>
          <table:table-cell office:value-type="string">
            <text:p>play games , researching , you tube , facebook </text:p>
          </table:table-cell>
          <table:table-cell office:value-type="string">
            <text:p>play games , facebook , researching </text:p>
          </table:table-cell>
          <table:table-cell office:value-type="string">
            <text:p>ipod for music , digital camera for photos and videos , X-box for games </text:p>
          </table:table-cell>
          <table:table-cell office:value-type="string">
            <text:p>researching , face book , games , wtsapp , skype </text:p>
          </table:table-cell>
          <table:table-cell office:value-type="string">
            <text:p>skype , facebook messenger </text:p>
          </table:table-cell>
          <table:table-cell office:value-type="string">
            <text:p>wtsapp , phone calls </text:p>
          </table:table-cell>
          <table:table-cell office:value-type="string">
            <text:p>wtsapp, phone calls </text:p>
          </table:table-cell>
          <table:table-cell office:value-type="string">
            <text:p>facebook </text:p>
          </table:table-cell>
          <table:table-cell office:value-type="string">
            <text:p>wtsapp</text:p>
          </table:table-cell>
          <table:table-cell office:value-type="string">
            <text:p>facebook</text:p>
          </table:table-cell>
          <table:table-cell/>
          <table:table-cell office:value-type="string">
            <text:p>google </text:p>
          </table:table-cell>
          <table:table-cell/>
          <table:table-cell office:value-type="string">
            <text:p>The participant downloads apps that can deepen his knowledge and facilitate his work . This includes apps that can be scanners for cars and air conditions. </text:p>
          </table:table-cell>
          <table:table-cell table:number-columns-repeated="1006"/>
        </table:table-row>
        <table:table-row table:style-name="ro1">
          <table:table-cell table:number-columns-repeated="2"/>
          <table:table-cell office:value-type="string">
            <text:p>communicating with friends, facebooking, playing games, taking photos and viedeos</text:p>
          </table:table-cell>
          <table:table-cell office:value-type="string">
            <text:p>playing games, typing master</text:p>
          </table:table-cell>
          <table:table-cell office:value-type="string">
            <text:p>playing games, listening to music</text:p>
          </table:table-cell>
          <table:table-cell office:value-type="string">
            <text:p>downloading games and songs and playing games</text:p>
          </table:table-cell>
          <table:table-cell office:value-type="string">
            <text:p>watching movies, playing games,listening to music</text:p>
          </table:table-cell>
          <table:table-cell office:value-type="string">
            <text:p>Facebooking, downloading songs and games, sometimes videos</text:p>
          </table:table-cell>
          <table:table-cell/>
          <table:table-cell office:value-type="string">
            <text:p>whatsup</text:p>
          </table:table-cell>
          <table:table-cell office:value-type="string">
            <text:p>sms / voice calls</text:p>
          </table:table-cell>
          <table:table-cell office:value-type="string">
            <text:p>google drive</text:p>
          </table:table-cell>
          <table:table-cell office:value-type="string">
            <text:p>facebooks</text:p>
          </table:table-cell>
          <table:table-cell table:number-columns-repeated="2" office:value-type="string">
            <text:p>N/A</text:p>
          </table:table-cell>
          <table:table-cell office:value-type="string">
            <text:p>goole</text:p>
          </table:table-cell>
          <table:table-cell/>
          <table:table-cell office:value-type="string">
            <text:p>writting minutes and sending emails and researching</text:p>
          </table:table-cell>
          <table:table-cell table:number-columns-repeated="1006"/>
        </table:table-row>
        <table:table-row table:style-name="ro1">
          <table:table-cell office:value-type="string">
            <text:p>n/a</text:p>
          </table:table-cell>
          <table:table-cell/>
          <table:table-cell office:value-type="string">
            <text:p>downloading music, games, and chating with friends</text:p>
          </table:table-cell>
          <table:table-cell office:value-type="string">
            <text:p>downloading clips and chating</text:p>
          </table:table-cell>
          <table:table-cell table:number-columns-repeated="2" office:value-type="string">
            <text:p>n/a</text:p>
          </table:table-cell>
          <table:table-cell office:value-type="string">
            <text:p>playing games on play station, playing music and movies on DVD and watching TV and listening to radio.</text:p>
          </table:table-cell>
          <table:table-cell office:value-type="string">
            <text:p>downloading clips, music, games, and searcching for interesting pages and also chating with friends.</text:p>
          </table:table-cell>
          <table:table-cell/>
          <table:table-cell office:value-type="string">
            <text:p>whatsup</text:p>
          </table:table-cell>
          <table:table-cell office:value-type="string">
            <text:p>sms</text:p>
          </table:table-cell>
          <table:table-cell office:value-type="string">
            <text:p>facebook</text:p>
          </table:table-cell>
          <table:table-cell table:number-columns-repeated="2" office:value-type="string">
            <text:p>whatsup</text:p>
          </table:table-cell>
          <table:table-cell office:value-type="string">
            <text:p>N/A</text:p>
          </table:table-cell>
          <table:table-cell office:value-type="string">
            <text:p>facebook</text:p>
          </table:table-cell>
          <table:table-cell table:number-columns-repeated="1008"/>
        </table:table-row>
        <table:table-row table:style-name="ro1">
          <table:table-cell office:value-type="string">
            <text:p>N/A</text:p>
          </table:table-cell>
          <table:table-cell/>
          <table:table-cell office:value-type="string">
            <text:p>Games, shairing with friends and listing to music</text:p>
          </table:table-cell>
          <table:table-cell office:value-type="string">
            <text:p>n/a</text:p>
          </table:table-cell>
          <table:table-cell office:value-type="string">
            <text:p>playing pool game, creating / having discussions with friends</text:p>
          </table:table-cell>
          <table:table-cell office:value-type="string">
            <text:p>n/a</text:p>
          </table:table-cell>
          <table:table-cell office:value-type="string">
            <text:p>digital hoofer for playing music, TV for watching programs especially soap operas</text:p>
          </table:table-cell>
          <table:table-cell office:value-type="string">
            <text:p>downloading songs especially gospel songs</text:p>
          </table:table-cell>
          <table:table-cell office:value-type="string">
            <text:p>n/a</text:p>
          </table:table-cell>
          <table:table-cell office:value-type="string">
            <text:p>whatsup</text:p>
          </table:table-cell>
          <table:table-cell office:value-type="string">
            <text:p>voice calls</text:p>
          </table:table-cell>
          <table:table-cell office:value-type="string">
            <text:p>n/a</text:p>
          </table:table-cell>
          <table:table-cell table:number-columns-repeated="2" office:value-type="string">
            <text:p>whatsup</text:p>
          </table:table-cell>
          <table:table-cell office:value-type="string">
            <text:p>laptop</text:p>
          </table:table-cell>
          <table:table-cell office:value-type="string">
            <text:p>google search</text:p>
          </table:table-cell>
          <table:table-cell office:value-type="string">
            <text:p>n/a</text:p>
          </table:table-cell>
          <table:table-cell table:number-columns-repeated="1007"/>
        </table:table-row>
        <table:table-row table:style-name="ro1">
          <table:table-cell office:value-type="string">
            <text:p>n/a</text:p>
          </table:table-cell>
          <table:table-cell/>
          <table:table-cell office:value-type="string">
            <text:p>listening to music and watching clips and pictures</text:p>
          </table:table-cell>
          <table:table-cell office:value-type="string">
            <text:p>playing music</text:p>
          </table:table-cell>
          <table:table-cell table:number-columns-repeated="2" office:value-type="string">
            <text:p>n/a</text:p>
          </table:table-cell>
          <table:table-cell office:value-type="string">
            <text:p>dvd for playing music and watching movies and also listening to radio</text:p>
          </table:table-cell>
          <table:table-cell office:value-type="string">
            <text:p>doenloading songs, pictures and video clips</text:p>
          </table:table-cell>
          <table:table-cell office:value-type="string">
            <text:p>n/a</text:p>
          </table:table-cell>
          <table:table-cell office:value-type="string">
            <text:p>sms</text:p>
          </table:table-cell>
          <table:table-cell office:value-type="string">
            <text:p>voice calls</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goole search</text:p>
          </table:table-cell>
          <table:table-cell table:number-columns-repeated="1008"/>
        </table:table-row>
        <table:table-row table:style-name="ro1">
          <table:table-cell office:value-type="string">
            <text:p>none</text:p>
          </table:table-cell>
          <table:table-cell office:value-type="string">
            <text:p>n/a</text:p>
          </table:table-cell>
          <table:table-cell office:value-type="string">
            <text:p>listening to music and playing games</text:p>
          </table:table-cell>
          <table:table-cell office:value-type="string">
            <text:p>sometimes use it for watching movies</text:p>
          </table:table-cell>
          <table:table-cell table:number-columns-repeated="2" office:value-type="string">
            <text:p>n/a</text:p>
          </table:table-cell>
          <table:table-cell office:value-type="string">
            <text:p>TVs and Radio</text:p>
          </table:table-cell>
          <table:table-cell table:number-columns-repeated="2" office:value-type="string">
            <text:p>n/a</text:p>
          </table:table-cell>
          <table:table-cell table:number-columns-repeated="2" office:value-type="string">
            <text:p>phone calls</text:p>
          </table:table-cell>
          <table:table-cell table:number-columns-repeated="4" office:value-type="string">
            <text:p>n/a</text:p>
          </table:table-cell>
          <table:table-cell office:value-type="string">
            <text:p>google search</text:p>
          </table:table-cell>
          <table:table-cell office:value-type="string">
            <text:p>n/a</text:p>
          </table:table-cell>
          <table:table-cell table:number-columns-repeated="1007"/>
        </table:table-row>
        <table:table-row table:style-name="ro1">
          <table:table-cell office:value-type="string">
            <text:p>none</text:p>
          </table:table-cell>
          <table:table-cell office:value-type="string">
            <text:p>n/a</text:p>
          </table:table-cell>
          <table:table-cell office:value-type="string">
            <text:p>watching youtube pictures, downloading songs</text:p>
          </table:table-cell>
          <table:table-cell office:value-type="string">
            <text:p>mostly for playing games</text:p>
          </table:table-cell>
          <table:table-cell office:value-type="string">
            <text:p>watching movies, playing games and playing / listening to music</text:p>
          </table:table-cell>
          <table:table-cell office:value-type="string">
            <text:p>n/a</text:p>
          </table:table-cell>
          <table:table-cell office:value-type="string">
            <text:p>sub-hoofer for listening to radio and playing music on a SD memory reader/falsk disck.</text:p>
          </table:table-cell>
          <table:table-cell office:value-type="string">
            <text:p>through facebooking, chating with frioends on whatsapp and downloading music/songs</text:p>
          </table:table-cell>
          <table:table-cell/>
          <table:table-cell office:value-type="string">
            <text:p>facebook</text:p>
          </table:table-cell>
          <table:table-cell office:value-type="string">
            <text:p>phone calls</text:p>
          </table:table-cell>
          <table:table-cell office:value-type="string">
            <text:p>twitter</text:p>
          </table:table-cell>
          <table:table-cell table:number-columns-repeated="2" office:value-type="string">
            <text:p>facebook</text:p>
          </table:table-cell>
          <table:table-cell office:value-type="string">
            <text:p>n/a</text:p>
          </table:table-cell>
          <table:table-cell office:value-type="string">
            <text:p>google search</text:p>
          </table:table-cell>
          <table:table-cell office:value-type="string">
            <text:p>n/a</text:p>
          </table:table-cell>
          <table:table-cell table:number-columns-repeated="1007"/>
        </table:table-row>
        <table:table-row table:style-name="ro1">
          <table:table-cell office:value-type="string">
            <text:p>none</text:p>
          </table:table-cell>
          <table:table-cell office:value-type="string">
            <text:p>n/a</text:p>
          </table:table-cell>
          <table:table-cell office:value-type="string">
            <text:p>watching movies, listening to music, playing games and posting photos online</text:p>
          </table:table-cell>
          <table:table-cell office:value-type="string">
            <text:p>n/a</text:p>
          </table:table-cell>
          <table:table-cell office:value-type="string">
            <text:p>watching movies listenicng to music playing games graphic designing for fun</text:p>
          </table:table-cell>
          <table:table-cell office:value-type="string">
            <text:p>n/a</text:p>
          </table:table-cell>
          <table:table-cell office:value-type="string">
            <text:p>normally use ipad</text:p>
          </table:table-cell>
          <table:table-cell office:value-type="string">
            <text:p>writing articles ( environmental, and kids sotories) watching and downloading movie clips and song .</text:p>
          </table:table-cell>
          <table:table-cell/>
          <table:table-cell office:value-type="string">
            <text:p>whatsapp</text:p>
          </table:table-cell>
          <table:table-cell office:value-type="string">
            <text:p>sms</text:p>
          </table:table-cell>
          <table:table-cell office:value-type="string">
            <text:p>twitter</text:p>
          </table:table-cell>
          <table:table-cell table:number-columns-repeated="2" office:value-type="string">
            <text:p>facebook</text:p>
          </table:table-cell>
          <table:table-cell office:value-type="string">
            <text:p>google</text:p>
          </table:table-cell>
          <table:table-cell office:value-type="string">
            <text:p>goole search</text:p>
          </table:table-cell>
          <table:table-cell table:number-columns-repeated="1008"/>
        </table:table-row>
        <table:table-row table:style-name="ro1">
          <table:table-cell office:value-type="string">
            <text:p>N/A</text:p>
          </table:table-cell>
          <table:table-cell office:value-type="string">
            <text:p>DOES NOT USE THE SEVERCIS / TOOLS FOR SEARCHING FOR JOBS BU USE THEM ALOT FOR LOOKIG FOR SCHOLARSHIP OPPORTUNITIES</text:p>
          </table:table-cell>
          <table:table-cell office:value-type="string">
            <text:p>talking photos/videos, posting them on social networks.</text:p>
          </table:table-cell>
          <table:table-cell office:value-type="string">
            <text:p>I hardly usedesktops for entertainment</text:p>
          </table:table-cell>
          <table:table-cell office:value-type="string">
            <text:p>plyaing music, games and watching movies</text:p>
          </table:table-cell>
          <table:table-cell office:value-type="string">
            <text:p>n/a</text:p>
          </table:table-cell>
          <table:table-cell office:value-type="string">
            <text:p>digital TV especially for watching documentaries</text:p>
          </table:table-cell>
          <table:table-cell office:value-type="string">
            <text:p>watching videos on youtube and dwonloading of songs.</text:p>
          </table:table-cell>
          <table:table-cell office:value-type="string">
            <text:p>n/a</text:p>
          </table:table-cell>
          <table:table-cell office:value-type="string">
            <text:p>whatsapp</text:p>
          </table:table-cell>
          <table:table-cell office:value-type="string">
            <text:p>phone calls</text:p>
          </table:table-cell>
          <table:table-cell office:value-type="string">
            <text:p>google plus</text:p>
          </table:table-cell>
          <table:table-cell office:value-type="string">
            <text:p>facebook</text:p>
          </table:table-cell>
          <table:table-cell/>
          <table:table-cell office:value-type="string">
            <text:p>goolgle</text:p>
          </table:table-cell>
          <table:table-cell office:value-type="string">
            <text:p>google scholar</text:p>
          </table:table-cell>
          <table:table-cell office:value-type="string">
            <text:p>n/a</text:p>
          </table:table-cell>
          <table:table-cell office:value-type="string">
            <text:p>for communication and publicity, propasal writing , documetation and for planning purposes as well as for taking photos and videos .</text:p>
          </table:table-cell>
          <table:table-cell table:number-columns-repeated="1006"/>
        </table:table-row>
        <table:table-row table:style-name="ro1">
          <table:table-cell table:number-columns-repeated="2"/>
          <table:table-cell office:value-type="string">
            <text:p>visiting social media, listening to music and playing games</text:p>
          </table:table-cell>
          <table:table-cell office:value-type="string">
            <text:p>accessing you tube and social media </text:p>
          </table:table-cell>
          <table:table-cell office:value-type="string">
            <text:p>listening to music, accessing social media and watching movies</text:p>
          </table:table-cell>
          <table:table-cell office:value-type="string">
            <text:p>n/a</text:p>
          </table:table-cell>
          <table:table-cell office:value-type="string">
            <text:p>Play station Digital TV Radio(stereo system)</text:p>
          </table:table-cell>
          <table:table-cell office:value-type="string">
            <text:p>visiting social media ,downloading songs and games</text:p>
          </table:table-cell>
          <table:table-cell office:value-type="string">
            <text:p>Shazam - an application for downloading songs. It automatically detects a song and downloads it when one sings the lyrics of the song.</text:p>
          </table:table-cell>
          <table:table-cell office:value-type="string">
            <text:p>whatsapp</text:p>
          </table:table-cell>
          <table:table-cell office:value-type="string">
            <text:p>google+</text:p>
          </table:table-cell>
          <table:table-cell table:number-columns-repeated="4" office:value-type="string">
            <text:p>facebook</text:p>
          </table:table-cell>
          <table:table-cell office:value-type="string">
            <text:p>facebook pages</text:p>
          </table:table-cell>
          <table:table-cell/>
          <table:table-cell office:value-type="string">
            <text:p>use devices at work mostly for communication purposes</text:p>
          </table:table-cell>
          <table:table-cell table:number-columns-repeated="1006"/>
        </table:table-row>
        <table:table-row table:style-name="ro1">
          <table:table-cell table:number-columns-repeated="2"/>
          <table:table-cell office:value-type="string">
            <text:p>watching videos, charting and texting and playing games. taking selfies and uploading pictures ,facebook ,whatsapp, Instagram</text:p>
          </table:table-cell>
          <table:table-cell office:value-type="string">
            <text:p>playing games like scramble</text:p>
          </table:table-cell>
          <table:table-cell office:value-type="string">
            <text:p>watching movies mostly</text:p>
          </table:table-cell>
          <table:table-cell office:value-type="string">
            <text:p>n/a</text:p>
          </table:table-cell>
          <table:table-cell office:value-type="string">
            <text:p>Digital TV - watching soaps and drama Home theater system - playing music and movies DVD player - playing music and movies</text:p>
          </table:table-cell>
          <table:table-cell office:value-type="string">
            <text:p>watching movies, downloading photos and recipes</text:p>
          </table:table-cell>
          <table:table-cell/>
          <table:table-cell office:value-type="string">
            <text:p>facebook</text:p>
          </table:table-cell>
          <table:table-cell office:value-type="string">
            <text:p>whatsapp</text:p>
          </table:table-cell>
          <table:table-cell office:value-type="string">
            <text:p>n/a</text:p>
          </table:table-cell>
          <table:table-cell table:number-columns-repeated="2" office:value-type="string">
            <text:p>facebook</text:p>
          </table:table-cell>
          <table:table-cell office:value-type="string">
            <text:p>istagram</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playing mobile games listening to radio and music watching videos</text:p>
          </table:table-cell>
          <table:table-cell office:value-type="string">
            <text:p>playing games watching movies, music drawing </text:p>
          </table:table-cell>
          <table:table-cell office:value-type="string">
            <text:p>listening to music watching movies </text:p>
          </table:table-cell>
          <table:table-cell office:value-type="string">
            <text:p>no accesss</text:p>
          </table:table-cell>
          <table:table-cell office:value-type="string">
            <text:p>taking photos using digital cameras</text:p>
          </table:table-cell>
          <table:table-cell office:value-type="string">
            <text:p>watching movies and videos on you tube playing online games chatting with friends online</text:p>
          </table:table-cell>
          <table:table-cell/>
          <table:table-cell table:number-columns-repeated="2" office:value-type="string">
            <text:p>whatsapp</text:p>
          </table:table-cell>
          <table:table-cell table:number-columns-repeated="3" office:value-type="string">
            <text:p>facebook</text:p>
          </table:table-cell>
          <table:table-cell office:value-type="string">
            <text:p>linkedin</text:p>
          </table:table-cell>
          <table:table-cell office:value-type="string">
            <text:p>google</text:p>
          </table:table-cell>
          <table:table-cell table:number-columns-repeated="1008"/>
        </table:table-row>
        <table:table-row table:style-name="ro1">
          <table:table-cell table:number-columns-repeated="2" office:value-type="string">
            <text:p>n/a</text:p>
          </table:table-cell>
          <table:table-cell office:value-type="string">
            <text:p>accessing social media like Facebook and whatsapp listening to music taking photos</text:p>
          </table:table-cell>
          <table:table-cell office:value-type="string">
            <text:p>watching videos on you tube social media access</text:p>
          </table:table-cell>
          <table:table-cell office:value-type="string">
            <text:p>playing games watching movies</text:p>
          </table:table-cell>
          <table:table-cell office:value-type="string">
            <text:p>n/a</text:p>
          </table:table-cell>
          <table:table-cell office:value-type="string">
            <text:p>iPod for listening to music </text:p>
          </table:table-cell>
          <table:table-cell office:value-type="string">
            <text:p>playing online games watching videos listening to music reading easays</text:p>
          </table:table-cell>
          <table:table-cell office:value-type="string">
            <text:p>tube-mate - I use this app to download videos and movies</text:p>
          </table:table-cell>
          <table:table-cell office:value-type="string">
            <text:p>facebok</text:p>
          </table:table-cell>
          <table:table-cell office:value-type="string">
            <text:p>whatsapp</text:p>
          </table:table-cell>
          <table:table-cell table:number-columns-repeated="3" office:value-type="string">
            <text:p>Facebook</text:p>
          </table:table-cell>
          <table:table-cell office:value-type="string">
            <text:p>You Tube</text:p>
          </table:table-cell>
          <table:table-cell office:value-type="string">
            <text:p>Google docs</text:p>
          </table:table-cell>
          <table:table-cell table:number-columns-repeated="2" office:value-type="string">
            <text:p>n/a</text:p>
          </table:table-cell>
          <table:table-cell table:number-columns-repeated="1006"/>
        </table:table-row>
        <table:table-row table:style-name="ro1">
          <table:table-cell office:value-type="string">
            <text:p>Digital TV, Home Theater System</text:p>
          </table:table-cell>
          <table:table-cell office:value-type="string">
            <text:p>n/a</text:p>
          </table:table-cell>
          <table:table-cell office:value-type="string">
            <text:p>listening to music / radio and accessing social media</text:p>
          </table:table-cell>
          <table:table-cell office:value-type="string">
            <text:p>listening to music, accessing social media</text:p>
          </table:table-cell>
          <table:table-cell table:number-columns-repeated="2" office:value-type="string">
            <text:p>n/a</text:p>
          </table:table-cell>
          <table:table-cell office:value-type="string">
            <text:p>Digital TV - watching movies and interesting programs Home Theater System - playing music and movies</text:p>
          </table:table-cell>
          <table:table-cell office:value-type="string">
            <text:p>watching movies on you tube once in a while Facebook listening to music</text:p>
          </table:table-cell>
          <table:table-cell office:value-type="string">
            <text:p>IMO - for video call and chats</text:p>
          </table:table-cell>
          <table:table-cell office:value-type="string">
            <text:p>facebook</text:p>
          </table:table-cell>
          <table:table-cell office:value-type="string">
            <text:p>calls</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Desktops computer for typing documents ,sending emails, scanning documents and mobile phone for communication. </text:p>
          </table:table-cell>
          <table:table-cell table:number-columns-repeated="1006"/>
        </table:table-row>
        <table:table-row table:style-name="ro1">
          <table:table-cell office:value-type="string">
            <text:p>nothing to addd</text:p>
          </table:table-cell>
          <table:table-cell office:value-type="string">
            <text:p>from his answers i found that many jobless peopl in tanzania they are just using digital tools to chart with friends and family they are not aware that they can <text:s/>use it to generate income</text:p>
          </table:table-cell>
          <table:table-cell office:value-type="string">
            <text:p>social media browsing,charting,calling friends and family</text:p>
          </table:table-cell>
          <table:table-cell office:value-type="string">
            <text:p>social media browsing,whatching movies</text:p>
          </table:table-cell>
          <table:table-cell office:value-type="string">
            <text:p>whatching movies</text:p>
          </table:table-cell>
          <table:table-cell table:number-columns-repeated="2"/>
          <table:table-cell office:value-type="string">
            <text:p>when i want to chart with my friends on social media when i want to watch new song release videos</text:p>
          </table:table-cell>
          <table:table-cell office:value-type="string">
            <text:p>nothing to add</text:p>
          </table:table-cell>
          <table:table-cell table:number-columns-repeated="2" office:value-type="string">
            <text:p>facebook,whatsapp</text:p>
          </table:table-cell>
          <table:table-cell table:number-columns-repeated="3" office:value-type="string">
            <text:p>facebook,whatsapp,instagram</text:p>
          </table:table-cell>
          <table:table-cell office:value-type="string">
            <text:p>youtube</text:p>
          </table:table-cell>
          <table:table-cell office:value-type="string">
            <text:p>NIL</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To download funny videos, listen to music and play games</text:p>
          </table:table-cell>
          <table:table-cell office:value-type="string">
            <text:p>To watch YouTube videos and listen to music</text:p>
          </table:table-cell>
          <table:table-cell table:number-columns-repeated="3"/>
          <table:table-cell office:value-type="string">
            <text:p>To watch the videos on YouTube, for facebook and for WhatsApp.</text:p>
          </table:table-cell>
          <table:table-cell/>
          <table:table-cell office:value-type="string">
            <text:p>Facebook</text:p>
          </table:table-cell>
          <table:table-cell office:value-type="string">
            <text:p>WhatsApp</text:p>
          </table:table-cell>
          <table:table-cell office:value-type="string">
            <text:p>Email</text:p>
          </table:table-cell>
          <table:table-cell office:value-type="string">
            <text:p>LinkedIn</text:p>
          </table:table-cell>
          <table:table-cell table:number-columns-repeated="2"/>
          <table:table-cell office:value-type="string">
            <text:p>LinkedIn</text:p>
          </table:table-cell>
          <table:table-cell/>
          <table:table-cell office:value-type="string">
            <text:p>For everything I do for work - talking to clients, keeping records, writing reports, submitting reports.. the list is endless..</text:p>
          </table:table-cell>
          <table:table-cell table:number-columns-repeated="1006"/>
        </table:table-row>
        <table:table-row table:style-name="ro1">
          <table:table-cell table:number-columns-repeated="2"/>
          <table:table-cell office:value-type="string">
            <text:p>Social networking, playing music videos and audios</text:p>
          </table:table-cell>
          <table:table-cell office:value-type="string">
            <text:p>Movies</text:p>
          </table:table-cell>
          <table:table-cell office:value-type="string">
            <text:p>Movies and social networking</text:p>
          </table:table-cell>
          <table:table-cell table:number-columns-repeated="2"/>
          <table:table-cell office:value-type="string">
            <text:p>Social networking mostly and watching videos on YouTube</text:p>
          </table:table-cell>
          <table:table-cell/>
          <table:table-cell office:value-type="string">
            <text:p>Facebook</text:p>
          </table:table-cell>
          <table:table-cell office:value-type="string">
            <text:p>WhatsApp</text:p>
          </table:table-cell>
          <table:table-cell table:number-columns-repeated="2" office:value-type="string">
            <text:p>Facebook</text:p>
          </table:table-cell>
          <table:table-cell/>
          <table:table-cell office:value-type="string">
            <text:p>WhatsApp</text:p>
          </table:table-cell>
          <table:table-cell office:value-type="string">
            <text:p>Facebook</text:p>
          </table:table-cell>
          <table:table-cell/>
          <table:table-cell office:value-type="string">
            <text:p>For communication, documentation, and writing reports</text:p>
          </table:table-cell>
          <table:table-cell table:number-columns-repeated="1006"/>
        </table:table-row>
        <table:table-row table:style-name="ro1">
          <table:table-cell/>
          <table:table-cell office:value-type="string">
            <text:p>Respondent said she had never used the internet and did not know how to use it. She has access to a desk top computer once a week at school but it has no internet. She has a basic mobile phone that has no internet capability that she uses to send and receive SMS and calls, and carry out mobile money transactions.</text:p>
          </table:table-cell>
          <table:table-cell office:value-type="string">
            <text:p>For playing games sometimes, listening to radio, sending messages, taking photos and videos with the camera.</text:p>
          </table:table-cell>
          <table:table-cell office:value-type="string">
            <text:p>Playing games</text:p>
          </table:table-cell>
          <table:table-cell table:number-columns-repeated="5"/>
          <table:table-cell table:number-columns-repeated="2" office:value-type="string">
            <text:p>Calls</text:p>
          </table:table-cell>
          <table:table-cell table:number-columns-repeated="1013"/>
        </table:table-row>
        <table:table-row table:style-name="ro1">
          <table:table-cell office:value-type="string">
            <text:p>Services for educational purposes</text:p>
          </table:table-cell>
          <table:table-cell/>
          <table:table-cell office:value-type="string">
            <text:p>Listening to music, watching YouTube videos and vines</text:p>
          </table:table-cell>
          <table:table-cell table:number-columns-repeated="2"/>
          <table:table-cell office:value-type="string">
            <text:p>Watching movies, playing games, and music as well</text:p>
          </table:table-cell>
          <table:table-cell/>
          <table:table-cell office:value-type="string">
            <text:p>I use it for research on celebrity profiles and personalities, funny stories, videos, music etc.</text:p>
          </table:table-cell>
          <table:table-cell/>
          <table:table-cell office:value-type="string">
            <text:p>WhatsApp</text:p>
          </table:table-cell>
          <table:table-cell office:value-type="string">
            <text:p>Facebook and texting</text:p>
          </table:table-cell>
          <table:table-cell/>
          <table:table-cell office:value-type="string">
            <text:p>Facebook and Pinterest</text:p>
          </table:table-cell>
          <table:table-cell/>
          <table:table-cell office:value-type="string">
            <text:p>Pinterest</text:p>
          </table:table-cell>
          <table:table-cell table:number-columns-repeated="1009"/>
        </table:table-row>
        <table:table-row table:style-name="ro1">
          <table:table-cell table:number-columns-repeated="2"/>
          <table:table-cell office:value-type="string">
            <text:p>Listening to music, downloading music, playing games, taking photos, for facebook</text:p>
          </table:table-cell>
          <table:table-cell office:value-type="string">
            <text:p>For facebook and internet research</text:p>
          </table:table-cell>
          <table:table-cell table:number-columns-repeated="5"/>
          <table:table-cell office:value-type="string">
            <text:p>Facebook</text:p>
          </table:table-cell>
          <table:table-cell office:value-type="string">
            <text:p>phone calls</text:p>
          </table:table-cell>
          <table:table-cell office:value-type="string">
            <text:p>google</text:p>
          </table:table-cell>
          <table:table-cell office:value-type="string">
            <text:p>facebook</text:p>
          </table:table-cell>
          <table:table-cell/>
          <table:table-cell office:value-type="string">
            <text:p>facebook</text:p>
          </table:table-cell>
          <table:table-cell office:value-type="string">
            <text:p>google</text:p>
          </table:table-cell>
          <table:table-cell table:number-columns-repeated="1008"/>
        </table:table-row>
        <table:table-row table:style-name="ro1">
          <table:table-cell office:value-type="string">
            <text:p>TV programs</text:p>
          </table:table-cell>
          <table:table-cell office:value-type="string">
            <text:p>Participants access and use of technology, internet and digital services is limited since she still a student and at the same time engaging in entrepreneurial activities</text:p>
          </table:table-cell>
          <table:table-cell office:value-type="string">
            <text:p>Chatting, listening to music, radio</text:p>
          </table:table-cell>
          <table:table-cell office:value-type="string">
            <text:p>listening to music, watching videos</text:p>
          </table:table-cell>
          <table:table-cell table:number-columns-repeated="2" office:value-type="string">
            <text:p>Don't use</text:p>
          </table:table-cell>
          <table:table-cell office:value-type="string">
            <text:p>TV and Radio</text:p>
          </table:table-cell>
          <table:table-cell office:value-type="string">
            <text:p>use it to play games, watch videos and listen music</text:p>
          </table:table-cell>
          <table:table-cell office:value-type="string">
            <text:p>TV Programs,like music, commedy</text:p>
          </table:table-cell>
          <table:table-cell office:value-type="string">
            <text:p>Facebook</text:p>
          </table:table-cell>
          <table:table-cell office:value-type="string">
            <text:p>Calling</text:p>
          </table:table-cell>
          <table:table-cell table:number-columns-repeated="2" office:value-type="string">
            <text:p>Facebook</text:p>
          </table:table-cell>
          <table:table-cell office:value-type="string">
            <text:p>WhatsApp</text:p>
          </table:table-cell>
          <table:table-cell office:value-type="string">
            <text:p>SMS</text:p>
          </table:table-cell>
          <table:table-cell office:value-type="string">
            <text:p>Google</text:p>
          </table:table-cell>
          <table:table-cell office:value-type="string">
            <text:p>participant has limited access to most of the digital services</text:p>
          </table:table-cell>
          <table:table-cell office:value-type="string">
            <text:p>i call my customers using my mobile phone</text:p>
          </table:table-cell>
          <table:table-cell table:number-columns-repeated="1006"/>
        </table:table-row>
        <table:table-row table:style-name="ro1">
          <table:table-cell office:value-type="string">
            <text:p>No</text:p>
          </table:table-cell>
          <table:table-cell office:value-type="string">
            <text:p>The participant being a non resident student has much access to their phone than other devices</text:p>
          </table:table-cell>
          <table:table-cell office:value-type="string">
            <text:p>Listen to music, play games</text:p>
          </table:table-cell>
          <table:table-cell office:value-type="string">
            <text:p>Play games, Chatting</text:p>
          </table:table-cell>
          <table:table-cell table:number-columns-repeated="2" office:value-type="string">
            <text:p>Not used</text:p>
          </table:table-cell>
          <table:table-cell office:value-type="string">
            <text:p>Watching TV and listening to radio</text:p>
          </table:table-cell>
          <table:table-cell office:value-type="string">
            <text:p>Watch Youtube, chat and listen to music</text:p>
          </table:table-cell>
          <table:table-cell office:value-type="string">
            <text:p>Movies on TV</text:p>
          </table:table-cell>
          <table:table-cell office:value-type="string">
            <text:p>Facbook</text:p>
          </table:table-cell>
          <table:table-cell table:number-columns-repeated="4" office:value-type="string">
            <text:p>Facebook</text:p>
          </table:table-cell>
          <table:table-cell/>
          <table:table-cell office:value-type="string">
            <text:p>Facebook</text:p>
          </table:table-cell>
          <table:table-cell office:value-type="string">
            <text:p>Participant notes that she derives fun/entertainment through active or physical participation and that technology doesn't do much</text:p>
          </table:table-cell>
          <table:table-cell table:number-columns-repeated="1007"/>
        </table:table-row>
        <table:table-row table:style-name="ro1">
          <table:table-cell/>
          <table:table-cell office:value-type="string">
            <text:p>Participant only access digital services at home</text:p>
          </table:table-cell>
          <table:table-cell office:value-type="string">
            <text:p>Facebook, SMS, games, playing music and videos</text:p>
          </table:table-cell>
          <table:table-cell office:value-type="string">
            <text:p>Don't use it for fun</text:p>
          </table:table-cell>
          <table:table-cell office:value-type="string">
            <text:p>Playing music and watching videos</text:p>
          </table:table-cell>
          <table:table-cell office:value-type="string">
            <text:p>No</text:p>
          </table:table-cell>
          <table:table-cell office:value-type="string">
            <text:p>Television and Radio</text:p>
          </table:table-cell>
          <table:table-cell office:value-type="string">
            <text:p>chatting on Facebook, music and videos</text:p>
          </table:table-cell>
          <table:table-cell office:value-type="string">
            <text:p>StarTimes TV</text:p>
          </table:table-cell>
          <table:table-cell office:value-type="string">
            <text:p>SMS</text:p>
          </table:table-cell>
          <table:table-cell office:value-type="string">
            <text:p>Calling</text:p>
          </table:table-cell>
          <table:table-cell table:number-columns-repeated="2" office:value-type="string">
            <text:p>Facebook</text:p>
          </table:table-cell>
          <table:table-cell office:value-type="string">
            <text:p>N/A</text:p>
          </table:table-cell>
          <table:table-cell table:number-columns-repeated="2" office:value-type="string">
            <text:p>Facebook</text:p>
          </table:table-cell>
          <table:table-cell office:value-type="string">
            <text:p>Besides Facebook and Google+, participant not aware of other digital services, this i can attribute it to the environment and geographic location</text:p>
          </table:table-cell>
          <table:table-cell table:number-columns-repeated="1007"/>
        </table:table-row>
        <table:table-row table:style-name="ro1">
          <table:table-cell/>
          <table:table-cell office:value-type="string">
            <text:p>Participant has regular access to only his basic mobile phone, however doesn't have access to the internet the services he accesses are as well limited</text:p>
          </table:table-cell>
          <table:table-cell office:value-type="string">
            <text:p>Listen to music and radio</text:p>
          </table:table-cell>
          <table:table-cell table:number-columns-repeated="3" office:value-type="string">
            <text:p>N/A</text:p>
          </table:table-cell>
          <table:table-cell office:value-type="string">
            <text:p>Football on TV</text:p>
          </table:table-cell>
          <table:table-cell office:value-type="string">
            <text:p>N/A</text:p>
          </table:table-cell>
          <table:table-cell/>
          <table:table-cell office:value-type="string">
            <text:p>CAlling</text:p>
          </table:table-cell>
          <table:table-cell office:value-type="string">
            <text:p>Calling</text:p>
          </table:table-cell>
          <table:table-cell office:value-type="string">
            <text:p>N/A</text:p>
          </table:table-cell>
          <table:table-cell table:number-columns-repeated="2" office:value-type="string">
            <text:p>Calling</text:p>
          </table:table-cell>
          <table:table-cell office:value-type="string">
            <text:p>N/A</text:p>
          </table:table-cell>
          <table:table-cell office:value-type="string">
            <text:p>SMS</text:p>
          </table:table-cell>
          <table:table-cell office:value-type="string">
            <text:p>Participants only accesses and uses a basic mobile phone therefore can only call and SMS</text:p>
          </table:table-cell>
          <table:table-cell office:value-type="string">
            <text:p>I use my phone to call people i want to work with me in the garden</text:p>
          </table:table-cell>
          <table:table-cell table:number-columns-repeated="1006"/>
        </table:table-row>
        <table:table-row table:style-name="ro1">
          <table:table-cell table:number-columns-repeated="2"/>
          <table:table-cell office:value-type="string">
            <text:p>Facebooking, listening to music, Whatsapping</text:p>
          </table:table-cell>
          <table:table-cell table:number-columns-repeated="2" office:value-type="string">
            <text:p>Playing video games, surfing the internet, watching movies</text:p>
          </table:table-cell>
          <table:table-cell office:value-type="string">
            <text:p>WhatsApping, surfing the internet</text:p>
          </table:table-cell>
          <table:table-cell office:value-type="string">
            <text:p>CD player for playing music, playstation for playing video games</text:p>
          </table:table-cell>
          <table:table-cell office:value-type="string">
            <text:p>Playing online games, online music, listening to online radio, facebook</text:p>
          </table:table-cell>
          <table:table-cell/>
          <table:table-cell office:value-type="string">
            <text:p>WhatsApp</text:p>
          </table:table-cell>
          <table:table-cell table:number-columns-repeated="2" office:value-type="string">
            <text:p>Facebook</text:p>
          </table:table-cell>
          <table:table-cell table:number-columns-repeated="3" office:value-type="string">
            <text:p>Blogger</text:p>
          </table:table-cell>
          <table:table-cell office:value-type="string">
            <text:p>Wordpress</text:p>
          </table:table-cell>
          <table:table-cell/>
          <table:table-cell office:value-type="string">
            <text:p>uses a desktop to design graphics which he sales to get money</text:p>
          </table:table-cell>
          <table:table-cell table:number-columns-repeated="1006"/>
        </table:table-row>
        <table:table-row table:style-name="ro1">
          <table:table-cell/>
          <table:table-cell office:value-type="string">
            <text:p>It is worth mentioning that, even though the stakeholder has access to the internet on his smartphone regularly, and on a desktop computer when he has time to go to an internet cafe, he has never heard of the services available. He seemed quite impressed by knowing that he can make online payments, engage in discussions, apply for jobs, etc. directly <text:s/>through his phone. <text:s/></text:p>
          </table:table-cell>
          <table:table-cell office:value-type="string">
            <text:p>play offline games</text:p>
          </table:table-cell>
          <table:table-cell office:value-type="string">
            <text:p>play offline games, watch football matches, and use Facebook.</text:p>
          </table:table-cell>
          <table:table-cell table:number-columns-repeated="2" office:value-type="string">
            <text:p>N/A</text:p>
          </table:table-cell>
          <table:table-cell office:value-type="string">
            <text:p>listen to music on the radio </text:p>
          </table:table-cell>
          <table:table-cell office:value-type="string">
            <text:p>To watch football matches and clips on youtube and to chat with friends on Whatsapp</text:p>
          </table:table-cell>
          <table:table-cell office:value-type="string">
            <text:p>N/A</text:p>
          </table:table-cell>
          <table:table-cell table:number-columns-repeated="2" office:value-type="string">
            <text:p>Whatsapp</text:p>
          </table:table-cell>
          <table:table-cell office:value-type="string">
            <text:p>N/A</text:p>
          </table:table-cell>
          <table:table-cell table:number-columns-repeated="2" office:value-type="string">
            <text:p>Whatsapp</text:p>
          </table:table-cell>
          <table:table-cell office:value-type="string">
            <text:p>Facebook</text:p>
          </table:table-cell>
          <table:table-cell office:value-type="string">
            <text:p>Google</text:p>
          </table:table-cell>
          <table:table-cell office:value-type="string">
            <text:p>I felt that, when I facilitated the previous section, and what it means to be creative and seek learning opportunities using digital services, the stakeholder felt a bit embarrassed and he felt inclined to say that he does indeed get creative on Facebook and learn new things by searching the internet. Personally, and from observing his reaction and after getting to know him a bit, I don't think he's ever used services for personal development (whether learning or being creative). </text:p>
          </table:table-cell>
          <table:table-cell office:value-type="string">
            <text:p>Never. The stakeholder engages in physical community work.</text:p>
          </table:table-cell>
          <table:table-cell table:number-columns-repeated="1006"/>
        </table:table-row>
        <table:table-row table:style-name="ro1">
          <table:table-cell table:number-columns-repeated="2"/>
          <table:table-cell office:value-type="string">
            <text:p>Music</text:p>
          </table:table-cell>
          <table:table-cell table:number-columns-repeated="3" office:value-type="string">
            <text:p>N/A</text:p>
          </table:table-cell>
          <table:table-cell table:number-columns-repeated="2" office:value-type="string">
            <text:p>listen to music</text:p>
          </table:table-cell>
          <table:table-cell office:value-type="string">
            <text:p>N/A</text:p>
          </table:table-cell>
          <table:table-cell table:number-columns-repeated="5" office:value-type="string">
            <text:p>Email</text:p>
          </table:table-cell>
          <table:table-cell/>
          <table:table-cell office:value-type="string">
            <text:p>Internet</text:p>
          </table:table-cell>
          <table:table-cell/>
          <table:table-cell office:value-type="string">
            <text:p>Accounting/ financial planing/ budget follow up/ communicating with colleages</text:p>
          </table:table-cell>
          <table:table-cell table:number-columns-repeated="1006"/>
        </table:table-row>
        <table:table-row table:style-name="ro1">
          <table:table-cell office:value-type="string">
            <text:p>N/A</text:p>
          </table:table-cell>
          <table:table-cell/>
          <table:table-cell office:value-type="string">
            <text:p>search for topics that interest me/play games</text:p>
          </table:table-cell>
          <table:table-cell office:value-type="string">
            <text:p>play games/music/photos</text:p>
          </table:table-cell>
          <table:table-cell office:value-type="string">
            <text:p>N/A</text:p>
          </table:table-cell>
          <table:table-cell office:value-type="string">
            <text:p>play games/music/photos</text:p>
          </table:table-cell>
          <table:table-cell table:number-columns-repeated="3" office:value-type="string">
            <text:p>N/A</text:p>
          </table:table-cell>
          <table:table-cell office:value-type="string">
            <text:p>whatsapp</text:p>
          </table:table-cell>
          <table:table-cell office:value-type="string">
            <text:p>facebook</text:p>
          </table:table-cell>
          <table:table-cell office:value-type="string">
            <text:p>N/A</text:p>
          </table:table-cell>
          <table:table-cell office:value-type="string">
            <text:p>twitter</text:p>
          </table:table-cell>
          <table:table-cell office:value-type="string">
            <text:p>N/A</text:p>
          </table:table-cell>
          <table:table-cell office:value-type="string">
            <text:p>facebook</text:p>
          </table:table-cell>
          <table:table-cell office:value-type="string">
            <text:p>google</text:p>
          </table:table-cell>
          <table:table-cell/>
          <table:table-cell office:value-type="string">
            <text:p>connect with workers in same feild</text:p>
          </table:table-cell>
          <table:table-cell table:number-columns-repeated="1006"/>
        </table:table-row>
        <table:table-row table:style-name="ro1">
          <table:table-cell office:value-type="string">
            <text:p>N/A</text:p>
          </table:table-cell>
          <table:table-cell/>
          <table:table-cell office:value-type="string">
            <text:p>downloading or playing online games/searching for topics that interest me/connecting with friends and family</text:p>
          </table:table-cell>
          <table:table-cell table:number-columns-repeated="2" office:value-type="string">
            <text:p>playing games</text:p>
          </table:table-cell>
          <table:table-cell table:number-columns-repeated="2" office:value-type="string">
            <text:p>N/A</text:p>
          </table:table-cell>
          <table:table-cell office:value-type="string">
            <text:p>playing online games/searching for topics that interest me</text:p>
          </table:table-cell>
          <table:table-cell office:value-type="string">
            <text:p>N/A</text:p>
          </table:table-cell>
          <table:table-cell office:value-type="string">
            <text:p>facebook</text:p>
          </table:table-cell>
          <table:table-cell office:value-type="string">
            <text:p>whatsapp</text:p>
          </table:table-cell>
          <table:table-cell table:number-columns-repeated="2" office:value-type="string">
            <text:p>facebook</text:p>
          </table:table-cell>
          <table:table-cell office:value-type="string">
            <text:p>N/A</text:p>
          </table:table-cell>
          <table:table-cell office:value-type="string">
            <text:p>instagram</text:p>
          </table:table-cell>
          <table:table-cell office:value-type="string">
            <text:p>google</text:p>
          </table:table-cell>
          <table:table-cell/>
          <table:table-cell office:value-type="string">
            <text:p>sharing my projects/improving my ideas in working</text:p>
          </table:table-cell>
          <table:table-cell table:number-columns-repeated="1006"/>
        </table:table-row>
        <table:table-row table:style-name="ro1">
          <table:table-cell office:value-type="string">
            <text:p>N/A</text:p>
          </table:table-cell>
          <table:table-cell/>
          <table:table-cell office:value-type="string">
            <text:p>search for topics that interest me/play games</text:p>
          </table:table-cell>
          <table:table-cell office:value-type="string">
            <text:p>play games/music/photos</text:p>
          </table:table-cell>
          <table:table-cell office:value-type="string">
            <text:p>N/A</text:p>
          </table:table-cell>
          <table:table-cell office:value-type="string">
            <text:p>play games/music/photos</text:p>
          </table:table-cell>
          <table:table-cell table:number-columns-repeated="3" office:value-type="string">
            <text:p>N/A</text:p>
          </table:table-cell>
          <table:table-cell office:value-type="string">
            <text:p>whatsapp</text:p>
          </table:table-cell>
          <table:table-cell office:value-type="string">
            <text:p>viber</text:p>
          </table:table-cell>
          <table:table-cell office:value-type="string">
            <text:p>N/A</text:p>
          </table:table-cell>
          <table:table-cell office:value-type="string">
            <text:p>twitter</text:p>
          </table:table-cell>
          <table:table-cell office:value-type="string">
            <text:p>N/A</text:p>
          </table:table-cell>
          <table:table-cell office:value-type="string">
            <text:p>facebook</text:p>
          </table:table-cell>
          <table:table-cell office:value-type="string">
            <text:p>google</text:p>
          </table:table-cell>
          <table:table-cell/>
          <table:table-cell office:value-type="string">
            <text:p>connect with workers in same feild</text:p>
          </table:table-cell>
          <table:table-cell table:number-columns-repeated="1006"/>
        </table:table-row>
        <table:table-row table:style-name="ro1">
          <table:table-cell office:value-type="string">
            <text:p>N/A</text:p>
          </table:table-cell>
          <table:table-cell/>
          <table:table-cell office:value-type="string">
            <text:p>everything</text:p>
          </table:table-cell>
          <table:table-cell office:value-type="string">
            <text:p>N/A</text:p>
          </table:table-cell>
          <table:table-cell table:number-columns-repeated="2" office:value-type="string">
            <text:p>browsing/watching series</text:p>
          </table:table-cell>
          <table:table-cell office:value-type="string">
            <text:p>football</text:p>
          </table:table-cell>
          <table:table-cell table:number-columns-repeated="2" office:value-type="string">
            <text:p>N/A</text:p>
          </table:table-cell>
          <table:table-cell office:value-type="string">
            <text:p>whatsapp</text:p>
          </table:table-cell>
          <table:table-cell office:value-type="string">
            <text:p>viber</text:p>
          </table:table-cell>
          <table:table-cell office:value-type="string">
            <text:p>whatsapp</text:p>
          </table:table-cell>
          <table:table-cell table:number-columns-repeated="2" office:value-type="string">
            <text:p>facebook</text:p>
          </table:table-cell>
          <table:table-cell office:value-type="string">
            <text:p>instagram</text:p>
          </table:table-cell>
          <table:table-cell office:value-type="string">
            <text:p>google</text:p>
          </table:table-cell>
          <table:table-cell/>
          <table:table-cell office:value-type="string">
            <text:p>receiving <text:s/>mails/ microsoft office</text:p>
          </table:table-cell>
          <table:table-cell table:number-columns-repeated="1006"/>
        </table:table-row>
        <table:table-row table:style-name="ro1">
          <table:table-cell office:value-type="string">
            <text:p>N/A</text:p>
          </table:table-cell>
          <table:table-cell/>
          <table:table-cell office:value-type="string">
            <text:p>communication</text:p>
          </table:table-cell>
          <table:table-cell office:value-type="string">
            <text:p>for work</text:p>
          </table:table-cell>
          <table:table-cell office:value-type="string">
            <text:p>for education</text:p>
          </table:table-cell>
          <table:table-cell office:value-type="string">
            <text:p>for fun</text:p>
          </table:table-cell>
          <table:table-cell office:value-type="string">
            <text:p>N/A</text:p>
          </table:table-cell>
          <table:table-cell office:value-type="string">
            <text:p>facebook/whatsapp/google searches</text:p>
          </table:table-cell>
          <table:table-cell office:value-type="string">
            <text:p>N/A</text:p>
          </table:table-cell>
          <table:table-cell table:number-columns-repeated="2" office:value-type="string">
            <text:p>whatsapp/viber</text:p>
          </table:table-cell>
          <table:table-cell office:value-type="string">
            <text:p>facebok/whatsapp</text:p>
          </table:table-cell>
          <table:table-cell office:value-type="string">
            <text:p>facebook</text:p>
          </table:table-cell>
          <table:table-cell table:number-columns-repeated="2" office:value-type="string">
            <text:p>N/A</text:p>
          </table:table-cell>
          <table:table-cell office:value-type="string">
            <text:p>google/facebook</text:p>
          </table:table-cell>
          <table:table-cell/>
          <table:table-cell office:value-type="string">
            <text:p>google yo search for an unknown thing</text:p>
          </table:table-cell>
          <table:table-cell table:number-columns-repeated="1006"/>
        </table:table-row>
        <table:table-row table:style-name="ro1">
          <table:table-cell table:number-columns-repeated="2"/>
          <table:table-cell office:value-type="string">
            <text:p>chatting </text:p>
          </table:table-cell>
          <table:table-cell table:number-columns-repeated="2"/>
          <table:table-cell office:value-type="string">
            <text:p>gaming </text:p>
          </table:table-cell>
          <table:table-cell/>
          <table:table-cell office:value-type="string">
            <text:p>chatting, Facebook </text:p>
          </table:table-cell>
          <table:table-cell/>
          <table:table-cell table:number-columns-repeated="2" office:value-type="string">
            <text:p>whatsapp</text:p>
          </table:table-cell>
          <table:table-cell table:number-columns-repeated="5" office:value-type="string">
            <text:p>NA</text:p>
          </table:table-cell>
          <table:table-cell table:number-columns-repeated="1008"/>
        </table:table-row>
        <table:table-row table:style-name="ro1">
          <table:table-cell office:value-type="string">
            <text:p>NA</text:p>
          </table:table-cell>
          <table:table-cell/>
          <table:table-cell office:value-type="string">
            <text:p>chatting</text:p>
          </table:table-cell>
          <table:table-cell table:number-columns-repeated="2" office:value-type="string">
            <text:p>NA</text:p>
          </table:table-cell>
          <table:table-cell office:value-type="string">
            <text:p>gaming</text:p>
          </table:table-cell>
          <table:table-cell office:value-type="string">
            <text:p>NA</text:p>
          </table:table-cell>
          <table:table-cell office:value-type="string">
            <text:p>chatting</text:p>
          </table:table-cell>
          <table:table-cell office:value-type="string">
            <text:p>NA</text:p>
          </table:table-cell>
          <table:table-cell table:number-columns-repeated="2" office:value-type="string">
            <text:p>whatsapp</text:p>
          </table:table-cell>
          <table:table-cell office:value-type="string">
            <text:p>NA</text:p>
          </table:table-cell>
          <table:table-cell office:value-type="string">
            <text:p>facebook</text:p>
          </table:table-cell>
          <table:table-cell table:number-columns-repeated="3" office:value-type="string">
            <text:p>NA</text:p>
          </table:table-cell>
          <table:table-cell table:number-columns-repeated="1008"/>
        </table:table-row>
        <table:table-row table:style-name="ro1">
          <table:table-cell office:value-type="string">
            <text:p>none</text:p>
          </table:table-cell>
          <table:table-cell/>
          <table:table-cell office:value-type="string">
            <text:p>chatting, reading articles and social media (facebook, twitter)</text:p>
          </table:table-cell>
          <table:table-cell office:value-type="string">
            <text:p>never</text:p>
          </table:table-cell>
          <table:table-cell office:value-type="string">
            <text:p>reading entertainment articles, downloading youtube videos or music, downloading games</text:p>
          </table:table-cell>
          <table:table-cell office:value-type="string">
            <text:p>playing games</text:p>
          </table:table-cell>
          <table:table-cell office:value-type="string">
            <text:p>listening to music</text:p>
          </table:table-cell>
          <table:table-cell office:value-type="string">
            <text:p>to download music or videos or games, to make research for some entertainment articles, to watch videos, for facebook or twitter</text:p>
          </table:table-cell>
          <table:table-cell office:value-type="string">
            <text:p>Picasa sometimes (just for fun)</text:p>
          </table:table-cell>
          <table:table-cell table:number-columns-repeated="2" office:value-type="string">
            <text:p>whatsapp</text:p>
          </table:table-cell>
          <table:table-cell office:value-type="string">
            <text:p>facebook</text:p>
          </table:table-cell>
          <table:table-cell office:value-type="string">
            <text:p>twitter</text:p>
          </table:table-cell>
          <table:table-cell office:value-type="string">
            <text:p>facebook</text:p>
          </table:table-cell>
          <table:table-cell office:value-type="string">
            <text:p>Microsoft publisher or picasa (sometimes)</text:p>
          </table:table-cell>
          <table:table-cell office:value-type="string">
            <text:p>google research</text:p>
          </table:table-cell>
          <table:table-cell/>
          <table:table-cell office:value-type="string">
            <text:p>to write emails and prepare my work or to make some research related to my job</text:p>
          </table:table-cell>
          <table:table-cell table:number-columns-repeated="1006"/>
        </table:table-row>
        <table:table-row table:style-name="ro1">
          <table:table-cell office:value-type="string">
            <text:p>none</text:p>
          </table:table-cell>
          <table:table-cell office:value-type="string">
            <text:p>the participant is a student at 17 years old and she didn't work, she's a member of church community</text:p>
          </table:table-cell>
          <table:table-cell office:value-type="string">
            <text:p>whatsapp and facebook</text:p>
          </table:table-cell>
          <table:table-cell office:value-type="string">
            <text:p>downloading videos and books</text:p>
          </table:table-cell>
          <table:table-cell office:value-type="string">
            <text:p>downloading videos, books, musics and games</text:p>
          </table:table-cell>
          <table:table-cell office:value-type="string">
            <text:p>playing games</text:p>
          </table:table-cell>
          <table:table-cell office:value-type="string">
            <text:p>listening to music</text:p>
          </table:table-cell>
          <table:table-cell office:value-type="string">
            <text:p>downloading books, videos, music, games and sometimes articles research</text:p>
          </table:table-cell>
          <table:table-cell office:value-type="string">
            <text:p>none</text:p>
          </table:table-cell>
          <table:table-cell office:value-type="string">
            <text:p>facebook, whatsapp</text:p>
          </table:table-cell>
          <table:table-cell office:value-type="string">
            <text:p>whatsapp</text:p>
          </table:table-cell>
          <table:table-cell table:number-columns-repeated="4" office:value-type="string">
            <text:p>facebook</text:p>
          </table:table-cell>
          <table:table-cell office:value-type="string">
            <text:p>google research</text:p>
          </table:table-cell>
          <table:table-cell/>
          <table:table-cell office:value-type="string">
            <text:p>the participant is a student doesn't work</text:p>
          </table:table-cell>
          <table:table-cell table:number-columns-repeated="1006"/>
        </table:table-row>
        <table:table-row table:style-name="ro1">
          <table:table-cell/>
          <table:table-cell office:value-type="string">
            <text:p>My interviewee is a young Syrian university student. She is a student at day and waitress at night.</text:p>
          </table:table-cell>
          <table:table-cell office:value-type="string">
            <text:p>Listen to music</text:p>
          </table:table-cell>
          <table:table-cell/>
          <table:table-cell office:value-type="string">
            <text:p>playing games and chatting with family and friends</text:p>
          </table:table-cell>
          <table:table-cell office:value-type="string">
            <text:p>watching videos and playing games</text:p>
          </table:table-cell>
          <table:table-cell/>
          <table:table-cell office:value-type="string">
            <text:p>To download articles and videos</text:p>
          </table:table-cell>
          <table:table-cell office:value-type="string">
            <text:p>Skype</text:p>
          </table:table-cell>
          <table:table-cell office:value-type="string">
            <text:p>whatsapp</text:p>
          </table:table-cell>
          <table:table-cell office:value-type="string">
            <text:p>skype</text:p>
          </table:table-cell>
          <table:table-cell office:value-type="string">
            <text:p>Facebook</text:p>
          </table:table-cell>
          <table:table-cell office:value-type="string">
            <text:p>Twitter</text:p>
          </table:table-cell>
          <table:table-cell office:value-type="string">
            <text:p>Facebook</text:p>
          </table:table-cell>
          <table:table-cell/>
          <table:table-cell office:value-type="string">
            <text:p>google</text:p>
          </table:table-cell>
          <table:table-cell/>
          <table:table-cell office:value-type="string">
            <text:p>I use tablets to register my clients' food order</text:p>
          </table:table-cell>
          <table:table-cell table:number-columns-repeated="1006"/>
        </table:table-row>
        <table:table-row table:style-name="ro1">
          <table:table-cell table:number-columns-repeated="2"/>
          <table:table-cell table:number-columns-repeated="2" office:value-type="string">
            <text:p>listening to and watching Music, playing games, texting and taking photos etc</text:p>
          </table:table-cell>
          <table:table-cell table:number-columns-repeated="2" office:value-type="string">
            <text:p>Don't use</text:p>
          </table:table-cell>
          <table:table-cell office:value-type="string">
            <text:p>Ipod</text:p>
          </table:table-cell>
          <table:table-cell office:value-type="string">
            <text:p>Chatting with friends, watch photos, videos and listen to online music</text:p>
          </table:table-cell>
          <table:table-cell office:value-type="string">
            <text:p>None</text:p>
          </table:table-cell>
          <table:table-cell table:number-columns-repeated="5" office:value-type="string">
            <text:p>Facebook</text:p>
          </table:table-cell>
          <table:table-cell office:value-type="string">
            <text:p>SMS</text:p>
          </table:table-cell>
          <table:table-cell office:value-type="string">
            <text:p>Google+</text:p>
          </table:table-cell>
          <table:table-cell table:number-columns-repeated="1008"/>
        </table:table-row>
        <table:table-row table:style-name="ro1">
          <table:table-cell table:number-columns-repeated="2"/>
          <table:table-cell office:value-type="string">
            <text:p>downloading games and music</text:p>
          </table:table-cell>
          <table:table-cell office:value-type="string">
            <text:p>playing games</text:p>
          </table:table-cell>
          <table:table-cell office:value-type="string">
            <text:p>playing music</text:p>
          </table:table-cell>
          <table:table-cell office:value-type="string">
            <text:p>doesn't use</text:p>
          </table:table-cell>
          <table:table-cell office:value-type="string">
            <text:p>Hometheater and Tv</text:p>
          </table:table-cell>
          <table:table-cell office:value-type="string">
            <text:p>use it to download entertainment content</text:p>
          </table:table-cell>
          <table:table-cell/>
          <table:table-cell office:value-type="string">
            <text:p>Facebook</text:p>
          </table:table-cell>
          <table:table-cell office:value-type="string">
            <text:p>WhatsApp</text:p>
          </table:table-cell>
          <table:table-cell table:number-columns-repeated="3" office:value-type="string">
            <text:p>Facebook</text:p>
          </table:table-cell>
          <table:table-cell office:value-type="string">
            <text:p>wordprocessing</text:p>
          </table:table-cell>
          <table:table-cell office:value-type="string">
            <text:p>Google</text:p>
          </table:table-cell>
          <table:table-cell table:number-columns-repeated="1008"/>
        </table:table-row>
        <table:table-row table:style-name="ro1">
          <table:table-cell office:value-type="string">
            <text:p>All mentioned</text:p>
          </table:table-cell>
          <table:table-cell/>
          <table:table-cell office:value-type="string">
            <text:p>downloading, music, games, movies, taking photos, listening to music</text:p>
          </table:table-cell>
          <table:table-cell office:value-type="string">
            <text:p>Playing computer games and music</text:p>
          </table:table-cell>
          <table:table-cell office:value-type="string">
            <text:p>Playing music and watching videos</text:p>
          </table:table-cell>
          <table:table-cell office:value-type="string">
            <text:p>Facebook chatting</text:p>
          </table:table-cell>
          <table:table-cell office:value-type="string">
            <text:p>Pager</text:p>
          </table:table-cell>
          <table:table-cell office:value-type="string">
            <text:p>i use it to download music, movies, Applications, watch photos and read gossip</text:p>
          </table:table-cell>
          <table:table-cell office:value-type="string">
            <text:p>use the ipod to listen to music and watch videos</text:p>
          </table:table-cell>
          <table:table-cell office:value-type="string">
            <text:p>WhatsAppp</text:p>
          </table:table-cell>
          <table:table-cell office:value-type="string">
            <text:p>SMS</text:p>
          </table:table-cell>
          <table:table-cell office:value-type="string">
            <text:p>Facebook</text:p>
          </table:table-cell>
          <table:table-cell table:number-columns-repeated="3" office:value-type="string">
            <text:p>Twitter</text:p>
          </table:table-cell>
          <table:table-cell office:value-type="string">
            <text:p>Google+</text:p>
          </table:table-cell>
          <table:table-cell office:value-type="string">
            <text:p>Participant want to know if there is a difference between making music and recording may himself singing using his phone</text:p>
          </table:table-cell>
          <table:table-cell table:number-columns-repeated="1007"/>
        </table:table-row>
        <table:table-row table:style-name="ro1">
          <table:table-cell office:value-type="string">
            <text:p>None</text:p>
          </table:table-cell>
          <table:table-cell/>
          <table:table-cell office:value-type="string">
            <text:p>Use it to play music, taking photos, capturing videos, searching for and downloading Apps</text:p>
          </table:table-cell>
          <table:table-cell office:value-type="string">
            <text:p>Browsing on the internet</text:p>
          </table:table-cell>
          <table:table-cell office:value-type="string">
            <text:p>Playing music, watching films,playing games</text:p>
          </table:table-cell>
          <table:table-cell office:value-type="string">
            <text:p>playing games, music, chatting with friends, taking photos</text:p>
          </table:table-cell>
          <table:table-cell/>
          <table:table-cell office:value-type="string">
            <text:p>Playing games, downloading music, Facebook, WhatsApp, Twitter, google+</text:p>
          </table:table-cell>
          <table:table-cell office:value-type="string">
            <text:p>Radios, earpiece connections</text:p>
          </table:table-cell>
          <table:table-cell office:value-type="string">
            <text:p>WhatsApp</text:p>
          </table:table-cell>
          <table:table-cell office:value-type="string">
            <text:p>Calls</text:p>
          </table:table-cell>
          <table:table-cell table:number-columns-repeated="3" office:value-type="string">
            <text:p>Facebook</text:p>
          </table:table-cell>
          <table:table-cell office:value-type="string">
            <text:p>WhatsApp/Google</text:p>
          </table:table-cell>
          <table:table-cell office:value-type="string">
            <text:p>Google</text:p>
          </table:table-cell>
          <table:table-cell/>
          <table:table-cell office:value-type="string">
            <text:p>Desktop computer, assists in keeping records as well as fastening work. Tablet/Smart phone use it for research purposes</text:p>
          </table:table-cell>
          <table:table-cell table:number-columns-repeated="1006"/>
        </table:table-row>
        <table:table-row table:style-name="ro1">
          <table:table-cell/>
          <table:table-cell office:value-type="string">
            <text:p>No Notes</text:p>
          </table:table-cell>
          <table:table-cell office:value-type="string">
            <text:p>Chatting ,Facebook ,music, YouTube, camera , Instagram <text:s/>, games</text:p>
          </table:table-cell>
          <table:table-cell office:value-type="string">
            <text:p>N/A</text:p>
          </table:table-cell>
          <table:table-cell office:value-type="string">
            <text:p>Games that can’t <text:s/>be played on the phone , official sites like my university account and my bank account</text:p>
          </table:table-cell>
          <table:table-cell office:value-type="string">
            <text:p>Games</text:p>
          </table:table-cell>
          <table:table-cell office:value-type="string">
            <text:p>N/A</text:p>
          </table:table-cell>
          <table:table-cell office:value-type="string">
            <text:p>YouTube, videos</text:p>
          </table:table-cell>
          <table:table-cell/>
          <table:table-cell table:number-columns-repeated="2" office:value-type="string">
            <text:p>WhatsApp</text:p>
          </table:table-cell>
          <table:table-cell table:number-columns-repeated="3" office:value-type="string">
            <text:p>Facebook, Instagram</text:p>
          </table:table-cell>
          <table:table-cell office:value-type="string">
            <text:p>YouTube</text:p>
          </table:table-cell>
          <table:table-cell office:value-type="string">
            <text:p>Google</text:p>
          </table:table-cell>
          <table:table-cell office:value-type="string">
            <text:p>No Notes</text:p>
          </table:table-cell>
          <table:table-cell office:value-type="string">
            <text:p>make some researches about work </text:p>
          </table:table-cell>
          <table:table-cell table:number-columns-repeated="1006"/>
        </table:table-row>
        <table:table-row table:style-name="ro1">
          <table:table-cell office:value-type="string">
            <text:p>She has nothing to add</text:p>
          </table:table-cell>
          <table:table-cell office:value-type="string">
            <text:p>She loves to use technology and digital service tools to simplify work and to get breaking news .</text:p>
          </table:table-cell>
          <table:table-cell office:value-type="string">
            <text:p>Whatsapp charting, Twitter, social media browsing, watching movies, playing game instant messaging ,</text:p>
          </table:table-cell>
          <table:table-cell table:number-columns-repeated="2" office:value-type="string">
            <text:p>Social media browsing, watching movies, playing game</text:p>
          </table:table-cell>
          <table:table-cell table:number-columns-repeated="2"/>
          <table:table-cell office:value-type="string">
            <text:p>When I want to chart with friends and family, listening to music</text:p>
          </table:table-cell>
          <table:table-cell/>
          <table:table-cell office:value-type="string">
            <text:p>Whatsapp, Facebook, viber, instagram</text:p>
          </table:table-cell>
          <table:table-cell office:value-type="string">
            <text:p>Whatsapp, instagram</text:p>
          </table:table-cell>
          <table:table-cell office:value-type="string">
            <text:p>Whatsapp</text:p>
          </table:table-cell>
          <table:table-cell office:value-type="string">
            <text:p>Facebook, instagram, whatsapp</text:p>
          </table:table-cell>
          <table:table-cell office:value-type="string">
            <text:p>Google docs, instagram, whatsapp</text:p>
          </table:table-cell>
          <table:table-cell office:value-type="string">
            <text:p>YouTube, instagram, google docs</text:p>
          </table:table-cell>
          <table:table-cell office:value-type="string">
            <text:p>Google docs, google +</text:p>
          </table:table-cell>
          <table:table-cell office:value-type="string">
            <text:p>She enjoys the Digital service tools because they help her to meet different people and find opportunities</text:p>
          </table:table-cell>
          <table:table-cell office:value-type="string">
            <text:p>I use computers to put data in the system, I use laptop to work remotely, I use phone to communicate with other people</text:p>
          </table:table-cell>
          <table:table-cell table:number-columns-repeated="1006"/>
        </table:table-row>
        <table:table-row table:style-name="ro1">
          <table:table-cell office:value-type="string">
            <text:p>N/A</text:p>
          </table:table-cell>
          <table:table-cell office:value-type="string">
            <text:p>Even though the stakeholder HAS access to services, he is not aware of most of them. He didn't know he can make payments, research, access banking tools...</text:p>
          </table:table-cell>
          <table:table-cell office:value-type="string">
            <text:p>I don't personally use my mobile phone for entertainment, however, my kids use it to play games as they don't have a phone of their own. </text:p>
          </table:table-cell>
          <table:table-cell table:number-columns-repeated="4" office:value-type="string">
            <text:p>I don't. </text:p>
          </table:table-cell>
          <table:table-cell office:value-type="string">
            <text:p>I don't use the internet for entertainment as I don't have time. </text:p>
          </table:table-cell>
          <table:table-cell office:value-type="string">
            <text:p>None</text:p>
          </table:table-cell>
          <table:table-cell table:number-columns-repeated="6" office:value-type="string">
            <text:p>Whatsapp</text:p>
          </table:table-cell>
          <table:table-cell office:value-type="string">
            <text:p>None</text:p>
          </table:table-cell>
          <table:table-cell office:value-type="string">
            <text:p>I noticed that, as the stakeholder is a father of five, he only uses technology and the internet for practical reasons, and not really interested (or has time for) entertainment. </text:p>
          </table:table-cell>
          <table:table-cell office:value-type="string">
            <text:p>Sometimes I make phone calls and send SMS messages to other members from the community, especially the ones I work with, to coordinate acquiring and selling goods outside the camp. </text:p>
          </table:table-cell>
          <table:table-cell table:number-columns-repeated="1006"/>
        </table:table-row>
        <table:table-row table:style-name="ro1">
          <table:table-cell office:value-type="string">
            <text:p>Using a friend's internet card i buy stuff from websites.</text:p>
          </table:table-cell>
          <table:table-cell office:value-type="string">
            <text:p>My interviewee is a young Syrian and like all Syrians in Lebanon they don't have access to any banking digital services unless they own a company.</text:p>
          </table:table-cell>
          <table:table-cell office:value-type="string">
            <text:p>Take photos, listen to music while working</text:p>
          </table:table-cell>
          <table:table-cell office:value-type="string">
            <text:p>play games</text:p>
          </table:table-cell>
          <table:table-cell table:number-columns-repeated="3"/>
          <table:table-cell office:value-type="string">
            <text:p>watch/ download movies or music. Communicate with friends and family in Syria</text:p>
          </table:table-cell>
          <table:table-cell office:value-type="string">
            <text:p>Skype to communicate with my family and friends.</text:p>
          </table:table-cell>
          <table:table-cell table:number-columns-repeated="2" office:value-type="string">
            <text:p>Skype</text:p>
          </table:table-cell>
          <table:table-cell table:number-columns-repeated="2" office:value-type="string">
            <text:p>Facebook</text:p>
          </table:table-cell>
          <table:table-cell office:value-type="string">
            <text:p>twitter</text:p>
          </table:table-cell>
          <table:table-cell office:value-type="string">
            <text:p>facebook</text:p>
          </table:table-cell>
          <table:table-cell office:value-type="string">
            <text:p>google</text:p>
          </table:table-cell>
          <table:table-cell/>
          <table:table-cell office:value-type="string">
            <text:p>to enter data</text:p>
          </table:table-cell>
          <table:table-cell table:number-columns-repeated="1006"/>
        </table:table-row>
        <table:table-row table:style-name="ro1">
          <table:table-cell office:value-type="string">
            <text:p>I only use the services that you listed above.</text:p>
          </table:table-cell>
          <table:table-cell/>
          <table:table-cell office:value-type="string">
            <text:p>For social media , browsing for interesting topics </text:p>
          </table:table-cell>
          <table:table-cell office:value-type="string">
            <text:p>Play games </text:p>
          </table:table-cell>
          <table:table-cell table:number-columns-repeated="2" office:value-type="string">
            <text:p>I do not use it for this purpose.</text:p>
          </table:table-cell>
          <table:table-cell office:value-type="string">
            <text:p>Xbox for playing games , ipod for music </text:p>
          </table:table-cell>
          <table:table-cell office:value-type="string">
            <text:p>Social Media , Chatting , watching videos through you tube </text:p>
          </table:table-cell>
          <table:table-cell office:value-type="string">
            <text:p>apps for games and music</text:p>
          </table:table-cell>
          <table:table-cell table:number-columns-repeated="2" office:value-type="string">
            <text:p>wtsapp</text:p>
          </table:table-cell>
          <table:table-cell table:number-columns-repeated="4" office:value-type="string">
            <text:p>facebook</text:p>
          </table:table-cell>
          <table:table-cell office:value-type="string">
            <text:p>you tube </text:p>
          </table:table-cell>
          <table:table-cell table:number-columns-repeated="1008"/>
        </table:table-row>
        <table:table-row table:style-name="ro1">
          <table:table-cell office:value-type="string">
            <text:p>none</text:p>
          </table:table-cell>
          <table:table-cell/>
          <table:table-cell office:value-type="string">
            <text:p>Take photos and selfies, make videos, take videos, edit photos, download games, check facebook, play games, chat on whatsapp.</text:p>
          </table:table-cell>
          <table:table-cell office:value-type="string">
            <text:p>Research on google for pictures and music</text:p>
          </table:table-cell>
          <table:table-cell office:value-type="string">
            <text:p>Play games, play facebook games and other online games, watch Youtube for different videos including sports, work on microsoft powerpoint to make nice videos, listen to music, research google for singers and actors information and pictures</text:p>
          </table:table-cell>
          <table:table-cell office:value-type="string">
            <text:p>Download games, photo editors, and video editors. Take selfies, check facebook and other social media, chat with friends</text:p>
          </table:table-cell>
          <table:table-cell office:value-type="string">
            <text:p>play some offline games on old devices and playstation</text:p>
          </table:table-cell>
          <table:table-cell office:value-type="string">
            <text:p>Check facebook, chat on whatsapp, research google for songs lyrics, watch youtube videos and video clips, check twitter, play online games and facebook games, check different websites for games</text:p>
          </table:table-cell>
          <table:table-cell office:value-type="string">
            <text:p>none</text:p>
          </table:table-cell>
          <table:table-cell office:value-type="string">
            <text:p>facebook</text:p>
          </table:table-cell>
          <table:table-cell table:number-columns-repeated="2" office:value-type="string">
            <text:p>whatsapp</text:p>
          </table:table-cell>
          <table:table-cell table:number-columns-repeated="2" office:value-type="string">
            <text:p>facebook</text:p>
          </table:table-cell>
          <table:table-cell office:value-type="string">
            <text:p>Video editor and Photoshop</text:p>
          </table:table-cell>
          <table:table-cell office:value-type="string">
            <text:p>Google and Youtube</text:p>
          </table:table-cell>
          <table:table-cell table:number-columns-repeated="1008"/>
        </table:table-row>
        <table:table-row table:style-name="ro1">
          <table:table-cell office:value-type="string">
            <text:p>Nothing other than the ones I ticked above </text:p>
          </table:table-cell>
          <table:table-cell/>
          <table:table-cell office:value-type="string">
            <text:p>facebook and wtsapp </text:p>
          </table:table-cell>
          <table:table-cell office:value-type="string">
            <text:p>I do not have a desktop computer.</text:p>
          </table:table-cell>
          <table:table-cell office:value-type="string">
            <text:p>Facebook and browsing </text:p>
          </table:table-cell>
          <table:table-cell office:value-type="string">
            <text:p>I do not have <text:s/>a tablet .</text:p>
          </table:table-cell>
          <table:table-cell office:value-type="string">
            <text:p>Digital camera </text:p>
          </table:table-cell>
          <table:table-cell office:value-type="string">
            <text:p>facebook to communicate with my friends </text:p>
          </table:table-cell>
          <table:table-cell office:value-type="string">
            <text:p>skype </text:p>
          </table:table-cell>
          <table:table-cell office:value-type="string">
            <text:p>facebook</text:p>
          </table:table-cell>
          <table:table-cell office:value-type="string">
            <text:p>wtsapp</text:p>
          </table:table-cell>
          <table:table-cell table:number-columns-repeated="4" office:value-type="string">
            <text:p>facebook</text:p>
          </table:table-cell>
          <table:table-cell office:value-type="string">
            <text:p>you tube , google sites </text:p>
          </table:table-cell>
          <table:table-cell table:number-columns-repeated="1008"/>
        </table:table-row>
        <table:table-row table:style-name="ro1">
          <table:table-cell office:value-type="string">
            <text:p>phone calls through viber , face book messenger , chat on , samsung apps </text:p>
          </table:table-cell>
          <table:table-cell/>
          <table:table-cell office:value-type="string">
            <text:p>facebook , messenger , chaton , games , wtsapp, google </text:p>
          </table:table-cell>
          <table:table-cell office:value-type="string">
            <text:p>This participant does not have a desktop.</text:p>
          </table:table-cell>
          <table:table-cell office:value-type="string">
            <text:p>facebook , messenger , games , google </text:p>
          </table:table-cell>
          <table:table-cell office:value-type="string">
            <text:p>This participant does not have a tablet.</text:p>
          </table:table-cell>
          <table:table-cell office:value-type="string">
            <text:p>This participant does not have any other devices .</text:p>
          </table:table-cell>
          <table:table-cell office:value-type="string">
            <text:p>connect with friends that are out of the country </text:p>
          </table:table-cell>
          <table:table-cell office:value-type="string">
            <text:p>any samsung app that can entertain me </text:p>
          </table:table-cell>
          <table:table-cell table:number-columns-repeated="2" office:value-type="string">
            <text:p>wtsapp</text:p>
          </table:table-cell>
          <table:table-cell table:number-columns-repeated="3" office:value-type="string">
            <text:p>facebook</text:p>
          </table:table-cell>
          <table:table-cell office:value-type="string">
            <text:p>facebook </text:p>
          </table:table-cell>
          <table:table-cell office:value-type="string">
            <text:p>google </text:p>
          </table:table-cell>
          <table:table-cell/>
          <table:table-cell office:value-type="string">
            <text:p>emailing , wtsapp , and phone calls </text:p>
          </table:table-cell>
          <table:table-cell table:number-columns-repeated="1006"/>
        </table:table-row>
        <table:table-row table:style-name="ro1">
          <table:table-cell table:number-columns-repeated="2"/>
          <table:table-cell office:value-type="string">
            <text:p>facebook, music, videos and for browsing some sites</text:p>
          </table:table-cell>
          <table:table-cell office:value-type="string">
            <text:p>______________-</text:p>
          </table:table-cell>
          <table:table-cell office:value-type="string">
            <text:p>browsing sites, watching movies and listening musics</text:p>
          </table:table-cell>
          <table:table-cell office:value-type="string">
            <text:p>______________</text:p>
          </table:table-cell>
          <table:table-cell/>
          <table:table-cell office:value-type="string">
            <text:p>to get newly published videos, written materials and for social networks.</text:p>
          </table:table-cell>
          <table:table-cell/>
          <table:table-cell office:value-type="string">
            <text:p>facebook</text:p>
          </table:table-cell>
          <table:table-cell office:value-type="string">
            <text:p>phone calls</text:p>
          </table:table-cell>
          <table:table-cell table:number-columns-repeated="4" office:value-type="string">
            <text:p>facebook</text:p>
          </table:table-cell>
          <table:table-cell office:value-type="string">
            <text:p>wikipedia</text:p>
          </table:table-cell>
          <table:table-cell office:value-type="string">
            <text:p>In addition to the limitedness of the internet connection the discouraging point that is considered as a constraint for not exploiting digital services is deficiency or gap of knowledge concerning how to use it properly.</text:p>
          </table:table-cell>
          <table:table-cell office:value-type="string">
            <text:p>For writing, printing, scanning, sharing and video conferencing.</text:p>
          </table:table-cell>
          <table:table-cell table:number-columns-repeated="1006"/>
        </table:table-row>
        <table:table-row table:style-name="ro1">
          <table:table-cell table:number-columns-repeated="1024"/>
        </table:table-row>
        <table:table-row table:style-name="ro1">
          <table:table-cell table:number-columns-repeated="2"/>
          <table:table-cell office:value-type="string">
            <text:p>Sms, game, chat, video, camera</text:p>
          </table:table-cell>
          <table:table-cell office:value-type="string">
            <text:p>For searching and chat</text:p>
          </table:table-cell>
          <table:table-cell office:value-type="string">
            <text:p>Watching movie</text:p>
          </table:table-cell>
          <table:table-cell office:value-type="string">
            <text:p>never use this device</text:p>
          </table:table-cell>
          <table:table-cell office:value-type="string">
            <text:p>Camera- capturing photos, video</text:p>
          </table:table-cell>
          <table:table-cell office:value-type="string">
            <text:p>Watching movies, chatting, sharing updates</text:p>
          </table:table-cell>
          <table:table-cell office:value-type="string">
            <text:p><text:s/>wechat</text:p>
          </table:table-cell>
          <table:table-cell office:value-type="string">
            <text:p>Whatsapp, viber,facebook, wechat , </text:p>
          </table:table-cell>
          <table:table-cell office:value-type="string">
            <text:p>Whatsapp, viber,facebook, wechat</text:p>
          </table:table-cell>
          <table:table-cell office:value-type="string">
            <text:p>Whatsapp, viber,facebook</text:p>
          </table:table-cell>
          <table:table-cell table:number-columns-repeated="2" office:value-type="string">
            <text:p>wechat, Facebook, viber</text:p>
          </table:table-cell>
          <table:table-cell office:value-type="string">
            <text:p><text:s/>None </text:p>
          </table:table-cell>
          <table:table-cell office:value-type="string">
            <text:p>Facebook, wekipedia</text:p>
          </table:table-cell>
          <table:table-cell/>
          <table:table-cell office:value-type="string">
            <text:p>not till now</text:p>
          </table:table-cell>
          <table:table-cell table:number-columns-repeated="1006"/>
        </table:table-row>
        <table:table-row table:style-name="ro1">
          <table:table-cell office:value-type="string">
            <text:p>I can have access on television which helps me to see the news and musics and other interesting things, <text:s/>i can also <text:s/>get access to the radio.</text:p>
          </table:table-cell>
          <table:table-cell office:value-type="string">
            <text:p>the additional information is that i tried to ask the respondent why doesn't use or have to some of the devices and has told me that it is because most of the devices are very expensive so can't afford to buy them and even in the rural areas most people are so rich to buy those devices and the second reason is that there are even some devices they don't know.</text:p>
          </table:table-cell>
          <table:table-cell office:value-type="string">
            <text:p>I use it in calling, sms my friends sharing musics and videos, photos and others and even listening musics, connecting with friends on face book and others.</text:p>
          </table:table-cell>
          <table:table-cell office:value-type="string">
            <text:p>i don't use it</text:p>
          </table:table-cell>
          <table:table-cell office:value-type="string">
            <text:p>watching videos musics and listening Audios, watching <text:s/>films playing games and interacting with word features when my brother is around</text:p>
          </table:table-cell>
          <table:table-cell office:value-type="string">
            <text:p>i don't even know it</text:p>
          </table:table-cell>
          <table:table-cell office:value-type="string">
            <text:p>i use flash and memory to keep my <text:s/>films, musics and photos and others</text:p>
          </table:table-cell>
          <table:table-cell office:value-type="string">
            <text:p>i use facebook on my Mobile phone and chat with my friend seeing different posts mostly photos and videos or musics, i also download musics on the internet.</text:p>
          </table:table-cell>
          <table:table-cell/>
          <table:table-cell office:value-type="string">
            <text:p>Face book</text:p>
          </table:table-cell>
          <table:table-cell office:value-type="string">
            <text:p>Mobile phone</text:p>
          </table:table-cell>
          <table:table-cell office:value-type="string">
            <text:p>mobilephone</text:p>
          </table:table-cell>
          <table:table-cell table:number-columns-repeated="3" office:value-type="string">
            <text:p>Face book</text:p>
          </table:table-cell>
          <table:table-cell office:value-type="string">
            <text:p>google</text:p>
          </table:table-cell>
          <table:table-cell office:value-type="string">
            <text:p>when asking about the favorite tools or service i asked him is there are any other devices or services that he might know but not asked and he told me that he always here about Skype as a good tool though he doesn't know how to use it</text:p>
          </table:table-cell>
          <table:table-cell table:number-columns-repeated="1007"/>
        </table:table-row>
        <table:table-row table:style-name="ro1">
          <table:table-cell office:value-type="string">
            <text:p>Interviewee doesn't use other digital services.</text:p>
          </table:table-cell>
          <table:table-cell office:value-type="string">
            <text:p>No Notes </text:p>
          </table:table-cell>
          <table:table-cell office:value-type="string">
            <text:p>Social media, Games, Photos, Videos</text:p>
          </table:table-cell>
          <table:table-cell office:value-type="string">
            <text:p>Games</text:p>
          </table:table-cell>
          <table:table-cell office:value-type="string">
            <text:p>Social media, Movies, Videos</text:p>
          </table:table-cell>
          <table:table-cell table:number-columns-repeated="2" office:value-type="string">
            <text:p>None </text:p>
          </table:table-cell>
          <table:table-cell office:value-type="string">
            <text:p><text:s/>Games, Music, Movies, Videos, Facebook</text:p>
          </table:table-cell>
          <table:table-cell office:value-type="string">
            <text:p>Only the mentioned above </text:p>
          </table:table-cell>
          <table:table-cell office:value-type="string">
            <text:p>WhatsApp, Facebook, BB Messenger, Viber, WeChat</text:p>
          </table:table-cell>
          <table:table-cell office:value-type="string">
            <text:p>WhatsApp, BB Messenger, Facebook Messenger, Viber</text:p>
          </table:table-cell>
          <table:table-cell office:value-type="string">
            <text:p>Facebook, Google+</text:p>
          </table:table-cell>
          <table:table-cell table:number-columns-repeated="2" office:value-type="string">
            <text:p>Facebook</text:p>
          </table:table-cell>
          <table:table-cell office:value-type="string">
            <text:p>Snapchat</text:p>
          </table:table-cell>
          <table:table-cell office:value-type="string">
            <text:p>Google, YouTube</text:p>
          </table:table-cell>
          <table:table-cell office:value-type="string">
            <text:p>No Notes </text:p>
          </table:table-cell>
          <table:table-cell office:value-type="string">
            <text:p>Phone Calls, SMS, WhatsApp</text:p>
          </table:table-cell>
          <table:table-cell table:number-columns-repeated="1006"/>
        </table:table-row>
        <table:table-row table:style-name="ro1">
          <table:table-cell table:number-columns-repeated="2"/>
          <table:table-cell office:value-type="string">
            <text:p>whatsapp</text:p>
          </table:table-cell>
          <table:table-cell office:value-type="string">
            <text:p>NA</text:p>
          </table:table-cell>
          <table:table-cell table:number-columns-repeated="2" office:value-type="string">
            <text:p>games</text:p>
          </table:table-cell>
          <table:table-cell/>
          <table:table-cell office:value-type="string">
            <text:p>play games on facebook, chatting</text:p>
          </table:table-cell>
          <table:table-cell/>
          <table:table-cell table:number-columns-repeated="2" office:value-type="string">
            <text:p>whatsapp</text:p>
          </table:table-cell>
          <table:table-cell office:value-type="string">
            <text:p>NA</text:p>
          </table:table-cell>
          <table:table-cell office:value-type="string">
            <text:p>Facebook</text:p>
          </table:table-cell>
          <table:table-cell table:number-columns-repeated="2" office:value-type="string">
            <text:p>NA</text:p>
          </table:table-cell>
          <table:table-cell office:value-type="string">
            <text:p>youtube</text:p>
          </table:table-cell>
          <table:table-cell/>
          <table:table-cell office:value-type="string">
            <text:p>talk to coworkers via whatsapp</text:p>
          </table:table-cell>
          <table:table-cell table:number-columns-repeated="1006"/>
        </table:table-row>
        <table:table-row table:style-name="ro1">
          <table:table-cell office:value-type="string">
            <text:p>Digital TV and Home Theater System</text:p>
          </table:table-cell>
          <table:table-cell office:value-type="string">
            <text:p>n/a</text:p>
          </table:table-cell>
          <table:table-cell office:value-type="string">
            <text:p>I can download songs and new videos from the internet for my entertainment</text:p>
          </table:table-cell>
          <table:table-cell office:value-type="string">
            <text:p>I can play games on the desktop for my entertainment</text:p>
          </table:table-cell>
          <table:table-cell office:value-type="string">
            <text:p>no</text:p>
          </table:table-cell>
          <table:table-cell office:value-type="string">
            <text:p>n/a</text:p>
          </table:table-cell>
          <table:table-cell office:value-type="string">
            <text:p>Watch <text:s/>my favorite programs on TV and movies and play music on home theater system.</text:p>
          </table:table-cell>
          <table:table-cell office:value-type="string">
            <text:p>Through the internet I manage to share new ideas with my friends on social media such as facebook or view music videos</text:p>
          </table:table-cell>
          <table:table-cell office:value-type="string">
            <text:p>n/a</text:p>
          </table:table-cell>
          <table:table-cell office:value-type="string">
            <text:p>whatsapp</text:p>
          </table:table-cell>
          <table:table-cell office:value-type="string">
            <text:p>phone calls</text:p>
          </table:table-cell>
          <table:table-cell table:number-columns-repeated="3"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I normally use my mobile phone for communicating with <text:s/>my colleagues and customers through text messages and phone calls and at times on the internet.</text:p>
          </table:table-cell>
          <table:table-cell table:number-columns-repeated="1006"/>
        </table:table-row>
        <table:table-row table:style-name="ro1">
          <table:table-cell office:value-type="string">
            <text:p>they are all listed above</text:p>
          </table:table-cell>
          <table:table-cell/>
          <table:table-cell office:value-type="string">
            <text:p>chatting, connecting with friends, watching online videos,...</text:p>
          </table:table-cell>
          <table:table-cell office:value-type="string">
            <text:p>game, chatting, watching <text:s/>movies</text:p>
          </table:table-cell>
          <table:table-cell office:value-type="string">
            <text:p>searching interesting things, sharing ideas with friends...</text:p>
          </table:table-cell>
          <table:table-cell office:value-type="string">
            <text:p>not usually used this device</text:p>
          </table:table-cell>
          <table:table-cell office:value-type="string">
            <text:p>none</text:p>
          </table:table-cell>
          <table:table-cell office:value-type="string">
            <text:p>searching amazing incidents, watching funny videos, connecting through social medias with friends, family and relatives.</text:p>
          </table:table-cell>
          <table:table-cell office:value-type="string">
            <text:p>I used we chat for communication</text:p>
          </table:table-cell>
          <table:table-cell office:value-type="string">
            <text:p>Whatsapp, viber,facebook, wechat, linkedIn</text:p>
          </table:table-cell>
          <table:table-cell office:value-type="string">
            <text:p>Viber, whatsUp</text:p>
          </table:table-cell>
          <table:table-cell office:value-type="string">
            <text:p>Whatsapp, viber,facebook, wechat, linkedIn</text:p>
          </table:table-cell>
          <table:table-cell table:number-columns-repeated="2" office:value-type="string">
            <text:p>facebook, LinkedIn</text:p>
          </table:table-cell>
          <table:table-cell office:value-type="string">
            <text:p>LinkedIn</text:p>
          </table:table-cell>
          <table:table-cell office:value-type="string">
            <text:p>facebook, LinkedIn, wekipedia</text:p>
          </table:table-cell>
          <table:table-cell/>
          <table:table-cell office:value-type="string">
            <text:p>to make the work process easier by using desktop, laptop,... and their accessibles</text:p>
          </table:table-cell>
          <table:table-cell table:number-columns-repeated="1006"/>
        </table:table-row>
        <table:table-row table:style-name="ro1">
          <table:table-cell table:number-columns-repeated="2"/>
          <table:table-cell office:value-type="string">
            <text:p>facebook, listening music, reading EBooks and for browsing websites.</text:p>
          </table:table-cell>
          <table:table-cell office:value-type="string">
            <text:p>___________--</text:p>
          </table:table-cell>
          <table:table-cell office:value-type="string">
            <text:p>reading EBooks, facebook, twitter, watching videos and for browsing websites.</text:p>
          </table:table-cell>
          <table:table-cell office:value-type="string">
            <text:p>______________--</text:p>
          </table:table-cell>
          <table:table-cell office:value-type="string">
            <text:p>__________________</text:p>
          </table:table-cell>
          <table:table-cell office:value-type="string">
            <text:p>for visiting and downloading newly published informations and videos, as a reference in lack of aduquate resources in work and acadamic cases.</text:p>
          </table:table-cell>
          <table:table-cell/>
          <table:table-cell office:value-type="string">
            <text:p>facebook</text:p>
          </table:table-cell>
          <table:table-cell office:value-type="string">
            <text:p>phone calls</text:p>
          </table:table-cell>
          <table:table-cell table:number-columns-repeated="4" office:value-type="string">
            <text:p>facebook</text:p>
          </table:table-cell>
          <table:table-cell office:value-type="string">
            <text:p>wikipedia</text:p>
          </table:table-cell>
          <table:table-cell/>
          <table:table-cell office:value-type="string">
            <text:p>printing, scanning, video conferencing, writting and etc...</text:p>
          </table:table-cell>
          <table:table-cell table:number-columns-repeated="1006"/>
        </table:table-row>
        <table:table-row table:style-name="ro1">
          <table:table-cell table:number-columns-repeated="2" office:value-type="string">
            <text:p>n/a</text:p>
          </table:table-cell>
          <table:table-cell office:value-type="string">
            <text:p>Listening to music and charting with friends on facebook and whatsapp</text:p>
          </table:table-cell>
          <table:table-cell office:value-type="string">
            <text:p>Playing music / Listening to music</text:p>
          </table:table-cell>
          <table:table-cell table:number-columns-repeated="2" office:value-type="string">
            <text:p>n/a</text:p>
          </table:table-cell>
          <table:table-cell office:value-type="string">
            <text:p>Sub-hoofers, TV and radio and DVD player. </text:p>
          </table:table-cell>
          <table:table-cell office:value-type="string">
            <text:p>Watching documentaries on you tube, listening to music, facebook, whatsapp, twitter</text:p>
          </table:table-cell>
          <table:table-cell office:value-type="string">
            <text:p>Facebook messenger for charting with friends Flash-share , an app for sharing songs, pictures and videos. </text:p>
          </table:table-cell>
          <table:table-cell table:number-columns-repeated="2" office:value-type="string">
            <text:p>whatsapp</text:p>
          </table:table-cell>
          <table:table-cell table:number-columns-repeated="2" office:value-type="string">
            <text:p>facebook and linkedin</text:p>
          </table:table-cell>
          <table:table-cell office:value-type="string">
            <text:p>facebook and limkedin</text:p>
          </table:table-cell>
          <table:table-cell office:value-type="string">
            <text:p>micrsoft publisher</text:p>
          </table:table-cell>
          <table:table-cell office:value-type="string">
            <text:p>google search</text:p>
          </table:table-cell>
          <table:table-cell table:number-columns-repeated="2" office:value-type="string">
            <text:p>n/a</text:p>
          </table:table-cell>
          <table:table-cell table:number-columns-repeated="1006"/>
        </table:table-row>
        <table:table-row table:style-name="ro1">
          <table:table-cell office:value-type="string">
            <text:p>Printers, Scanners, Camera, Photocopying, ATM, Radio and Television</text:p>
          </table:table-cell>
          <table:table-cell office:value-type="string">
            <text:p>During this interview i asked the participant how he sold his products or services on line and he has told me, that as he has an internet cafe there are sometimes some of the customers calls him and ask him to give them services <text:s/>like opening Email account, or scanning <text:s/>and sending emails, checking <text:s/>exam results for students etc <text:s/>not only that also through internet he can get more customers from different groups or friends.</text:p>
          </table:table-cell>
          <table:table-cell office:value-type="string">
            <text:p>calling <text:s/>friends <text:s/>or families , Chatting with <text:s/>friends sharing videos, musics, news using face book or whats up, listening to interesting musics and watching some videos , viewing photos and taking photos.</text:p>
          </table:table-cell>
          <table:table-cell table:number-columns-repeated="2" office:value-type="string">
            <text:p>Watching movies, <text:s/>downloading films, comedies and musics when connected to the internet, photos, <text:s/>fun news <text:s/></text:p>
          </table:table-cell>
          <table:table-cell office:value-type="string">
            <text:p>never</text:p>
          </table:table-cell>
          <table:table-cell office:value-type="string">
            <text:p>i use Camera <text:s/>to take photos and videos <text:s/>when i have gone somewhere with my friends</text:p>
          </table:table-cell>
          <table:table-cell office:value-type="string">
            <text:p>Chatting with friends on face book, downloading videos and musics on YouTube, <text:s/>reading fun or interesting posts , viewing others photos and many others.</text:p>
          </table:table-cell>
          <table:table-cell office:value-type="string">
            <text:p>I use Skype <text:s/>connect with my friends</text:p>
          </table:table-cell>
          <table:table-cell office:value-type="string">
            <text:p>Face book</text:p>
          </table:table-cell>
          <table:table-cell office:value-type="string">
            <text:p>Mobile phone</text:p>
          </table:table-cell>
          <table:table-cell office:value-type="string">
            <text:p>Mobile <text:s/>phone, Whatsaap, facebook</text:p>
          </table:table-cell>
          <table:table-cell table:number-columns-repeated="2" office:value-type="string">
            <text:p>Whatsaap, facebook</text:p>
          </table:table-cell>
          <table:table-cell office:value-type="string">
            <text:p>Computer</text:p>
          </table:table-cell>
          <table:table-cell office:value-type="string">
            <text:p>Google</text:p>
          </table:table-cell>
          <table:table-cell office:value-type="string">
            <text:p>in our interview we talked also why he doesn't use much some the tools we have seen in the questions <text:s/>such as bloggers and KIK, vine and <text:s/>others so he told me some he doesn't know them other is because <text:s/>most of his friends they don't use them so it is difficulty to use them and others because they some feature which are some how alike he decide to use one.</text:p>
          </table:table-cell>
          <table:table-cell office:value-type="string">
            <text:p>I have an internet cafe so some of devices i use them in delivering my services, i use <text:s/>mobile phone in communicating with customers or suppliers, <text:s/>i have desktops to write and save my documents , printers for printing documents, scanners, <text:s/>laptop, camera for taking photos also i have CD, flash disks all of this are the devices i use at work in order to satisfy my clients</text:p>
          </table:table-cell>
          <table:table-cell table:number-columns-repeated="1006"/>
        </table:table-row>
        <table:table-row table:style-name="ro1">
          <table:table-cell office:value-type="string">
            <text:p>all are listed above</text:p>
          </table:table-cell>
          <table:table-cell/>
          <table:table-cell office:value-type="string">
            <text:p>Sms, chat, watching videos, camera, game,reading books</text:p>
          </table:table-cell>
          <table:table-cell office:value-type="string">
            <text:p>For searching different things and chat with friends</text:p>
          </table:table-cell>
          <table:table-cell office:value-type="string">
            <text:p>Watching movie, <text:s/>researchching</text:p>
          </table:table-cell>
          <table:table-cell office:value-type="string">
            <text:p>reading, watching videos</text:p>
          </table:table-cell>
          <table:table-cell office:value-type="string">
            <text:p>Camera- capturing pictures, videos</text:p>
          </table:table-cell>
          <table:table-cell office:value-type="string">
            <text:p>sharing updates, Watching movies, chatting, reading</text:p>
          </table:table-cell>
          <table:table-cell office:value-type="string">
            <text:p>binu messenger</text:p>
          </table:table-cell>
          <table:table-cell office:value-type="string">
            <text:p>LinkedIn,Whatsapp, viber,facebook</text:p>
          </table:table-cell>
          <table:table-cell office:value-type="string">
            <text:p>Whatsapp, viber,</text:p>
          </table:table-cell>
          <table:table-cell office:value-type="string">
            <text:p>Whatsapp, viber,facebook</text:p>
          </table:table-cell>
          <table:table-cell office:value-type="string">
            <text:p>Facebook, viber</text:p>
          </table:table-cell>
          <table:table-cell office:value-type="string">
            <text:p>Whatsapp, viber,facebook,</text:p>
          </table:table-cell>
          <table:table-cell office:value-type="string">
            <text:p>LinkedIn, facebook</text:p>
          </table:table-cell>
          <table:table-cell office:value-type="string">
            <text:p>Facebook</text:p>
          </table:table-cell>
          <table:table-cell/>
          <table:table-cell office:value-type="string">
            <text:p>to conduct and processing job related actiivities</text:p>
          </table:table-cell>
          <table:table-cell table:number-columns-repeated="1006"/>
        </table:table-row>
        <table:table-row table:style-name="ro1">
          <table:table-cell table:number-columns-repeated="2"/>
          <table:table-cell office:value-type="string">
            <text:p>playing music, watching videos and for using facebook and browse sites.</text:p>
          </table:table-cell>
          <table:table-cell office:value-type="string">
            <text:p>________-</text:p>
          </table:table-cell>
          <table:table-cell office:value-type="string">
            <text:p>watching movies, facebook and other social networks and listening music</text:p>
          </table:table-cell>
          <table:table-cell office:value-type="string">
            <text:p>listening music and for facebook</text:p>
          </table:table-cell>
          <table:table-cell office:value-type="string">
            <text:p>________</text:p>
          </table:table-cell>
          <table:table-cell office:value-type="string">
            <text:p>to join to a descussion with my friends and fetch information.</text:p>
          </table:table-cell>
          <table:table-cell/>
          <table:table-cell office:value-type="string">
            <text:p>facebook</text:p>
          </table:table-cell>
          <table:table-cell office:value-type="string">
            <text:p>facebook and phone</text:p>
          </table:table-cell>
          <table:table-cell table:number-columns-repeated="2" office:value-type="string">
            <text:p>facebook</text:p>
          </table:table-cell>
          <table:table-cell office:value-type="string">
            <text:p>ffacebook and temarinet.net</text:p>
          </table:table-cell>
          <table:table-cell office:value-type="string">
            <text:p>_</text:p>
          </table:table-cell>
          <table:table-cell office:value-type="string">
            <text:p>ask.com and wikipidea</text:p>
          </table:table-cell>
          <table:table-cell table:number-columns-repeated="1008"/>
        </table:table-row>
        <table:table-row table:style-name="ro1">
          <table:table-cell/>
          <table:table-cell office:value-type="string">
            <text:p>No Notes</text:p>
          </table:table-cell>
          <table:table-cell office:value-type="string">
            <text:p>Whatsapp / facebook / youtube / music / games</text:p>
          </table:table-cell>
          <table:table-cell office:value-type="string">
            <text:p>Check Hotmail / games / music</text:p>
          </table:table-cell>
          <table:table-cell office:value-type="string">
            <text:p>Hotmail / skype / music </text:p>
          </table:table-cell>
          <table:table-cell office:value-type="string">
            <text:p>Games</text:p>
          </table:table-cell>
          <table:table-cell office:value-type="string">
            <text:p>None </text:p>
          </table:table-cell>
          <table:table-cell office:value-type="string">
            <text:p>all mentioned above</text:p>
          </table:table-cell>
          <table:table-cell/>
          <table:table-cell office:value-type="string">
            <text:p>Whatsapp / facebook / viber</text:p>
          </table:table-cell>
          <table:table-cell office:value-type="string">
            <text:p>Whatsapp / facebook / viber </text:p>
          </table:table-cell>
          <table:table-cell table:number-columns-repeated="4" office:value-type="string">
            <text:p>Facebook</text:p>
          </table:table-cell>
          <table:table-cell office:value-type="string">
            <text:p>Google</text:p>
          </table:table-cell>
          <table:table-cell/>
          <table:table-cell office:value-type="string">
            <text:p>laptop, smartphones</text:p>
          </table:table-cell>
          <table:table-cell table:number-columns-repeated="1006"/>
        </table:table-row>
        <table:table-row table:style-name="ro1">
          <table:table-cell office:value-type="string">
            <text:p>all are listed above</text:p>
          </table:table-cell>
          <table:table-cell/>
          <table:table-cell office:value-type="string">
            <text:p>chatting, reading, watching movies,..</text:p>
          </table:table-cell>
          <table:table-cell office:value-type="string">
            <text:p>reading,watching online videos</text:p>
          </table:table-cell>
          <table:table-cell office:value-type="string">
            <text:p>chatting, reading, watching movies</text:p>
          </table:table-cell>
          <table:table-cell office:value-type="string">
            <text:p>never use</text:p>
          </table:table-cell>
          <table:table-cell office:value-type="string">
            <text:p>none</text:p>
          </table:table-cell>
          <table:table-cell office:value-type="string">
            <text:p>searching on online resources, watching movies,..</text:p>
          </table:table-cell>
          <table:table-cell/>
          <table:table-cell office:value-type="string">
            <text:p>facebook</text:p>
          </table:table-cell>
          <table:table-cell office:value-type="string">
            <text:p>whatsapp, viber</text:p>
          </table:table-cell>
          <table:table-cell table:number-columns-repeated="3" office:value-type="string">
            <text:p>facebook</text:p>
          </table:table-cell>
          <table:table-cell office:value-type="string">
            <text:p>none</text:p>
          </table:table-cell>
          <table:table-cell office:value-type="string">
            <text:p>different websites</text:p>
          </table:table-cell>
          <table:table-cell table:number-columns-repeated="1008"/>
        </table:table-row>
        <table:table-row table:style-name="ro1">
          <table:table-cell table:number-columns-repeated="2"/>
          <table:table-cell office:value-type="string">
            <text:p>All applications : WhatsApp - Viber - FB Messenger - Facebook - Twitter - Games</text:p>
          </table:table-cell>
          <table:table-cell office:value-type="string">
            <text:p>Games - Store &amp; saving pictures, videos, Important files...</text:p>
          </table:table-cell>
          <table:table-cell office:value-type="string">
            <text:p>Work - Follow-up to world news - Advertising - Find new opportunities - Emailing - Browsing <text:s/>Internet Surfing...</text:p>
          </table:table-cell>
          <table:table-cell table:number-columns-repeated="2" office:value-type="string">
            <text:p>---</text:p>
          </table:table-cell>
          <table:table-cell office:value-type="string">
            <text:p>Chatting - Meeting Peoples - Show Videos - Jokes - Follow-up and Watch everything new...</text:p>
          </table:table-cell>
          <table:table-cell office:value-type="string">
            <text:p>SKYPE </text:p>
          </table:table-cell>
          <table:table-cell office:value-type="string">
            <text:p>Mobile phone applications &amp; <text:s/>Laptop</text:p>
          </table:table-cell>
          <table:table-cell office:value-type="string">
            <text:p>Mobile Phone</text:p>
          </table:table-cell>
          <table:table-cell table:number-columns-repeated="3" office:value-type="string">
            <text:p>Mobile Phone and Laptop</text:p>
          </table:table-cell>
          <table:table-cell office:value-type="string">
            <text:p>Laptop</text:p>
          </table:table-cell>
          <table:table-cell office:value-type="string">
            <text:p>Mobile Phone &amp; Laptop</text:p>
          </table:table-cell>
          <table:table-cell/>
          <table:table-cell office:value-type="string">
            <text:p>Emailing - Reporting - Filing - Browsing ...</text:p>
          </table:table-cell>
          <table:table-cell table:number-columns-repeated="1006"/>
        </table:table-row>
        <table:table-row table:style-name="ro1">
          <table:table-cell table:number-columns-repeated="2"/>
          <table:table-cell office:value-type="string">
            <text:p>listening music and facebook</text:p>
          </table:table-cell>
          <table:table-cell office:value-type="string">
            <text:p>facebook, watching movies and for visiting searching sites.</text:p>
          </table:table-cell>
          <table:table-cell office:value-type="string">
            <text:p>listening music, watching movies and facebook</text:p>
          </table:table-cell>
          <table:table-cell office:value-type="string">
            <text:p>for listening and watching music videos and <text:s/>movies</text:p>
          </table:table-cell>
          <table:table-cell office:value-type="string">
            <text:p>________</text:p>
          </table:table-cell>
          <table:table-cell table:number-columns-repeated="2"/>
          <table:table-cell office:value-type="string">
            <text:p>facebook and temarinet.net</text:p>
          </table:table-cell>
          <table:table-cell office:value-type="string">
            <text:p>facebook, phone and skype</text:p>
          </table:table-cell>
          <table:table-cell table:number-columns-repeated="2" office:value-type="string">
            <text:p>facebook</text:p>
          </table:table-cell>
          <table:table-cell office:value-type="string">
            <text:p>fffacebook and temarinet.net</text:p>
          </table:table-cell>
          <table:table-cell office:value-type="string">
            <text:p>facebook</text:p>
          </table:table-cell>
          <table:table-cell office:value-type="string">
            <text:p>wikipedia</text:p>
          </table:table-cell>
          <table:table-cell/>
          <table:table-cell office:value-type="string">
            <text:p>for E- conference, copying and printing, scanning, exchanging daily reports and progress and etc....</text:p>
          </table:table-cell>
          <table:table-cell table:number-columns-repeated="1006"/>
        </table:table-row>
        <table:table-row table:style-name="ro1">
          <table:table-cell table:number-columns-repeated="2"/>
          <table:table-cell office:value-type="string">
            <text:p>facebook,google,whatsapp</text:p>
          </table:table-cell>
          <table:table-cell office:value-type="string">
            <text:p>N/A</text:p>
          </table:table-cell>
          <table:table-cell office:value-type="string">
            <text:p>google</text:p>
          </table:table-cell>
          <table:table-cell table:number-columns-repeated="4" office:value-type="string">
            <text:p>N/A</text:p>
          </table:table-cell>
          <table:table-cell table:number-columns-repeated="2" office:value-type="string">
            <text:p>whatsapp</text:p>
          </table:table-cell>
          <table:table-cell table:number-columns-repeated="2" office:value-type="string">
            <text:p>facebook</text:p>
          </table:table-cell>
          <table:table-cell table:number-columns-repeated="2" office:value-type="string">
            <text:p>N/A</text:p>
          </table:table-cell>
          <table:table-cell office:value-type="string">
            <text:p>facebook</text:p>
          </table:table-cell>
          <table:table-cell/>
          <table:table-cell office:value-type="string">
            <text:p>searching for new information</text:p>
          </table:table-cell>
          <table:table-cell table:number-columns-repeated="1006"/>
        </table:table-row>
        <table:table-row table:style-name="ro1">
          <table:table-cell table:number-columns-repeated="2"/>
          <table:table-cell table:number-columns-repeated="2" office:value-type="string">
            <text:p>listening to the music, watching vidoes</text:p>
          </table:table-cell>
          <table:table-cell table:number-columns-repeated="2" office:value-type="string">
            <text:p>never use the device</text:p>
          </table:table-cell>
          <table:table-cell office:value-type="string">
            <text:p>none</text:p>
          </table:table-cell>
          <table:table-cell office:value-type="string">
            <text:p>watching online videos, sometimes chatting with friends and families</text:p>
          </table:table-cell>
          <table:table-cell office:value-type="string">
            <text:p>all are listed above</text:p>
          </table:table-cell>
          <table:table-cell office:value-type="string">
            <text:p>phone, facebook, whatsapp</text:p>
          </table:table-cell>
          <table:table-cell office:value-type="string">
            <text:p>facebook, whatsapp</text:p>
          </table:table-cell>
          <table:table-cell office:value-type="string">
            <text:p>facebook</text:p>
          </table:table-cell>
          <table:table-cell table:number-columns-repeated="2" office:value-type="string">
            <text:p>facebook and whatsapp</text:p>
          </table:table-cell>
          <table:table-cell/>
          <table:table-cell office:value-type="string">
            <text:p>facebook</text:p>
          </table:table-cell>
          <table:table-cell/>
          <table:table-cell office:value-type="string">
            <text:p>to communicate with my clients</text:p>
          </table:table-cell>
          <table:table-cell table:number-columns-repeated="1006"/>
        </table:table-row>
        <table:table-row table:style-name="ro1">
          <table:table-cell office:value-type="string">
            <text:p>radio, calculator, television</text:p>
          </table:table-cell>
          <table:table-cell office:value-type="string">
            <text:p>during this <text:s/>interview <text:s/>i tried to discuss with this participant <text:s/>why she does <text:s/>use <text:s/>the computers and she told me that the first reason is because she lack computer skills and having access to those devices is a challenge.</text:p>
          </table:table-cell>
          <table:table-cell office:value-type="string">
            <text:p>for <text:s/>musics and and make fun with friends</text:p>
          </table:table-cell>
          <table:table-cell office:value-type="string">
            <text:p>i don't use it</text:p>
          </table:table-cell>
          <table:table-cell office:value-type="string">
            <text:p><text:s/>watching films <text:s/>but not much </text:p>
          </table:table-cell>
          <table:table-cell office:value-type="string">
            <text:p>never</text:p>
          </table:table-cell>
          <table:table-cell/>
          <table:table-cell office:value-type="string">
            <text:p>face booking</text:p>
          </table:table-cell>
          <table:table-cell office:value-type="string">
            <text:p>radio</text:p>
          </table:table-cell>
          <table:table-cell office:value-type="string">
            <text:p>mobile phone and face book</text:p>
          </table:table-cell>
          <table:table-cell office:value-type="string">
            <text:p>mobile phone</text:p>
          </table:table-cell>
          <table:table-cell office:value-type="string">
            <text:p>face book</text:p>
          </table:table-cell>
          <table:table-cell office:value-type="string">
            <text:p><text:s/>face book, </text:p>
          </table:table-cell>
          <table:table-cell office:value-type="string">
            <text:p>face book, </text:p>
          </table:table-cell>
          <table:table-cell table:number-columns-repeated="2"/>
          <table:table-cell office:value-type="string">
            <text:p>when we were discussing what she uses internet <text:s/>i tried to ask her if she knows other useful tools that other use but for her doesn't use them and why? so she told me that she always see others use whatApp <text:s/>and its really helps others who are using it but for her does not using it because she cant afford to buy the smartphone and she told me that others also who have access on computers which are connected <text:s text:c="2"/>they can upload musics, photos, and many others that can be used for entertainment. <text:s/></text:p>
          </table:table-cell>
          <table:table-cell table:number-columns-repeated="1007"/>
        </table:table-row>
        <table:table-row table:style-name="ro1">
          <table:table-cell office:value-type="string">
            <text:p>none</text:p>
          </table:table-cell>
          <table:table-cell/>
          <table:table-cell office:value-type="string">
            <text:p>Sms, game, chat, video, camera</text:p>
          </table:table-cell>
          <table:table-cell office:value-type="string">
            <text:p>For searching and chat</text:p>
          </table:table-cell>
          <table:table-cell office:value-type="string">
            <text:p>Watching movie</text:p>
          </table:table-cell>
          <table:table-cell office:value-type="string">
            <text:p>sometimes to use face book and Watching movies</text:p>
          </table:table-cell>
          <table:table-cell office:value-type="string">
            <text:p>I use Camera for capturing photos and taking videos</text:p>
          </table:table-cell>
          <table:table-cell office:value-type="string">
            <text:p>watching online resources, reading</text:p>
          </table:table-cell>
          <table:table-cell office:value-type="string">
            <text:p>imo for video communication</text:p>
          </table:table-cell>
          <table:table-cell office:value-type="string">
            <text:p>twitter, facebook, imo</text:p>
          </table:table-cell>
          <table:table-cell office:value-type="string">
            <text:p>imo, viber, whatsapp</text:p>
          </table:table-cell>
          <table:table-cell table:number-columns-repeated="5" office:value-type="string">
            <text:p>facebook, twitter and linkedIn</text:p>
          </table:table-cell>
          <table:table-cell/>
          <table:table-cell office:value-type="string">
            <text:p>to exchange orders about the job to update as to the company</text:p>
          </table:table-cell>
          <table:table-cell table:number-columns-repeated="1006"/>
        </table:table-row>
        <table:table-row table:style-name="ro1">
          <table:table-cell office:value-type="string">
            <text:p>i dont know</text:p>
          </table:table-cell>
          <table:table-cell/>
          <table:table-cell office:value-type="string">
            <text:p>i dont use it for this purpose</text:p>
          </table:table-cell>
          <table:table-cell table:number-columns-repeated="3" office:value-type="string">
            <text:p>N/A</text:p>
          </table:table-cell>
          <table:table-cell office:value-type="string">
            <text:p>i dont know</text:p>
          </table:table-cell>
          <table:table-cell office:value-type="string">
            <text:p>N/A</text:p>
          </table:table-cell>
          <table:table-cell office:value-type="string">
            <text:p>i dont know</text:p>
          </table:table-cell>
          <table:table-cell table:number-columns-repeated="2" office:value-type="string">
            <text:p>phone calls</text:p>
          </table:table-cell>
          <table:table-cell table:number-columns-repeated="3" office:value-type="string">
            <text:p>I dont have one</text:p>
          </table:table-cell>
          <table:table-cell office:value-type="string">
            <text:p>i dont have one</text:p>
          </table:table-cell>
          <table:table-cell office:value-type="string">
            <text:p>SMS</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talking, chating, listening to radio and listening to music</text:p>
          </table:table-cell>
          <table:table-cell table:number-columns-repeated="3" office:value-type="string">
            <text:p>i dont have access to this</text:p>
          </table:table-cell>
          <table:table-cell office:value-type="string">
            <text:p>i dont know</text:p>
          </table:table-cell>
          <table:table-cell office:value-type="string">
            <text:p>i use it for visiting entretaining sites</text:p>
          </table:table-cell>
          <table:table-cell office:value-type="string">
            <text:p>i use radio found in my mobile phone</text:p>
          </table:table-cell>
          <table:table-cell office:value-type="string">
            <text:p>SMS</text:p>
          </table:table-cell>
          <table:table-cell office:value-type="string">
            <text:p>phone calls</text:p>
          </table:table-cell>
          <table:table-cell office:value-type="string">
            <text:p>I dont have one</text:p>
          </table:table-cell>
          <table:table-cell table:number-columns-repeated="2" office:value-type="string">
            <text:p>SMS</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the participant does have access to mobile phone and desktop computer, however he seldom uses these devices particularly desktop computer, becuase he spends most of his time at school (borading school)</text:p>
          </table:table-cell>
          <table:table-cell office:value-type="string">
            <text:p>for chating,listening to music and radio</text:p>
          </table:table-cell>
          <table:table-cell office:value-type="string">
            <text:p>for watching videos and listening to music</text:p>
          </table:table-cell>
          <table:table-cell table:number-columns-repeated="2" office:value-type="string">
            <text:p>i dont have access to this</text:p>
          </table:table-cell>
          <table:table-cell office:value-type="string">
            <text:p>i dont know</text:p>
          </table:table-cell>
          <table:table-cell office:value-type="string">
            <text:p>i use it for chating in facebook</text:p>
          </table:table-cell>
          <table:table-cell office:value-type="string">
            <text:p>i use SMS and phone calls</text:p>
          </table:table-cell>
          <table:table-cell office:value-type="string">
            <text:p>SMS</text:p>
          </table:table-cell>
          <table:table-cell office:value-type="string">
            <text:p>phone calls</text:p>
          </table:table-cell>
          <table:table-cell table:number-columns-repeated="3"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i use it for talking, chating and taking photos</text:p>
          </table:table-cell>
          <table:table-cell office:value-type="string">
            <text:p>i use it for reading and as a medium for studying</text:p>
          </table:table-cell>
          <table:table-cell table:number-columns-repeated="2" office:value-type="string">
            <text:p>i dont have access to this</text:p>
          </table:table-cell>
          <table:table-cell office:value-type="string">
            <text:p>i dont know</text:p>
          </table:table-cell>
          <table:table-cell office:value-type="string">
            <text:p>i use it for reading</text:p>
          </table:table-cell>
          <table:table-cell office:value-type="string">
            <text:p>i dont know</text:p>
          </table:table-cell>
          <table:table-cell office:value-type="string">
            <text:p>SMS</text:p>
          </table:table-cell>
          <table:table-cell office:value-type="string">
            <text:p>phone calls</text:p>
          </table:table-cell>
          <table:table-cell table:number-columns-repeated="3"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chating, communicating with my friends</text:p>
          </table:table-cell>
          <table:table-cell table:number-columns-repeated="2" office:value-type="string">
            <text:p>i dont have access to this</text:p>
          </table:table-cell>
          <table:table-cell office:value-type="string">
            <text:p>i dont have access to thiss</text:p>
          </table:table-cell>
          <table:table-cell office:value-type="string">
            <text:p>i dont know</text:p>
          </table:table-cell>
          <table:table-cell office:value-type="string">
            <text:p>i use it for facebook</text:p>
          </table:table-cell>
          <table:table-cell office:value-type="string">
            <text:p>i dont know</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i use them for chating, taking photos, communicating with my friends</text:p>
          </table:table-cell>
          <table:table-cell table:number-columns-repeated="2" office:value-type="string">
            <text:p>i use it for watching videos and musics</text:p>
          </table:table-cell>
          <table:table-cell office:value-type="string">
            <text:p>i dont have access to this</text:p>
          </table:table-cell>
          <table:table-cell office:value-type="string">
            <text:p>N/A</text:p>
          </table:table-cell>
          <table:table-cell office:value-type="string">
            <text:p>i use it to connect to facebook, download music and videos</text:p>
          </table:table-cell>
          <table:table-cell office:value-type="string">
            <text:p>i dont know</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office:value-type="string">
            <text:p>i dont know</text:p>
          </table:table-cell>
          <table:table-cell office:value-type="string">
            <text:p>facebook</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SMS chating, talking, taking selfies, looking at photos, watching videos as well as listening to music</text:p>
          </table:table-cell>
          <table:table-cell office:value-type="string">
            <text:p>i use it for watching movies and listening to music</text:p>
          </table:table-cell>
          <table:table-cell office:value-type="string">
            <text:p>i use it for watching movies and listening to music i also use it for downloading internet materials such as movies and games sometimes</text:p>
          </table:table-cell>
          <table:table-cell office:value-type="string">
            <text:p>i use it for internet chating</text:p>
          </table:table-cell>
          <table:table-cell office:value-type="string">
            <text:p>N/A</text:p>
          </table:table-cell>
          <table:table-cell office:value-type="string">
            <text:p>i use it to chat with friends, looking at photos and play online games sometimes</text:p>
          </table:table-cell>
          <table:table-cell office:value-type="string">
            <text:p>telegram and tango</text:p>
          </table:table-cell>
          <table:table-cell office:value-type="string">
            <text:p>whatsapp</text:p>
          </table:table-cell>
          <table:table-cell office:value-type="string">
            <text:p>phone calls</text:p>
          </table:table-cell>
          <table:table-cell table:number-columns-repeated="4" office:value-type="string">
            <text:p>whatsapp</text:p>
          </table:table-cell>
          <table:table-cell office:value-type="string">
            <text:p>i dont know</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i use it for chating, taking photos, looking at photos, visiting facebook and whatsapp</text:p>
          </table:table-cell>
          <table:table-cell office:value-type="string">
            <text:p>i use it for watching movies, chating, listening music</text:p>
          </table:table-cell>
          <table:table-cell office:value-type="string">
            <text:p>i use it for watching movies, chating, listening music, downloading</text:p>
          </table:table-cell>
          <table:table-cell office:value-type="string">
            <text:p>i use it for watching movies, chating, listening music</text:p>
          </table:table-cell>
          <table:table-cell office:value-type="string">
            <text:p>N/A</text:p>
          </table:table-cell>
          <table:table-cell office:value-type="string">
            <text:p>i use it to visit entretaining sites such as blogs i also use it for downloading movies and musics</text:p>
          </table:table-cell>
          <table:table-cell office:value-type="string">
            <text:p>N/A</text:p>
          </table:table-cell>
          <table:table-cell office:value-type="string">
            <text:p>whatsapp</text:p>
          </table:table-cell>
          <table:table-cell office:value-type="string">
            <text:p>phone calls and SMS</text:p>
          </table:table-cell>
          <table:table-cell office:value-type="string">
            <text:p>whatsapp</text:p>
          </table:table-cell>
          <table:table-cell table:number-columns-repeated="2" office:value-type="string">
            <text:p>facebook</text:p>
          </table:table-cell>
          <table:table-cell table:number-columns-repeated="2" office:value-type="string">
            <text:p>linkedin</text:p>
          </table:table-cell>
          <table:table-cell office:value-type="string">
            <text:p>nothing to add</text:p>
          </table:table-cell>
          <table:table-cell office:value-type="string">
            <text:p>i use them to talk to my superiors at work, managing my tasks at work, talking to my cowokers</text:p>
          </table:table-cell>
          <table:table-cell table:number-columns-repeated="1006"/>
        </table:table-row>
        <table:table-row table:style-name="ro1">
          <table:table-cell office:value-type="string">
            <text:p>i can access agricultural services through mobile phone</text:p>
          </table:table-cell>
          <table:table-cell office:value-type="string">
            <text:p>nothing to add</text:p>
          </table:table-cell>
          <table:table-cell office:value-type="string">
            <text:p>for chating, looking at photos, videos,talking,taking photos ,play games etc</text:p>
          </table:table-cell>
          <table:table-cell office:value-type="string">
            <text:p>i use it for watching movies</text:p>
          </table:table-cell>
          <table:table-cell office:value-type="string">
            <text:p>i use it for watching movies, downloading video and audio,watching cartoons</text:p>
          </table:table-cell>
          <table:table-cell office:value-type="string">
            <text:p>i dont have access to this</text:p>
          </table:table-cell>
          <table:table-cell/>
          <table:table-cell office:value-type="string">
            <text:p>i use it to download video games, watch cartoons, movies, animations, music videos</text:p>
          </table:table-cell>
          <table:table-cell office:value-type="string">
            <text:p>all mentioned above</text:p>
          </table:table-cell>
          <table:table-cell office:value-type="string">
            <text:p>whatsapp</text:p>
          </table:table-cell>
          <table:table-cell office:value-type="string">
            <text:p>phone calls</text:p>
          </table:table-cell>
          <table:table-cell table:number-columns-repeated="3" office:value-type="string">
            <text:p>whatsapp</text:p>
          </table:table-cell>
          <table:table-cell office:value-type="string">
            <text:p>i dont know</text:p>
          </table:table-cell>
          <table:table-cell office:value-type="string">
            <text:p>linkedin</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i use it for texting (chating), taking photos, videos, voice recording, downloading different things on the playstore. i also use it for listening to music</text:p>
          </table:table-cell>
          <table:table-cell office:value-type="string">
            <text:p>i use it for watching youtube videos, movies and music</text:p>
          </table:table-cell>
          <table:table-cell office:value-type="string">
            <text:p>i use it for chating in the online communities, watching movies, downloading movies and listening music</text:p>
          </table:table-cell>
          <table:table-cell office:value-type="string">
            <text:p>i dont have access to this</text:p>
          </table:table-cell>
          <table:table-cell office:value-type="string">
            <text:p>i also have access to IPOD and MP4 player for listening to music</text:p>
          </table:table-cell>
          <table:table-cell office:value-type="string">
            <text:p>i use it for watching online videos, musics and downloading different materials like movies and musics i also use it for looking for photos</text:p>
          </table:table-cell>
          <table:table-cell office:value-type="string">
            <text:p>i also use telegram and Tango for fun</text:p>
          </table:table-cell>
          <table:table-cell office:value-type="string">
            <text:p>facebook</text:p>
          </table:table-cell>
          <table:table-cell office:value-type="string">
            <text:p>phone calls</text:p>
          </table:table-cell>
          <table:table-cell office:value-type="string">
            <text:p>whatsapp</text:p>
          </table:table-cell>
          <table:table-cell table:number-columns-repeated="2" office:value-type="string">
            <text:p>facebook</text:p>
          </table:table-cell>
          <table:table-cell office:value-type="string">
            <text:p>i dont have one</text:p>
          </table:table-cell>
          <table:table-cell office:value-type="string">
            <text:p>google</text:p>
          </table:table-cell>
          <table:table-cell office:value-type="string">
            <text:p>nothing to add</text:p>
          </table:table-cell>
          <table:table-cell table:number-columns-repeated="1007"/>
        </table:table-row>
        <table:table-row table:style-name="ro1">
          <table:table-cell office:value-type="string">
            <text:p>flash, <text:s/>modem and headphones</text:p>
          </table:table-cell>
          <table:table-cell office:value-type="string">
            <text:p>i asked her what she mostly use these devices and she has told me that she has flash where keeps her documents and <text:s/>phone helps her in her studies because she get information from her colleagues mostly when she missed classes <text:s/>and even when revising she can get some guidelines from her fellows.</text:p>
          </table:table-cell>
          <table:table-cell office:value-type="string">
            <text:p>calling friends and family</text:p>
          </table:table-cell>
          <table:table-cell office:value-type="string">
            <text:p>chat with people on face book</text:p>
          </table:table-cell>
          <table:table-cell office:value-type="string">
            <text:p>watch movies</text:p>
          </table:table-cell>
          <table:table-cell office:value-type="string">
            <text:p>take photo</text:p>
          </table:table-cell>
          <table:table-cell/>
          <table:table-cell office:value-type="string">
            <text:p>chatting, watching musics and movies, photos</text:p>
          </table:table-cell>
          <table:table-cell/>
          <table:table-cell office:value-type="string">
            <text:p>whatsApp</text:p>
          </table:table-cell>
          <table:table-cell office:value-type="string">
            <text:p>Mobile phone</text:p>
          </table:table-cell>
          <table:table-cell table:number-columns-repeated="3" office:value-type="string">
            <text:p>face book</text:p>
          </table:table-cell>
          <table:table-cell office:value-type="string">
            <text:p>mobile phone</text:p>
          </table:table-cell>
          <table:table-cell office:value-type="string">
            <text:p>using internet on google</text:p>
          </table:table-cell>
          <table:table-cell table:number-columns-repeated="1008"/>
        </table:table-row>
        <table:table-row table:style-name="ro1">
          <table:table-cell office:value-type="string">
            <text:p>I use Skype to communicate with my friends abroad</text:p>
          </table:table-cell>
          <table:table-cell office:value-type="string">
            <text:p>My interviewee is an Egyptian man who barely uses the internet and devices for banking and learning services.</text:p>
          </table:table-cell>
          <table:table-cell office:value-type="string">
            <text:p>to play games</text:p>
          </table:table-cell>
          <table:table-cell office:value-type="string">
            <text:p>I don't have a desktop</text:p>
          </table:table-cell>
          <table:table-cell office:value-type="string">
            <text:p>to check my facebook</text:p>
          </table:table-cell>
          <table:table-cell office:value-type="string">
            <text:p>I don't have a desktop</text:p>
          </table:table-cell>
          <table:table-cell/>
          <table:table-cell office:value-type="string">
            <text:p>Watch movies and listen to music.</text:p>
          </table:table-cell>
          <table:table-cell office:value-type="string">
            <text:p>My interviewee doesn't use any digital service other than Facebook and Whatsapp</text:p>
          </table:table-cell>
          <table:table-cell office:value-type="string">
            <text:p>Smart phone</text:p>
          </table:table-cell>
          <table:table-cell office:value-type="string">
            <text:p>Skype</text:p>
          </table:table-cell>
          <table:table-cell office:value-type="string">
            <text:p>Viber</text:p>
          </table:table-cell>
          <table:table-cell table:number-columns-repeated="3"/>
          <table:table-cell office:value-type="string">
            <text:p>Google</text:p>
          </table:table-cell>
          <table:table-cell/>
          <table:table-cell office:value-type="string">
            <text:p>I only use my phone and laptop for fun</text:p>
          </table:table-cell>
          <table:table-cell table:number-columns-repeated="1006"/>
        </table:table-row>
        <table:table-row table:style-name="ro1">
          <table:table-cell office:value-type="string">
            <text:p>N/A</text:p>
          </table:table-cell>
          <table:table-cell/>
          <table:table-cell table:number-columns-repeated="7" office:value-type="string">
            <text:p>N/A</text:p>
          </table:table-cell>
          <table:table-cell table:number-columns-repeated="2" office:value-type="string">
            <text:p>whatsapp</text:p>
          </table:table-cell>
          <table:table-cell office:value-type="string">
            <text:p>N/A</text:p>
          </table:table-cell>
          <table:table-cell office:value-type="string">
            <text:p>facebook</text:p>
          </table:table-cell>
          <table:table-cell office:value-type="string">
            <text:p>N/A</text:p>
          </table:table-cell>
          <table:table-cell office:value-type="string">
            <text:p>facebook</text:p>
          </table:table-cell>
          <table:table-cell office:value-type="string">
            <text:p>youtube</text:p>
          </table:table-cell>
          <table:table-cell/>
          <table:table-cell office:value-type="string">
            <text:p>N/A</text:p>
          </table:table-cell>
          <table:table-cell table:number-columns-repeated="1006"/>
        </table:table-row>
        <table:table-row table:style-name="ro1">
          <table:table-cell office:value-type="string">
            <text:p>Those are all the services I can think of. I don't think I know any other services. </text:p>
          </table:table-cell>
          <table:table-cell office:value-type="string">
            <text:p>The stakeholder has completed her high school education in Syria so she has basic computer literacy and is seems quite active on the internet, especially on her phone. At work, she also has daily access to an internet-enabled desktop computer. </text:p>
          </table:table-cell>
          <table:table-cell office:value-type="string">
            <text:p>I take pictures and videos and edit them using built-in filters on my phone. I also listen to music stored on my phone. </text:p>
          </table:table-cell>
          <table:table-cell office:value-type="string">
            <text:p>I store pictures and go through them when I have time. </text:p>
          </table:table-cell>
          <table:table-cell office:value-type="string">
            <text:p>I don't own a laptop myself, but when I go to my coworker's place, we also look at pictures together on her laptop. </text:p>
          </table:table-cell>
          <table:table-cell office:value-type="string">
            <text:p>Not much. I rarely have a tablet in hand. </text:p>
          </table:table-cell>
          <table:table-cell office:value-type="string">
            <text:p>N/A.</text:p>
          </table:table-cell>
          <table:table-cell office:value-type="string">
            <text:p>I chat with my friends, send them pictures and songs. I also listen to music online. </text:p>
          </table:table-cell>
          <table:table-cell office:value-type="string">
            <text:p>Nothing that I know of. </text:p>
          </table:table-cell>
          <table:table-cell table:number-columns-repeated="3" office:value-type="string">
            <text:p>Whatsapp</text:p>
          </table:table-cell>
          <table:table-cell table:number-columns-repeated="4" office:value-type="string">
            <text:p>Facebook</text:p>
          </table:table-cell>
          <table:table-cell/>
          <table:table-cell office:value-type="string">
            <text:p>At my work, I use the computer for data entry using MS word. </text:p>
          </table:table-cell>
          <table:table-cell table:number-columns-repeated="1006"/>
        </table:table-row>
        <table:table-row table:style-name="ro1">
          <table:table-cell office:value-type="string">
            <text:p>I don't Know any digital service other than Facebook and whatsapp</text:p>
          </table:table-cell>
          <table:table-cell office:value-type="string">
            <text:p>My interviewee doesn't have any of the following devices: Desktop, laptop or tablet. He only works on his smart phone</text:p>
          </table:table-cell>
          <table:table-cell office:value-type="string">
            <text:p>to take photos</text:p>
          </table:table-cell>
          <table:table-cell office:value-type="string">
            <text:p>I don't have a desktop computer</text:p>
          </table:table-cell>
          <table:table-cell office:value-type="string">
            <text:p>I don't have a Laptop</text:p>
          </table:table-cell>
          <table:table-cell office:value-type="string">
            <text:p>I don't have a Tablet</text:p>
          </table:table-cell>
          <table:table-cell/>
          <table:table-cell office:value-type="string">
            <text:p>To check my Facebook account</text:p>
          </table:table-cell>
          <table:table-cell office:value-type="string">
            <text:p>I don't</text:p>
          </table:table-cell>
          <table:table-cell office:value-type="string">
            <text:p>Whatsapp</text:p>
          </table:table-cell>
          <table:table-cell office:value-type="string">
            <text:p>Skype and Viber</text:p>
          </table:table-cell>
          <table:table-cell table:number-columns-repeated="3" office:value-type="string">
            <text:p>Facebook</text:p>
          </table:table-cell>
          <table:table-cell table:number-columns-repeated="1010"/>
        </table:table-row>
        <table:table-row table:style-name="ro1">
          <table:table-cell office:value-type="string">
            <text:p>none</text:p>
          </table:table-cell>
          <table:table-cell/>
          <table:table-cell office:value-type="string">
            <text:p>calling to my relatives and friends and have fun, texting, listening to thee radio,..</text:p>
          </table:table-cell>
          <table:table-cell office:value-type="string">
            <text:p>for using internet and chatting</text:p>
          </table:table-cell>
          <table:table-cell table:number-columns-repeated="2" office:value-type="string">
            <text:p>never use the device</text:p>
          </table:table-cell>
          <table:table-cell office:value-type="string">
            <text:p>ipod for listening to the music</text:p>
          </table:table-cell>
          <table:table-cell office:value-type="string">
            <text:p>using for facebook to chat with my friends, watching funny videos online on you tube</text:p>
          </table:table-cell>
          <table:table-cell office:value-type="string">
            <text:p>none</text:p>
          </table:table-cell>
          <table:table-cell office:value-type="string">
            <text:p>phone, whatsapp, facebook</text:p>
          </table:table-cell>
          <table:table-cell office:value-type="string">
            <text:p>phonecall, whatsapp</text:p>
          </table:table-cell>
          <table:table-cell office:value-type="string">
            <text:p>facebook</text:p>
          </table:table-cell>
          <table:table-cell table:number-columns-repeated="2" office:value-type="string">
            <text:p>phone, whatsapp, facebook</text:p>
          </table:table-cell>
          <table:table-cell office:value-type="string">
            <text:p>none</text:p>
          </table:table-cell>
          <table:table-cell office:value-type="string">
            <text:p>facebook, google search</text:p>
          </table:table-cell>
          <table:table-cell table:number-columns-repeated="1008"/>
        </table:table-row>
        <table:table-row table:style-name="ro1">
          <table:table-cell table:number-columns-repeated="2"/>
          <table:table-cell office:value-type="string">
            <text:p>for calling, texting</text:p>
          </table:table-cell>
          <table:table-cell table:number-columns-repeated="5"/>
          <table:table-cell office:value-type="string">
            <text:p>non</text:p>
          </table:table-cell>
          <table:table-cell office:value-type="string">
            <text:p>face book</text:p>
          </table:table-cell>
          <table:table-cell office:value-type="string">
            <text:p>viber</text:p>
          </table:table-cell>
          <table:table-cell table:number-columns-repeated="3" office:value-type="string">
            <text:p>facebook</text:p>
          </table:table-cell>
          <table:table-cell table:number-columns-repeated="2"/>
          <table:table-cell office:value-type="string">
            <text:p>non</text:p>
          </table:table-cell>
          <table:table-cell table:number-columns-repeated="1007"/>
        </table:table-row>
        <table:table-row table:style-name="ro1">
          <table:table-cell office:value-type="string">
            <text:p>Devices like Television <text:s/>for information and <text:s/>watching films and camera <text:s/>for photos, videos and radio for musics and <text:s/>news</text:p>
          </table:table-cell>
          <table:table-cell office:value-type="string">
            <text:p>During this session, we also talked on why he doesn't get access to other devices, so he responded that there some that are new to him like tablet and another challenge is that he live in the village where he can't get access to those devices.</text:p>
          </table:table-cell>
          <table:table-cell office:value-type="string">
            <text:p>watching video musics and Audio musics, <text:s/>chat with friend on Facebook, <text:s/>others share videos and photos and others</text:p>
          </table:table-cell>
          <table:table-cell office:value-type="string">
            <text:p>never</text:p>
          </table:table-cell>
          <table:table-cell office:value-type="string">
            <text:p>chat on Facebook, view photos, <text:s/>download musics and videos on you tube, and others.</text:p>
          </table:table-cell>
          <table:table-cell office:value-type="string">
            <text:p>never</text:p>
          </table:table-cell>
          <table:table-cell office:value-type="string">
            <text:p>Television for watching films, videos , musics, musicians and many others</text:p>
          </table:table-cell>
          <table:table-cell office:value-type="string">
            <text:p>I always use internet when chatting with my friends on Facebook, <text:s/>watching videos and musics on different websites mostly on you tube , reading some information mostly sports news.</text:p>
          </table:table-cell>
          <table:table-cell office:value-type="string">
            <text:p>I use only those.</text:p>
          </table:table-cell>
          <table:table-cell office:value-type="string">
            <text:p>face book</text:p>
          </table:table-cell>
          <table:table-cell table:number-columns-repeated="5" office:value-type="string">
            <text:p>facebook</text:p>
          </table:table-cell>
          <table:table-cell office:value-type="string">
            <text:p>google</text:p>
          </table:table-cell>
          <table:table-cell office:value-type="string">
            <text:p>during this time also we have talked on the challenges he faces on using some of the devices he doesn't use and he has told me that the challenge is that some he doesn't know them may be they are available but <text:s/>he doesn't use them because he doesn't know how they works others are not available in their area and he can't afford to buy them.</text:p>
          </table:table-cell>
          <table:table-cell office:value-type="string">
            <text:p>None</text:p>
          </table:table-cell>
          <table:table-cell table:number-columns-repeated="1006"/>
        </table:table-row>
        <table:table-row table:style-name="ro1">
          <table:table-cell table:number-columns-repeated="1024"/>
        </table:table-row>
        <table:table-row table:style-name="ro1">
          <table:table-cell office:value-type="string">
            <text:p>none</text:p>
          </table:table-cell>
          <table:table-cell/>
          <table:table-cell office:value-type="string">
            <text:p>Taking photos and videos. </text:p>
          </table:table-cell>
          <table:table-cell office:value-type="string">
            <text:p>never</text:p>
          </table:table-cell>
          <table:table-cell office:value-type="string">
            <text:p>watching Dvds and listening to music </text:p>
          </table:table-cell>
          <table:table-cell office:value-type="string">
            <text:p>playing games, but rarely. </text:p>
          </table:table-cell>
          <table:table-cell office:value-type="string">
            <text:p>N/A</text:p>
          </table:table-cell>
          <table:table-cell office:value-type="string">
            <text:p>watching youtube videos and streaming movies and television series </text:p>
          </table:table-cell>
          <table:table-cell/>
          <table:table-cell table:number-columns-repeated="2" office:value-type="string">
            <text:p>Whatsapp</text:p>
          </table:table-cell>
          <table:table-cell table:number-columns-repeated="5" office:value-type="string">
            <text:p>Facebook</text:p>
          </table:table-cell>
          <table:table-cell/>
          <table:table-cell office:value-type="string">
            <text:p>Using my laptop to work on Autocad, making bills of quantities and schedules using Excel, making reports and cover letters on Ms Word.</text:p>
          </table:table-cell>
          <table:table-cell table:number-columns-repeated="1006"/>
        </table:table-row>
        <table:table-row table:style-name="ro1">
          <table:table-cell office:value-type="string">
            <text:p>Radio and television for information, and flash disc data storage</text:p>
          </table:table-cell>
          <table:table-cell office:value-type="string">
            <text:p>During this interview, i had a conversation with this participant on why he doesn't <text:s/>use most of the devices he has access to and he told me that it is because he lacks the knowledge and skills about them and others <text:s/>that he doesn't have access it is because they are too expensive and others are too far from their area that is why are not accessible often.</text:p>
          </table:table-cell>
          <table:table-cell office:value-type="string">
            <text:p>I use my mobile phone <text:s/>listening to musics, chatting with friends on face book, callings, view photos and sharing with friends different things.</text:p>
          </table:table-cell>
          <table:table-cell table:number-columns-repeated="2" office:value-type="string">
            <text:p>i don't use it</text:p>
          </table:table-cell>
          <table:table-cell office:value-type="string">
            <text:p>i don't use it and even i don't know</text:p>
          </table:table-cell>
          <table:table-cell office:value-type="string">
            <text:p>i use flash disc <text:s/>and memory card to store my files , musics and others</text:p>
          </table:table-cell>
          <table:table-cell office:value-type="string">
            <text:p>when i have units in my mobile phone i go on face book and chat with my friends and other people or communities.</text:p>
          </table:table-cell>
          <table:table-cell office:value-type="string">
            <text:p>I use radio with a flash connected to listen to different musics stored on m flash.</text:p>
          </table:table-cell>
          <table:table-cell office:value-type="string">
            <text:p>Mobile phone/ face book</text:p>
          </table:table-cell>
          <table:table-cell office:value-type="string">
            <text:p>Mobile Phone</text:p>
          </table:table-cell>
          <table:table-cell table:number-columns-repeated="3" office:value-type="string">
            <text:p>Mobile phone/ face book</text:p>
          </table:table-cell>
          <table:table-cell office:value-type="string">
            <text:p>mobile phone</text:p>
          </table:table-cell>
          <table:table-cell office:value-type="string">
            <text:p>internet</text:p>
          </table:table-cell>
          <table:table-cell office:value-type="string">
            <text:p>I tried to discuss with this person asking him if there are some tools that knows how they work but doesn't use and why, so he told me that he knows how to go YouTube and download musics and videos but because his mobile phone doesn't have that capability that why he does not go on you tube and he knows <text:s/>whats app as a good tool for communication but because his phone is the basic one he doesn't use it. we also discussed why he doesn't use face book or other services very often and he told me that although he has a mobile phone <text:s/>but also getting daily units is a challenge to him.</text:p>
          </table:table-cell>
          <table:table-cell table:number-columns-repeated="1007"/>
        </table:table-row>
        <table:table-row table:style-name="ro1">
          <table:table-cell office:value-type="string">
            <text:p>Television, and camera</text:p>
          </table:table-cell>
          <table:table-cell office:value-type="string">
            <text:p>we discussed there devices that she has access to but doesn't use often and she told me that most of the device do the same work like when she wants to go on the internet there is no need to search for laptop she just uses her smartphone and even when making researches, she just need <text:s/>laptop when the are some data she wants to download on the email like camera she use her mobile phone <text:s/>but are also some she access to but doesn't know they works and others are are very expensive.</text:p>
          </table:table-cell>
          <table:table-cell office:value-type="string">
            <text:p>i use my phone listening to musics and take photos</text:p>
          </table:table-cell>
          <table:table-cell table:number-columns-repeated="2" office:value-type="string">
            <text:p>to lead and write</text:p>
          </table:table-cell>
          <table:table-cell/>
          <table:table-cell office:value-type="string">
            <text:p>like camera i can use it to take photos and videos and even look at photos</text:p>
          </table:table-cell>
          <table:table-cell table:number-columns-repeated="2"/>
          <table:table-cell table:number-columns-repeated="2" office:value-type="string">
            <text:p>WhatsApp</text:p>
          </table:table-cell>
          <table:table-cell office:value-type="string">
            <text:p>Google+</text:p>
          </table:table-cell>
          <table:table-cell office:value-type="string">
            <text:p>Facebook</text:p>
          </table:table-cell>
          <table:table-cell table:number-columns-repeated="3" office:value-type="string">
            <text:p>Google+</text:p>
          </table:table-cell>
          <table:table-cell table:number-columns-repeated="1008"/>
        </table:table-row>
        <table:table-row table:style-name="ro1">
          <table:table-cell office:value-type="string">
            <text:p>N/A</text:p>
          </table:table-cell>
          <table:table-cell/>
          <table:table-cell office:value-type="string">
            <text:p>Never. </text:p>
          </table:table-cell>
          <table:table-cell office:value-type="string">
            <text:p>Never.</text:p>
          </table:table-cell>
          <table:table-cell office:value-type="string">
            <text:p>I watch TV series and movies. </text:p>
          </table:table-cell>
          <table:table-cell table:number-columns-repeated="2" office:value-type="string">
            <text:p>Never. </text:p>
          </table:table-cell>
          <table:table-cell office:value-type="string">
            <text:p>I watch videos on youtube. </text:p>
          </table:table-cell>
          <table:table-cell office:value-type="string">
            <text:p>N/A.</text:p>
          </table:table-cell>
          <table:table-cell table:number-columns-repeated="2" office:value-type="string">
            <text:p>Viber</text:p>
          </table:table-cell>
          <table:table-cell office:value-type="string">
            <text:p>Facebook</text:p>
          </table:table-cell>
          <table:table-cell office:value-type="string">
            <text:p>Twitter</text:p>
          </table:table-cell>
          <table:table-cell office:value-type="string">
            <text:p>Facebook</text:p>
          </table:table-cell>
          <table:table-cell table:number-columns-repeated="2" office:value-type="string">
            <text:p>N/A</text:p>
          </table:table-cell>
          <table:table-cell/>
          <table:table-cell office:value-type="string">
            <text:p>Editing Excel sheets for data validation, and MS Word to write any document related to university. I use Matlab for programming. </text:p>
          </table:table-cell>
          <table:table-cell table:number-columns-repeated="1006"/>
        </table:table-row>
        <table:table-row table:style-name="ro1">
          <table:table-cell table:number-columns-repeated="2"/>
          <table:table-cell office:value-type="string">
            <text:p>games, social media </text:p>
          </table:table-cell>
          <table:table-cell office:value-type="string">
            <text:p>games</text:p>
          </table:table-cell>
          <table:table-cell office:value-type="string">
            <text:p>games, photoshop </text:p>
          </table:table-cell>
          <table:table-cell office:value-type="string">
            <text:p>games, social media</text:p>
          </table:table-cell>
          <table:table-cell/>
          <table:table-cell office:value-type="string">
            <text:p>browsing websites</text:p>
          </table:table-cell>
          <table:table-cell office:value-type="string">
            <text:p>playstation</text:p>
          </table:table-cell>
          <table:table-cell table:number-columns-repeated="2" office:value-type="string">
            <text:p>whatsapp</text:p>
          </table:table-cell>
          <table:table-cell table:number-columns-repeated="5" office:value-type="string">
            <text:p>facebook</text:p>
          </table:table-cell>
          <table:table-cell/>
          <table:table-cell office:value-type="string">
            <text:p>taking pictures for my clients </text:p>
          </table:table-cell>
          <table:table-cell table:number-columns-repeated="1006"/>
        </table:table-row>
        <table:table-row table:style-name="ro1">
          <table:table-cell office:value-type="string">
            <text:p>none</text:p>
          </table:table-cell>
          <table:table-cell/>
          <table:table-cell office:value-type="string">
            <text:p>reading, to use face book, listen to the music, chat with peoples I know through different social medias</text:p>
          </table:table-cell>
          <table:table-cell office:value-type="string">
            <text:p>reading books and online ,materials, watching movies and videos</text:p>
          </table:table-cell>
          <table:table-cell office:value-type="string">
            <text:p>reading, to use face book, listen to the music, chat with peoples I know through different social medias and watching movies and videos</text:p>
          </table:table-cell>
          <table:table-cell office:value-type="string">
            <text:p>never use the device</text:p>
          </table:table-cell>
          <table:table-cell office:value-type="string">
            <text:p>none</text:p>
          </table:table-cell>
          <table:table-cell office:value-type="string">
            <text:p>reading, to use face book, listen to the music, chat with peoples I know through different social medias and watching movies and videos</text:p>
          </table:table-cell>
          <table:table-cell office:value-type="string">
            <text:p>imo</text:p>
          </table:table-cell>
          <table:table-cell office:value-type="string">
            <text:p>viber, imo, facebook, linkedIn</text:p>
          </table:table-cell>
          <table:table-cell office:value-type="string">
            <text:p>viber, imo</text:p>
          </table:table-cell>
          <table:table-cell table:number-columns-repeated="3" office:value-type="string">
            <text:p>face book, twitter, linkedIn</text:p>
          </table:table-cell>
          <table:table-cell office:value-type="string">
            <text:p>none</text:p>
          </table:table-cell>
          <table:table-cell office:value-type="string">
            <text:p>face book, twitter, linkedIn and different websites</text:p>
          </table:table-cell>
          <table:table-cell/>
          <table:table-cell office:value-type="string">
            <text:p>laptop, desktop computer,mobile phone</text:p>
          </table:table-cell>
          <table:table-cell table:number-columns-repeated="1006"/>
        </table:table-row>
        <table:table-row table:style-name="ro1">
          <table:table-cell office:value-type="string">
            <text:p>Other devices <text:s/>i can say are Flash disk, memory card, head phones, hard disc, CD Television and radio all of these helps in the data transfer and data storage.</text:p>
          </table:table-cell>
          <table:table-cell/>
          <table:table-cell office:value-type="string">
            <text:p>I use my mobile phone when calling my friends and make fun, play games, listen to musics, watch movies share photos, chat on face book and many others.</text:p>
          </table:table-cell>
          <table:table-cell office:value-type="string">
            <text:p>i don't use it but i use laptop</text:p>
          </table:table-cell>
          <table:table-cell office:value-type="string">
            <text:p>To write <text:s/>and read when am using face book and other social medias, watching videos, musics and other interesting things like fun news or photos.</text:p>
          </table:table-cell>
          <table:table-cell office:value-type="string">
            <text:p>I don't use it</text:p>
          </table:table-cell>
          <table:table-cell/>
          <table:table-cell office:value-type="string">
            <text:p>i always meet with my friends on face book and make fun, i do downloading musics and watch some interesting movies, and viewing photos</text:p>
          </table:table-cell>
          <table:table-cell/>
          <table:table-cell office:value-type="string">
            <text:p>Face book</text:p>
          </table:table-cell>
          <table:table-cell office:value-type="string">
            <text:p>WhatsApp</text:p>
          </table:table-cell>
          <table:table-cell table:number-columns-repeated="3" office:value-type="string">
            <text:p>Google+</text:p>
          </table:table-cell>
          <table:table-cell office:value-type="string">
            <text:p>laptop and You tube</text:p>
          </table:table-cell>
          <table:table-cell office:value-type="string">
            <text:p>Google</text:p>
          </table:table-cell>
          <table:table-cell office:value-type="string">
            <text:p>During this interview we shared how someone can creativity using these technology and he has told me laptop can help some design different things and even on You tube <text:s/>he can may be get some videos or Audios if some one needs to market himself or herself <text:s/>and upload them on YouTube and this <text:s/>was really very interesting to here from that.</text:p>
          </table:table-cell>
          <table:table-cell table:number-columns-repeated="1007"/>
        </table:table-row>
        <table:table-row table:style-name="ro1">
          <table:table-cell office:value-type="string">
            <text:p>none</text:p>
          </table:table-cell>
          <table:table-cell/>
          <table:table-cell office:value-type="string">
            <text:p>listening to the music, radio, watching movies, to use different social medias</text:p>
          </table:table-cell>
          <table:table-cell office:value-type="string">
            <text:p>reading, watching movies,</text:p>
          </table:table-cell>
          <table:table-cell table:number-columns-repeated="2" office:value-type="string">
            <text:p>reading, watching movies, sometimes playing games</text:p>
          </table:table-cell>
          <table:table-cell office:value-type="string">
            <text:p>none</text:p>
          </table:table-cell>
          <table:table-cell office:value-type="string">
            <text:p>reading, sometimes playing games, forlistening to the music, watching movies, to use different social medias</text:p>
          </table:table-cell>
          <table:table-cell office:value-type="string">
            <text:p>none</text:p>
          </table:table-cell>
          <table:table-cell office:value-type="string">
            <text:p>facebook, viber, twitter, linkedIn,</text:p>
          </table:table-cell>
          <table:table-cell office:value-type="string">
            <text:p>facebook, viber, whatsapp</text:p>
          </table:table-cell>
          <table:table-cell table:number-columns-repeated="3" office:value-type="string">
            <text:p>facebook, twitter, linkedIn</text:p>
          </table:table-cell>
          <table:table-cell office:value-type="string">
            <text:p>none</text:p>
          </table:table-cell>
          <table:table-cell office:value-type="string">
            <text:p>facebook, twitter, linkedIn</text:p>
          </table:table-cell>
          <table:table-cell/>
          <table:table-cell office:value-type="string">
            <text:p>laptop, desktop computer for making the job process easy and for communication</text:p>
          </table:table-cell>
          <table:table-cell table:number-columns-repeated="1006"/>
        </table:table-row>
        <table:table-row table:style-name="ro1">
          <table:table-cell table:number-columns-repeated="2"/>
          <table:table-cell office:value-type="string">
            <text:p>Download musics and games</text:p>
          </table:table-cell>
          <table:table-cell table:number-columns-repeated="2" office:value-type="string">
            <text:p>Download and to get news</text:p>
          </table:table-cell>
          <table:table-cell office:value-type="string">
            <text:p>not used</text:p>
          </table:table-cell>
          <table:table-cell/>
          <table:table-cell office:value-type="string">
            <text:p>Downloading musics and films and chatting with friends</text:p>
          </table:table-cell>
          <table:table-cell office:value-type="string">
            <text:p>I use also Skype for <text:s/>fun</text:p>
          </table:table-cell>
          <table:table-cell table:number-columns-repeated="3" office:value-type="string">
            <text:p>Smartphone</text:p>
          </table:table-cell>
          <table:table-cell table:number-columns-repeated="2" office:value-type="string">
            <text:p>face book</text:p>
          </table:table-cell>
          <table:table-cell office:value-type="string">
            <text:p>laptop, desktop</text:p>
          </table:table-cell>
          <table:table-cell office:value-type="string">
            <text:p>laptop, desktop, google search</text:p>
          </table:table-cell>
          <table:table-cell table:number-columns-repeated="1008"/>
        </table:table-row>
        <table:table-row table:style-name="ro1">
          <table:table-cell table:number-columns-repeated="1024"/>
        </table:table-row>
        <table:table-row table:style-name="ro1">
          <table:table-cell office:value-type="string">
            <text:p>none</text:p>
          </table:table-cell>
          <table:table-cell/>
          <table:table-cell office:value-type="string">
            <text:p>listening music, chatting,</text:p>
          </table:table-cell>
          <table:table-cell office:value-type="string">
            <text:p>watching movies, sometimes reading</text:p>
          </table:table-cell>
          <table:table-cell office:value-type="string">
            <text:p>listening music,watching movies, sometimes reading chatting,...</text:p>
          </table:table-cell>
          <table:table-cell office:value-type="string">
            <text:p>never use the device</text:p>
          </table:table-cell>
          <table:table-cell office:value-type="string">
            <text:p>none</text:p>
          </table:table-cell>
          <table:table-cell office:value-type="string">
            <text:p>watching movies online, chatting through social medias, watching music clips</text:p>
          </table:table-cell>
          <table:table-cell office:value-type="string">
            <text:p>none</text:p>
          </table:table-cell>
          <table:table-cell office:value-type="string">
            <text:p>viber, face book</text:p>
          </table:table-cell>
          <table:table-cell office:value-type="string">
            <text:p>viber</text:p>
          </table:table-cell>
          <table:table-cell table:number-columns-repeated="3" office:value-type="string">
            <text:p>twitter, linked In, face book</text:p>
          </table:table-cell>
          <table:table-cell office:value-type="string">
            <text:p>none</text:p>
          </table:table-cell>
          <table:table-cell office:value-type="string">
            <text:p>twitter, linked In, face book</text:p>
          </table:table-cell>
          <table:table-cell/>
          <table:table-cell office:value-type="string">
            <text:p>for filing documents, inside communication,..</text:p>
          </table:table-cell>
          <table:table-cell table:number-columns-repeated="1006"/>
        </table:table-row>
        <table:table-row table:style-name="ro1">
          <table:table-cell office:value-type="string">
            <text:p>none</text:p>
          </table:table-cell>
          <table:table-cell/>
          <table:table-cell office:value-type="string">
            <text:p>text message, phone call, chat, taking photos</text:p>
          </table:table-cell>
          <table:table-cell office:value-type="string">
            <text:p>writing my articles, chat, browsing newses</text:p>
          </table:table-cell>
          <table:table-cell office:value-type="string">
            <text:p>writing, chat, reading, browsing newses</text:p>
          </table:table-cell>
          <table:table-cell office:value-type="string">
            <text:p>never used this devise</text:p>
          </table:table-cell>
          <table:table-cell office:value-type="string">
            <text:p>none</text:p>
          </table:table-cell>
          <table:table-cell office:value-type="string">
            <text:p>browsing news websites, chat with friends, downloading movies and documentaries and following sport events</text:p>
          </table:table-cell>
          <table:table-cell office:value-type="string">
            <text:p>none</text:p>
          </table:table-cell>
          <table:table-cell office:value-type="string">
            <text:p>Facebook and twiter</text:p>
          </table:table-cell>
          <table:table-cell office:value-type="string">
            <text:p>viber</text:p>
          </table:table-cell>
          <table:table-cell office:value-type="string">
            <text:p>Facebook</text:p>
          </table:table-cell>
          <table:table-cell office:value-type="string">
            <text:p>word press</text:p>
          </table:table-cell>
          <table:table-cell office:value-type="string">
            <text:p>twiter</text:p>
          </table:table-cell>
          <table:table-cell/>
          <table:table-cell office:value-type="string">
            <text:p>you tube</text:p>
          </table:table-cell>
          <table:table-cell/>
          <table:table-cell office:value-type="string">
            <text:p>documentation, communication</text:p>
          </table:table-cell>
          <table:table-cell table:number-columns-repeated="1006"/>
        </table:table-row>
        <table:table-row table:style-name="ro1">
          <table:table-cell table:number-columns-repeated="2"/>
          <table:table-cell office:value-type="string">
            <text:p>I use this Device listening to musics, videos <text:s/>and even chat with my friends</text:p>
          </table:table-cell>
          <table:table-cell table:number-columns-repeated="2" office:value-type="string">
            <text:p>Musics, films, fashions and designs, and even chatting on face book with my friend</text:p>
          </table:table-cell>
          <table:table-cell table:number-columns-repeated="2"/>
          <table:table-cell office:value-type="string">
            <text:p>i download musics and films on YouTube for entertainment, viewing different photos and design on the internet</text:p>
          </table:table-cell>
          <table:table-cell office:value-type="string">
            <text:p>Messenger, Skype and tagged</text:p>
          </table:table-cell>
          <table:table-cell office:value-type="string">
            <text:p>face book and Viber</text:p>
          </table:table-cell>
          <table:table-cell office:value-type="string">
            <text:p>WhatsApp</text:p>
          </table:table-cell>
          <table:table-cell office:value-type="string">
            <text:p>google+</text:p>
          </table:table-cell>
          <table:table-cell office:value-type="string">
            <text:p>face book and whatsApp</text:p>
          </table:table-cell>
          <table:table-cell office:value-type="string">
            <text:p>face book</text:p>
          </table:table-cell>
          <table:table-cell office:value-type="string">
            <text:p>YouTube</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office:value-type="string">
            <text:p>None </text:p>
          </table:table-cell>
          <table:table-cell office:value-type="string">
            <text:p>No Notes.</text:p>
          </table:table-cell>
          <table:table-cell office:value-type="string">
            <text:p>Games, Photos</text:p>
          </table:table-cell>
          <table:table-cell office:value-type="string">
            <text:p>N/A</text:p>
          </table:table-cell>
          <table:table-cell office:value-type="string">
            <text:p>Games, Photos </text:p>
          </table:table-cell>
          <table:table-cell table:number-columns-repeated="2" office:value-type="string">
            <text:p>N/A</text:p>
          </table:table-cell>
          <table:table-cell office:value-type="string">
            <text:p>Music, Videos, Youtube, Games, Photos</text:p>
          </table:table-cell>
          <table:table-cell/>
          <table:table-cell table:number-columns-repeated="2" office:value-type="string">
            <text:p>Whatsapp, facebook, viber</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Google, Youtube</text:p>
          </table:table-cell>
          <table:table-cell table:number-columns-repeated="1008"/>
        </table:table-row>
        <table:table-row table:style-name="ro1">
          <table:table-cell table:number-columns-repeated="2"/>
          <table:table-cell office:value-type="string">
            <text:p>Games, Whatsapp, facebook, Photos, Music</text:p>
          </table:table-cell>
          <table:table-cell office:value-type="string">
            <text:p>N/A</text:p>
          </table:table-cell>
          <table:table-cell office:value-type="string">
            <text:p>Photos, Games</text:p>
          </table:table-cell>
          <table:table-cell table:number-columns-repeated="2" office:value-type="string">
            <text:p>N/A</text:p>
          </table:table-cell>
          <table:table-cell office:value-type="string">
            <text:p>only those mentioned above</text:p>
          </table:table-cell>
          <table:table-cell/>
          <table:table-cell table:number-columns-repeated="2" office:value-type="string">
            <text:p>whatsapp, viber, facebook messenger</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Google, YouTube</text:p>
          </table:table-cell>
          <table:table-cell table:number-columns-repeated="1008"/>
        </table:table-row>
        <table:table-row table:style-name="ro1">
          <table:table-cell office:value-type="string">
            <text:p>No</text:p>
          </table:table-cell>
          <table:table-cell office:value-type="string">
            <text:p>No Notes</text:p>
          </table:table-cell>
          <table:table-cell office:value-type="string">
            <text:p>Games, Photos and Videos</text:p>
          </table:table-cell>
          <table:table-cell table:number-columns-repeated="3" office:value-type="string">
            <text:p>I don't use it</text:p>
          </table:table-cell>
          <table:table-cell office:value-type="string">
            <text:p>Smartphones only</text:p>
          </table:table-cell>
          <table:table-cell office:value-type="string">
            <text:p>Facebook, Whats App, Viber...</text:p>
          </table:table-cell>
          <table:table-cell/>
          <table:table-cell office:value-type="string">
            <text:p>Facebook, and whatsapp</text:p>
          </table:table-cell>
          <table:table-cell office:value-type="string">
            <text:p>facebook and whatsapp</text:p>
          </table:table-cell>
          <table:table-cell table:number-columns-repeated="3" office:value-type="string">
            <text:p>facebook</text:p>
          </table:table-cell>
          <table:table-cell office:value-type="string">
            <text:p>None</text:p>
          </table:table-cell>
          <table:table-cell office:value-type="string">
            <text:p>Google and Youtube</text:p>
          </table:table-cell>
          <table:table-cell office:value-type="string">
            <text:p>No Notes</text:p>
          </table:table-cell>
          <table:table-cell table:number-columns-repeated="1007"/>
        </table:table-row>
        <table:table-row table:style-name="ro1">
          <table:table-cell office:value-type="string">
            <text:p>None</text:p>
          </table:table-cell>
          <table:table-cell office:value-type="string">
            <text:p>Interviewee used to have access for many tools and devices before they came to Lebanon, means before becoming Refugees.</text:p>
          </table:table-cell>
          <table:table-cell office:value-type="string">
            <text:p>Facebook, Photos, Videos, Games</text:p>
          </table:table-cell>
          <table:table-cell table:number-columns-repeated="4" office:value-type="string">
            <text:p>N/A</text:p>
          </table:table-cell>
          <table:table-cell office:value-type="string">
            <text:p>Facebook, Games, Youtube</text:p>
          </table:table-cell>
          <table:table-cell/>
          <table:table-cell office:value-type="string">
            <text:p>Whatsapp</text:p>
          </table:table-cell>
          <table:table-cell office:value-type="string">
            <text:p>Whatsapp, Viber</text:p>
          </table:table-cell>
          <table:table-cell office:value-type="string">
            <text:p>None</text:p>
          </table:table-cell>
          <table:table-cell table:number-columns-repeated="2" office:value-type="string">
            <text:p>Facebook</text:p>
          </table:table-cell>
          <table:table-cell office:value-type="string">
            <text:p>None</text:p>
          </table:table-cell>
          <table:table-cell office:value-type="string">
            <text:p>Google, Youtube</text:p>
          </table:table-cell>
          <table:table-cell office:value-type="string">
            <text:p>Interviewee was more connected and having more digital activities when they were in Syria before coming to Lebanon.</text:p>
          </table:table-cell>
          <table:table-cell table:number-columns-repeated="1007"/>
        </table:table-row>
        <table:table-row table:style-name="ro1">
          <table:table-cell table:number-columns-repeated="2"/>
          <table:table-cell office:value-type="string">
            <text:p>music, internet(Facebook), videos and for capturing events. </text:p>
          </table:table-cell>
          <table:table-cell office:value-type="string">
            <text:p>videos, internet and for watching movies.</text:p>
          </table:table-cell>
          <table:table-cell office:value-type="string">
            <text:p>for watching movies, videos, internet</text:p>
          </table:table-cell>
          <table:table-cell office:value-type="string">
            <text:p>for internet and videos.</text:p>
          </table:table-cell>
          <table:table-cell office:value-type="string">
            <text:p>_____________________________</text:p>
          </table:table-cell>
          <table:table-cell table:number-columns-repeated="2"/>
          <table:table-cell office:value-type="string">
            <text:p>facebook</text:p>
          </table:table-cell>
          <table:table-cell office:value-type="string">
            <text:p>facebook and phone calls</text:p>
          </table:table-cell>
          <table:table-cell office:value-type="string">
            <text:p>facebook, linkedin and other local social networks.</text:p>
          </table:table-cell>
          <table:table-cell office:value-type="string">
            <text:p>facebook</text:p>
          </table:table-cell>
          <table:table-cell office:value-type="string">
            <text:p>facebook and temarinet.net</text:p>
          </table:table-cell>
          <table:table-cell office:value-type="string">
            <text:p>facebook</text:p>
          </table:table-cell>
          <table:table-cell office:value-type="string">
            <text:p>wikipidea</text:p>
          </table:table-cell>
          <table:table-cell/>
          <table:table-cell office:value-type="string">
            <text:p>for meetings and recordings, scanning, printing,copying, documentation and etc.....</text:p>
          </table:table-cell>
          <table:table-cell table:number-columns-repeated="1006"/>
        </table:table-row>
        <table:table-row table:style-name="ro1">
          <table:table-cell table:number-columns-repeated="2"/>
          <table:table-cell office:value-type="string">
            <text:p>music,videos, internet and recordings.</text:p>
          </table:table-cell>
          <table:table-cell office:value-type="string">
            <text:p>Internet and videos</text:p>
          </table:table-cell>
          <table:table-cell office:value-type="string">
            <text:p>music, videos, movies and internet.</text:p>
          </table:table-cell>
          <table:table-cell office:value-type="string">
            <text:p>internet and videos</text:p>
          </table:table-cell>
          <table:table-cell office:value-type="string">
            <text:p>____________</text:p>
          </table:table-cell>
          <table:table-cell table:number-columns-repeated="2"/>
          <table:table-cell office:value-type="string">
            <text:p>facebook</text:p>
          </table:table-cell>
          <table:table-cell office:value-type="string">
            <text:p>phone calls and facebook</text:p>
          </table:table-cell>
          <table:table-cell table:number-columns-repeated="4" office:value-type="string">
            <text:p>facebook</text:p>
          </table:table-cell>
          <table:table-cell office:value-type="string">
            <text:p>wikipedia</text:p>
          </table:table-cell>
          <table:table-cell table:number-columns-repeated="1008"/>
        </table:table-row>
        <table:table-row table:style-name="ro1">
          <table:table-cell office:value-type="string">
            <text:p>Play store for downloading applications and I also use a football betting application for betting on matches and checking out the results.</text:p>
          </table:table-cell>
          <table:table-cell/>
          <table:table-cell table:number-columns-repeated="2" office:value-type="string">
            <text:p>Listening to music Chatting with friends Downloading videos / music</text:p>
          </table:table-cell>
          <table:table-cell office:value-type="string">
            <text:p>watching videos chatting with friends online Football betting online</text:p>
          </table:table-cell>
          <table:table-cell office:value-type="string">
            <text:p>Listening to music Online betting <text:s/>Playing games</text:p>
          </table:table-cell>
          <table:table-cell office:value-type="string">
            <text:p>Surfing <text:s/>Online betting Playing games</text:p>
          </table:table-cell>
          <table:table-cell office:value-type="string">
            <text:p>Downloading and watching movies and videos Chatting online with friends on whatsapp, facebook, twitter Sharing photos and videos Reading on latest events / news</text:p>
          </table:table-cell>
          <table:table-cell office:value-type="string">
            <text:p>Fotbol24 Candy crush Fifa Photo grid Car traffic race</text:p>
          </table:table-cell>
          <table:table-cell table:number-columns-repeated="2" office:value-type="string">
            <text:p>whatsapp</text:p>
          </table:table-cell>
          <table:table-cell table:number-columns-repeated="3" office:value-type="string">
            <text:p>facebook</text:p>
          </table:table-cell>
          <table:table-cell table:number-columns-repeated="2" office:value-type="string">
            <text:p>google</text:p>
          </table:table-cell>
          <table:table-cell/>
          <table:table-cell office:value-type="string">
            <text:p>communication programing</text:p>
          </table:table-cell>
          <table:table-cell table:number-columns-repeated="1006"/>
        </table:table-row>
        <table:table-row table:style-name="ro1">
          <table:table-cell table:number-columns-repeated="2" office:value-type="string">
            <text:p>n/a</text:p>
          </table:table-cell>
          <table:table-cell office:value-type="string">
            <text:p>Reading entertainment news, videos on social media and listening to music</text:p>
          </table:table-cell>
          <table:table-cell office:value-type="string">
            <text:p>Watching movies and listening to music and maybe for news</text:p>
          </table:table-cell>
          <table:table-cell office:value-type="string">
            <text:p>movies <text:s/>although back when I had one</text:p>
          </table:table-cell>
          <table:table-cell office:value-type="string">
            <text:p>n/a</text:p>
          </table:table-cell>
          <table:table-cell office:value-type="string">
            <text:p>Digital TV</text:p>
          </table:table-cell>
          <table:table-cell office:value-type="string">
            <text:p>for entrainment news and downloading music and movies</text:p>
          </table:table-cell>
          <table:table-cell office:value-type="string">
            <text:p>n/a</text:p>
          </table:table-cell>
          <table:table-cell office:value-type="string">
            <text:p>whatsapp</text:p>
          </table:table-cell>
          <table:table-cell office:value-type="string">
            <text:p>phone calls</text:p>
          </table:table-cell>
          <table:table-cell table:number-columns-repeated="3" office:value-type="string">
            <text:p>whatsapp</text:p>
          </table:table-cell>
          <table:table-cell table:number-columns-repeated="2" office:value-type="string">
            <text:p>google</text:p>
          </table:table-cell>
          <table:table-cell office:value-type="string">
            <text:p>The participant also uses or get creative by watching certain TV channels that inspires her creativity.</text:p>
          </table:table-cell>
          <table:table-cell table:number-columns-repeated="1007"/>
        </table:table-row>
        <table:table-row table:style-name="ro1">
          <table:table-cell office:value-type="string">
            <text:p>i can pay electricity bills online</text:p>
          </table:table-cell>
          <table:table-cell office:value-type="string">
            <text:p>technology decrease dependency ,internet has significantly reduced every ones dependence on each other to find to find answer to everyday questions</text:p>
          </table:table-cell>
          <table:table-cell office:value-type="string">
            <text:p>playing games,listening to music,message chatting,talking to family and friends ,and internet browsing</text:p>
          </table:table-cell>
          <table:table-cell table:number-columns-repeated="2" office:value-type="string">
            <text:p>watching movies,playing games,internet browsing,online chatting ,download music and videos .</text:p>
          </table:table-cell>
          <table:table-cell office:value-type="string">
            <text:p>taking photos,videos,selfies</text:p>
          </table:table-cell>
          <table:table-cell office:value-type="string">
            <text:p>i use television to watch different shows and series</text:p>
          </table:table-cell>
          <table:table-cell office:value-type="string">
            <text:p>when i want to listen to music and watching movies online</text:p>
          </table:table-cell>
          <table:table-cell/>
          <table:table-cell office:value-type="string">
            <text:p>facebook</text:p>
          </table:table-cell>
          <table:table-cell office:value-type="string">
            <text:p>whatsapp</text:p>
          </table:table-cell>
          <table:table-cell office:value-type="string">
            <text:p>facebook and twitter</text:p>
          </table:table-cell>
          <table:table-cell office:value-type="string">
            <text:p>facebook,instagram</text:p>
          </table:table-cell>
          <table:table-cell office:value-type="string">
            <text:p>viber,whatsapp,facebook</text:p>
          </table:table-cell>
          <table:table-cell office:value-type="string">
            <text:p>youtube,google doc,blogger</text:p>
          </table:table-cell>
          <table:table-cell office:value-type="string">
            <text:p>youtube,facebook</text:p>
          </table:table-cell>
          <table:table-cell office:value-type="string">
            <text:p>technology is fun because now days we got television,games all in the palm of our hands.</text:p>
          </table:table-cell>
          <table:table-cell office:value-type="string">
            <text:p>when i want to prepare budget ,to do my work quickly and to store my files for future use.</text:p>
          </table:table-cell>
          <table:table-cell table:number-columns-repeated="1006"/>
        </table:table-row>
        <table:table-row table:style-name="ro1">
          <table:table-cell/>
          <table:table-cell office:value-type="string">
            <text:p>Technology makes people smatter because you can seek information easily</text:p>
          </table:table-cell>
          <table:table-cell office:value-type="string">
            <text:p>Playing games, videos, music, browsing Internet, chatting</text:p>
          </table:table-cell>
          <table:table-cell table:number-columns-repeated="2" office:value-type="string">
            <text:p>Browsing Internet, online chatting, add application, playing computer games.</text:p>
          </table:table-cell>
          <table:table-cell office:value-type="string">
            <text:p>Taking pictures and videos</text:p>
          </table:table-cell>
          <table:table-cell office:value-type="string">
            <text:p>Am using Television to watch series and get news updates</text:p>
          </table:table-cell>
          <table:table-cell office:value-type="string">
            <text:p>When I want to watch gospel music videos online for</text:p>
          </table:table-cell>
          <table:table-cell/>
          <table:table-cell office:value-type="string">
            <text:p>Facebook, instagram</text:p>
          </table:table-cell>
          <table:table-cell office:value-type="string">
            <text:p>Whatsapp, Facebook, viber, snapchat</text:p>
          </table:table-cell>
          <table:table-cell office:value-type="string">
            <text:p>Snapchat, Facebook</text:p>
          </table:table-cell>
          <table:table-cell table:number-columns-repeated="2" office:value-type="string">
            <text:p>Facebook, instagram</text:p>
          </table:table-cell>
          <table:table-cell office:value-type="string">
            <text:p>Instagram, YouTube, blogger</text:p>
          </table:table-cell>
          <table:table-cell office:value-type="string">
            <text:p>Google, YouTube</text:p>
          </table:table-cell>
          <table:table-cell office:value-type="string">
            <text:p>Technology is fun because now you can check videos, music, playing games online with your device on the palm of your hand</text:p>
          </table:table-cell>
          <table:table-cell office:value-type="string">
            <text:p>When I want to organize my works, and when I want to store them softcopies for future use.</text:p>
          </table:table-cell>
          <table:table-cell table:number-columns-repeated="1006"/>
        </table:table-row>
        <table:table-row table:style-name="ro1">
          <table:table-cell table:number-columns-repeated="2"/>
          <table:table-cell office:value-type="string">
            <text:p>Playing games, watching videos, for WhatsApp and Facebook</text:p>
          </table:table-cell>
          <table:table-cell/>
          <table:table-cell office:value-type="string">
            <text:p>Watching movies and playing games</text:p>
          </table:table-cell>
          <table:table-cell table:number-columns-repeated="2"/>
          <table:table-cell office:value-type="string">
            <text:p>Mostly to watch YouTube videos, Facebook and WhatsApp</text:p>
          </table:table-cell>
          <table:table-cell/>
          <table:table-cell table:number-columns-repeated="2" office:value-type="string">
            <text:p>WhatsApp</text:p>
          </table:table-cell>
          <table:table-cell table:number-columns-repeated="3" office:value-type="string">
            <text:p>Facebook</text:p>
          </table:table-cell>
          <table:table-cell/>
          <table:table-cell office:value-type="string">
            <text:p>Search engines</text:p>
          </table:table-cell>
          <table:table-cell/>
          <table:table-cell office:value-type="string">
            <text:p>For processing paper work, for communication with clients and co-workers, and for research</text:p>
          </table:table-cell>
          <table:table-cell table:number-columns-repeated="1006"/>
        </table:table-row>
        <table:table-row table:style-name="ro1">
          <table:table-cell table:number-columns-repeated="1024"/>
        </table:table-row>
        <table:table-row table:style-name="ro1">
          <table:table-cell office:value-type="string">
            <text:p>No</text:p>
          </table:table-cell>
          <table:table-cell office:value-type="string">
            <text:p>Participant has access to more than a smart phone however doesn't use it because she is not interested.</text:p>
          </table:table-cell>
          <table:table-cell office:value-type="string">
            <text:p>Playing music, texting, listening to radio, chatting</text:p>
          </table:table-cell>
          <table:table-cell table:number-columns-repeated="3" office:value-type="string">
            <text:p>No</text:p>
          </table:table-cell>
          <table:table-cell office:value-type="string">
            <text:p>Television, DVD Player and decorder</text:p>
          </table:table-cell>
          <table:table-cell office:value-type="string">
            <text:p>i use it to search for pictures and fashion</text:p>
          </table:table-cell>
          <table:table-cell/>
          <table:table-cell office:value-type="string">
            <text:p>Facebook</text:p>
          </table:table-cell>
          <table:table-cell office:value-type="string">
            <text:p>SMS</text:p>
          </table:table-cell>
          <table:table-cell table:number-columns-repeated="3" office:value-type="string">
            <text:p>Facebook</text:p>
          </table:table-cell>
          <table:table-cell office:value-type="string">
            <text:p>SMS</text:p>
          </table:table-cell>
          <table:table-cell office:value-type="string">
            <text:p>Facebook</text:p>
          </table:table-cell>
          <table:table-cell office:value-type="string">
            <text:p>Participant has access to the sisters phone so she uses very few digital services/tools</text:p>
          </table:table-cell>
          <table:table-cell table:number-columns-repeated="1007"/>
        </table:table-row>
        <table:table-row table:style-name="ro1">
          <table:table-cell office:value-type="string">
            <text:p>Participant mentioned of have access to Bluetooh, and uses it to for sending and recieving songs</text:p>
          </table:table-cell>
          <table:table-cell office:value-type="string">
            <text:p>The participant only has access to and uses a basic mobile phone so even the services she has access to are very limited, for the internet she never</text:p>
          </table:table-cell>
          <table:table-cell office:value-type="string">
            <text:p>Sending and receiving music, playing music and radio</text:p>
          </table:table-cell>
          <table:table-cell table:number-columns-repeated="3" office:value-type="string">
            <text:p>No</text:p>
          </table:table-cell>
          <table:table-cell office:value-type="string">
            <text:p>Radio</text:p>
          </table:table-cell>
          <table:table-cell office:value-type="string">
            <text:p>I don't have access to internet</text:p>
          </table:table-cell>
          <table:table-cell office:value-type="string">
            <text:p>memory card</text:p>
          </table:table-cell>
          <table:table-cell office:value-type="string">
            <text:p>calling and SMS</text:p>
          </table:table-cell>
          <table:table-cell office:value-type="string">
            <text:p>Calling and SMS</text:p>
          </table:table-cell>
          <table:table-cell office:value-type="string">
            <text:p>No</text:p>
          </table:table-cell>
          <table:table-cell table:number-columns-repeated="4" office:value-type="string">
            <text:p>Calling and SMS</text:p>
          </table:table-cell>
          <table:table-cell office:value-type="string">
            <text:p>The participant has no access to the internet and thus the digital services that require internet</text:p>
          </table:table-cell>
          <table:table-cell table:number-columns-repeated="1007"/>
        </table:table-row>
        <table:table-row table:style-name="ro1">
          <table:table-cell/>
          <table:table-cell office:value-type="string">
            <text:p>The participant only has access to and uses desktop computer while at school, basic mobile phone while at home for they internet she doesn't have</text:p>
          </table:table-cell>
          <table:table-cell office:value-type="string">
            <text:p>Playing music, games and radio</text:p>
          </table:table-cell>
          <table:table-cell table:number-columns-repeated="3" office:value-type="string">
            <text:p>No</text:p>
          </table:table-cell>
          <table:table-cell office:value-type="string">
            <text:p>Television set and satellite TV</text:p>
          </table:table-cell>
          <table:table-cell office:value-type="string">
            <text:p>Don't use.</text:p>
          </table:table-cell>
          <table:table-cell/>
          <table:table-cell table:number-columns-repeated="2" office:value-type="string">
            <text:p>SMS</text:p>
          </table:table-cell>
          <table:table-cell office:value-type="string">
            <text:p>No</text:p>
          </table:table-cell>
          <table:table-cell table:number-columns-repeated="2" office:value-type="string">
            <text:p>SMS</text:p>
          </table:table-cell>
          <table:table-cell table:number-columns-repeated="2" office:value-type="string">
            <text:p>No</text:p>
          </table:table-cell>
          <table:table-cell office:value-type="string">
            <text:p>The participant doesn't have access to the internet and all digital services that require internet</text:p>
          </table:table-cell>
          <table:table-cell table:number-columns-repeated="1007"/>
        </table:table-row>
        <table:table-row table:style-name="ro1">
          <table:table-cell/>
          <table:table-cell office:value-type="string">
            <text:p>Participant has relative access simply because the own and also access at the work place</text:p>
          </table:table-cell>
          <table:table-cell office:value-type="string">
            <text:p>Play music, search google, watch videos, Facebook</text:p>
          </table:table-cell>
          <table:table-cell office:value-type="string">
            <text:p>Don't use</text:p>
          </table:table-cell>
          <table:table-cell office:value-type="string">
            <text:p>Facebook</text:p>
          </table:table-cell>
          <table:table-cell office:value-type="string">
            <text:p>Don't use</text:p>
          </table:table-cell>
          <table:table-cell office:value-type="string">
            <text:p>TV and Decoder watch movies, news and other programs, digital camera take photos</text:p>
          </table:table-cell>
          <table:table-cell office:value-type="string">
            <text:p>Use it for Facebook, WhatsApp, watch Youtube, download music, movies and pictures</text:p>
          </table:table-cell>
          <table:table-cell office:value-type="string">
            <text:p>Photogrid</text:p>
          </table:table-cell>
          <table:table-cell table:number-columns-repeated="2" office:value-type="string">
            <text:p>WhatsApp</text:p>
          </table:table-cell>
          <table:table-cell office:value-type="string">
            <text:p>Facebook/google+</text:p>
          </table:table-cell>
          <table:table-cell table:number-columns-repeated="2" office:value-type="string">
            <text:p>Facebook</text:p>
          </table:table-cell>
          <table:table-cell office:value-type="string">
            <text:p>Photogrid</text:p>
          </table:table-cell>
          <table:table-cell office:value-type="string">
            <text:p>Google</text:p>
          </table:table-cell>
          <table:table-cell/>
          <table:table-cell office:value-type="string">
            <text:p>I use smart phone and Laptop to access emails</text:p>
          </table:table-cell>
          <table:table-cell table:number-columns-repeated="1006"/>
        </table:table-row>
        <table:table-row table:style-name="ro1">
          <table:table-cell office:value-type="string">
            <text:p>none</text:p>
          </table:table-cell>
          <table:table-cell/>
          <table:table-cell office:value-type="string">
            <text:p>reading, listening radio, music</text:p>
          </table:table-cell>
          <table:table-cell table:number-columns-repeated="2" office:value-type="string">
            <text:p>watching music clips, movies, reading</text:p>
          </table:table-cell>
          <table:table-cell office:value-type="string">
            <text:p>never use the device</text:p>
          </table:table-cell>
          <table:table-cell office:value-type="string">
            <text:p>none</text:p>
          </table:table-cell>
          <table:table-cell office:value-type="string">
            <text:p>for watching music clips, movies, reading,..</text:p>
          </table:table-cell>
          <table:table-cell office:value-type="string">
            <text:p>none</text:p>
          </table:table-cell>
          <table:table-cell office:value-type="string">
            <text:p>face book, viber, whatsapp</text:p>
          </table:table-cell>
          <table:table-cell office:value-type="string">
            <text:p>viber, whatsapp</text:p>
          </table:table-cell>
          <table:table-cell table:number-columns-repeated="3" office:value-type="string">
            <text:p>facebook, twitter, LInkedIn</text:p>
          </table:table-cell>
          <table:table-cell office:value-type="string">
            <text:p>none</text:p>
          </table:table-cell>
          <table:table-cell office:value-type="string">
            <text:p>facebook, twitter, LInkedIn</text:p>
          </table:table-cell>
          <table:table-cell/>
          <table:table-cell office:value-type="string">
            <text:p>for exchanging emails, phone communication,..</text:p>
          </table:table-cell>
          <table:table-cell table:number-columns-repeated="1006"/>
        </table:table-row>
        <table:table-row table:style-name="ro1">
          <table:table-cell office:value-type="string">
            <text:p>N/A</text:p>
          </table:table-cell>
          <table:table-cell office:value-type="string">
            <text:p>Concerning the phone usage, the stakeholder used to have a basic mobile phone and just recently purchased a smartphone. <text:s/></text:p>
          </table:table-cell>
          <table:table-cell office:value-type="string">
            <text:p>Taking pictures, listening to music, playing games. </text:p>
          </table:table-cell>
          <table:table-cell office:value-type="string">
            <text:p>N/A</text:p>
          </table:table-cell>
          <table:table-cell office:value-type="string">
            <text:p>Watching movies, listening to music</text:p>
          </table:table-cell>
          <table:table-cell office:value-type="string">
            <text:p>N/A</text:p>
          </table:table-cell>
          <table:table-cell office:value-type="string">
            <text:p>I listen to music on my I-pod. I Also listen to Radio and Podcasts. </text:p>
          </table:table-cell>
          <table:table-cell office:value-type="string">
            <text:p>I download movies, Facebook, watch videos on Youtube and surfing the internet in general. </text:p>
          </table:table-cell>
          <table:table-cell office:value-type="string">
            <text:p>I watch TED talks on their website. </text:p>
          </table:table-cell>
          <table:table-cell office:value-type="string">
            <text:p>Facebook</text:p>
          </table:table-cell>
          <table:table-cell office:value-type="string">
            <text:p>Skype</text:p>
          </table:table-cell>
          <table:table-cell office:value-type="string">
            <text:p>Facebook</text:p>
          </table:table-cell>
          <table:table-cell table:number-columns-repeated="3" office:value-type="string">
            <text:p>N/A</text:p>
          </table:table-cell>
          <table:table-cell office:value-type="string">
            <text:p>TED</text:p>
          </table:table-cell>
          <table:table-cell/>
          <table:table-cell office:value-type="string">
            <text:p>Most of the work I do is on Google Docs which basically requires the internet. But I also have interviews on the phone and answer work-related questions. <text:s/></text:p>
          </table:table-cell>
          <table:table-cell table:number-columns-repeated="1006"/>
        </table:table-row>
        <table:table-row table:style-name="ro1">
          <table:table-cell table:number-columns-repeated="2"/>
          <table:table-cell office:value-type="string">
            <text:p>For playing games, taking pictures and videos</text:p>
          </table:table-cell>
          <table:table-cell office:value-type="string">
            <text:p>reading news and entertainment stories</text:p>
          </table:table-cell>
          <table:table-cell office:value-type="string">
            <text:p>for news, social media, and listening to music</text:p>
          </table:table-cell>
          <table:table-cell office:value-type="string">
            <text:p>Looking at and taking photos, playing games and listening to music</text:p>
          </table:table-cell>
          <table:table-cell/>
          <table:table-cell office:value-type="string">
            <text:p>To learn things of interest, watch movies, for social media, listening to music, research, and to view and upload photos</text:p>
          </table:table-cell>
          <table:table-cell/>
          <table:table-cell table:number-columns-repeated="2" office:value-type="string">
            <text:p>WhatsApp</text:p>
          </table:table-cell>
          <table:table-cell office:value-type="string">
            <text:p>Facebook</text:p>
          </table:table-cell>
          <table:table-cell office:value-type="string">
            <text:p>Blogger</text:p>
          </table:table-cell>
          <table:table-cell office:value-type="string">
            <text:p>Facebook</text:p>
          </table:table-cell>
          <table:table-cell office:value-type="string">
            <text:p>Pinterest</text:p>
          </table:table-cell>
          <table:table-cell office:value-type="string">
            <text:p>YouTube</text:p>
          </table:table-cell>
          <table:table-cell/>
          <table:table-cell office:value-type="string">
            <text:p>Email, sharing photos, calendar planning, project development</text:p>
          </table:table-cell>
          <table:table-cell table:number-columns-repeated="1006"/>
        </table:table-row>
        <table:table-row table:style-name="ro1">
          <table:table-cell table:number-columns-repeated="2"/>
          <table:table-cell office:value-type="string">
            <text:p>Calling or SMS my friends and family, playing games, listening to radio, taking photos</text:p>
          </table:table-cell>
          <table:table-cell office:value-type="string">
            <text:p>designing things like birthday cards</text:p>
          </table:table-cell>
          <table:table-cell table:number-columns-repeated="3"/>
          <table:table-cell office:value-type="string">
            <text:p>N/A</text:p>
          </table:table-cell>
          <table:table-cell/>
          <table:table-cell office:value-type="string">
            <text:p>SMS / calls</text:p>
          </table:table-cell>
          <table:table-cell office:value-type="string">
            <text:p>calls</text:p>
          </table:table-cell>
          <table:table-cell table:number-columns-repeated="5"/>
          <table:table-cell office:value-type="string">
            <text:p>Respondent has never used the internet and has no access to it</text:p>
          </table:table-cell>
          <table:table-cell table:number-columns-repeated="1007"/>
        </table:table-row>
        <table:table-row table:style-name="ro1">
          <table:table-cell table:number-columns-repeated="2"/>
          <table:table-cell office:value-type="string">
            <text:p>reading ebooks, watching videos</text:p>
          </table:table-cell>
          <table:table-cell office:value-type="string">
            <text:p>watching videos, dvds and reading</text:p>
          </table:table-cell>
          <table:table-cell office:value-type="string">
            <text:p>reading, and watching dvds, listening to music</text:p>
          </table:table-cell>
          <table:table-cell table:number-columns-repeated="2"/>
          <table:table-cell office:value-type="string">
            <text:p>For social media, watching videos, downloading books, and music</text:p>
          </table:table-cell>
          <table:table-cell/>
          <table:table-cell table:number-columns-repeated="2" office:value-type="string">
            <text:p>WhatsApp / Facebook</text:p>
          </table:table-cell>
          <table:table-cell table:number-columns-repeated="4" office:value-type="string">
            <text:p>Facebook</text:p>
          </table:table-cell>
          <table:table-cell office:value-type="string">
            <text:p>Search engines</text:p>
          </table:table-cell>
          <table:table-cell/>
          <table:table-cell office:value-type="string">
            <text:p>keeping records, communicating with clients..</text:p>
          </table:table-cell>
          <table:table-cell table:number-columns-repeated="1006"/>
        </table:table-row>
        <table:table-row table:style-name="ro1">
          <table:table-cell table:number-columns-repeated="2"/>
          <table:table-cell office:value-type="string">
            <text:p>sending messages, playing games, listening to music, taking photos</text:p>
          </table:table-cell>
          <table:table-cell table:number-columns-repeated="4"/>
          <table:table-cell office:value-type="string">
            <text:p>Facebook, looking at photos, listening to music, and sending messages</text:p>
          </table:table-cell>
          <table:table-cell/>
          <table:table-cell office:value-type="string">
            <text:p>WhatsApp / Facebook</text:p>
          </table:table-cell>
          <table:table-cell office:value-type="string">
            <text:p>Calls</text:p>
          </table:table-cell>
          <table:table-cell office:value-type="string">
            <text:p>Facebook</text:p>
          </table:table-cell>
          <table:table-cell office:value-type="string">
            <text:p>SMS</text:p>
          </table:table-cell>
          <table:table-cell office:value-type="string">
            <text:p>Facebook</text:p>
          </table:table-cell>
          <table:table-cell table:number-columns-repeated="2" office:value-type="string">
            <text:p>-</text:p>
          </table:table-cell>
          <table:table-cell table:number-columns-repeated="1008"/>
        </table:table-row>
        <table:table-row table:style-name="ro1">
          <table:table-cell/>
          <table:table-cell office:value-type="string">
            <text:p>She said she does not have a lot of free time so she only really uses her phone once every few days especially on Sundays as she is very busy at home after school with chores</text:p>
          </table:table-cell>
          <table:table-cell office:value-type="string">
            <text:p>playing games, listening to music, and taking photos</text:p>
          </table:table-cell>
          <table:table-cell office:value-type="string">
            <text:p>playing games (but only once in a while)</text:p>
          </table:table-cell>
          <table:table-cell table:number-columns-repeated="3"/>
          <table:table-cell office:value-type="string">
            <text:p>For Facebook</text:p>
          </table:table-cell>
          <table:table-cell/>
          <table:table-cell office:value-type="string">
            <text:p>Facebook</text:p>
          </table:table-cell>
          <table:table-cell office:value-type="string">
            <text:p>calls</text:p>
          </table:table-cell>
          <table:table-cell table:number-columns-repeated="5" office:value-type="string">
            <text:p>Facebook</text:p>
          </table:table-cell>
          <table:table-cell table:number-columns-repeated="1008"/>
        </table:table-row>
        <table:table-row table:style-name="ro1">
          <table:table-cell/>
          <table:table-cell office:value-type="string">
            <text:p>Respondent said she had not yet had the opportunity to use the internet</text:p>
          </table:table-cell>
          <table:table-cell office:value-type="string">
            <text:p>Listening to music, listening to radio, talking to friends</text:p>
          </table:table-cell>
          <table:table-cell table:number-columns-repeated="4"/>
          <table:table-cell office:value-type="string">
            <text:p>N/A</text:p>
          </table:table-cell>
          <table:table-cell office:value-type="string">
            <text:p>radio, television, news</text:p>
          </table:table-cell>
          <table:table-cell table:number-columns-repeated="2" office:value-type="string">
            <text:p>phone calls</text:p>
          </table:table-cell>
          <table:table-cell table:number-columns-repeated="3"/>
          <table:table-cell office:value-type="string">
            <text:p>recording on my phone</text:p>
          </table:table-cell>
          <table:table-cell office:value-type="string">
            <text:p>radio</text:p>
          </table:table-cell>
          <table:table-cell office:value-type="string">
            <text:p>Respondent said that she learns a lot from the radio she listens to on her phone</text:p>
          </table:table-cell>
          <table:table-cell table:number-columns-repeated="1007"/>
        </table:table-row>
        <table:table-row table:style-name="ro1">
          <table:table-cell office:value-type="string">
            <text:p>none</text:p>
          </table:table-cell>
          <table:table-cell/>
          <table:table-cell office:value-type="string">
            <text:p>to communicate to the online community, listening to spiritual audios, videos, sometimes reading,..</text:p>
          </table:table-cell>
          <table:table-cell office:value-type="string">
            <text:p>reading, researching, watching online videos,..</text:p>
          </table:table-cell>
          <table:table-cell office:value-type="string">
            <text:p>reading,watching movies researching, watching online videos,..</text:p>
          </table:table-cell>
          <table:table-cell office:value-type="string">
            <text:p>not every often</text:p>
          </table:table-cell>
          <table:table-cell office:value-type="string">
            <text:p>none</text:p>
          </table:table-cell>
          <table:table-cell office:value-type="string">
            <text:p>for online reading, watching movies, using face book</text:p>
          </table:table-cell>
          <table:table-cell office:value-type="string">
            <text:p>none</text:p>
          </table:table-cell>
          <table:table-cell table:number-columns-repeated="2" office:value-type="string">
            <text:p>viber, whatsapp</text:p>
          </table:table-cell>
          <table:table-cell table:number-columns-repeated="3" office:value-type="string">
            <text:p>face book and twitter</text:p>
          </table:table-cell>
          <table:table-cell office:value-type="string">
            <text:p>none</text:p>
          </table:table-cell>
          <table:table-cell office:value-type="string">
            <text:p>face book and twitter</text:p>
          </table:table-cell>
          <table:table-cell/>
          <table:table-cell office:value-type="string">
            <text:p>to handle files and documents, for communication</text:p>
          </table:table-cell>
          <table:table-cell table:number-columns-repeated="1006"/>
        </table:table-row>
        <table:table-row table:style-name="ro1">
          <table:table-cell office:value-type="string">
            <text:p>none</text:p>
          </table:table-cell>
          <table:table-cell/>
          <table:table-cell office:value-type="string">
            <text:p>listening to music using face book and other social medias</text:p>
          </table:table-cell>
          <table:table-cell table:number-columns-repeated="3" office:value-type="string">
            <text:p>reading books, watching movies, to use social medias</text:p>
          </table:table-cell>
          <table:table-cell office:value-type="string">
            <text:p>none</text:p>
          </table:table-cell>
          <table:table-cell office:value-type="string">
            <text:p>listening to music,reading books, watching movies, to use social medias</text:p>
          </table:table-cell>
          <table:table-cell office:value-type="string">
            <text:p>none</text:p>
          </table:table-cell>
          <table:table-cell table:number-columns-repeated="2" office:value-type="string">
            <text:p>viber and whatsapp</text:p>
          </table:table-cell>
          <table:table-cell table:number-columns-repeated="3" office:value-type="string">
            <text:p>twitter,face book, linkedIn</text:p>
          </table:table-cell>
          <table:table-cell office:value-type="string">
            <text:p>none</text:p>
          </table:table-cell>
          <table:table-cell office:value-type="string">
            <text:p>twitter,face book, linkedIn</text:p>
          </table:table-cell>
          <table:table-cell table:number-columns-repeated="1008"/>
        </table:table-row>
        <table:table-row table:style-name="ro1">
          <table:table-cell office:value-type="string">
            <text:p>none</text:p>
          </table:table-cell>
          <table:table-cell/>
          <table:table-cell office:value-type="string">
            <text:p>listening music, to use social medias</text:p>
          </table:table-cell>
          <table:table-cell office:value-type="string">
            <text:p>watching movies, music clips, to use face book</text:p>
          </table:table-cell>
          <table:table-cell office:value-type="string">
            <text:p>watching movies, music clips, to use face book, to play games</text:p>
          </table:table-cell>
          <table:table-cell office:value-type="string">
            <text:p>listening music, to use social medias, watching movies, music clips</text:p>
          </table:table-cell>
          <table:table-cell office:value-type="string">
            <text:p>none</text:p>
          </table:table-cell>
          <table:table-cell office:value-type="string">
            <text:p>watching on line movies, music clips, to use face book and other social medias</text:p>
          </table:table-cell>
          <table:table-cell office:value-type="string">
            <text:p>none</text:p>
          </table:table-cell>
          <table:table-cell office:value-type="string">
            <text:p>viber, face book, whatsapp</text:p>
          </table:table-cell>
          <table:table-cell office:value-type="string">
            <text:p>viber</text:p>
          </table:table-cell>
          <table:table-cell office:value-type="string">
            <text:p>face book</text:p>
          </table:table-cell>
          <table:table-cell table:number-columns-repeated="2" office:value-type="string">
            <text:p>twitter, face book</text:p>
          </table:table-cell>
          <table:table-cell office:value-type="string">
            <text:p>none</text:p>
          </table:table-cell>
          <table:table-cell office:value-type="string">
            <text:p>twitter, face book</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for listening to music, chatting</text:p>
          </table:table-cell>
          <table:table-cell table:number-columns-repeated="2" office:value-type="string">
            <text:p>to use social medias, reading, watching movies</text:p>
          </table:table-cell>
          <table:table-cell office:value-type="string">
            <text:p>not every often use this device for entertainment</text:p>
          </table:table-cell>
          <table:table-cell office:value-type="string">
            <text:p>none</text:p>
          </table:table-cell>
          <table:table-cell office:value-type="string">
            <text:p>watching movies, music, reading articles</text:p>
          </table:table-cell>
          <table:table-cell office:value-type="string">
            <text:p>none</text:p>
          </table:table-cell>
          <table:table-cell office:value-type="string">
            <text:p>viber, face book</text:p>
          </table:table-cell>
          <table:table-cell office:value-type="string">
            <text:p>viber, phone call</text:p>
          </table:table-cell>
          <table:table-cell table:number-columns-repeated="3" office:value-type="string">
            <text:p>face book, twitter</text:p>
          </table:table-cell>
          <table:table-cell office:value-type="string">
            <text:p>none</text:p>
          </table:table-cell>
          <table:table-cell office:value-type="string">
            <text:p>linkedIn, google search</text:p>
          </table:table-cell>
          <table:table-cell table:number-columns-repeated="1008"/>
        </table:table-row>
        <table:table-row table:style-name="ro1">
          <table:table-cell office:value-type="string">
            <text:p>i dont know</text:p>
          </table:table-cell>
          <table:table-cell office:value-type="string">
            <text:p>the participant does have access to technology,internet and digital services but has never used them before in her life</text:p>
          </table:table-cell>
          <table:table-cell table:number-columns-repeated="14"/>
          <table:table-cell office:value-type="string">
            <text:p>the participant has never used these devices before even though she has access to them</text:p>
          </table:table-cell>
          <table:table-cell table:number-columns-repeated="1007"/>
        </table:table-row>
        <table:table-row table:style-name="ro1">
          <table:table-cell office:value-type="string">
            <text:p>i can do online marketing, digital music sharing with other bluetooth devices such as mobile phones and tablets</text:p>
          </table:table-cell>
          <table:table-cell office:value-type="string">
            <text:p>nothing to add</text:p>
          </table:table-cell>
          <table:table-cell office:value-type="string">
            <text:p>i use it for SMS texting, talking, downloading music videos and audios, downloading movies,games and other funny apps i also use it for taking photos, recording videos and looking at photos</text:p>
          </table:table-cell>
          <table:table-cell office:value-type="string">
            <text:p>most of time i use it for watching movies and playing games</text:p>
          </table:table-cell>
          <table:table-cell office:value-type="string">
            <text:p>i use it for watching movies and playing games i also use it for listening to music and internet chating</text:p>
          </table:table-cell>
          <table:table-cell office:value-type="string">
            <text:p>i use it for chating</text:p>
          </table:table-cell>
          <table:table-cell office:value-type="string">
            <text:p>i use IPOD for listening to music. i also use wireless headphones for listening to music</text:p>
          </table:table-cell>
          <table:table-cell office:value-type="string">
            <text:p>i use it for downloading entretaining things like movies and the like i also use it for chating</text:p>
          </table:table-cell>
          <table:table-cell office:value-type="string">
            <text:p>i often visit funny blogs such as millard ayo and michuzi blogs</text:p>
          </table:table-cell>
          <table:table-cell office:value-type="string">
            <text:p>facebook</text:p>
          </table:table-cell>
          <table:table-cell office:value-type="string">
            <text:p>phone calls</text:p>
          </table:table-cell>
          <table:table-cell office:value-type="string">
            <text:p>whatsapp</text:p>
          </table:table-cell>
          <table:table-cell table:number-columns-repeated="2" office:value-type="string">
            <text:p>facebook</text:p>
          </table:table-cell>
          <table:table-cell table:number-columns-repeated="2" office:value-type="string">
            <text:p>internet</text:p>
          </table:table-cell>
          <table:table-cell office:value-type="string">
            <text:p>nothing to add</text:p>
          </table:table-cell>
          <table:table-cell table:number-columns-repeated="1007"/>
        </table:table-row>
        <table:table-row table:style-name="ro1">
          <table:table-cell office:value-type="string">
            <text:p>i think they have mentioned all of them</text:p>
          </table:table-cell>
          <table:table-cell office:value-type="string">
            <text:p>nothing to add</text:p>
          </table:table-cell>
          <table:table-cell office:value-type="string">
            <text:p>for playing games, chating, talking and listening to music</text:p>
          </table:table-cell>
          <table:table-cell office:value-type="string">
            <text:p>i use it for watching movies and playing games</text:p>
          </table:table-cell>
          <table:table-cell office:value-type="string">
            <text:p>i use it for watching movies and downloading</text:p>
          </table:table-cell>
          <table:table-cell office:value-type="string">
            <text:p>i use it for taking photos</text:p>
          </table:table-cell>
          <table:table-cell office:value-type="string">
            <text:p>N/A</text:p>
          </table:table-cell>
          <table:table-cell office:value-type="string">
            <text:p>i use it for downloading movies and music</text:p>
          </table:table-cell>
          <table:table-cell office:value-type="string">
            <text:p>i use mobile radio</text:p>
          </table:table-cell>
          <table:table-cell office:value-type="string">
            <text:p>facebook</text:p>
          </table:table-cell>
          <table:table-cell office:value-type="string">
            <text:p>mobile calls</text:p>
          </table:table-cell>
          <table:table-cell table:number-columns-repeated="3" office:value-type="string">
            <text:p>facebook</text:p>
          </table:table-cell>
          <table:table-cell office:value-type="string">
            <text:p>instagram</text:p>
          </table:table-cell>
          <table:table-cell office:value-type="string">
            <text:p>linkedin</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for chating,listening music,playing games,reading books</text:p>
          </table:table-cell>
          <table:table-cell office:value-type="string">
            <text:p>i dont use it for such purpose</text:p>
          </table:table-cell>
          <table:table-cell office:value-type="string">
            <text:p>i use it for watching movies and playing games</text:p>
          </table:table-cell>
          <table:table-cell office:value-type="string">
            <text:p>i dont have access to it</text:p>
          </table:table-cell>
          <table:table-cell office:value-type="string">
            <text:p>N/A</text:p>
          </table:table-cell>
          <table:table-cell office:value-type="string">
            <text:p>i use it for downloading movies,looking at photos,watch online videos and music</text:p>
          </table:table-cell>
          <table:table-cell office:value-type="string">
            <text:p>i use telegram and websites</text:p>
          </table:table-cell>
          <table:table-cell office:value-type="string">
            <text:p>facebook</text:p>
          </table:table-cell>
          <table:table-cell office:value-type="string">
            <text:p>phone calls</text:p>
          </table:table-cell>
          <table:table-cell table:number-columns-repeated="5" office:value-type="string">
            <text:p>facebook</text:p>
          </table:table-cell>
          <table:table-cell office:value-type="string">
            <text:p>nothing to add</text:p>
          </table:table-cell>
          <table:table-cell table:number-columns-repeated="1007"/>
        </table:table-row>
        <table:table-row table:style-name="ro1">
          <table:table-cell office:value-type="string">
            <text:p>i think you have mentioned all of them</text:p>
          </table:table-cell>
          <table:table-cell office:value-type="string">
            <text:p>nothing to add</text:p>
          </table:table-cell>
          <table:table-cell office:value-type="string">
            <text:p>i use it for downloading games, music, sms chating,taking photos</text:p>
          </table:table-cell>
          <table:table-cell office:value-type="string">
            <text:p>i use it for watching videos both movies and music videos</text:p>
          </table:table-cell>
          <table:table-cell office:value-type="string">
            <text:p>i use it for watching movies, listening to music</text:p>
          </table:table-cell>
          <table:table-cell office:value-type="string">
            <text:p>i dont use it for such purpose</text:p>
          </table:table-cell>
          <table:table-cell office:value-type="string">
            <text:p>N/A</text:p>
          </table:table-cell>
          <table:table-cell office:value-type="string">
            <text:p>i use it for watching youtube videos, photos,reading,downloading,chating and talking</text:p>
          </table:table-cell>
          <table:table-cell office:value-type="string">
            <text:p>i use music television application in my mobile phone</text:p>
          </table:table-cell>
          <table:table-cell office:value-type="string">
            <text:p>whatsapp</text:p>
          </table:table-cell>
          <table:table-cell office:value-type="string">
            <text:p>phone calls/SMS</text:p>
          </table:table-cell>
          <table:table-cell table:number-columns-repeated="3" office:value-type="string">
            <text:p>whatsapp</text:p>
          </table:table-cell>
          <table:table-cell office:value-type="string">
            <text:p>i dont know</text:p>
          </table:table-cell>
          <table:table-cell office:value-type="string">
            <text:p>facebook</text:p>
          </table:table-cell>
          <table:table-cell office:value-type="string">
            <text:p>nothing to add</text:p>
          </table:table-cell>
          <table:table-cell table:number-columns-repeated="1007"/>
        </table:table-row>
        <table:table-row table:style-name="ro1">
          <table:table-cell/>
          <table:table-cell office:value-type="string">
            <text:p>she is a at home she cant afford to have smart phone or internet access every where.</text:p>
          </table:table-cell>
          <table:table-cell office:value-type="string">
            <text:p>chatting and talking with friends and family</text:p>
          </table:table-cell>
          <table:table-cell table:number-columns-repeated="2" office:value-type="string">
            <text:p>internet browsing ,watching movies</text:p>
          </table:table-cell>
          <table:table-cell table:number-columns-repeated="1019"/>
        </table:table-row>
        <table:table-row table:style-name="ro1">
          <table:table-cell office:value-type="string">
            <text:p>i can buy voucher online,i can read news papers .</text:p>
          </table:table-cell>
          <table:table-cell office:value-type="string">
            <text:p>technology is supposing to makes our lives easier allowing us to do things more quickly and efficiently</text:p>
          </table:table-cell>
          <table:table-cell office:value-type="string">
            <text:p>chatting ,music, playing games,social media, instant messaging,shopping</text:p>
          </table:table-cell>
          <table:table-cell table:number-columns-repeated="2" office:value-type="string">
            <text:p>Computer Games, watch movies, listen to songs, and watch videos, download different stuff and to <text:s/>watch live matches on the internet.</text:p>
          </table:table-cell>
          <table:table-cell office:value-type="string">
            <text:p>games, movies and listening to music,take pictures ,videos.</text:p>
          </table:table-cell>
          <table:table-cell office:value-type="string">
            <text:p>televison ,cameras,play stations</text:p>
          </table:table-cell>
          <table:table-cell office:value-type="string">
            <text:p>when i want to watch instant video series ,listening to music, chatting <text:s/>and play games</text:p>
          </table:table-cell>
          <table:table-cell office:value-type="string">
            <text:p>my space,my year book,zorpia</text:p>
          </table:table-cell>
          <table:table-cell table:number-columns-repeated="3" office:value-type="string">
            <text:p>my year book,facebook and whatsapp</text:p>
          </table:table-cell>
          <table:table-cell office:value-type="string">
            <text:p>facebook and whatsapp</text:p>
          </table:table-cell>
          <table:table-cell office:value-type="string">
            <text:p>my year book,facebook and whatsapp</text:p>
          </table:table-cell>
          <table:table-cell office:value-type="string">
            <text:p>facebook, youtube and whatsapp</text:p>
          </table:table-cell>
          <table:table-cell office:value-type="string">
            <text:p>google, wikipedia,facebook</text:p>
          </table:table-cell>
          <table:table-cell office:value-type="string">
            <text:p>People can chat with friends and family on the internet using different software like Skype etc. One can interact with friends over social media websites like Facebook, Twitter &amp; Google Plus. They can also share photos and videos with friends.</text:p>
          </table:table-cell>
          <table:table-cell office:value-type="string">
            <text:p>am using phone for <text:s/>making communication. am using laptop for making more practice so as to face challenges.</text:p>
          </table:table-cell>
          <table:table-cell table:number-columns-repeated="1006"/>
        </table:table-row>
        <table:table-row table:style-name="ro1">
          <table:table-cell office:value-type="string">
            <text:p>itune store,play store,google hangout,apache server,software upgrade,website hosting,</text:p>
          </table:table-cell>
          <table:table-cell office:value-type="string">
            <text:p>access to technology,internet and digital services gives people new expectations and allowing them to become their own expert.</text:p>
          </table:table-cell>
          <table:table-cell office:value-type="string">
            <text:p>chattin instant message,talking to friends and family,listening to radio and music,watching movies</text:p>
          </table:table-cell>
          <table:table-cell office:value-type="string">
            <text:p>designing website,blogs and logo,internet browsing ,playing games.</text:p>
          </table:table-cell>
          <table:table-cell office:value-type="string">
            <text:p>watching movies,playing music and games</text:p>
          </table:table-cell>
          <table:table-cell office:value-type="string">
            <text:p>taking photo,downloading music and movies,taking videos</text:p>
          </table:table-cell>
          <table:table-cell office:value-type="string">
            <text:p>camera for taking pictures, earphone for listening music</text:p>
          </table:table-cell>
          <table:table-cell office:value-type="string">
            <text:p>when i want to download music and series</text:p>
          </table:table-cell>
          <table:table-cell office:value-type="string">
            <text:p>academia.edu, w3schools,zorpia,my space</text:p>
          </table:table-cell>
          <table:table-cell office:value-type="string">
            <text:p>my space,facebook,whatsapp and instagram</text:p>
          </table:table-cell>
          <table:table-cell office:value-type="string">
            <text:p>facebook,whatsapp</text:p>
          </table:table-cell>
          <table:table-cell office:value-type="string">
            <text:p>my space,zorpia,badoo,facebook and instagram</text:p>
          </table:table-cell>
          <table:table-cell table:number-columns-repeated="2" office:value-type="string">
            <text:p>my space,facebook,whatsapp and instagram</text:p>
          </table:table-cell>
          <table:table-cell office:value-type="string">
            <text:p>you tube,google+ and face book</text:p>
          </table:table-cell>
          <table:table-cell office:value-type="string">
            <text:p>google+,youtube and facebook</text:p>
          </table:table-cell>
          <table:table-cell office:value-type="string">
            <text:p>many young people in tanzania use technology,internet and digital services for fun ,they invest a lot of time on social media and forget that its a time for them to wake up and work so as to genarate income</text:p>
          </table:table-cell>
          <table:table-cell office:value-type="string">
            <text:p>to control stock,to prepare budget,</text:p>
          </table:table-cell>
          <table:table-cell table:number-columns-repeated="1006"/>
        </table:table-row>
        <table:table-row table:style-name="ro1">
          <table:table-cell office:value-type="string">
            <text:p>none</text:p>
          </table:table-cell>
          <table:table-cell/>
          <table:table-cell office:value-type="string">
            <text:p>reading, exchanging information</text:p>
          </table:table-cell>
          <table:table-cell table:number-columns-repeated="3" office:value-type="string">
            <text:p>reading, sometimes watching movies, listening to old musics</text:p>
          </table:table-cell>
          <table:table-cell office:value-type="string">
            <text:p>none</text:p>
          </table:table-cell>
          <table:table-cell office:value-type="string">
            <text:p>reading, sometimes watching movies, listening to musics</text:p>
          </table:table-cell>
          <table:table-cell office:value-type="string">
            <text:p>none</text:p>
          </table:table-cell>
          <table:table-cell office:value-type="string">
            <text:p>viber, linkedIn</text:p>
          </table:table-cell>
          <table:table-cell office:value-type="string">
            <text:p>viber, mobile phone</text:p>
          </table:table-cell>
          <table:table-cell table:number-columns-repeated="3" office:value-type="string">
            <text:p>linkedIn and twitter</text:p>
          </table:table-cell>
          <table:table-cell office:value-type="string">
            <text:p>none</text:p>
          </table:table-cell>
          <table:table-cell office:value-type="string">
            <text:p>searching online on websites</text:p>
          </table:table-cell>
          <table:table-cell/>
          <table:table-cell office:value-type="string">
            <text:p>for exchanging information, to update on new issues</text:p>
          </table:table-cell>
          <table:table-cell table:number-columns-repeated="1006"/>
        </table:table-row>
        <table:table-row table:style-name="ro1">
          <table:table-cell office:value-type="string">
            <text:p>none</text:p>
          </table:table-cell>
          <table:table-cell/>
          <table:table-cell office:value-type="string">
            <text:p>for text messaging, phone call, chatting,, listening to the music</text:p>
          </table:table-cell>
          <table:table-cell office:value-type="string">
            <text:p>watching movies, music clips, chatting</text:p>
          </table:table-cell>
          <table:table-cell office:value-type="string">
            <text:p>watching movies, music clips, chatting, reading</text:p>
          </table:table-cell>
          <table:table-cell office:value-type="string">
            <text:p>never use this device</text:p>
          </table:table-cell>
          <table:table-cell office:value-type="string">
            <text:p>none</text:p>
          </table:table-cell>
          <table:table-cell office:value-type="string">
            <text:p>downloading music, movies, to watch videos online,...</text:p>
          </table:table-cell>
          <table:table-cell office:value-type="string">
            <text:p>none</text:p>
          </table:table-cell>
          <table:table-cell office:value-type="string">
            <text:p>viber, whatsapp, face book</text:p>
          </table:table-cell>
          <table:table-cell office:value-type="string">
            <text:p>phone call, text <text:s/>message <text:s/>and sometimes viber</text:p>
          </table:table-cell>
          <table:table-cell office:value-type="string">
            <text:p>face book, twitter</text:p>
          </table:table-cell>
          <table:table-cell table:number-columns-repeated="2" office:value-type="string">
            <text:p>face book, twitter, viber</text:p>
          </table:table-cell>
          <table:table-cell office:value-type="string">
            <text:p>none of them</text:p>
          </table:table-cell>
          <table:table-cell office:value-type="string">
            <text:p>linkedIn, face book</text:p>
          </table:table-cell>
          <table:table-cell table:number-columns-repeated="1008"/>
        </table:table-row>
        <table:table-row table:style-name="ro1">
          <table:table-cell office:value-type="string">
            <text:p>none</text:p>
          </table:table-cell>
          <table:table-cell/>
          <table:table-cell office:value-type="string">
            <text:p>listening to the radio, music</text:p>
          </table:table-cell>
          <table:table-cell table:number-columns-repeated="2" office:value-type="string">
            <text:p>watching movies</text:p>
          </table:table-cell>
          <table:table-cell office:value-type="string">
            <text:p>never use the devices</text:p>
          </table:table-cell>
          <table:table-cell office:value-type="string">
            <text:p>none</text:p>
          </table:table-cell>
          <table:table-cell office:value-type="string">
            <text:p>watching online videos, to use social medias,...</text:p>
          </table:table-cell>
          <table:table-cell office:value-type="string">
            <text:p>none</text:p>
          </table:table-cell>
          <table:table-cell office:value-type="string">
            <text:p>viber, whatsapp, face book</text:p>
          </table:table-cell>
          <table:table-cell office:value-type="string">
            <text:p>phone call, sms</text:p>
          </table:table-cell>
          <table:table-cell office:value-type="string">
            <text:p>face book</text:p>
          </table:table-cell>
          <table:table-cell table:number-columns-repeated="2" office:value-type="string">
            <text:p>face book, twitter</text:p>
          </table:table-cell>
          <table:table-cell office:value-type="string">
            <text:p>none of them</text:p>
          </table:table-cell>
          <table:table-cell office:value-type="string">
            <text:p>google search</text:p>
          </table:table-cell>
          <table:table-cell table:number-columns-repeated="1008"/>
        </table:table-row>
        <table:table-row table:style-name="ro1">
          <table:table-cell office:value-type="string">
            <text:p>none</text:p>
          </table:table-cell>
          <table:table-cell/>
          <table:table-cell office:value-type="string">
            <text:p>listening to music, to use viber and chat,...</text:p>
          </table:table-cell>
          <table:table-cell office:value-type="string">
            <text:p>watching movies, to use face book</text:p>
          </table:table-cell>
          <table:table-cell office:value-type="string">
            <text:p>watching movies, listening music, playing game,..</text:p>
          </table:table-cell>
          <table:table-cell office:value-type="string">
            <text:p>watching movies, listening music</text:p>
          </table:table-cell>
          <table:table-cell office:value-type="string">
            <text:p>none</text:p>
          </table:table-cell>
          <table:table-cell office:value-type="string">
            <text:p>watching online funny videos, clips, to download music, movies, to watch sport news and games</text:p>
          </table:table-cell>
          <table:table-cell office:value-type="string">
            <text:p>none</text:p>
          </table:table-cell>
          <table:table-cell office:value-type="string">
            <text:p>face book, viber</text:p>
          </table:table-cell>
          <table:table-cell office:value-type="string">
            <text:p>text messages, phone call and sometimes viber</text:p>
          </table:table-cell>
          <table:table-cell office:value-type="string">
            <text:p>face book, twitter</text:p>
          </table:table-cell>
          <table:table-cell table:number-columns-repeated="2" office:value-type="string">
            <text:p>linkedIn,face book, twitter</text:p>
          </table:table-cell>
          <table:table-cell office:value-type="string">
            <text:p>none</text:p>
          </table:table-cell>
          <table:table-cell office:value-type="string">
            <text:p>linkedIn</text:p>
          </table:table-cell>
          <table:table-cell table:number-columns-repeated="1008"/>
        </table:table-row>
        <table:table-row table:style-name="ro1">
          <table:table-cell office:value-type="string">
            <text:p>you have mentioned almost all of them in the above lists</text:p>
          </table:table-cell>
          <table:table-cell office:value-type="string">
            <text:p>nothing to add</text:p>
          </table:table-cell>
          <table:table-cell office:value-type="string">
            <text:p>for talking,chating,taking pictures,videos,listening to radio,playing games,playing music,recording voices</text:p>
          </table:table-cell>
          <table:table-cell office:value-type="string">
            <text:p>i dont use it for such purpose</text:p>
          </table:table-cell>
          <table:table-cell office:value-type="string">
            <text:p>for watching movies,listening to music,looking at photos/pictures</text:p>
          </table:table-cell>
          <table:table-cell office:value-type="string">
            <text:p>i dont have access to this</text:p>
          </table:table-cell>
          <table:table-cell office:value-type="string">
            <text:p>i dont know</text:p>
          </table:table-cell>
          <table:table-cell office:value-type="string">
            <text:p>i use it to watch youtube videos,pictures and connecting to social networks such as whatsapp and instagram</text:p>
          </table:table-cell>
          <table:table-cell office:value-type="string">
            <text:p>photo editor,telegram and 360 camera</text:p>
          </table:table-cell>
          <table:table-cell office:value-type="string">
            <text:p>whatsapp</text:p>
          </table:table-cell>
          <table:table-cell office:value-type="string">
            <text:p>SMS and phone calls</text:p>
          </table:table-cell>
          <table:table-cell office:value-type="string">
            <text:p>instagram</text:p>
          </table:table-cell>
          <table:table-cell table:number-columns-repeated="2" office:value-type="string">
            <text:p>whatsapp</text:p>
          </table:table-cell>
          <table:table-cell office:value-type="string">
            <text:p>facebook</text:p>
          </table:table-cell>
          <table:table-cell office:value-type="string">
            <text:p>internet</text:p>
          </table:table-cell>
          <table:table-cell office:value-type="string">
            <text:p>nothing to add</text:p>
          </table:table-cell>
          <table:table-cell table:number-columns-repeated="1007"/>
        </table:table-row>
        <table:table-row table:style-name="ro1">
          <table:table-cell office:value-type="string">
            <text:p>i think everything has been mentioned</text:p>
          </table:table-cell>
          <table:table-cell office:value-type="string">
            <text:p>the participant is a secondary school student. She does have access to these devices. And she uses them only when she is at home and with some limitations. For example monthly or weekly though she said mostly she uses them monthly.</text:p>
          </table:table-cell>
          <table:table-cell office:value-type="string">
            <text:p>plaaying games, sms texting,talking to friends and peers,listening to music,watching videos,downloading musics.</text:p>
          </table:table-cell>
          <table:table-cell table:number-columns-repeated="4" office:value-type="string">
            <text:p>N/A</text:p>
          </table:table-cell>
          <table:table-cell office:value-type="string">
            <text:p>i use it for downloading music though not much (frequently).</text:p>
          </table:table-cell>
          <table:table-cell office:value-type="string">
            <text:p>i don't know</text:p>
          </table:table-cell>
          <table:table-cell office:value-type="string">
            <text:p>SMS texting</text:p>
          </table:table-cell>
          <table:table-cell office:value-type="string">
            <text:p>phone calls</text:p>
          </table:table-cell>
          <table:table-cell office:value-type="string">
            <text:p>facebook</text:p>
          </table:table-cell>
          <table:table-cell table:number-columns-repeated="3" office:value-type="string">
            <text:p>SMS texting</text:p>
          </table:table-cell>
          <table:table-cell office:value-type="string">
            <text:p>facebook</text:p>
          </table:table-cell>
          <table:table-cell office:value-type="string">
            <text:p>nothing to add</text:p>
          </table:table-cell>
          <table:table-cell table:number-columns-repeated="1007"/>
        </table:table-row>
        <table:table-row table:style-name="ro1">
          <table:table-cell/>
          <table:table-cell office:value-type="string">
            <text:p>she loves technology</text:p>
          </table:table-cell>
          <table:table-cell office:value-type="string">
            <text:p>listening to music ,watch videos and play games .</text:p>
          </table:table-cell>
          <table:table-cell office:value-type="string">
            <text:p>playing games,watch movies and listening to music</text:p>
          </table:table-cell>
          <table:table-cell office:value-type="string">
            <text:p>watch movies and play games</text:p>
          </table:table-cell>
          <table:table-cell office:value-type="string">
            <text:p>listening to music ,watch videos</text:p>
          </table:table-cell>
          <table:table-cell/>
          <table:table-cell office:value-type="string">
            <text:p>watch music videos ,playing games and movies doing my own research</text:p>
          </table:table-cell>
          <table:table-cell/>
          <table:table-cell office:value-type="string">
            <text:p>whatsapp,facebook</text:p>
          </table:table-cell>
          <table:table-cell office:value-type="string">
            <text:p>whatsapp</text:p>
          </table:table-cell>
          <table:table-cell office:value-type="string">
            <text:p>facebook,google+</text:p>
          </table:table-cell>
          <table:table-cell office:value-type="string">
            <text:p>facebook,whatsapp,linkedlin</text:p>
          </table:table-cell>
          <table:table-cell office:value-type="string">
            <text:p>google+,linkedlin,instagram</text:p>
          </table:table-cell>
          <table:table-cell office:value-type="string">
            <text:p>google,linkedln,facebook,youtube</text:p>
          </table:table-cell>
          <table:table-cell/>
          <table:table-cell office:value-type="string">
            <text:p>media used to be one way <text:s/>everyone in the word just had to ,now the internet is allowing what was to be monologue to become dialogue</text:p>
          </table:table-cell>
          <table:table-cell office:value-type="string">
            <text:p>prepare documents ,to manage my budgets,communicating with people about work related</text:p>
          </table:table-cell>
          <table:table-cell table:number-columns-repeated="1006"/>
        </table:table-row>
        <table:table-row table:style-name="ro1">
          <table:table-cell office:value-type="string">
            <text:p>i can have access on digital Camera for taking photos and videos, i can have access on television and see the news and entertainments, films and others.</text:p>
          </table:table-cell>
          <table:table-cell office:value-type="string">
            <text:p>when this participant was responding to these questions, i found that he uses Desktop once in a day <text:s/>and also his mobile phone every day and i got interested to know <text:s/>what of the mot activities he does on the desktop and he told me that he uses it when studying about computer skills <text:s/>like Microsoft office programs and internet and even he uses it when searching for new songs and sports news.</text:p>
          </table:table-cell>
          <table:table-cell office:value-type="string">
            <text:p>I use Mobile phone for sharing news, musics, videos, photos and others with my friends, i also use it when listening to musics, and watching some videos or fillms</text:p>
          </table:table-cell>
          <table:table-cell office:value-type="string">
            <text:p>I use it when watching films, chatting with friends, downloading musics, photos, watching the comedies and other interesting things that could make me <text:s/>happy.</text:p>
          </table:table-cell>
          <table:table-cell office:value-type="string">
            <text:p>i don't use it because i don't have access on it</text:p>
          </table:table-cell>
          <table:table-cell office:value-type="string">
            <text:p>i <text:s/>don't use it</text:p>
          </table:table-cell>
          <table:table-cell office:value-type="string">
            <text:p>Camera for taking photos, videos and even viewing them.</text:p>
          </table:table-cell>
          <table:table-cell office:value-type="string">
            <text:p>I use internet when am on face book chatting, posting and even viewing others photos, videos and comments, i use it when downloading musics on YouTube and other websites <text:s/>such other Igihe .com, inyarwanda.com.</text:p>
          </table:table-cell>
          <table:table-cell office:value-type="string">
            <text:p>i can use <text:s/>my email account to send and receive things that can entertain me</text:p>
          </table:table-cell>
          <table:table-cell office:value-type="string">
            <text:p>face book</text:p>
          </table:table-cell>
          <table:table-cell office:value-type="string">
            <text:p>Mobile phone</text:p>
          </table:table-cell>
          <table:table-cell table:number-columns-repeated="3" office:value-type="string">
            <text:p>Face book</text:p>
          </table:table-cell>
          <table:table-cell office:value-type="string">
            <text:p>Google and youTube</text:p>
          </table:table-cell>
          <table:table-cell office:value-type="string">
            <text:p>Google search</text:p>
          </table:table-cell>
          <table:table-cell office:value-type="string">
            <text:p>As this participant is a senior six leaver, during interview i tried to ask him the opportunities he can gain in the use of technology and he told me that <text:s/>there are many opportunities in the use of technology , most people meet on social networks and share the experience and skills, <text:s/>people do online courses, it helps in getting scholarships, study new things, do registration on line and many others and he conclude by saying that he sees technology as something that save time and money.</text:p>
          </table:table-cell>
          <table:table-cell office:value-type="string">
            <text:p>I use my mobile phone when calling my boss, and my coworkers for <text:s/>the <text:s/>information regarding the job</text:p>
          </table:table-cell>
          <table:table-cell table:number-columns-repeated="1006"/>
        </table:table-row>
        <table:table-row table:style-name="ro1">
          <table:table-cell office:value-type="string">
            <text:p>Flashes for data storage and sharing</text:p>
          </table:table-cell>
          <table:table-cell/>
          <table:table-cell office:value-type="string">
            <text:p>For games, musics and videos</text:p>
          </table:table-cell>
          <table:table-cell office:value-type="string">
            <text:p>Games, songs</text:p>
          </table:table-cell>
          <table:table-cell office:value-type="string">
            <text:p>Movies and musics</text:p>
          </table:table-cell>
          <table:table-cell/>
          <table:table-cell office:value-type="string">
            <text:p>Radio</text:p>
          </table:table-cell>
          <table:table-cell office:value-type="string">
            <text:p>Chatting, downloading movies, musics, pictures, read stories and sport News</text:p>
          </table:table-cell>
          <table:table-cell/>
          <table:table-cell office:value-type="string">
            <text:p>Whats App, Face book, Messenger</text:p>
          </table:table-cell>
          <table:table-cell office:value-type="string">
            <text:p>Whats App, Face book</text:p>
          </table:table-cell>
          <table:table-cell table:number-columns-repeated="3" office:value-type="string">
            <text:p>LinkeIn</text:p>
          </table:table-cell>
          <table:table-cell office:value-type="string">
            <text:p>instagram</text:p>
          </table:table-cell>
          <table:table-cell office:value-type="string">
            <text:p>Google</text:p>
          </table:table-cell>
          <table:table-cell table:number-columns-repeated="1008"/>
        </table:table-row>
        <table:table-row table:style-name="ro1">
          <table:table-cell office:value-type="string">
            <text:p>Camera For photos and Videos</text:p>
          </table:table-cell>
          <table:table-cell/>
          <table:table-cell office:value-type="string">
            <text:p>Chatting, calling, listening to musics, play games</text:p>
          </table:table-cell>
          <table:table-cell table:number-columns-repeated="2" office:value-type="string">
            <text:p>Movies, face book chat, play games, musics, Skype calls</text:p>
          </table:table-cell>
          <table:table-cell office:value-type="string">
            <text:p>Nothing</text:p>
          </table:table-cell>
          <table:table-cell office:value-type="string">
            <text:p>MP 3 player, Radio, Television</text:p>
          </table:table-cell>
          <table:table-cell office:value-type="string">
            <text:p>To listen and download Musics, watching movies, visiting social networks like face book.</text:p>
          </table:table-cell>
          <table:table-cell office:value-type="string">
            <text:p>No other</text:p>
          </table:table-cell>
          <table:table-cell table:number-columns-repeated="5" office:value-type="string">
            <text:p>Face book, WhatsApp</text:p>
          </table:table-cell>
          <table:table-cell office:value-type="string">
            <text:p>youtube</text:p>
          </table:table-cell>
          <table:table-cell office:value-type="string">
            <text:p>google, wikipedea</text:p>
          </table:table-cell>
          <table:table-cell table:number-columns-repeated="1008"/>
        </table:table-row>
        <table:table-row table:style-name="ro1">
          <table:table-cell table:number-columns-repeated="2"/>
          <table:table-cell office:value-type="string">
            <text:p>Chat, calls, Sms, photo, listen to Musics</text:p>
          </table:table-cell>
          <table:table-cell table:number-columns-repeated="2" office:value-type="string">
            <text:p>Browsing <text:s/>on the internet, listening to musics, watching films</text:p>
          </table:table-cell>
          <table:table-cell office:value-type="string">
            <text:p>Photos, Videos, and iternet</text:p>
          </table:table-cell>
          <table:table-cell office:value-type="string">
            <text:p>Digital Camera</text:p>
          </table:table-cell>
          <table:table-cell office:value-type="string">
            <text:p>Watching movies, listening to musics and downlaoding</text:p>
          </table:table-cell>
          <table:table-cell/>
          <table:table-cell office:value-type="string">
            <text:p>WhatsAap, Face book</text:p>
          </table:table-cell>
          <table:table-cell office:value-type="string">
            <text:p>mobile phone</text:p>
          </table:table-cell>
          <table:table-cell office:value-type="string">
            <text:p>google+, Email</text:p>
          </table:table-cell>
          <table:table-cell table:number-columns-repeated="2" office:value-type="string">
            <text:p>Twitter,WhatsAap, Face book</text:p>
          </table:table-cell>
          <table:table-cell office:value-type="string">
            <text:p>instagram</text:p>
          </table:table-cell>
          <table:table-cell office:value-type="string">
            <text:p>google</text:p>
          </table:table-cell>
          <table:table-cell table:number-columns-repeated="1008"/>
        </table:table-row>
        <table:table-row table:style-name="ro1">
          <table:table-cell table:number-columns-repeated="2"/>
          <table:table-cell office:value-type="string">
            <text:p>Chatting, Listening to musics, Sms, calls, thelfie</text:p>
          </table:table-cell>
          <table:table-cell table:number-columns-repeated="2" office:value-type="string">
            <text:p>Surfing internet, watching movies and musics</text:p>
          </table:table-cell>
          <table:table-cell/>
          <table:table-cell office:value-type="string">
            <text:p>radio and Television</text:p>
          </table:table-cell>
          <table:table-cell office:value-type="string">
            <text:p>Reading News, listening to Musics, chatting and downloading</text:p>
          </table:table-cell>
          <table:table-cell/>
          <table:table-cell table:number-columns-repeated="2" office:value-type="string">
            <text:p>WhatsApp</text:p>
          </table:table-cell>
          <table:table-cell office:value-type="string">
            <text:p>email</text:p>
          </table:table-cell>
          <table:table-cell table:number-columns-repeated="2" office:value-type="string">
            <text:p>Twitter</text:p>
          </table:table-cell>
          <table:table-cell office:value-type="string">
            <text:p>Laptop</text:p>
          </table:table-cell>
          <table:table-cell office:value-type="string">
            <text:p>google</text:p>
          </table:table-cell>
          <table:table-cell table:number-columns-repeated="1008"/>
        </table:table-row>
        <table:table-row table:style-name="ro1">
          <table:table-cell table:number-columns-repeated="2"/>
          <table:table-cell office:value-type="string">
            <text:p>To listen to musics, <text:s/>sports news, videos, call and sms for friends</text:p>
          </table:table-cell>
          <table:table-cell office:value-type="string">
            <text:p>for games,Musics, downloading videos and musics, photos and sports news</text:p>
          </table:table-cell>
          <table:table-cell office:value-type="string">
            <text:p>i do't use</text:p>
          </table:table-cell>
          <table:table-cell table:number-columns-repeated="2"/>
          <table:table-cell office:value-type="string">
            <text:p>I do downloading of musics, and photos for the popular people like for musicians, presidents and others</text:p>
          </table:table-cell>
          <table:table-cell office:value-type="string">
            <text:p>Radio for musics and sport news</text:p>
          </table:table-cell>
          <table:table-cell office:value-type="string">
            <text:p>Facebook</text:p>
          </table:table-cell>
          <table:table-cell office:value-type="string">
            <text:p>mobile phone</text:p>
          </table:table-cell>
          <table:table-cell table:number-columns-repeated="3" office:value-type="string">
            <text:p>Facebook</text:p>
          </table:table-cell>
          <table:table-cell office:value-type="string">
            <text:p>desktop computer</text:p>
          </table:table-cell>
          <table:table-cell office:value-type="string">
            <text:p>desktop computer/google</text:p>
          </table:table-cell>
          <table:table-cell table:number-columns-repeated="1008"/>
        </table:table-row>
        <table:table-row table:style-name="ro1">
          <table:table-cell table:number-columns-repeated="1024"/>
        </table:table-row>
        <table:table-row table:style-name="ro1">
          <table:table-cell office:value-type="string">
            <text:p>Radio, Television, Memory Card</text:p>
          </table:table-cell>
          <table:table-cell/>
          <table:table-cell office:value-type="string">
            <text:p>I use <text:s/>it <text:s/>for calls and messages with my friends, looking for sport news on internet, listening to some musics.</text:p>
          </table:table-cell>
          <table:table-cell office:value-type="string">
            <text:p>i use it when watching videos, and films and photos and other interesting things.</text:p>
          </table:table-cell>
          <table:table-cell office:value-type="string">
            <text:p>I don't use it</text:p>
          </table:table-cell>
          <table:table-cell office:value-type="string">
            <text:p>never</text:p>
          </table:table-cell>
          <table:table-cell office:value-type="string">
            <text:p>Camera for photos and videos</text:p>
          </table:table-cell>
          <table:table-cell/>
          <table:table-cell office:value-type="string">
            <text:p>None</text:p>
          </table:table-cell>
          <table:table-cell office:value-type="string">
            <text:p>Face book</text:p>
          </table:table-cell>
          <table:table-cell office:value-type="string">
            <text:p>Mobile Phone</text:p>
          </table:table-cell>
          <table:table-cell table:number-columns-repeated="3" office:value-type="string">
            <text:p>Face book</text:p>
          </table:table-cell>
          <table:table-cell office:value-type="string">
            <text:p>Desktop computer</text:p>
          </table:table-cell>
          <table:table-cell office:value-type="string">
            <text:p>on the internet using Google <text:s/>search</text:p>
          </table:table-cell>
          <table:table-cell table:number-columns-repeated="1008"/>
        </table:table-row>
        <table:table-row table:style-name="ro1">
          <table:table-cell office:value-type="string">
            <text:p>Flash <text:s/>disc for data storage such as musics, photos and <text:s/>many others</text:p>
          </table:table-cell>
          <table:table-cell/>
          <table:table-cell office:value-type="string">
            <text:p>For musics, photos, and films, calls and messages</text:p>
          </table:table-cell>
          <table:table-cell table:number-columns-repeated="2" office:value-type="string">
            <text:p>For musics, photos, and films</text:p>
          </table:table-cell>
          <table:table-cell table:number-columns-repeated="2"/>
          <table:table-cell office:value-type="string">
            <text:p>I use it when chatting with my friends, looking for photos and fashions and many other interesting or fun things</text:p>
          </table:table-cell>
          <table:table-cell/>
          <table:table-cell office:value-type="string">
            <text:p>Face book, mobile phone</text:p>
          </table:table-cell>
          <table:table-cell office:value-type="string">
            <text:p>Mobile phone</text:p>
          </table:table-cell>
          <table:table-cell table:number-columns-repeated="3" office:value-type="string">
            <text:p>Face book, mobile phone</text:p>
          </table:table-cell>
          <table:table-cell office:value-type="string">
            <text:p>Desktop computer</text:p>
          </table:table-cell>
          <table:table-cell office:value-type="string">
            <text:p>Google search</text:p>
          </table:table-cell>
          <table:table-cell table:number-columns-repeated="1008"/>
        </table:table-row>
        <table:table-row table:style-name="ro1">
          <table:table-cell office:value-type="string">
            <text:p>Digital Camera, Television, iPad , headphones and modem</text:p>
          </table:table-cell>
          <table:table-cell/>
          <table:table-cell office:value-type="string">
            <text:p>To call my friends, helps me to connect with my friends on face book and have fun</text:p>
          </table:table-cell>
          <table:table-cell table:number-columns-repeated="2" office:value-type="string">
            <text:p>Watching videos and films</text:p>
          </table:table-cell>
          <table:table-cell office:value-type="string">
            <text:p>i don't use it <text:s/>because its not mine its for my sister</text:p>
          </table:table-cell>
          <table:table-cell office:value-type="string">
            <text:p>i pad for musics</text:p>
          </table:table-cell>
          <table:table-cell/>
          <table:table-cell office:value-type="string">
            <text:p>Radio in my Phone</text:p>
          </table:table-cell>
          <table:table-cell office:value-type="string">
            <text:p>Face book</text:p>
          </table:table-cell>
          <table:table-cell office:value-type="string">
            <text:p>Smartphone</text:p>
          </table:table-cell>
          <table:table-cell table:number-columns-repeated="3" office:value-type="string">
            <text:p>Face book, Smartphone</text:p>
          </table:table-cell>
          <table:table-cell office:value-type="string">
            <text:p>my laptop</text:p>
          </table:table-cell>
          <table:table-cell office:value-type="string">
            <text:p>my laptop/Google</text:p>
          </table:table-cell>
          <table:table-cell table:number-columns-repeated="1008"/>
        </table:table-row>
        <table:table-row table:style-name="ro1">
          <table:table-cell table:number-columns-repeated="2"/>
          <table:table-cell office:value-type="string">
            <text:p>To call my friends all any other people, sharing musics and films <text:s/>using Bluetooth, listening sports news, musics and watching films</text:p>
          </table:table-cell>
          <table:table-cell office:value-type="string">
            <text:p>i never used it</text:p>
          </table:table-cell>
          <table:table-cell office:value-type="string">
            <text:p>I never used it</text:p>
          </table:table-cell>
          <table:table-cell office:value-type="string">
            <text:p>I don't know it</text:p>
          </table:table-cell>
          <table:table-cell office:value-type="string">
            <text:p>Flash to store my musics and photos and other documents.</text:p>
          </table:table-cell>
          <table:table-cell office:value-type="string">
            <text:p>sometimes when i have units in my phone i go on internet and download musics and look at news about sports and even chat with my friends.</text:p>
          </table:table-cell>
          <table:table-cell/>
          <table:table-cell office:value-type="string">
            <text:p>mobile Phone, facebook</text:p>
          </table:table-cell>
          <table:table-cell office:value-type="string">
            <text:p>Mobile Phone</text:p>
          </table:table-cell>
          <table:table-cell table:number-columns-repeated="3" office:value-type="string">
            <text:p>mobile Phone, facebook</text:p>
          </table:table-cell>
          <table:table-cell office:value-type="string">
            <text:p>youTube</text:p>
          </table:table-cell>
          <table:table-cell office:value-type="string">
            <text:p>Face book</text:p>
          </table:table-cell>
          <table:table-cell table:number-columns-repeated="1008"/>
        </table:table-row>
        <table:table-row table:style-name="ro1">
          <table:table-cell table:number-columns-repeated="9"/>
          <table:table-cell table:number-columns-repeated="7" office:value-type="string">
            <text:p>Mobile Phone</text:p>
          </table:table-cell>
          <table:table-cell table:number-columns-repeated="1008"/>
        </table:table-row>
        <table:table-row table:style-name="ro1">
          <table:table-cell office:value-type="string">
            <text:p>digital Camera</text:p>
          </table:table-cell>
          <table:table-cell/>
          <table:table-cell office:value-type="string">
            <text:p>I use my smartphone to look listen and watch new musics, photos, chatting and to listen to Radio, taking photos and viewing them.</text:p>
          </table:table-cell>
          <table:table-cell table:number-columns-repeated="2" office:value-type="string">
            <text:p>i don't access it often i use it sometimes <text:s/>when i have a document to receive or send</text:p>
          </table:table-cell>
          <table:table-cell/>
          <table:table-cell office:value-type="string">
            <text:p>Radio, Tel</text:p>
          </table:table-cell>
          <table:table-cell table:number-columns-repeated="1017"/>
        </table:table-row>
        <table:table-row table:style-name="ro1">
          <table:table-cell table:number-columns-repeated="2" office:value-type="string">
            <text:p>Type here</text:p>
          </table:table-cell>
          <table:table-cell office:value-type="string">
            <text:p>SMS, Music, News, fame, Internet, Calls</text:p>
          </table:table-cell>
          <table:table-cell office:value-type="string">
            <text:p>Reading and Writing, printing and scanning, Movies</text:p>
          </table:table-cell>
          <table:table-cell office:value-type="string">
            <text:p>Internet surfing and Music</text:p>
          </table:table-cell>
          <table:table-cell office:value-type="string">
            <text:p>Take photos</text:p>
          </table:table-cell>
          <table:table-cell office:value-type="string">
            <text:p>TV set, Radio, Digital camera, Tape recorder</text:p>
          </table:table-cell>
          <table:table-cell office:value-type="string">
            <text:p>Watching gospel music, applying for jobs, interacting with friends</text:p>
          </table:table-cell>
          <table:table-cell office:value-type="string">
            <text:p>Type here</text:p>
          </table:table-cell>
          <table:table-cell office:value-type="string">
            <text:p>Whatsapp</text:p>
          </table:table-cell>
          <table:table-cell office:value-type="string">
            <text:p>SMS and Calls</text:p>
          </table:table-cell>
          <table:table-cell office:value-type="string">
            <text:p>Facebook</text:p>
          </table:table-cell>
          <table:table-cell table:number-columns-repeated="2" office:value-type="string">
            <text:p>Google+</text:p>
          </table:table-cell>
          <table:table-cell office:value-type="string">
            <text:p>Facebook</text:p>
          </table:table-cell>
          <table:table-cell office:value-type="string">
            <text:p>Google</text:p>
          </table:table-cell>
          <table:table-cell office:value-type="string">
            <text:p>Type here</text:p>
          </table:table-cell>
          <table:table-cell office:value-type="string">
            <text:p>This participant does not work</text:p>
          </table:table-cell>
          <table:table-cell table:number-columns-repeated="1006"/>
        </table:table-row>
        <table:table-row table:style-name="ro1">
          <table:table-cell office:value-type="string">
            <text:p>Twitter, linked in</text:p>
          </table:table-cell>
          <table:table-cell office:value-type="string">
            <text:p>Type here</text:p>
          </table:table-cell>
          <table:table-cell office:value-type="string">
            <text:p>Make calls, listen to news, music and watch videos, Social media Chats</text:p>
          </table:table-cell>
          <table:table-cell office:value-type="string">
            <text:p>Reading, writing, listen to music, watch movies</text:p>
          </table:table-cell>
          <table:table-cell office:value-type="string">
            <text:p>Internet surfing, read, write, watch movies</text:p>
          </table:table-cell>
          <table:table-cell/>
          <table:table-cell office:value-type="string">
            <text:p>Radio, Ipad</text:p>
          </table:table-cell>
          <table:table-cell office:value-type="string">
            <text:p>celebrity life style, listen to music, watch videos</text:p>
          </table:table-cell>
          <table:table-cell office:value-type="string">
            <text:p>Skype</text:p>
          </table:table-cell>
          <table:table-cell office:value-type="string">
            <text:p>Facebook</text:p>
          </table:table-cell>
          <table:table-cell office:value-type="string">
            <text:p>SMS</text:p>
          </table:table-cell>
          <table:table-cell office:value-type="string">
            <text:p>Facebook</text:p>
          </table:table-cell>
          <table:table-cell table:number-columns-repeated="2" office:value-type="string">
            <text:p>Twitter</text:p>
          </table:table-cell>
          <table:table-cell office:value-type="string">
            <text:p>Google Docs</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Play games</text:p>
          </table:table-cell>
          <table:table-cell table:number-columns-repeated="2" office:value-type="string">
            <text:p>listen to music and watching videos</text:p>
          </table:table-cell>
          <table:table-cell table:number-columns-repeated="2"/>
          <table:table-cell office:value-type="string">
            <text:p>Downloading, uploading docs</text:p>
          </table:table-cell>
          <table:table-cell office:value-type="string">
            <text:p>Skype</text:p>
          </table:table-cell>
          <table:table-cell office:value-type="string">
            <text:p>Facebook</text:p>
          </table:table-cell>
          <table:table-cell office:value-type="string">
            <text:p>Whatsapp</text:p>
          </table:table-cell>
          <table:table-cell office:value-type="string">
            <text:p>Facebook</text:p>
          </table:table-cell>
          <table:table-cell office:value-type="string">
            <text:p>Google+</text:p>
          </table:table-cell>
          <table:table-cell office:value-type="string">
            <text:p>Facebook</text:p>
          </table:table-cell>
          <table:table-cell office:value-type="string">
            <text:p>Google docs</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office:value-type="string">
            <text:p>I make video calls</text:p>
          </table:table-cell>
          <table:table-cell office:value-type="string">
            <text:p>Type here</text:p>
          </table:table-cell>
          <table:table-cell office:value-type="string">
            <text:p>call friends, play music, play games,SMS, take photos, Recordings,Research</text:p>
          </table:table-cell>
          <table:table-cell office:value-type="string">
            <text:p>Watch movies, skyping, access to social media, emails, Research for studies</text:p>
          </table:table-cell>
          <table:table-cell office:value-type="string">
            <text:p>Reading and writing assignments, Downloading books and movies, social media</text:p>
          </table:table-cell>
          <table:table-cell/>
          <table:table-cell office:value-type="string">
            <text:p>TV set, Radio</text:p>
          </table:table-cell>
          <table:table-cell office:value-type="string">
            <text:p>Interacting on social media, watching live feeds like wrestling and other sports</text:p>
          </table:table-cell>
          <table:table-cell office:value-type="string">
            <text:p>Skype, Shazam</text:p>
          </table:table-cell>
          <table:table-cell office:value-type="string">
            <text:p>Facebook</text:p>
          </table:table-cell>
          <table:table-cell office:value-type="string">
            <text:p>Whatsapp</text:p>
          </table:table-cell>
          <table:table-cell office:value-type="string">
            <text:p>youtube,</text:p>
          </table:table-cell>
          <table:table-cell table:number-columns-repeated="2" office:value-type="string">
            <text:p>Facebook</text:p>
          </table:table-cell>
          <table:table-cell office:value-type="string">
            <text:p>Linked In</text:p>
          </table:table-cell>
          <table:table-cell office:value-type="string">
            <text:p>Wikipedia</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SMS; Facebook; Listening to Radio</text:p>
          </table:table-cell>
          <table:table-cell office:value-type="string">
            <text:p>Social media</text:p>
          </table:table-cell>
          <table:table-cell office:value-type="string">
            <text:p>watching movies</text:p>
          </table:table-cell>
          <table:table-cell/>
          <table:table-cell office:value-type="string">
            <text:p>Radio</text:p>
          </table:table-cell>
          <table:table-cell office:value-type="string">
            <text:p>Social media</text:p>
          </table:table-cell>
          <table:table-cell office:value-type="string">
            <text:p>Type here</text:p>
          </table:table-cell>
          <table:table-cell office:value-type="string">
            <text:p>Facebook</text:p>
          </table:table-cell>
          <table:table-cell office:value-type="string">
            <text:p>facebook</text:p>
          </table:table-cell>
          <table:table-cell office:value-type="string">
            <text:p>whatsapp</text:p>
          </table:table-cell>
          <table:table-cell table:number-columns-repeated="2" office:value-type="string">
            <text:p>Facebook</text:p>
          </table:table-cell>
          <table:table-cell office:value-type="string">
            <text:p>Google Docs</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games; social media, music and phone radio</text:p>
          </table:table-cell>
          <table:table-cell office:value-type="string">
            <text:p>movies, games and music</text:p>
          </table:table-cell>
          <table:table-cell office:value-type="string">
            <text:p>chat with friends, play music, watching movies</text:p>
          </table:table-cell>
          <table:table-cell/>
          <table:table-cell office:value-type="string">
            <text:p>TV and cd player</text:p>
          </table:table-cell>
          <table:table-cell office:value-type="string">
            <text:p>watching movies, social media, games and downloadings</text:p>
          </table:table-cell>
          <table:table-cell office:value-type="string">
            <text:p>Type here</text:p>
          </table:table-cell>
          <table:table-cell office:value-type="string">
            <text:p>Whatsapp</text:p>
          </table:table-cell>
          <table:table-cell office:value-type="string">
            <text:p>Phone calls</text:p>
          </table:table-cell>
          <table:table-cell table:number-columns-repeated="4" office:value-type="string">
            <text:p>Facebook</text:p>
          </table:table-cell>
          <table:table-cell office:value-type="string">
            <text:p>google</text:p>
          </table:table-cell>
          <table:table-cell office:value-type="string">
            <text:p>Type here</text:p>
          </table:table-cell>
          <table:table-cell table:number-columns-repeated="1007"/>
        </table:table-row>
        <table:table-row table:style-name="ro1">
          <table:table-cell table:number-columns-repeated="2" office:value-type="string">
            <text:p>Type here</text:p>
          </table:table-cell>
          <table:table-cell office:value-type="string">
            <text:p>Playing music, Games, SMS, Listening to Radio, Taking pics and videos</text:p>
          </table:table-cell>
          <table:table-cell office:value-type="string">
            <text:p>Social media chats, playing music and movies and video calls</text:p>
          </table:table-cell>
          <table:table-cell office:value-type="string">
            <text:p>Social media chats, playing games, looking at pics</text:p>
          </table:table-cell>
          <table:table-cell table:number-columns-repeated="2"/>
          <table:table-cell office:value-type="string">
            <text:p>Downloading films, watching football and music</text:p>
          </table:table-cell>
          <table:table-cell office:value-type="string">
            <text:p>Skype</text:p>
          </table:table-cell>
          <table:table-cell office:value-type="string">
            <text:p>Whatsapp</text:p>
          </table:table-cell>
          <table:table-cell office:value-type="string">
            <text:p>calls</text:p>
          </table:table-cell>
          <table:table-cell office:value-type="string">
            <text:p>Facebook</text:p>
          </table:table-cell>
          <table:table-cell office:value-type="string">
            <text:p>twitter</text:p>
          </table:table-cell>
          <table:table-cell office:value-type="string">
            <text:p>Twitter</text:p>
          </table:table-cell>
          <table:table-cell office:value-type="string">
            <text:p>Google+</text:p>
          </table:table-cell>
          <table:table-cell office:value-type="string">
            <text:p>wikipedia</text:p>
          </table:table-cell>
          <table:table-cell table:number-columns-repeated="2" office:value-type="string">
            <text:p>Type here</text:p>
          </table:table-cell>
          <table:table-cell table:number-columns-repeated="1006"/>
        </table:table-row>
        <table:table-row table:style-name="ro1">
          <table:table-cell office:value-type="string">
            <text:p>Type here</text:p>
          </table:table-cell>
          <table:table-cell/>
          <table:table-cell office:value-type="string">
            <text:p>Calling, SMS chats, social media, games</text:p>
          </table:table-cell>
          <table:table-cell office:value-type="string">
            <text:p>playing games</text:p>
          </table:table-cell>
          <table:table-cell office:value-type="string">
            <text:p>Watching live streams of soccer, and play games</text:p>
          </table:table-cell>
          <table:table-cell office:value-type="string">
            <text:p>watching videos</text:p>
          </table:table-cell>
          <table:table-cell office:value-type="string">
            <text:p>smart tv</text:p>
          </table:table-cell>
          <table:table-cell office:value-type="string">
            <text:p>Watching the English Premier League live, youtube music and videos</text:p>
          </table:table-cell>
          <table:table-cell office:value-type="string">
            <text:p>Skype, Teamviewer</text:p>
          </table:table-cell>
          <table:table-cell table:number-columns-repeated="2" office:value-type="string">
            <text:p>Mobile phone</text:p>
          </table:table-cell>
          <table:table-cell office:value-type="string">
            <text:p>Twitter</text:p>
          </table:table-cell>
          <table:table-cell office:value-type="string">
            <text:p>Google+</text:p>
          </table:table-cell>
          <table:table-cell office:value-type="string">
            <text:p>Twitter</text:p>
          </table:table-cell>
          <table:table-cell office:value-type="string">
            <text:p>Wordpress</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Messages, Playing Music</text:p>
          </table:table-cell>
          <table:table-cell office:value-type="string">
            <text:p>Writing</text:p>
          </table:table-cell>
          <table:table-cell table:number-columns-repeated="3"/>
          <table:table-cell office:value-type="string">
            <text:p>mostly on surfing on facebook</text:p>
          </table:table-cell>
          <table:table-cell office:value-type="string">
            <text:p>Type here</text:p>
          </table:table-cell>
          <table:table-cell office:value-type="string">
            <text:p>Facebook</text:p>
          </table:table-cell>
          <table:table-cell office:value-type="string">
            <text:p>Gmail</text:p>
          </table:table-cell>
          <table:table-cell table:number-columns-repeated="3" office:value-type="string">
            <text:p>Facebook</text:p>
          </table:table-cell>
          <table:table-cell office:value-type="string">
            <text:p>Google+</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SMSs,</text:p>
          </table:table-cell>
          <table:table-cell office:value-type="string">
            <text:p>Watching videos, E mails and gospel music</text:p>
          </table:table-cell>
          <table:table-cell office:value-type="string">
            <text:p>searching entertainment news in Rwanda</text:p>
          </table:table-cell>
          <table:table-cell/>
          <table:table-cell office:value-type="string">
            <text:p>Radio and TV set</text:p>
          </table:table-cell>
          <table:table-cell table:number-columns-repeated="2" office:value-type="string">
            <text:p>Type here</text:p>
          </table:table-cell>
          <table:table-cell table:number-columns-repeated="2" office:value-type="string">
            <text:p>Phone calls</text:p>
          </table:table-cell>
          <table:table-cell table:number-columns-repeated="4"/>
          <table:table-cell office:value-type="string">
            <text:p>Google</text:p>
          </table:table-cell>
          <table:table-cell table:number-columns-repeated="2" office:value-type="string">
            <text:p>Type here</text:p>
          </table:table-cell>
          <table:table-cell table:number-columns-repeated="1006"/>
        </table:table-row>
        <table:table-row table:style-name="ro1">
          <table:table-cell office:value-type="string">
            <text:p>I can send and receive digital photos and videos,.</text:p>
          </table:table-cell>
          <table:table-cell office:value-type="string">
            <text:p>Our greatest weakness lies in giving up. The most certain way to succeed is always to try just one more time.</text:p>
          </table:table-cell>
          <table:table-cell office:value-type="string">
            <text:p>watch video, take photos, instant messaging,phone calls</text:p>
          </table:table-cell>
          <table:table-cell office:value-type="string">
            <text:p>internet browsing, watching movies</text:p>
          </table:table-cell>
          <table:table-cell office:value-type="string">
            <text:p>watching movies, downloading music and videos</text:p>
          </table:table-cell>
          <table:table-cell table:number-columns-repeated="3"/>
          <table:table-cell office:value-type="string">
            <text:p>game play station, camera</text:p>
          </table:table-cell>
          <table:table-cell table:number-columns-repeated="2" office:value-type="string">
            <text:p>whatsapp</text:p>
          </table:table-cell>
          <table:table-cell table:number-columns-repeated="2" office:value-type="string">
            <text:p>facebook</text:p>
          </table:table-cell>
          <table:table-cell office:value-type="string">
            <text:p>whatsapp</text:p>
          </table:table-cell>
          <table:table-cell office:value-type="string">
            <text:p>youtube</text:p>
          </table:table-cell>
          <table:table-cell office:value-type="string">
            <text:p>youtube,google</text:p>
          </table:table-cell>
          <table:table-cell office:value-type="string">
            <text:p>to have fun know days its very easy people can access games online by only having internet access</text:p>
          </table:table-cell>
          <table:table-cell office:value-type="string">
            <text:p>Type here</text:p>
          </table:table-cell>
          <table:table-cell table:number-columns-repeated="1006"/>
        </table:table-row>
        <table:table-row table:style-name="ro1">
          <table:table-cell office:value-type="string">
            <text:p>Radio</text:p>
          </table:table-cell>
          <table:table-cell/>
          <table:table-cell office:value-type="string">
            <text:p>Calling <text:s/>my friends, <text:s/>sharing photos, videos and films through Bluetooth, listening to musics and others</text:p>
          </table:table-cell>
          <table:table-cell table:number-columns-repeated="2" office:value-type="string">
            <text:p>No</text:p>
          </table:table-cell>
          <table:table-cell table:number-columns-repeated="2"/>
          <table:table-cell office:value-type="string">
            <text:p>i lack skill to use it so i don't use internet</text:p>
          </table:table-cell>
          <table:table-cell office:value-type="string">
            <text:p>Radio to listen the sports news or musics</text:p>
          </table:table-cell>
          <table:table-cell table:number-columns-repeated="7" office:value-type="string">
            <text:p>Mobile phone</text:p>
          </table:table-cell>
          <table:table-cell/>
          <table:table-cell office:value-type="string">
            <text:p>my mobile phone helps me to communicate with other people and give me information about the opportunities and also when am at work it helps me communicate with others at work, another thing is that i use it as my bank account sometimes my both pays me through my Tigo Cash account.</text:p>
          </table:table-cell>
          <table:table-cell table:number-columns-repeated="1006"/>
        </table:table-row>
        <table:table-row table:style-name="ro1">
          <table:table-cell table:number-columns-repeated="2"/>
          <table:table-cell office:value-type="string">
            <text:p>I use it when listening to musics, and watching <text:s/>films and talking to my families or friends</text:p>
          </table:table-cell>
          <table:table-cell table:number-columns-repeated="5"/>
          <table:table-cell office:value-type="string">
            <text:p>Radio and digital Camera</text:p>
          </table:table-cell>
          <table:table-cell table:number-columns-repeated="7" office:value-type="string">
            <text:p>Mobile phone</text:p>
          </table:table-cell>
          <table:table-cell table:number-columns-repeated="1008"/>
        </table:table-row>
        <table:table-row table:style-name="ro1">
          <table:table-cell office:value-type="string">
            <text:p>Modem, flash dsk, CDs, DVD and Memory Card, Digital Camera</text:p>
          </table:table-cell>
          <table:table-cell/>
          <table:table-cell office:value-type="string">
            <text:p>I use My smartphone when listening to musics, watching movies, chatting with friends and sharing with others different things like photos on whats App or <text:s/>using bluetooth</text:p>
          </table:table-cell>
          <table:table-cell table:number-columns-repeated="2" office:value-type="string">
            <text:p>Watching movies, films and listening to musics, looking to different styles or fashions</text:p>
          </table:table-cell>
          <table:table-cell table:number-columns-repeated="3"/>
          <table:table-cell office:value-type="string">
            <text:p>Skype, iPad,</text:p>
          </table:table-cell>
          <table:table-cell office:value-type="string">
            <text:p>face book, WhatsApp</text:p>
          </table:table-cell>
          <table:table-cell office:value-type="string">
            <text:p>WhatsApp</text:p>
          </table:table-cell>
          <table:table-cell table:number-columns-repeated="3" office:value-type="string">
            <text:p>Face book</text:p>
          </table:table-cell>
          <table:table-cell office:value-type="string">
            <text:p>laptop and internet to Website</text:p>
          </table:table-cell>
          <table:table-cell office:value-type="string">
            <text:p>google, wikipedea</text:p>
          </table:table-cell>
          <table:table-cell table:number-columns-repeated="1008"/>
        </table:table-row>
        <table:table-row table:style-name="ro1">
          <table:table-cell office:value-type="string">
            <text:p>Radio, <text:s/>Television, modem and flash disc</text:p>
          </table:table-cell>
          <table:table-cell/>
          <table:table-cell office:value-type="string">
            <text:p>I use my phone to call , messaging , chatting with my friends, listening <text:s/>to musics, watching videos</text:p>
          </table:table-cell>
          <table:table-cell table:number-columns-repeated="2" office:value-type="string">
            <text:p>Watch videos or films and <text:s/>listen to musics, <text:s/>i <text:s/>use it <text:s/>to download musics</text:p>
          </table:table-cell>
          <table:table-cell table:number-columns-repeated="2"/>
          <table:table-cell office:value-type="string">
            <text:p>I always use it when <text:s/>downloading <text:s/>new musics, on Facebook when chatting with friends, visiting different websites, looking for fashions, photos and many others</text:p>
          </table:table-cell>
          <table:table-cell table:number-columns-repeated="1016"/>
        </table:table-row>
        <table:table-row table:style-name="ro1">
          <table:table-cell office:value-type="string">
            <text:p>I use ATM for banking</text:p>
          </table:table-cell>
          <table:table-cell/>
          <table:table-cell office:value-type="string">
            <text:p>for calls and messages, sharing <text:s/>some good interest things with my peers or friends such as musics, photos, films and others</text:p>
          </table:table-cell>
          <table:table-cell table:number-columns-repeated="2" office:value-type="string">
            <text:p>Chatting with friends, <text:s/>sharing <text:s/>videos, musics and even use it when downloading films and even watching them.</text:p>
          </table:table-cell>
          <table:table-cell table:number-columns-repeated="2"/>
          <table:table-cell office:value-type="string">
            <text:p>When i get access to internet i sometimes download <text:s/>videos or musics and other interesting things and i also chat with friends and view things <text:s/>like photos and others</text:p>
          </table:table-cell>
          <table:table-cell/>
          <table:table-cell office:value-type="string">
            <text:p>Facebook</text:p>
          </table:table-cell>
          <table:table-cell table:number-columns-repeated="2" office:value-type="string">
            <text:p>Mobile phone</text:p>
          </table:table-cell>
          <table:table-cell table:number-columns-repeated="2" office:value-type="string">
            <text:p>Face book</text:p>
          </table:table-cell>
          <table:table-cell office:value-type="string">
            <text:p>YouTube</text:p>
          </table:table-cell>
          <table:table-cell office:value-type="string">
            <text:p>Google</text:p>
          </table:table-cell>
          <table:table-cell/>
          <table:table-cell office:value-type="string">
            <text:p>i use my <text:s/>mobile phone Calling my peers or coworkers sharing the information</text:p>
          </table:table-cell>
          <table:table-cell table:number-columns-repeated="1006"/>
        </table:table-row>
        <table:table-row table:style-name="ro1">
          <table:table-cell office:value-type="string">
            <text:p>Television</text:p>
          </table:table-cell>
          <table:table-cell table:number-columns-repeated="6"/>
          <table:table-cell office:value-type="string">
            <text:p>I use internet to chat with my friends on face book, look for photos and and see some fun things others may have posted.</text:p>
          </table:table-cell>
          <table:table-cell office:value-type="string">
            <text:p>Digital camera to take photos and videos</text:p>
          </table:table-cell>
          <table:table-cell office:value-type="string">
            <text:p>Face book, whatsApp</text:p>
          </table:table-cell>
          <table:table-cell office:value-type="string">
            <text:p>Mobile phone</text:p>
          </table:table-cell>
          <table:table-cell table:number-columns-repeated="3" office:value-type="string">
            <text:p>Face book, whatsApp</text:p>
          </table:table-cell>
          <table:table-cell office:value-type="string">
            <text:p>youtube and using Laptop to design</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office:value-type="string">
            <text:p>Radio for news and musics</text:p>
          </table:table-cell>
          <table:table-cell/>
          <table:table-cell office:value-type="string">
            <text:p>I use my mobile phone when listening to musics, taking photos or sharing them with my friends.</text:p>
          </table:table-cell>
          <table:table-cell table:number-columns-repeated="3" office:value-type="string">
            <text:p>i don't have access</text:p>
          </table:table-cell>
          <table:table-cell/>
          <table:table-cell office:value-type="string">
            <text:p>i don't use it because i don't have access to it and even i can't afford to buy <text:s/>devices like smartphone and even <text:s/>in our village to get access to computers or laptops is so difficult and costs much.</text:p>
          </table:table-cell>
          <table:table-cell/>
          <table:table-cell table:number-columns-repeated="7" office:value-type="string">
            <text:p>Mobile Phone</text:p>
          </table:table-cell>
          <table:table-cell table:number-columns-repeated="1008"/>
        </table:table-row>
        <table:table-row table:style-name="ro1">
          <table:table-cell table:number-columns-repeated="2"/>
          <table:table-cell office:value-type="string">
            <text:p>I use my smart phone to chat with friends, listen to musics and sharing photos and videos</text:p>
          </table:table-cell>
          <table:table-cell office:value-type="string">
            <text:p>watching some videos on you tube , sports and even when chatting</text:p>
          </table:table-cell>
          <table:table-cell office:value-type="string">
            <text:p>Downloading videos or <text:s/>watching films, playing musics or games and other interesting things</text:p>
          </table:table-cell>
          <table:table-cell table:number-columns-repeated="2"/>
          <table:table-cell office:value-type="string">
            <text:p>I use when downloading movies on YouTube, chatting with friends, visiting some websites like Igihe.com <text:s/>where we can find our many muscians and their songs.</text:p>
          </table:table-cell>
          <table:table-cell/>
          <table:table-cell office:value-type="string">
            <text:p>Facebook</text:p>
          </table:table-cell>
          <table:table-cell office:value-type="string">
            <text:p>WhatsApp</text:p>
          </table:table-cell>
          <table:table-cell office:value-type="string">
            <text:p>Google+</text:p>
          </table:table-cell>
          <table:table-cell table:number-columns-repeated="2" office:value-type="string">
            <text:p>Facebook</text:p>
          </table:table-cell>
          <table:table-cell office:value-type="string">
            <text:p>You tube</text:p>
          </table:table-cell>
          <table:table-cell office:value-type="string">
            <text:p>google</text:p>
          </table:table-cell>
          <table:table-cell table:number-columns-repeated="1008"/>
        </table:table-row>
        <table:table-row table:style-name="ro1">
          <table:table-cell office:value-type="string">
            <text:p>modem and flash disc</text:p>
          </table:table-cell>
          <table:table-cell/>
          <table:table-cell office:value-type="string">
            <text:p>For sharing information with my friends such as sports, <text:s/>chatting and listening to musics</text:p>
          </table:table-cell>
          <table:table-cell office:value-type="string">
            <text:p>watching films</text:p>
          </table:table-cell>
          <table:table-cell office:value-type="string">
            <text:p>Listening to musics</text:p>
          </table:table-cell>
          <table:table-cell table:number-columns-repeated="4"/>
          <table:table-cell office:value-type="string">
            <text:p>Face book</text:p>
          </table:table-cell>
          <table:table-cell office:value-type="string">
            <text:p>WhatsApp</text:p>
          </table:table-cell>
          <table:table-cell office:value-type="string">
            <text:p>Google+</text:p>
          </table:table-cell>
          <table:table-cell table:number-columns-repeated="2" office:value-type="string">
            <text:p>Face book</text:p>
          </table:table-cell>
          <table:table-cell office:value-type="string">
            <text:p>laptop and internet</text:p>
          </table:table-cell>
          <table:table-cell office:value-type="string">
            <text:p>Google</text:p>
          </table:table-cell>
          <table:table-cell table:number-columns-repeated="1008"/>
        </table:table-row>
        <table:table-row table:style-name="ro1">
          <table:table-cell office:value-type="string">
            <text:p>None</text:p>
          </table:table-cell>
          <table:table-cell/>
          <table:table-cell office:value-type="string">
            <text:p>I take pictures and videos and sometimes play games on my phone </text:p>
          </table:table-cell>
          <table:table-cell office:value-type="string">
            <text:p>I don't </text:p>
          </table:table-cell>
          <table:table-cell office:value-type="string">
            <text:p>Sometimes I play games on my laptop. </text:p>
          </table:table-cell>
          <table:table-cell office:value-type="string">
            <text:p>I play games on my tablet as well</text:p>
          </table:table-cell>
          <table:table-cell office:value-type="string">
            <text:p>N/A</text:p>
          </table:table-cell>
          <table:table-cell office:value-type="string">
            <text:p>I play online games and use social media to chat with my friends. </text:p>
          </table:table-cell>
          <table:table-cell office:value-type="string">
            <text:p>none</text:p>
          </table:table-cell>
          <table:table-cell table:number-columns-repeated="2" office:value-type="string">
            <text:p>Whatsapp</text:p>
          </table:table-cell>
          <table:table-cell table:number-columns-repeated="4" office:value-type="string">
            <text:p>Facebook</text:p>
          </table:table-cell>
          <table:table-cell office:value-type="string">
            <text:p>N/A</text:p>
          </table:table-cell>
          <table:table-cell office:value-type="string">
            <text:p>The stakeholder doesn't use any particular digital tool for learning, but he says he reads articles from websites of personal interest to him</text:p>
          </table:table-cell>
          <table:table-cell office:value-type="string">
            <text:p>I make phone calls using my phone to talk to coworkers and supervisor. </text:p>
          </table:table-cell>
          <table:table-cell table:number-columns-repeated="1006"/>
        </table:table-row>
        <table:table-row table:style-name="ro1">
          <table:table-cell office:value-type="string">
            <text:p>listening to radio</text:p>
          </table:table-cell>
          <table:table-cell office:value-type="string">
            <text:p>Technology is <text:s/>makes our lives easier, allowing us to do things more quickly and efficiently</text:p>
          </table:table-cell>
          <table:table-cell office:value-type="string">
            <text:p>take photos, message <text:s/>take videos, Facebook, what Sapp chatting</text:p>
          </table:table-cell>
          <table:table-cell office:value-type="string">
            <text:p>watch movies, internet surfing, and playing games</text:p>
          </table:table-cell>
          <table:table-cell office:value-type="string">
            <text:p>watching movies,, playing games ,listening to music, internet browsing</text:p>
          </table:table-cell>
          <table:table-cell office:value-type="string">
            <text:p>taking photos and videos, photo and video sharing</text:p>
          </table:table-cell>
          <table:table-cell office:value-type="string">
            <text:p>wireless speakers. piano ,modems and routers</text:p>
          </table:table-cell>
          <table:table-cell office:value-type="string">
            <text:p>when I want to relax from work</text:p>
          </table:table-cell>
          <table:table-cell office:value-type="string">
            <text:p>Type here</text:p>
          </table:table-cell>
          <table:table-cell office:value-type="string">
            <text:p>facebook</text:p>
          </table:table-cell>
          <table:table-cell office:value-type="string">
            <text:p>whatsapp,instant messaging</text:p>
          </table:table-cell>
          <table:table-cell office:value-type="string">
            <text:p>snapchat ,facebok</text:p>
          </table:table-cell>
          <table:table-cell office:value-type="string">
            <text:p>facebook,whatsapp,instagrm</text:p>
          </table:table-cell>
          <table:table-cell office:value-type="string">
            <text:p>facebook</text:p>
          </table:table-cell>
          <table:table-cell office:value-type="string">
            <text:p>youtube</text:p>
          </table:table-cell>
          <table:table-cell office:value-type="string">
            <text:p>facebook,,google,wikipedia,webopedia</text:p>
          </table:table-cell>
          <table:table-cell office:value-type="string">
            <text:p>Social media is changing the way we communicate and the way we are perceived, both positively and negatively. Every time you post a photo, or update your status, you are contributing to your own digital footprint and personal brand.</text:p>
          </table:table-cell>
          <table:table-cell office:value-type="string">
            <text:p>Type here</text:p>
          </table:table-cell>
          <table:table-cell table:number-columns-repeated="1006"/>
        </table:table-row>
        <table:table-row table:style-name="ro1">
          <table:table-cell/>
          <table:table-cell office:value-type="string">
            <text:p>people loves to have access in technology, internet and digital service/tools but most of them they can't afford to buy the devices or paying for services</text:p>
          </table:table-cell>
          <table:table-cell office:value-type="string">
            <text:p>playing games, watching videos and music, listening to radio, internet browsing</text:p>
          </table:table-cell>
          <table:table-cell table:number-columns-repeated="2" office:value-type="string">
            <text:p>internet browsing, watching movies, downloading movies and music</text:p>
          </table:table-cell>
          <table:table-cell office:value-type="string">
            <text:p>downloading and watching <text:s/>movies and music, playing games</text:p>
          </table:table-cell>
          <table:table-cell office:value-type="string">
            <text:p>play station 3 for games</text:p>
          </table:table-cell>
          <table:table-cell office:value-type="string">
            <text:p>when I want to get <text:s/>latest news </text:p>
          </table:table-cell>
          <table:table-cell office:value-type="string">
            <text:p>zorpia, </text:p>
          </table:table-cell>
          <table:table-cell office:value-type="string">
            <text:p>facebook,whatsapp,blogger,badoo,zorpia,instagram</text:p>
          </table:table-cell>
          <table:table-cell office:value-type="string">
            <text:p>whatsapp</text:p>
          </table:table-cell>
          <table:table-cell office:value-type="string">
            <text:p>facebook,whatsapp,blogger,badoo,instagram</text:p>
          </table:table-cell>
          <table:table-cell office:value-type="string">
            <text:p>facebook,whatsapp,blogger,badoo,</text:p>
          </table:table-cell>
          <table:table-cell office:value-type="string">
            <text:p>facebook,whatsapp,blogger,badoo,,instagram</text:p>
          </table:table-cell>
          <table:table-cell office:value-type="string">
            <text:p>youtube,blogger,facebook, instagram</text:p>
          </table:table-cell>
          <table:table-cell office:value-type="string">
            <text:p>google.com,facebook,youtube, word press</text:p>
          </table:table-cell>
          <table:table-cell office:value-type="string">
            <text:p>people use social medias <text:s/>to create share or exchange information ,ideas and pictures/videos instantly</text:p>
          </table:table-cell>
          <table:table-cell table:number-columns-repeated="1007"/>
        </table:table-row>
        <table:table-row table:style-name="ro1">
          <table:table-cell office:value-type="string">
            <text:p>GO TV</text:p>
          </table:table-cell>
          <table:table-cell office:value-type="string">
            <text:p>N/A</text:p>
          </table:table-cell>
          <table:table-cell office:value-type="string">
            <text:p>MUSIC</text:p>
          </table:table-cell>
          <table:table-cell table:number-columns-repeated="3" office:value-type="string">
            <text:p>N/A</text:p>
          </table:table-cell>
          <table:table-cell office:value-type="string">
            <text:p>TV, DVD</text:p>
          </table:table-cell>
          <table:table-cell table:number-columns-repeated="2" office:value-type="string">
            <text:p>N/A</text:p>
          </table:table-cell>
          <table:table-cell table:number-columns-repeated="2" office:value-type="string">
            <text:p>CELL PHONE</text:p>
          </table:table-cell>
          <table:table-cell office:value-type="string">
            <text:p>N/A</text:p>
          </table:table-cell>
          <table:table-cell office:value-type="string">
            <text:p>SMS</text:p>
          </table:table-cell>
          <table:table-cell table:number-columns-repeated="3" office:value-type="string">
            <text:p>N/A</text:p>
          </table:table-cell>
          <table:table-cell table:number-columns-repeated="1008"/>
        </table:table-row>
        <table:table-row table:style-name="ro1">
          <table:table-cell office:value-type="string">
            <text:p>N/A</text:p>
          </table:table-cell>
          <table:table-cell/>
          <table:table-cell office:value-type="string">
            <text:p>Listening to music and watching funny clips</text:p>
          </table:table-cell>
          <table:table-cell table:number-columns-repeated="3" office:value-type="string">
            <text:p>N/A</text:p>
          </table:table-cell>
          <table:table-cell office:value-type="string">
            <text:p>TV, DVD, RADIO</text:p>
          </table:table-cell>
          <table:table-cell table:number-columns-repeated="2" office:value-type="string">
            <text:p>N/A</text:p>
          </table:table-cell>
          <table:table-cell office:value-type="string">
            <text:p>Phone calls</text:p>
          </table:table-cell>
          <table:table-cell office:value-type="string">
            <text:p>phone calls</text:p>
          </table:table-cell>
          <table:table-cell table:number-columns-repeated="5" office:value-type="string">
            <text:p>N/A</text:p>
          </table:table-cell>
          <table:table-cell/>
          <table:table-cell office:value-type="string">
            <text:p>for communication with co workers</text:p>
          </table:table-cell>
          <table:table-cell table:number-columns-repeated="1006"/>
        </table:table-row>
        <table:table-row table:style-name="ro1">
          <table:table-cell office:value-type="string">
            <text:p>Radio</text:p>
          </table:table-cell>
          <table:table-cell/>
          <table:table-cell office:value-type="string">
            <text:p>Facebook watssap games</text:p>
          </table:table-cell>
          <table:table-cell office:value-type="string">
            <text:p>games music</text:p>
          </table:table-cell>
          <table:table-cell office:value-type="string">
            <text:p>Google</text:p>
          </table:table-cell>
          <table:table-cell office:value-type="string">
            <text:p>Photos</text:p>
          </table:table-cell>
          <table:table-cell office:value-type="string">
            <text:p>Radio TV </text:p>
          </table:table-cell>
          <table:table-cell office:value-type="string">
            <text:p>Facebook Music</text:p>
          </table:table-cell>
          <table:table-cell office:value-type="string">
            <text:p>N/A</text:p>
          </table:table-cell>
          <table:table-cell office:value-type="string">
            <text:p>WATSSAP</text:p>
          </table:table-cell>
          <table:table-cell office:value-type="string">
            <text:p>CALLS</text:p>
          </table:table-cell>
          <table:table-cell table:number-columns-repeated="2" office:value-type="string">
            <text:p>FACEBOOK</text:p>
          </table:table-cell>
          <table:table-cell/>
          <table:table-cell office:value-type="string">
            <text:p>INSTAGRAM</text:p>
          </table:table-cell>
          <table:table-cell office:value-type="string">
            <text:p>Googole</text:p>
          </table:table-cell>
          <table:table-cell/>
          <table:table-cell office:value-type="string">
            <text:p>Receiving payments</text:p>
          </table:table-cell>
          <table:table-cell table:number-columns-repeated="1006"/>
        </table:table-row>
        <table:table-row table:style-name="ro1">
          <table:table-cell office:value-type="string">
            <text:p>nothing to add</text:p>
          </table:table-cell>
          <table:table-cell office:value-type="string">
            <text:p>he never uses internet for daily lives ,she only uses internet to check his <text:s/>university result or sending school assignment</text:p>
          </table:table-cell>
          <table:table-cell office:value-type="string">
            <text:p>chatting and phone talking</text:p>
          </table:table-cell>
          <table:table-cell table:number-columns-repeated="2" office:value-type="string">
            <text:p>watching movies</text:p>
          </table:table-cell>
          <table:table-cell/>
          <table:table-cell office:value-type="string">
            <text:p>video cameras to record videos</text:p>
          </table:table-cell>
          <table:table-cell office:value-type="string">
            <text:p>i don't know how to use internet for entertainment</text:p>
          </table:table-cell>
          <table:table-cell table:number-columns-repeated="8"/>
          <table:table-cell office:value-type="string">
            <text:p>he never uses social media or internet for fun</text:p>
          </table:table-cell>
          <table:table-cell table:number-columns-repeated="1007"/>
        </table:table-row>
        <table:table-row table:style-name="ro1">
          <table:table-cell office:value-type="string">
            <text:p>N/A</text:p>
          </table:table-cell>
          <table:table-cell/>
          <table:table-cell office:value-type="string">
            <text:p>FACEBOOK WATCHING FUN VIDEOS SMS</text:p>
          </table:table-cell>
          <table:table-cell office:value-type="string">
            <text:p>WATCHING MOVIES</text:p>
          </table:table-cell>
          <table:table-cell table:number-columns-repeated="2" office:value-type="string">
            <text:p>N/A</text:p>
          </table:table-cell>
          <table:table-cell office:value-type="string">
            <text:p>DVD TVs Decoders </text:p>
          </table:table-cell>
          <table:table-cell office:value-type="string">
            <text:p>Downloading videos Watching funny clips</text:p>
          </table:table-cell>
          <table:table-cell office:value-type="string">
            <text:p>Radio Decoder Television </text:p>
          </table:table-cell>
          <table:table-cell office:value-type="string">
            <text:p>sms</text:p>
          </table:table-cell>
          <table:table-cell office:value-type="string">
            <text:p>Phone calls</text:p>
          </table:table-cell>
          <table:table-cell office:value-type="string">
            <text:p>Facebook</text:p>
          </table:table-cell>
          <table:table-cell office:value-type="string">
            <text:p>sms</text:p>
          </table:table-cell>
          <table:table-cell/>
          <table:table-cell table:number-columns-repeated="2" office:value-type="string">
            <text:p>Google</text:p>
          </table:table-cell>
          <table:table-cell office:value-type="string">
            <text:p>N/A</text:p>
          </table:table-cell>
          <table:table-cell office:value-type="string">
            <text:p>TO RECEIVE PAYMENTS</text:p>
          </table:table-cell>
          <table:table-cell table:number-columns-repeated="1006"/>
        </table:table-row>
        <table:table-row table:style-name="ro1">
          <table:table-cell office:value-type="string">
            <text:p>GO TV</text:p>
          </table:table-cell>
          <table:table-cell/>
          <table:table-cell office:value-type="string">
            <text:p>GOOGLE,FACEBOOK, SMS</text:p>
          </table:table-cell>
          <table:table-cell office:value-type="string">
            <text:p>MUSIC, GAMES, INTERNET</text:p>
          </table:table-cell>
          <table:table-cell office:value-type="string">
            <text:p>MUSIC, INTERNET</text:p>
          </table:table-cell>
          <table:table-cell office:value-type="string">
            <text:p>N/A</text:p>
          </table:table-cell>
          <table:table-cell/>
          <table:table-cell office:value-type="string">
            <text:p>FACEBOOK, GOOGLE, TWITTER</text:p>
          </table:table-cell>
          <table:table-cell/>
          <table:table-cell office:value-type="string">
            <text:p>FACEBOOK</text:p>
          </table:table-cell>
          <table:table-cell office:value-type="string">
            <text:p>PHONE CALLS</text:p>
          </table:table-cell>
          <table:table-cell office:value-type="string">
            <text:p>TWITTER</text:p>
          </table:table-cell>
          <table:table-cell office:value-type="string">
            <text:p>FACEBOOK</text:p>
          </table:table-cell>
          <table:table-cell/>
          <table:table-cell office:value-type="string">
            <text:p>FACEBOOK, TWITTER</text:p>
          </table:table-cell>
          <table:table-cell office:value-type="string">
            <text:p>GOOGLE</text:p>
          </table:table-cell>
          <table:table-cell/>
          <table:table-cell office:value-type="string">
            <text:p>TO COMMUNICATE WITH MY WORK MATES</text:p>
          </table:table-cell>
          <table:table-cell table:number-columns-repeated="1006"/>
        </table:table-row>
        <table:table-row table:style-name="ro1">
          <table:table-cell office:value-type="string">
            <text:p>GO TV DVD</text:p>
          </table:table-cell>
          <table:table-cell/>
          <table:table-cell office:value-type="string">
            <text:p>MUSIC </text:p>
          </table:table-cell>
          <table:table-cell table:number-columns-repeated="3" office:value-type="string">
            <text:p>N/A</text:p>
          </table:table-cell>
          <table:table-cell/>
          <table:table-cell office:value-type="string">
            <text:p>WATCHING VIDEOS LISTENING TO MUSIC ON YOUTUBE</text:p>
          </table:table-cell>
          <table:table-cell office:value-type="string">
            <text:p><text:s text:c="2"/></text:p>
          </table:table-cell>
          <table:table-cell office:value-type="string">
            <text:p>FACEBOOK</text:p>
          </table:table-cell>
          <table:table-cell office:value-type="string">
            <text:p>PHONECALLS</text:p>
          </table:table-cell>
          <table:table-cell office:value-type="string">
            <text:p>GOOGLE +</text:p>
          </table:table-cell>
          <table:table-cell office:value-type="string">
            <text:p>WATSSAPP</text:p>
          </table:table-cell>
          <table:table-cell/>
          <table:table-cell table:number-columns-repeated="2" office:value-type="string">
            <text:p>GOOGLE</text:p>
          </table:table-cell>
          <table:table-cell/>
          <table:table-cell office:value-type="string">
            <text:p>FOR PAYMENTS</text:p>
          </table:table-cell>
          <table:table-cell table:number-columns-repeated="1006"/>
        </table:table-row>
        <table:table-row table:style-name="ro1">
          <table:table-cell office:value-type="string">
            <text:p>DECODER RADIO</text:p>
          </table:table-cell>
          <table:table-cell/>
          <table:table-cell office:value-type="string">
            <text:p>LISTENING TO MUSIC BROWSING WATCHING FUNNY CLIPS</text:p>
          </table:table-cell>
          <table:table-cell office:value-type="string">
            <text:p>WATCHING FUNNY CLIPS</text:p>
          </table:table-cell>
          <table:table-cell office:value-type="string">
            <text:p>WATCHING MOVIES LISTENING TO MUSIC</text:p>
          </table:table-cell>
          <table:table-cell office:value-type="string">
            <text:p>N/A</text:p>
          </table:table-cell>
          <table:table-cell office:value-type="string">
            <text:p>RADIO TELEVISION</text:p>
          </table:table-cell>
          <table:table-cell table:number-columns-repeated="2"/>
          <table:table-cell office:value-type="string">
            <text:p>PHONE CALL, SMS</text:p>
          </table:table-cell>
          <table:table-cell office:value-type="string">
            <text:p>PHONE CALLS</text:p>
          </table:table-cell>
          <table:table-cell office:value-type="string">
            <text:p>GOOGLE +</text:p>
          </table:table-cell>
          <table:table-cell office:value-type="string">
            <text:p>FACEBOOK, WATSAPP</text:p>
          </table:table-cell>
          <table:table-cell office:value-type="string">
            <text:p>WATTSAPP, FACEBOOK</text:p>
          </table:table-cell>
          <table:table-cell office:value-type="string">
            <text:p>WATTSAPP</text:p>
          </table:table-cell>
          <table:table-cell office:value-type="string">
            <text:p>GOOGLE</text:p>
          </table:table-cell>
          <table:table-cell/>
          <table:table-cell office:value-type="string">
            <text:p>RECEIVE PAYMENTS</text:p>
          </table:table-cell>
          <table:table-cell table:number-columns-repeated="1006"/>
        </table:table-row>
        <table:table-row table:style-name="ro1">
          <table:table-cell table:number-columns-repeated="2"/>
          <table:table-cell office:value-type="string">
            <text:p>chatting with friends and family</text:p>
          </table:table-cell>
          <table:table-cell table:number-columns-repeated="2" office:value-type="string">
            <text:p>watching movies</text:p>
          </table:table-cell>
          <table:table-cell table:number-columns-repeated="4"/>
          <table:table-cell office:value-type="string">
            <text:p>facebook</text:p>
          </table:table-cell>
          <table:table-cell office:value-type="string">
            <text:p>whatsapp</text:p>
          </table:table-cell>
          <table:table-cell office:value-type="string">
            <text:p>facebook</text:p>
          </table:table-cell>
          <table:table-cell office:value-type="string">
            <text:p>whatsapp</text:p>
          </table:table-cell>
          <table:table-cell table:number-columns-repeated="1011"/>
        </table:table-row>
        <table:table-row table:style-name="ro1">
          <table:table-cell office:value-type="string">
            <text:p>Bamba tv</text:p>
          </table:table-cell>
          <table:table-cell/>
          <table:table-cell office:value-type="string">
            <text:p>LISTENING TO MUSIC WATCHING VIDEOS CHAT WITH FRIENDS</text:p>
          </table:table-cell>
          <table:table-cell table:number-columns-repeated="3" office:value-type="string">
            <text:p>N/A</text:p>
          </table:table-cell>
          <table:table-cell office:value-type="string">
            <text:p>WATCHING MOVIES</text:p>
          </table:table-cell>
          <table:table-cell office:value-type="string">
            <text:p>WATCHING MOVIES AND CHATTING WITH FRIENDS</text:p>
          </table:table-cell>
          <table:table-cell office:value-type="string">
            <text:p>TV</text:p>
          </table:table-cell>
          <table:table-cell office:value-type="string">
            <text:p>FACEBOOK</text:p>
          </table:table-cell>
          <table:table-cell office:value-type="string">
            <text:p>PHONE CALL</text:p>
          </table:table-cell>
          <table:table-cell table:number-columns-repeated="2" office:value-type="string">
            <text:p>FACEBOOK</text:p>
          </table:table-cell>
          <table:table-cell table:number-columns-repeated="2" office:value-type="string">
            <text:p>N/A</text:p>
          </table:table-cell>
          <table:table-cell office:value-type="string">
            <text:p>GOOGLE</text:p>
          </table:table-cell>
          <table:table-cell/>
          <table:table-cell office:value-type="string">
            <text:p>FOR PAYMENT</text:p>
          </table:table-cell>
          <table:table-cell table:number-columns-repeated="1006"/>
        </table:table-row>
        <table:table-row table:style-name="ro1">
          <table:table-cell office:value-type="string">
            <text:p>TV <text:s/>RADIO</text:p>
          </table:table-cell>
          <table:table-cell/>
          <table:table-cell office:value-type="string">
            <text:p>PLAYING GAMES WATCHING VIDEOS</text:p>
          </table:table-cell>
          <table:table-cell office:value-type="string">
            <text:p>SOCIALIZING YOUTUBE</text:p>
          </table:table-cell>
          <table:table-cell office:value-type="string">
            <text:p>SOCIALIZING DOWNLOADING MUSIC,VIDEOS,MOVIES YOUTUBE</text:p>
          </table:table-cell>
          <table:table-cell office:value-type="string">
            <text:p>N/A</text:p>
          </table:table-cell>
          <table:table-cell office:value-type="string">
            <text:p>MUSIC,MOVIES</text:p>
          </table:table-cell>
          <table:table-cell office:value-type="string">
            <text:p>CHAT ON FACEBOOK AND TWITTER/WATTSAPP</text:p>
          </table:table-cell>
          <table:table-cell office:value-type="string">
            <text:p>TELEVISION RADIO</text:p>
          </table:table-cell>
          <table:table-cell table:number-columns-repeated="6" office:value-type="string">
            <text:p>PHONE</text:p>
          </table:table-cell>
          <table:table-cell office:value-type="string">
            <text:p>LAPTOP</text:p>
          </table:table-cell>
          <table:table-cell office:value-type="string">
            <text:p>N/A</text:p>
          </table:table-cell>
          <table:table-cell office:value-type="string">
            <text:p>SENDING PROPOSALS ARRANGING MEETINGS AND EVENTS COMMUNICATING WITH WORKMATES</text:p>
          </table:table-cell>
          <table:table-cell table:number-columns-repeated="1006"/>
        </table:table-row>
        <table:table-row table:style-name="ro1">
          <table:table-cell office:value-type="string">
            <text:p>DIGITAL TV </text:p>
          </table:table-cell>
          <table:table-cell/>
          <table:table-cell office:value-type="string">
            <text:p>GAMES</text:p>
          </table:table-cell>
          <table:table-cell office:value-type="string">
            <text:p>INTERNET SERVICES</text:p>
          </table:table-cell>
          <table:table-cell office:value-type="string">
            <text:p>BROWSING</text:p>
          </table:table-cell>
          <table:table-cell table:number-columns-repeated="2"/>
          <table:table-cell office:value-type="string">
            <text:p>BROWSING DOWNLOAD MUSIC</text:p>
          </table:table-cell>
          <table:table-cell office:value-type="string">
            <text:p>DECODER TV</text:p>
          </table:table-cell>
          <table:table-cell office:value-type="string">
            <text:p>SMS</text:p>
          </table:table-cell>
          <table:table-cell office:value-type="string">
            <text:p>PHONE CALL</text:p>
          </table:table-cell>
          <table:table-cell office:value-type="string">
            <text:p>GOOGLE</text:p>
          </table:table-cell>
          <table:table-cell office:value-type="string">
            <text:p>SMS</text:p>
          </table:table-cell>
          <table:table-cell/>
          <table:table-cell office:value-type="string">
            <text:p>GOOGLE</text:p>
          </table:table-cell>
          <table:table-cell office:value-type="string">
            <text:p>TWITTER</text:p>
          </table:table-cell>
          <table:table-cell table:number-columns-repeated="1008"/>
        </table:table-row>
        <table:table-row table:style-name="ro1">
          <table:table-cell office:value-type="string">
            <text:p>none</text:p>
          </table:table-cell>
          <table:table-cell/>
          <table:table-cell office:value-type="string">
            <text:p>listening to music and radio</text:p>
          </table:table-cell>
          <table:table-cell office:value-type="string">
            <text:p>for face book</text:p>
          </table:table-cell>
          <table:table-cell table:number-columns-repeated="2" office:value-type="string">
            <text:p>never use the device</text:p>
          </table:table-cell>
          <table:table-cell office:value-type="string">
            <text:p>none</text:p>
          </table:table-cell>
          <table:table-cell office:value-type="string">
            <text:p>for using face book and chat</text:p>
          </table:table-cell>
          <table:table-cell office:value-type="string">
            <text:p>none</text:p>
          </table:table-cell>
          <table:table-cell office:value-type="string">
            <text:p>face book phone call and text message</text:p>
          </table:table-cell>
          <table:table-cell office:value-type="string">
            <text:p>phone call and text message</text:p>
          </table:table-cell>
          <table:table-cell office:value-type="string">
            <text:p>face book</text:p>
          </table:table-cell>
          <table:table-cell table:number-columns-repeated="2" office:value-type="string">
            <text:p>face book phone call and text message</text:p>
          </table:table-cell>
          <table:table-cell office:value-type="string">
            <text:p>none of them</text:p>
          </table:table-cell>
          <table:table-cell office:value-type="string">
            <text:p>you tube sometimes</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research transactions</text:p>
          </table:table-cell>
          <table:table-cell office:value-type="string">
            <text:p>Data entry and personal use</text:p>
          </table:table-cell>
          <table:table-cell office:value-type="string">
            <text:p>play games</text:p>
          </table:table-cell>
          <table:table-cell table:number-columns-repeated="2" office:value-type="string">
            <text:p>N/A</text:p>
          </table:table-cell>
          <table:table-cell table:number-columns-repeated="2"/>
          <table:table-cell office:value-type="string">
            <text:p>FACEBOOK</text:p>
          </table:table-cell>
          <table:table-cell office:value-type="string">
            <text:p>GMAIL</text:p>
          </table:table-cell>
          <table:table-cell office:value-type="string">
            <text:p>WATSSAPP</text:p>
          </table:table-cell>
          <table:table-cell office:value-type="string">
            <text:p>LINKED INN</text:p>
          </table:table-cell>
          <table:table-cell/>
          <table:table-cell office:value-type="string">
            <text:p>YAHOO</text:p>
          </table:table-cell>
          <table:table-cell office:value-type="string">
            <text:p>GOOGLE</text:p>
          </table:table-cell>
          <table:table-cell table:number-columns-repeated="1008"/>
        </table:table-row>
        <table:table-row table:style-name="ro1">
          <table:table-cell table:number-columns-repeated="9"/>
          <table:table-cell table:number-columns-repeated="2" office:value-type="string">
            <text:p>facebook, wattsapp</text:p>
          </table:table-cell>
          <table:table-cell office:value-type="string">
            <text:p>facebook</text:p>
          </table:table-cell>
          <table:table-cell office:value-type="string">
            <text:p>facebook, wattsapp</text:p>
          </table:table-cell>
          <table:table-cell/>
          <table:table-cell office:value-type="string">
            <text:p>N/A</text:p>
          </table:table-cell>
          <table:table-cell office:value-type="string">
            <text:p>GOOGLE</text:p>
          </table:table-cell>
          <table:table-cell table:number-columns-repeated="1008"/>
        </table:table-row>
        <table:table-row table:style-name="ro1">
          <table:table-cell table:number-columns-repeated="2"/>
          <table:table-cell office:value-type="string">
            <text:p>social media platform</text:p>
          </table:table-cell>
          <table:table-cell table:number-columns-repeated="2" office:value-type="string">
            <text:p>watching video clips on YouTube</text:p>
          </table:table-cell>
          <table:table-cell table:number-columns-repeated="2"/>
          <table:table-cell office:value-type="string">
            <text:p>social media platform</text:p>
          </table:table-cell>
          <table:table-cell table:number-columns-repeated="1016"/>
        </table:table-row>
        <table:table-row table:style-name="ro1">
          <table:table-cell table:number-columns-repeated="2"/>
          <table:table-cell office:value-type="string">
            <text:p>games and social media</text:p>
          </table:table-cell>
          <table:table-cell office:value-type="string">
            <text:p>social media</text:p>
          </table:table-cell>
          <table:table-cell office:value-type="string">
            <text:p>games <text:s/>social media watching movies</text:p>
          </table:table-cell>
          <table:table-cell table:number-columns-repeated="2"/>
          <table:table-cell office:value-type="string">
            <text:p>downloading music videos and movies watching videos downloading games</text:p>
          </table:table-cell>
          <table:table-cell table:number-columns-repeated="1016"/>
        </table:table-row>
        <table:table-row table:style-name="ro1">
          <table:table-cell table:number-columns-repeated="2"/>
          <table:table-cell office:value-type="string">
            <text:p>txting</text:p>
          </table:table-cell>
          <table:table-cell office:value-type="string">
            <text:p>playing music</text:p>
          </table:table-cell>
          <table:table-cell office:value-type="string">
            <text:p>watching movies on youtube</text:p>
          </table:table-cell>
          <table:table-cell office:value-type="string">
            <text:p>surfing</text:p>
          </table:table-cell>
          <table:table-cell/>
          <table:table-cell office:value-type="string">
            <text:p>watching music videos downloading movies </text:p>
          </table:table-cell>
          <table:table-cell table:number-columns-repeated="1016"/>
        </table:table-row>
        <table:table-row table:style-name="ro1">
          <table:table-cell table:number-columns-repeated="2"/>
          <table:table-cell office:value-type="string">
            <text:p>talking to family and friends</text:p>
          </table:table-cell>
          <table:table-cell table:number-columns-repeated="1021"/>
        </table:table-row>
        <table:table-row table:style-name="ro1">
          <table:table-cell table:number-columns-repeated="2"/>
          <table:table-cell office:value-type="string">
            <text:p>listening to radio and music,social media browsing ,talking to friends and family.</text:p>
          </table:table-cell>
          <table:table-cell/>
          <table:table-cell office:value-type="string">
            <text:p>watching movies,internet browsing</text:p>
          </table:table-cell>
          <table:table-cell table:number-columns-repeated="4"/>
          <table:table-cell office:value-type="string">
            <text:p>facebook,whatsapp</text:p>
          </table:table-cell>
          <table:table-cell office:value-type="string">
            <text:p>whatsapp</text:p>
          </table:table-cell>
          <table:table-cell table:number-columns-repeated="3" office:value-type="string">
            <text:p>facebook,instagram,twitter,vine,kik</text:p>
          </table:table-cell>
          <table:table-cell office:value-type="string">
            <text:p>facebook,instagram,youtube,vine,kik</text:p>
          </table:table-cell>
          <table:table-cell office:value-type="string">
            <text:p>google +</text:p>
          </table:table-cell>
          <table:table-cell table:number-columns-repeated="1008"/>
        </table:table-row>
        <table:table-row table:style-name="ro1">
          <table:table-cell table:number-columns-repeated="1024"/>
        </table:table-row>
        <table:table-row table:style-name="ro1">
          <table:table-cell office:value-type="string">
            <text:p>n/a</text:p>
          </table:table-cell>
          <table:table-cell/>
          <table:table-cell office:value-type="string">
            <text:p>games music</text:p>
          </table:table-cell>
          <table:table-cell office:value-type="string">
            <text:p>movies <text:s/>music games</text:p>
          </table:table-cell>
          <table:table-cell office:value-type="string">
            <text:p>music</text:p>
          </table:table-cell>
          <table:table-cell table:number-columns-repeated="2" office:value-type="string">
            <text:p>N/A</text:p>
          </table:table-cell>
          <table:table-cell office:value-type="string">
            <text:p>DOWNLOADING MOVIES</text:p>
          </table:table-cell>
          <table:table-cell office:value-type="string">
            <text:p>N/A</text:p>
          </table:table-cell>
          <table:table-cell table:number-columns-repeated="2" office:value-type="string">
            <text:p>FACEBOOK/WATSSAPP</text:p>
          </table:table-cell>
          <table:table-cell office:value-type="string">
            <text:p>FACEBOOK</text:p>
          </table:table-cell>
          <table:table-cell office:value-type="string">
            <text:p>GOOGLE/FACEBOOK</text:p>
          </table:table-cell>
          <table:table-cell/>
          <table:table-cell table:number-columns-repeated="2" office:value-type="string">
            <text:p>GOOGLE</text:p>
          </table:table-cell>
          <table:table-cell table:number-columns-repeated="1008"/>
        </table:table-row>
        <table:table-row table:style-name="ro1">
          <table:table-cell table:number-columns-repeated="2"/>
          <table:table-cell office:value-type="string">
            <text:p>YouTube social media chat</text:p>
          </table:table-cell>
          <table:table-cell office:value-type="string">
            <text:p>movies music</text:p>
          </table:table-cell>
          <table:table-cell office:value-type="string">
            <text:p>games <text:s/>movies</text:p>
          </table:table-cell>
          <table:table-cell office:value-type="string">
            <text:p>games music</text:p>
          </table:table-cell>
          <table:table-cell/>
          <table:table-cell office:value-type="string">
            <text:p>watch movies</text:p>
          </table:table-cell>
          <table:table-cell/>
          <table:table-cell office:value-type="string">
            <text:p>facebook</text:p>
          </table:table-cell>
          <table:table-cell office:value-type="string">
            <text:p>whatsapp</text:p>
          </table:table-cell>
          <table:table-cell office:value-type="string">
            <text:p>N/A</text:p>
          </table:table-cell>
          <table:table-cell office:value-type="string">
            <text:p>Twitter</text:p>
          </table:table-cell>
          <table:table-cell table:number-columns-repeated="2"/>
          <table:table-cell office:value-type="string">
            <text:p>youtube</text:p>
          </table:table-cell>
          <table:table-cell table:number-columns-repeated="1008"/>
        </table:table-row>
        <table:table-row table:style-name="ro1">
          <table:table-cell office:value-type="string">
            <text:p>none</text:p>
          </table:table-cell>
          <table:table-cell/>
          <table:table-cell office:value-type="string">
            <text:p>for text message, listening to the music, chat, playing games,..</text:p>
          </table:table-cell>
          <table:table-cell office:value-type="string">
            <text:p>to use face book and chat, to watch movies and videos,...</text:p>
          </table:table-cell>
          <table:table-cell office:value-type="string">
            <text:p>to watch movies and videos, play games</text:p>
          </table:table-cell>
          <table:table-cell office:value-type="string">
            <text:p>never use the device</text:p>
          </table:table-cell>
          <table:table-cell office:value-type="string">
            <text:p>none</text:p>
          </table:table-cell>
          <table:table-cell office:value-type="string">
            <text:p>to search news, to watch online videos, to use face book and other social medias</text:p>
          </table:table-cell>
          <table:table-cell office:value-type="string">
            <text:p>none</text:p>
          </table:table-cell>
          <table:table-cell office:value-type="string">
            <text:p>viber, whatsapp</text:p>
          </table:table-cell>
          <table:table-cell office:value-type="string">
            <text:p>phone call, viber some times</text:p>
          </table:table-cell>
          <table:table-cell table:number-columns-repeated="3" office:value-type="string">
            <text:p>face book</text:p>
          </table:table-cell>
          <table:table-cell office:value-type="string">
            <text:p>none of them</text:p>
          </table:table-cell>
          <table:table-cell office:value-type="string">
            <text:p>google search</text:p>
          </table:table-cell>
          <table:table-cell table:number-columns-repeated="1008"/>
        </table:table-row>
        <table:table-row table:style-name="ro1">
          <table:table-cell table:number-columns-repeated="2" office:value-type="string">
            <text:p>N/A</text:p>
          </table:table-cell>
          <table:table-cell office:value-type="string">
            <text:p>MUSIC</text:p>
          </table:table-cell>
          <table:table-cell office:value-type="string">
            <text:p>N/A</text:p>
          </table:table-cell>
          <table:table-cell office:value-type="string">
            <text:p>MUSIC MOVIES</text:p>
          </table:table-cell>
          <table:table-cell table:number-columns-repeated="2" office:value-type="string">
            <text:p>N/A</text:p>
          </table:table-cell>
          <table:table-cell office:value-type="string">
            <text:p>MUSIC DOWNLOADING MOVIE DOWNLOADING</text:p>
          </table:table-cell>
          <table:table-cell/>
          <table:table-cell table:number-columns-repeated="2" office:value-type="string">
            <text:p>WHATSAPP</text:p>
          </table:table-cell>
          <table:table-cell office:value-type="string">
            <text:p>WHATSAPP AND FACEBOOK</text:p>
          </table:table-cell>
          <table:table-cell table:number-columns-repeated="2" office:value-type="string">
            <text:p>FACEBOOK</text:p>
          </table:table-cell>
          <table:table-cell/>
          <table:table-cell office:value-type="string">
            <text:p>GOOGLE</text:p>
          </table:table-cell>
          <table:table-cell/>
          <table:table-cell office:value-type="string">
            <text:p>WORD PROCESSOR STATISTICAL ANALYSIS EMAIL</text:p>
          </table:table-cell>
          <table:table-cell table:number-columns-repeated="1006"/>
        </table:table-row>
        <table:table-row table:style-name="ro1">
          <table:table-cell table:number-columns-repeated="2"/>
          <table:table-cell office:value-type="string">
            <text:p>Listening Music and watching videos</text:p>
          </table:table-cell>
          <table:table-cell office:value-type="string">
            <text:p>For watching videos</text:p>
          </table:table-cell>
          <table:table-cell office:value-type="string">
            <text:p>For videos, music and internet</text:p>
          </table:table-cell>
          <table:table-cell office:value-type="string">
            <text:p>_____________</text:p>
          </table:table-cell>
          <table:table-cell office:value-type="string">
            <text:p>__________________</text:p>
          </table:table-cell>
          <table:table-cell office:value-type="string">
            <text:p>for following up new news including newly published movies and music videos and spending several time on social networks.</text:p>
          </table:table-cell>
          <table:table-cell/>
          <table:table-cell office:value-type="string">
            <text:p>facebook</text:p>
          </table:table-cell>
          <table:table-cell office:value-type="string">
            <text:p>facebook and phone</text:p>
          </table:table-cell>
          <table:table-cell office:value-type="string">
            <text:p>facebook</text:p>
          </table:table-cell>
          <table:table-cell office:value-type="string">
            <text:p>facebook and local social networks</text:p>
          </table:table-cell>
          <table:table-cell table:number-columns-repeated="2" office:value-type="string">
            <text:p>facebook</text:p>
          </table:table-cell>
          <table:table-cell office:value-type="string">
            <text:p>wikipedia</text:p>
          </table:table-cell>
          <table:table-cell/>
          <table:table-cell office:value-type="string">
            <text:p>I use almost all services provided by office machines such as scanning, printing and writing.</text:p>
          </table:table-cell>
          <table:table-cell table:number-columns-repeated="1006"/>
        </table:table-row>
        <table:table-row table:style-name="ro1">
          <table:table-cell table:number-columns-repeated="9"/>
          <table:table-cell office:value-type="string">
            <text:p>social media</text:p>
          </table:table-cell>
          <table:table-cell office:value-type="string">
            <text:p>sms</text:p>
          </table:table-cell>
          <table:table-cell table:number-columns-repeated="2" office:value-type="string">
            <text:p>social media</text:p>
          </table:table-cell>
          <table:table-cell/>
          <table:table-cell table:number-columns-repeated="2" office:value-type="string">
            <text:p>social media</text:p>
          </table:table-cell>
          <table:table-cell table:number-columns-repeated="1008"/>
        </table:table-row>
        <table:table-row table:style-name="ro1">
          <table:table-cell table:number-columns-repeated="1024"/>
        </table:table-row>
        <table:table-row table:style-name="ro1">
          <table:table-cell table:number-columns-repeated="9"/>
          <table:table-cell office:value-type="string">
            <text:p>facebook</text:p>
          </table:table-cell>
          <table:table-cell office:value-type="string">
            <text:p>sms</text:p>
          </table:table-cell>
          <table:table-cell office:value-type="string">
            <text:p>facebook</text:p>
          </table:table-cell>
          <table:table-cell table:number-columns-repeated="4" office:value-type="string">
            <text:p>social network</text:p>
          </table:table-cell>
          <table:table-cell/>
          <table:table-cell office:value-type="string">
            <text:p>download books and notes</text:p>
          </table:table-cell>
          <table:table-cell table:number-columns-repeated="1006"/>
        </table:table-row>
        <table:table-row table:style-name="ro1">
          <table:table-cell table:number-columns-repeated="9"/>
          <table:table-cell office:value-type="string">
            <text:p>facebook</text:p>
          </table:table-cell>
          <table:table-cell office:value-type="string">
            <text:p>sms</text:p>
          </table:table-cell>
          <table:table-cell table:number-columns-repeated="2" office:value-type="string">
            <text:p>facebook</text:p>
          </table:table-cell>
          <table:table-cell/>
          <table:table-cell table:number-columns-repeated="2" office:value-type="string">
            <text:p>social media</text:p>
          </table:table-cell>
          <table:table-cell/>
          <table:table-cell office:value-type="string">
            <text:p>taking photos and advertise items on social media</text:p>
          </table:table-cell>
          <table:table-cell table:number-columns-repeated="1006"/>
        </table:table-row>
        <table:table-row table:style-name="ro1">
          <table:table-cell office:value-type="string">
            <text:p>none</text:p>
          </table:table-cell>
          <table:table-cell/>
          <table:table-cell office:value-type="string">
            <text:p>for chatting, talking purposes like IMO</text:p>
          </table:table-cell>
          <table:table-cell office:value-type="string">
            <text:p>for watching movies and videos, and also for chatting purposes</text:p>
          </table:table-cell>
          <table:table-cell office:value-type="string">
            <text:p>chatting using social networks, watching videos and movies, and taking friends through face to face taking friends network like skypee</text:p>
          </table:table-cell>
          <table:table-cell office:value-type="string">
            <text:p>for listening music, playing games and also watching movies</text:p>
          </table:table-cell>
          <table:table-cell office:value-type="string">
            <text:p>none</text:p>
          </table:table-cell>
          <table:table-cell office:value-type="string">
            <text:p>for watching you tube videos, reading books, sharing ideas</text:p>
          </table:table-cell>
          <table:table-cell office:value-type="string">
            <text:p>none</text:p>
          </table:table-cell>
          <table:table-cell office:value-type="string">
            <text:p>facebook</text:p>
          </table:table-cell>
          <table:table-cell office:value-type="string">
            <text:p>vibe,phone callr</text:p>
          </table:table-cell>
          <table:table-cell office:value-type="string">
            <text:p>facebook and what's up</text:p>
          </table:table-cell>
          <table:table-cell table:number-columns-repeated="2" office:value-type="string">
            <text:p>facebook and viber</text:p>
          </table:table-cell>
          <table:table-cell office:value-type="string">
            <text:p>you tube</text:p>
          </table:table-cell>
          <table:table-cell office:value-type="string">
            <text:p>Wikipedia</text:p>
          </table:table-cell>
          <table:table-cell table:number-columns-repeated="1008"/>
        </table:table-row>
        <table:table-row table:style-name="ro1">
          <table:table-cell table:number-columns-repeated="2"/>
          <table:table-cell office:value-type="string">
            <text:p>music and videos</text:p>
          </table:table-cell>
          <table:table-cell office:value-type="string">
            <text:p>Music and videos</text:p>
          </table:table-cell>
          <table:table-cell office:value-type="string">
            <text:p>movies, music and internet</text:p>
          </table:table-cell>
          <table:table-cell office:value-type="string">
            <text:p>internet, music and videos</text:p>
          </table:table-cell>
          <table:table-cell office:value-type="string">
            <text:p>____</text:p>
          </table:table-cell>
          <table:table-cell table:number-columns-repeated="2"/>
          <table:table-cell office:value-type="string">
            <text:p>facebook</text:p>
          </table:table-cell>
          <table:table-cell office:value-type="string">
            <text:p>phone and facebook</text:p>
          </table:table-cell>
          <table:table-cell table:number-columns-repeated="3" office:value-type="string">
            <text:p>facebook</text:p>
          </table:table-cell>
          <table:table-cell office:value-type="string">
            <text:p>___</text:p>
          </table:table-cell>
          <table:table-cell office:value-type="string">
            <text:p>wikipedia and ask.com</text:p>
          </table:table-cell>
          <table:table-cell table:number-columns-repeated="1008"/>
        </table:table-row>
        <table:table-row table:style-name="ro1">
          <table:table-cell office:value-type="string">
            <text:p>Modem, headphone and Flash disc</text:p>
          </table:table-cell>
          <table:table-cell/>
          <table:table-cell office:value-type="string">
            <text:p>looking for photos, listening to musics, <text:s/>chatting with friends and sharing with them interesting news or any other things, sharing films and so on.</text:p>
          </table:table-cell>
          <table:table-cell table:number-columns-repeated="2" office:value-type="string">
            <text:p>Playing musics, watching films and videos, <text:s/>playing games, chatting with my friends and sharing photos</text:p>
          </table:table-cell>
          <table:table-cell office:value-type="string">
            <text:p>Photos and films and sports</text:p>
          </table:table-cell>
          <table:table-cell office:value-type="string">
            <text:p>camera for photos and videos</text:p>
          </table:table-cell>
          <table:table-cell office:value-type="string">
            <text:p>I use it when downloading musics on YouTube, chatting with friends, viewing photos and other interesting or fun things and watching films and sports on the internet</text:p>
          </table:table-cell>
          <table:table-cell/>
          <table:table-cell office:value-type="string">
            <text:p>Face book and WhatsApp</text:p>
          </table:table-cell>
          <table:table-cell office:value-type="string">
            <text:p>SmartPhone</text:p>
          </table:table-cell>
          <table:table-cell office:value-type="string">
            <text:p>Google+ and Twitter</text:p>
          </table:table-cell>
          <table:table-cell table:number-columns-repeated="2" office:value-type="string">
            <text:p>Face book and WhatsApp</text:p>
          </table:table-cell>
          <table:table-cell office:value-type="string">
            <text:p>YouTube</text:p>
          </table:table-cell>
          <table:table-cell office:value-type="string">
            <text:p>Google search</text:p>
          </table:table-cell>
          <table:table-cell table:number-columns-repeated="1008"/>
        </table:table-row>
        <table:table-row table:style-name="ro1">
          <table:table-cell office:value-type="string">
            <text:p>Digital camera</text:p>
          </table:table-cell>
          <table:table-cell/>
          <table:table-cell office:value-type="string">
            <text:p>chat with others, <text:s/>photos and videos by using face book and whats App, <text:s/>calls and messages, and listening to musics.</text:p>
          </table:table-cell>
          <table:table-cell office:value-type="string">
            <text:p>used for internet chatting emails, Facebook, messenger and, downloading movies and Films,</text:p>
          </table:table-cell>
          <table:table-cell office:value-type="string">
            <text:p>used for internet chatting emails, Facebook, messenger and, downloading movies and Films, <text:s/>looking at photos and others.</text:p>
          </table:table-cell>
          <table:table-cell table:number-columns-repeated="2"/>
          <table:table-cell office:value-type="string">
            <text:p>I use when making conversations with my friends who are far, downloading musics and photos and other things that can interest me.</text:p>
          </table:table-cell>
          <table:table-cell office:value-type="string">
            <text:p>Nothing to add</text:p>
          </table:table-cell>
          <table:table-cell office:value-type="string">
            <text:p>WhatsAPP, Facebook</text:p>
          </table:table-cell>
          <table:table-cell office:value-type="string">
            <text:p>Phone calling, and whats App</text:p>
          </table:table-cell>
          <table:table-cell office:value-type="string">
            <text:p>Google+</text:p>
          </table:table-cell>
          <table:table-cell table:number-columns-repeated="2" office:value-type="string">
            <text:p>Facebook, yahoo email</text:p>
          </table:table-cell>
          <table:table-cell/>
          <table:table-cell office:value-type="string">
            <text:p>Google when downloading books</text:p>
          </table:table-cell>
          <table:table-cell table:number-columns-repeated="1008"/>
        </table:table-row>
        <table:table-row table:style-name="ro1">
          <table:table-cell table:number-columns-repeated="2"/>
          <table:table-cell office:value-type="string">
            <text:p>for chatting and taking pictures</text:p>
          </table:table-cell>
          <table:table-cell office:value-type="string">
            <text:p>playing games</text:p>
          </table:table-cell>
          <table:table-cell office:value-type="string">
            <text:p>watching movies</text:p>
          </table:table-cell>
          <table:table-cell table:number-columns-repeated="2"/>
          <table:table-cell office:value-type="string">
            <text:p>searching for news and chatting with friends</text:p>
          </table:table-cell>
          <table:table-cell/>
          <table:table-cell office:value-type="string">
            <text:p>Phone or computer on whats App and facebook</text:p>
          </table:table-cell>
          <table:table-cell office:value-type="string">
            <text:p>Phone</text:p>
          </table:table-cell>
          <table:table-cell office:value-type="string">
            <text:p>LinkedIn, google+</text:p>
          </table:table-cell>
          <table:table-cell table:number-columns-repeated="2" office:value-type="string">
            <text:p>phone+ laptop</text:p>
          </table:table-cell>
          <table:table-cell office:value-type="string">
            <text:p>laptop</text:p>
          </table:table-cell>
          <table:table-cell office:value-type="string">
            <text:p>computer on google</text:p>
          </table:table-cell>
          <table:table-cell/>
          <table:table-cell office:value-type="string">
            <text:p>communicating with others at work using mobile phone or using laptop , whatsApp, and emails and sms</text:p>
          </table:table-cell>
          <table:table-cell table:number-columns-repeated="1006"/>
        </table:table-row>
        <table:table-row table:style-name="ro1">
          <table:table-cell/>
          <table:table-cell office:value-type="string">
            <text:p>This participant is <text:s/>a student when i had been interviewing about what devices she has access to and where she uses them she told me that she doesn't use them often because <text:s/>they are not hers, so she told me that she uses mobile phone sometimes if her sister rends to her and for computers she uses them when they are at school and it is sometimes when they have computer studies.</text:p>
          </table:table-cell>
          <table:table-cell office:value-type="string">
            <text:p>sometimes i uses it when calling my friends and chatting with them on face book</text:p>
          </table:table-cell>
          <table:table-cell office:value-type="string">
            <text:p>i use when viewing photos and sometimes for musics</text:p>
          </table:table-cell>
          <table:table-cell office:value-type="string">
            <text:p>never</text:p>
          </table:table-cell>
          <table:table-cell table:number-columns-repeated="2"/>
          <table:table-cell office:value-type="string">
            <text:p>i use social medias for musics and chats</text:p>
          </table:table-cell>
          <table:table-cell/>
          <table:table-cell office:value-type="string">
            <text:p>phone and face book</text:p>
          </table:table-cell>
          <table:table-cell table:number-columns-repeated="2" office:value-type="string">
            <text:p>phone</text:p>
          </table:table-cell>
          <table:table-cell table:number-columns-repeated="2" office:value-type="string">
            <text:p>face book</text:p>
          </table:table-cell>
          <table:table-cell office:value-type="string">
            <text:p>copmuter</text:p>
          </table:table-cell>
          <table:table-cell office:value-type="string">
            <text:p>computer, google</text:p>
          </table:table-cell>
          <table:table-cell table:number-columns-repeated="1008"/>
        </table:table-row>
        <table:table-row table:style-name="ro1">
          <table:table-cell office:value-type="string">
            <text:p>none</text:p>
          </table:table-cell>
          <table:table-cell/>
          <table:table-cell office:value-type="string">
            <text:p>playing games, listening to sport news, listening to music and other spiritual audios</text:p>
          </table:table-cell>
          <table:table-cell office:value-type="string">
            <text:p>to use internet for face book, to watch music clips and music</text:p>
          </table:table-cell>
          <table:table-cell table:number-columns-repeated="2" office:value-type="string">
            <text:p>never use the device</text:p>
          </table:table-cell>
          <table:table-cell office:value-type="string">
            <text:p>none</text:p>
          </table:table-cell>
          <table:table-cell office:value-type="string">
            <text:p>to watch music clips online, to use face book and social media, to search sport news and updates as to the players</text:p>
          </table:table-cell>
          <table:table-cell office:value-type="string">
            <text:p>none</text:p>
          </table:table-cell>
          <table:table-cell office:value-type="string">
            <text:p>face book, viber and sms text</text:p>
          </table:table-cell>
          <table:table-cell office:value-type="string">
            <text:p>phone call, viber</text:p>
          </table:table-cell>
          <table:table-cell table:number-columns-repeated="3" office:value-type="string">
            <text:p>face book</text:p>
          </table:table-cell>
          <table:table-cell office:value-type="string">
            <text:p>none of them</text:p>
          </table:table-cell>
          <table:table-cell office:value-type="string">
            <text:p>wikipedia</text:p>
          </table:table-cell>
          <table:table-cell table:number-columns-repeated="1008"/>
        </table:table-row>
        <table:table-row table:style-name="ro1">
          <table:table-cell office:value-type="string">
            <text:p>none</text:p>
          </table:table-cell>
          <table:table-cell/>
          <table:table-cell office:value-type="string">
            <text:p>listening to music taking photos chatting with friends</text:p>
          </table:table-cell>
          <table:table-cell office:value-type="string">
            <text:p>watching movies listening to music</text:p>
          </table:table-cell>
          <table:table-cell table:number-columns-repeated="2" office:value-type="string">
            <text:p>N/A</text:p>
          </table:table-cell>
          <table:table-cell office:value-type="string">
            <text:p>WATCHING MUSIC DVD-LISTENING TO MUSIC </text:p>
          </table:table-cell>
          <table:table-cell office:value-type="string">
            <text:p>DOWNLOADING MUSIC AND FUNNY CLIPS STREAMING LIVE MATCHES LISTENING TO MUSIC VIA YOUTUBE CONNECTING WITH FRIENDS VIA FACEBOOK</text:p>
          </table:table-cell>
          <table:table-cell office:value-type="string">
            <text:p>NONE</text:p>
          </table:table-cell>
          <table:table-cell table:number-columns-repeated="2" office:value-type="string">
            <text:p>FACEBOOK</text:p>
          </table:table-cell>
          <table:table-cell office:value-type="string">
            <text:p>NONE</text:p>
          </table:table-cell>
          <table:table-cell table:number-columns-repeated="4" office:value-type="string">
            <text:p>FACEBOOK</text:p>
          </table:table-cell>
          <table:table-cell/>
          <table:table-cell office:value-type="string">
            <text:p>CALLING MY CO-WORKERS SENDING WAGES VIA PHONE</text:p>
          </table:table-cell>
          <table:table-cell table:number-columns-repeated="1006"/>
        </table:table-row>
        <table:table-row table:style-name="ro1">
          <table:table-cell office:value-type="string">
            <text:p>pds</text:p>
          </table:table-cell>
          <table:table-cell/>
          <table:table-cell office:value-type="string">
            <text:p>listening to music downloading movies connecting with friends</text:p>
          </table:table-cell>
          <table:table-cell office:value-type="string">
            <text:p>watching movies</text:p>
          </table:table-cell>
          <table:table-cell office:value-type="string">
            <text:p>chatting with friends playing games listening to music downloading videos</text:p>
          </table:table-cell>
          <table:table-cell office:value-type="string">
            <text:p>listening to music accessing social platform playing games</text:p>
          </table:table-cell>
          <table:table-cell office:value-type="string">
            <text:p>PDS-playing games</text:p>
          </table:table-cell>
          <table:table-cell/>
          <table:table-cell office:value-type="string">
            <text:p>none</text:p>
          </table:table-cell>
          <table:table-cell table:number-columns-repeated="2" office:value-type="string">
            <text:p>facebook</text:p>
          </table:table-cell>
          <table:table-cell office:value-type="string">
            <text:p>google +</text:p>
          </table:table-cell>
          <table:table-cell office:value-type="string">
            <text:p>linkedin</text:p>
          </table:table-cell>
          <table:table-cell office:value-type="string">
            <text:p>blogs</text:p>
          </table:table-cell>
          <table:table-cell/>
          <table:table-cell office:value-type="string">
            <text:p>blogs</text:p>
          </table:table-cell>
          <table:table-cell/>
          <table:table-cell office:value-type="string">
            <text:p>to connect with clients tablets to scedule connect with clients keeping track of his work</text:p>
          </table:table-cell>
          <table:table-cell table:number-columns-repeated="1006"/>
        </table:table-row>
        <table:table-row table:style-name="ro1">
          <table:table-cell table:number-columns-repeated="2"/>
          <table:table-cell office:value-type="string">
            <text:p>LISTENING TO MUSIC <text:s/>WATCHING VIDEOS DOWNLOADING MUSIC DOWNLOADING GAMES</text:p>
          </table:table-cell>
          <table:table-cell office:value-type="string">
            <text:p>DOWNLOADING MUSIC</text:p>
          </table:table-cell>
          <table:table-cell office:value-type="string">
            <text:p>DOWNLOADING PHOTOS CHATTING WITH FRIENDS PLAYING GAMES</text:p>
          </table:table-cell>
          <table:table-cell office:value-type="string">
            <text:p>LISTENING TO MUSIC</text:p>
          </table:table-cell>
          <table:table-cell/>
          <table:table-cell office:value-type="string">
            <text:p>CHARTING WITH FRIENDS MARKETING SONGS SHARING OPINIONS AND IDEAS</text:p>
          </table:table-cell>
          <table:table-cell/>
          <table:table-cell office:value-type="string">
            <text:p>FACEBOOK</text:p>
          </table:table-cell>
          <table:table-cell office:value-type="string">
            <text:p>PHONE CALLS</text:p>
          </table:table-cell>
          <table:table-cell office:value-type="string">
            <text:p>N/A</text:p>
          </table:table-cell>
          <table:table-cell office:value-type="string">
            <text:p>SMS</text:p>
          </table:table-cell>
          <table:table-cell/>
          <table:table-cell table:number-columns-repeated="2" office:value-type="string">
            <text:p>FACEBOOK</text:p>
          </table:table-cell>
          <table:table-cell table:number-columns-repeated="1008"/>
        </table:table-row>
        <table:table-row table:style-name="ro1">
          <table:table-cell table:number-columns-repeated="2"/>
          <table:table-cell office:value-type="string">
            <text:p>downloading music playing music listening to radio</text:p>
          </table:table-cell>
          <table:table-cell office:value-type="string">
            <text:p>watching movies and videos</text:p>
          </table:table-cell>
          <table:table-cell table:number-columns-repeated="2"/>
          <table:table-cell office:value-type="string">
            <text:p>decoder-watching programs</text:p>
          </table:table-cell>
          <table:table-cell table:number-columns-repeated="2"/>
          <table:table-cell office:value-type="string">
            <text:p>facebook</text:p>
          </table:table-cell>
          <table:table-cell office:value-type="string">
            <text:p>calls/sms</text:p>
          </table:table-cell>
          <table:table-cell office:value-type="string">
            <text:p>facebook</text:p>
          </table:table-cell>
          <table:table-cell office:value-type="string">
            <text:p>whatsapp</text:p>
          </table:table-cell>
          <table:table-cell/>
          <table:table-cell office:value-type="string">
            <text:p>facebook</text:p>
          </table:table-cell>
          <table:table-cell office:value-type="string">
            <text:p>whatssapp</text:p>
          </table:table-cell>
          <table:table-cell table:number-columns-repeated="1008"/>
        </table:table-row>
        <table:table-row table:style-name="ro1">
          <table:table-cell table:number-columns-repeated="2"/>
          <table:table-cell office:value-type="string">
            <text:p>searching artists/writers playing games</text:p>
          </table:table-cell>
          <table:table-cell table:number-columns-repeated="3" office:value-type="string">
            <text:p>N/A</text:p>
          </table:table-cell>
          <table:table-cell office:value-type="string">
            <text:p>RADIO-LISTENING TO MUSIC TV -WATCHING COMEDIES</text:p>
          </table:table-cell>
          <table:table-cell office:value-type="string">
            <text:p>GOOGLE SEARCH FOR BEST CELEBRITIES/WRITERS READING-VOCABULARIES</text:p>
          </table:table-cell>
          <table:table-cell office:value-type="string">
            <text:p>E-NEWS PAPER E-BOOK SHARING POEMS</text:p>
          </table:table-cell>
          <table:table-cell office:value-type="string">
            <text:p>MOBILE PHONE/SMS</text:p>
          </table:table-cell>
          <table:table-cell table:number-columns-repeated="3" office:value-type="string">
            <text:p>SMS</text:p>
          </table:table-cell>
          <table:table-cell/>
          <table:table-cell office:value-type="string">
            <text:p>SMS</text:p>
          </table:table-cell>
          <table:table-cell table:number-columns-repeated="2"/>
          <table:table-cell office:value-type="string">
            <text:p>SEEKING JOBS COMMUNICATING WITH CO-WORKERS MOBILE MONEY TRANSFER</text:p>
          </table:table-cell>
          <table:table-cell table:number-columns-repeated="1006"/>
        </table:table-row>
        <table:table-row table:style-name="ro1">
          <table:table-cell office:value-type="string">
            <text:p>editing application </text:p>
          </table:table-cell>
          <table:table-cell/>
          <table:table-cell office:value-type="string">
            <text:p>facebook listening to music downloading music</text:p>
          </table:table-cell>
          <table:table-cell table:number-columns-repeated="3" office:value-type="string">
            <text:p>N/A</text:p>
          </table:table-cell>
          <table:table-cell office:value-type="string">
            <text:p>LISTENING TO MUSIC WATCHING VIDEOS LISTENING TO NEWS</text:p>
          </table:table-cell>
          <table:table-cell office:value-type="string">
            <text:p>SOCIAL MEDIA COMMUNICATE TO FRIENDS DOWNLOADING MUSIC,VIDEOS AND MOVIES</text:p>
          </table:table-cell>
          <table:table-cell office:value-type="string">
            <text:p>N/A</text:p>
          </table:table-cell>
          <table:table-cell table:number-columns-repeated="2" office:value-type="string">
            <text:p>SMS</text:p>
          </table:table-cell>
          <table:table-cell office:value-type="string">
            <text:p>FACEBOOK</text:p>
          </table:table-cell>
          <table:table-cell office:value-type="string">
            <text:p>SMS</text:p>
          </table:table-cell>
          <table:table-cell/>
          <table:table-cell office:value-type="string">
            <text:p>RECORDER</text:p>
          </table:table-cell>
          <table:table-cell office:value-type="string">
            <text:p>GOOGLE</text:p>
          </table:table-cell>
          <table:table-cell table:number-columns-repeated="1008"/>
        </table:table-row>
        <table:table-row table:style-name="ro1">
          <table:table-cell office:value-type="string">
            <text:p>N/A</text:p>
          </table:table-cell>
          <table:table-cell/>
          <table:table-cell office:value-type="string">
            <text:p>chatting with friends</text:p>
          </table:table-cell>
          <table:table-cell table:number-columns-repeated="3" office:value-type="string">
            <text:p>N/A</text:p>
          </table:table-cell>
          <table:table-cell office:value-type="string">
            <text:p>TV-watching programs RADIO- listening to music</text:p>
          </table:table-cell>
          <table:table-cell office:value-type="string">
            <text:p>social sites chating Google search</text:p>
          </table:table-cell>
          <table:table-cell/>
          <table:table-cell office:value-type="string">
            <text:p>facebook</text:p>
          </table:table-cell>
          <table:table-cell office:value-type="string">
            <text:p>N/A</text:p>
          </table:table-cell>
          <table:table-cell table:number-columns-repeated="2" office:value-type="string">
            <text:p>facebook</text:p>
          </table:table-cell>
          <table:table-cell/>
          <table:table-cell office:value-type="string">
            <text:p>facebook/sms</text:p>
          </table:table-cell>
          <table:table-cell office:value-type="string">
            <text:p>google</text:p>
          </table:table-cell>
          <table:table-cell/>
          <table:table-cell office:value-type="string">
            <text:p>marketing my products getting feedback from potential clients</text:p>
          </table:table-cell>
          <table:table-cell table:number-columns-repeated="1006"/>
        </table:table-row>
        <table:table-row table:style-name="ro1">
          <table:table-cell office:value-type="string">
            <text:p>i dont know</text:p>
          </table:table-cell>
          <table:table-cell office:value-type="string">
            <text:p>the participant is currently studying and so she has limited access to these devices especially mobile phone</text:p>
          </table:table-cell>
          <table:table-cell table:number-columns-repeated="14"/>
          <table:table-cell office:value-type="string">
            <text:p>the participant is currently at school even though she has access to basic mobile phone. Her parents allows her to use it wiht extrmely limted access and for special reasons. She finds it very hard to use the device she has access to which in our case is basic mobile phone for purpose such as fun except for assigned purpose from her parents.</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for talking, sms texting and listening to radio</text:p>
          </table:table-cell>
          <table:table-cell office:value-type="string">
            <text:p>N/A</text:p>
          </table:table-cell>
          <table:table-cell office:value-type="string">
            <text:p>watching movies/playing games(very few times)</text:p>
          </table:table-cell>
          <table:table-cell office:value-type="string">
            <text:p>N/A</text:p>
          </table:table-cell>
          <table:table-cell office:value-type="string">
            <text:p>handheld/portable radio. I use it for listening to music</text:p>
          </table:table-cell>
          <table:table-cell office:value-type="string">
            <text:p>N/A</text:p>
          </table:table-cell>
          <table:table-cell table:number-columns-repeated="3" office:value-type="string">
            <text:p>i dont know</text:p>
          </table:table-cell>
          <table:table-cell office:value-type="string">
            <text:p>N/A</text:p>
          </table:table-cell>
          <table:table-cell table:number-columns-repeated="4" office:value-type="string">
            <text:p>i dont know</text:p>
          </table:table-cell>
          <table:table-cell office:value-type="string">
            <text:p>nothing to add</text:p>
          </table:table-cell>
          <table:table-cell table:number-columns-repeated="1007"/>
        </table:table-row>
        <table:table-row table:style-name="ro1">
          <table:table-cell office:value-type="string">
            <text:p>i can access agricultural news and business news say on a particular product promotion</text:p>
          </table:table-cell>
          <table:table-cell office:value-type="string">
            <text:p>nothing to add</text:p>
          </table:table-cell>
          <table:table-cell office:value-type="string">
            <text:p>chating through social networks, sms texting,music downloading,taking selfies,listening to audio and so many entertaining uses</text:p>
          </table:table-cell>
          <table:table-cell office:value-type="string">
            <text:p>N/A</text:p>
          </table:table-cell>
          <table:table-cell office:value-type="string">
            <text:p>chating through social networks, listening to music,watching movies,youtubes,downloading bot videos and audios and the many other entertaining things</text:p>
          </table:table-cell>
          <table:table-cell office:value-type="string">
            <text:p>N/A</text:p>
          </table:table-cell>
          <table:table-cell office:value-type="string">
            <text:p>i use head phones for listening to music</text:p>
          </table:table-cell>
          <table:table-cell office:value-type="string">
            <text:p>for downloading and connecting with friends example through social medias</text:p>
          </table:table-cell>
          <table:table-cell office:value-type="string">
            <text:p>i dont know</text:p>
          </table:table-cell>
          <table:table-cell office:value-type="string">
            <text:p>whatsapp</text:p>
          </table:table-cell>
          <table:table-cell office:value-type="string">
            <text:p>phone calls</text:p>
          </table:table-cell>
          <table:table-cell office:value-type="string">
            <text:p>facebook</text:p>
          </table:table-cell>
          <table:table-cell table:number-columns-repeated="2" office:value-type="string">
            <text:p>whatsapp</text:p>
          </table:table-cell>
          <table:table-cell office:value-type="string">
            <text:p>i dont know</text:p>
          </table:table-cell>
          <table:table-cell office:value-type="string">
            <text:p>facebook</text:p>
          </table:table-cell>
          <table:table-cell office:value-type="string">
            <text:p>nothing to add</text:p>
          </table:table-cell>
          <table:table-cell office:value-type="string">
            <text:p>plan my daily activities at work, communicating with my coworkers,bosses and supervisors. communicating with company's clients</text:p>
          </table:table-cell>
          <table:table-cell table:number-columns-repeated="1006"/>
        </table:table-row>
        <table:table-row table:style-name="ro1">
          <table:table-cell office:value-type="string">
            <text:p>N/A</text:p>
          </table:table-cell>
          <table:table-cell office:value-type="string">
            <text:p>THE RESPONDENT HAS NO ACCESS TO THE INTERNET COMPLETLY</text:p>
          </table:table-cell>
          <table:table-cell office:value-type="string">
            <text:p>LISTENING TO MUSIC</text:p>
          </table:table-cell>
          <table:table-cell table:number-columns-repeated="3" office:value-type="string">
            <text:p>N/A</text:p>
          </table:table-cell>
          <table:table-cell office:value-type="string">
            <text:p>TV- WATCHING PROGRAMES</text:p>
          </table:table-cell>
          <table:table-cell office:value-type="string">
            <text:p>N/A</text:p>
          </table:table-cell>
          <table:table-cell office:value-type="string">
            <text:p>TV DVD</text:p>
          </table:table-cell>
          <table:table-cell table:number-columns-repeated="2" office:value-type="string">
            <text:p>SMS</text:p>
          </table:table-cell>
          <table:table-cell table:number-columns-repeated="5" office:value-type="string">
            <text:p>N/A</text:p>
          </table:table-cell>
          <table:table-cell/>
          <table:table-cell office:value-type="string">
            <text:p>PHONE-to call clients when i need to sell my products placing orders</text:p>
          </table:table-cell>
          <table:table-cell table:number-columns-repeated="1006"/>
        </table:table-row>
        <table:table-row table:style-name="ro1">
          <table:table-cell office:value-type="string">
            <text:p>Flash disc</text:p>
          </table:table-cell>
          <table:table-cell/>
          <table:table-cell office:value-type="string">
            <text:p>i use when calling my colleagues, sharing <text:s/>photos, videos and musics</text:p>
          </table:table-cell>
          <table:table-cell office:value-type="string">
            <text:p>Playing games and films, musics and other interesting things for fun.</text:p>
          </table:table-cell>
          <table:table-cell office:value-type="string">
            <text:p>the same as computer, i use laptop when playing games, musics and films.</text:p>
          </table:table-cell>
          <table:table-cell table:number-columns-repeated="2"/>
          <table:table-cell office:value-type="string">
            <text:p>I use them when chatting with friends on Facebook, Skype and other social medias, i also use it when downloading musics and other interesting things like photos and so on.</text:p>
          </table:table-cell>
          <table:table-cell/>
          <table:table-cell office:value-type="string">
            <text:p>Facebook</text:p>
          </table:table-cell>
          <table:table-cell office:value-type="string">
            <text:p>calling using Mobile Phone</text:p>
          </table:table-cell>
          <table:table-cell office:value-type="string">
            <text:p>Linkedin</text:p>
          </table:table-cell>
          <table:table-cell office:value-type="string">
            <text:p>Facebook</text:p>
          </table:table-cell>
          <table:table-cell office:value-type="string">
            <text:p>Linkedin</text:p>
          </table:table-cell>
          <table:table-cell office:value-type="string">
            <text:p>YouTube</text:p>
          </table:table-cell>
          <table:table-cell office:value-type="string">
            <text:p>google</text:p>
          </table:table-cell>
          <table:table-cell table:number-columns-repeated="1008"/>
        </table:table-row>
        <table:table-row table:style-name="ro1">
          <table:table-cell table:number-columns-repeated="2"/>
          <table:table-cell office:value-type="string">
            <text:p>I use my mobile for fun chatting with friends playing musics and taking photos and so on</text:p>
          </table:table-cell>
          <table:table-cell table:number-columns-repeated="2" office:value-type="string">
            <text:p>Watching films and music videos</text:p>
          </table:table-cell>
          <table:table-cell/>
          <table:table-cell office:value-type="string">
            <text:p>Digital camera taking photos and looking at them</text:p>
          </table:table-cell>
          <table:table-cell office:value-type="string">
            <text:p>Downloading musics and watching them and chat with friends</text:p>
          </table:table-cell>
          <table:table-cell/>
          <table:table-cell office:value-type="string">
            <text:p>Whats App, Facebook ( mobile Phone)</text:p>
          </table:table-cell>
          <table:table-cell office:value-type="string">
            <text:p>Calling</text:p>
          </table:table-cell>
          <table:table-cell office:value-type="string">
            <text:p>whatsApp</text:p>
          </table:table-cell>
          <table:table-cell office:value-type="string">
            <text:p>Facebook</text:p>
          </table:table-cell>
          <table:table-cell table:number-columns-repeated="2" office:value-type="string">
            <text:p>facebook</text:p>
          </table:table-cell>
          <table:table-cell office:value-type="string">
            <text:p>google</text:p>
          </table:table-cell>
          <table:table-cell table:number-columns-repeated="1008"/>
        </table:table-row>
        <table:table-row table:style-name="ro1">
          <table:table-cell table:number-columns-repeated="2"/>
          <table:table-cell office:value-type="string">
            <text:p>Making conversations with my friends through calls and messages, sharing videos and musics and taking photos</text:p>
          </table:table-cell>
          <table:table-cell office:value-type="string">
            <text:p>Facebook chat, films,musics, <text:s/>and photos</text:p>
          </table:table-cell>
          <table:table-cell office:value-type="string">
            <text:p>The same as desktop computer</text:p>
          </table:table-cell>
          <table:table-cell table:number-columns-repeated="2"/>
          <table:table-cell office:value-type="string">
            <text:p>I use it in sending and receiving emails from my friends and chatting with them on Facebook but not often because i don't <text:s/>have enough access to the internet i use it when i have gone to the internet cafe.</text:p>
          </table:table-cell>
          <table:table-cell/>
          <table:table-cell office:value-type="string">
            <text:p>Phone and Facebook</text:p>
          </table:table-cell>
          <table:table-cell office:value-type="string">
            <text:p>phone</text:p>
          </table:table-cell>
          <table:table-cell office:value-type="string">
            <text:p>phone/ facebook</text:p>
          </table:table-cell>
          <table:table-cell table:number-columns-repeated="2" office:value-type="string">
            <text:p>facebook</text:p>
          </table:table-cell>
          <table:table-cell office:value-type="string">
            <text:p>computer</text:p>
          </table:table-cell>
          <table:table-cell office:value-type="string">
            <text:p>computer/google</text:p>
          </table:table-cell>
          <table:table-cell table:number-columns-repeated="1008"/>
        </table:table-row>
        <table:table-row table:style-name="ro1">
          <table:table-cell office:value-type="string">
            <text:p>No other devices</text:p>
          </table:table-cell>
          <table:table-cell/>
          <table:table-cell office:value-type="string">
            <text:p>I use my phone to call my colleagues <text:s/>and share information</text:p>
          </table:table-cell>
          <table:table-cell table:number-columns-repeated="2" office:value-type="string">
            <text:p>I don't have access to them</text:p>
          </table:table-cell>
          <table:table-cell office:value-type="string">
            <text:p>I don't know</text:p>
          </table:table-cell>
          <table:table-cell/>
          <table:table-cell office:value-type="string">
            <text:p>i don't have access to <text:s/>internet and i don't even know how to use it</text:p>
          </table:table-cell>
          <table:table-cell/>
          <table:table-cell table:number-columns-repeated="5" office:value-type="string">
            <text:p>Mobile phone</text:p>
          </table:table-cell>
          <table:table-cell/>
          <table:table-cell office:value-type="string">
            <text:p>Mobile phone</text:p>
          </table:table-cell>
          <table:table-cell table:number-columns-repeated="1008"/>
        </table:table-row>
        <table:table-row table:style-name="ro1">
          <table:table-cell table:number-columns-repeated="2"/>
          <table:table-cell office:value-type="string">
            <text:p>chatting,social media browsing, listening to music,downloading music ,news updates searching</text:p>
          </table:table-cell>
          <table:table-cell/>
          <table:table-cell office:value-type="string">
            <text:p>playing games,watching movies and series.listening to music,downloading music ,news updates searching</text:p>
          </table:table-cell>
          <table:table-cell table:number-columns-repeated="4"/>
          <table:table-cell office:value-type="string">
            <text:p>facebook</text:p>
          </table:table-cell>
          <table:table-cell office:value-type="string">
            <text:p>whatsapp</text:p>
          </table:table-cell>
          <table:table-cell table:number-columns-repeated="5" office:value-type="string">
            <text:p>facebook,instagram,viber,whatsapp</text:p>
          </table:table-cell>
          <table:table-cell/>
          <table:table-cell office:value-type="string">
            <text:p>am using laptop to prepare TV programms,to prepare budget</text:p>
          </table:table-cell>
          <table:table-cell table:number-columns-repeated="1006"/>
        </table:table-row>
        <table:table-row table:style-name="ro1">
          <table:table-cell table:number-columns-repeated="2"/>
          <table:table-cell office:value-type="string">
            <text:p>talking to family and friends,chatting ,internet browsing ,social network visiting</text:p>
          </table:table-cell>
          <table:table-cell table:number-columns-repeated="2" office:value-type="string">
            <text:p>skype calling ,social media browsing,building websites</text:p>
          </table:table-cell>
          <table:table-cell office:value-type="string">
            <text:p>skype calling ,social media browsing,taking photos and videos</text:p>
          </table:table-cell>
          <table:table-cell/>
          <table:table-cell office:value-type="string">
            <text:p>when i want to share my ideas with others</text:p>
          </table:table-cell>
          <table:table-cell/>
          <table:table-cell office:value-type="string">
            <text:p>facebook,twitter</text:p>
          </table:table-cell>
          <table:table-cell office:value-type="string">
            <text:p>whatsapp,viber</text:p>
          </table:table-cell>
          <table:table-cell office:value-type="string">
            <text:p>facebook,viber,whatsapp,bb messanger</text:p>
          </table:table-cell>
          <table:table-cell table:number-columns-repeated="2" office:value-type="string">
            <text:p>facebook,viber,whatsapp</text:p>
          </table:table-cell>
          <table:table-cell office:value-type="string">
            <text:p>youtube</text:p>
          </table:table-cell>
          <table:table-cell office:value-type="string">
            <text:p>facebook,youtube</text:p>
          </table:table-cell>
          <table:table-cell/>
          <table:table-cell office:value-type="string">
            <text:p>when i want to work <text:s/>with financial transaction <text:s/>when i want to prepare report or slides presentation for mmeeting</text:p>
          </table:table-cell>
          <table:table-cell table:number-columns-repeated="1006"/>
        </table:table-row>
        <table:table-row table:style-name="ro1">
          <table:table-cell table:number-columns-repeated="2"/>
          <table:table-cell office:value-type="string">
            <text:p>for chatting, playing games, listening to music,..</text:p>
          </table:table-cell>
          <table:table-cell office:value-type="string">
            <text:p>to use face book, watch videos online</text:p>
          </table:table-cell>
          <table:table-cell table:number-columns-repeated="2" office:value-type="string">
            <text:p>never user the device before</text:p>
          </table:table-cell>
          <table:table-cell office:value-type="string">
            <text:p>none</text:p>
          </table:table-cell>
          <table:table-cell office:value-type="string">
            <text:p>to use face book, to watch videos online</text:p>
          </table:table-cell>
          <table:table-cell office:value-type="string">
            <text:p>none</text:p>
          </table:table-cell>
          <table:table-cell office:value-type="string">
            <text:p>face book, viber</text:p>
          </table:table-cell>
          <table:table-cell office:value-type="string">
            <text:p>phone call</text:p>
          </table:table-cell>
          <table:table-cell office:value-type="string">
            <text:p>face book, viber</text:p>
          </table:table-cell>
          <table:table-cell table:number-columns-repeated="2" office:value-type="string">
            <text:p>viber and face book</text:p>
          </table:table-cell>
          <table:table-cell office:value-type="string">
            <text:p>none</text:p>
          </table:table-cell>
          <table:table-cell office:value-type="string">
            <text:p>you tube, google search</text:p>
          </table:table-cell>
          <table:table-cell table:number-columns-repeated="1008"/>
        </table:table-row>
        <table:table-row table:style-name="ro1">
          <table:table-cell office:value-type="string">
            <text:p>Satellite television</text:p>
          </table:table-cell>
          <table:table-cell office:value-type="string">
            <text:p>Participant mentioned that he sometimes goes to the cafe to have his work typed, since they offer secretarial services but not to use the internet</text:p>
          </table:table-cell>
          <table:table-cell office:value-type="string">
            <text:p>watching movies, photos and videos, chatting on social media, SMS, listening to music and radio, playing games</text:p>
          </table:table-cell>
          <table:table-cell office:value-type="string">
            <text:p>No</text:p>
          </table:table-cell>
          <table:table-cell office:value-type="string">
            <text:p>watching movies, photos and videos, chatting on social media, SMS, playing and listening to music, playing games</text:p>
          </table:table-cell>
          <table:table-cell office:value-type="string">
            <text:p>No</text:p>
          </table:table-cell>
          <table:table-cell office:value-type="string">
            <text:p>Television</text:p>
          </table:table-cell>
          <table:table-cell office:value-type="string">
            <text:p>Watching Youtube videos, playing computer games, chatting on social media</text:p>
          </table:table-cell>
          <table:table-cell office:value-type="string">
            <text:p>No</text:p>
          </table:table-cell>
          <table:table-cell table:number-columns-repeated="2" office:value-type="string">
            <text:p>Facebook and WhattsApp</text:p>
          </table:table-cell>
          <table:table-cell office:value-type="string">
            <text:p>Facebook, email, google+</text:p>
          </table:table-cell>
          <table:table-cell office:value-type="string">
            <text:p>Google+, Facebook</text:p>
          </table:table-cell>
          <table:table-cell/>
          <table:table-cell office:value-type="string">
            <text:p>Facebook, Twitter</text:p>
          </table:table-cell>
          <table:table-cell office:value-type="string">
            <text:p>Google and Wikipedia</text:p>
          </table:table-cell>
          <table:table-cell/>
          <table:table-cell office:value-type="string">
            <text:p>Use the Phone and Laptop to send and receive emails, calling, SMS, WhatsApp</text:p>
          </table:table-cell>
          <table:table-cell table:number-columns-repeated="1006"/>
        </table:table-row>
        <table:table-row table:style-name="ro1">
          <table:table-cell/>
          <table:table-cell office:value-type="string">
            <text:p>Participant doesn't have access to the internet and and from the discussion he dint have an idea</text:p>
          </table:table-cell>
          <table:table-cell office:value-type="string">
            <text:p>N/A</text:p>
          </table:table-cell>
          <table:table-cell office:value-type="string">
            <text:p>Playing games</text:p>
          </table:table-cell>
          <table:table-cell table:number-columns-repeated="3" office:value-type="string">
            <text:p>N/A</text:p>
          </table:table-cell>
          <table:table-cell office:value-type="string">
            <text:p>have not</text:p>
          </table:table-cell>
          <table:table-cell office:value-type="string">
            <text:p>Virtual games</text:p>
          </table:table-cell>
          <table:table-cell table:number-columns-repeated="7" office:value-type="string">
            <text:p>N/A</text:p>
          </table:table-cell>
          <table:table-cell office:value-type="string">
            <text:p>Since the participant doesn't have access and use the internet, he as well doesn't use digital services that require the internet</text:p>
          </table:table-cell>
          <table:table-cell table:number-columns-repeated="1007"/>
        </table:table-row>
        <table:table-row table:style-name="ro1">
          <table:table-cell/>
          <table:table-cell office:value-type="string">
            <text:p>Participant rarely uses the internet, much as she has a smart phone, not because she doesn't know how to use it but because she says data is expensive she she is not financially stable</text:p>
          </table:table-cell>
          <table:table-cell office:value-type="string">
            <text:p>Playing Music, recording people, taking photos, chatting, play games</text:p>
          </table:table-cell>
          <table:table-cell office:value-type="string">
            <text:p>chatting, music, Play scrabble</text:p>
          </table:table-cell>
          <table:table-cell office:value-type="string">
            <text:p>Music, chatting</text:p>
          </table:table-cell>
          <table:table-cell office:value-type="string">
            <text:p>no</text:p>
          </table:table-cell>
          <table:table-cell office:value-type="string">
            <text:p>Radio and TV</text:p>
          </table:table-cell>
          <table:table-cell office:value-type="string">
            <text:p>Searching and watching photos, reading celebrity news</text:p>
          </table:table-cell>
          <table:table-cell office:value-type="string">
            <text:p>Radio</text:p>
          </table:table-cell>
          <table:table-cell table:number-columns-repeated="2" office:value-type="string">
            <text:p>WhatsApp</text:p>
          </table:table-cell>
          <table:table-cell office:value-type="string">
            <text:p>Facebook</text:p>
          </table:table-cell>
          <table:table-cell table:number-columns-repeated="2" office:value-type="string">
            <text:p>WhatsApp</text:p>
          </table:table-cell>
          <table:table-cell office:value-type="string">
            <text:p>Photoeditor</text:p>
          </table:table-cell>
          <table:table-cell office:value-type="string">
            <text:p>Google+</text:p>
          </table:table-cell>
          <table:table-cell office:value-type="string">
            <text:p>Sub confessed she does so much more with the internet when she gets access to the extent that her siblings whose data she normally requests for start avoiding her</text:p>
          </table:table-cell>
          <table:table-cell office:value-type="string">
            <text:p>Calling workers to give them appointments</text:p>
          </table:table-cell>
          <table:table-cell table:number-columns-repeated="1006"/>
        </table:table-row>
        <table:table-row table:style-name="ro1">
          <table:table-cell table:number-columns-repeated="2"/>
          <table:table-cell table:number-columns-repeated="4" office:value-type="string">
            <text:p>listen to music watch music videos play games</text:p>
          </table:table-cell>
          <table:table-cell/>
          <table:table-cell office:value-type="string">
            <text:p>listen to music watch music videos play games</text:p>
          </table:table-cell>
          <table:table-cell/>
          <table:table-cell table:number-columns-repeated="2" office:value-type="string">
            <text:p>whatsapp</text:p>
          </table:table-cell>
          <table:table-cell table:number-columns-repeated="3" office:value-type="string">
            <text:p>facebook</text:p>
          </table:table-cell>
          <table:table-cell office:value-type="string">
            <text:p>instagram</text:p>
          </table:table-cell>
          <table:table-cell office:value-type="string">
            <text:p>google+</text:p>
          </table:table-cell>
          <table:table-cell/>
          <table:table-cell table:formula="of:=-word processing -scheduling -manage budgets" office:value-type="string" office:string-value="Err:509">
            <text:p>Err:509</text:p>
          </table:table-cell>
          <table:table-cell table:number-columns-repeated="1006"/>
        </table:table-row>
        <table:table-row table:style-name="ro1">
          <table:table-cell/>
          <table:table-cell office:value-type="string">
            <text:p>Participant only has access to the basic mobile phone that he has access to, and when explained to what access mean't here he says he cant want something that he doesn't know</text:p>
          </table:table-cell>
          <table:table-cell table:number-columns-repeated="7"/>
          <table:table-cell table:number-columns-repeated="2" office:value-type="string">
            <text:p>Calling</text:p>
          </table:table-cell>
          <table:table-cell table:number-columns-repeated="5"/>
          <table:table-cell office:value-type="string">
            <text:p>Due to the kind of technology the participant has access to (Basic mobile phone) he is limited to calling only and also having not attained any education he cant even use SMS</text:p>
          </table:table-cell>
          <table:table-cell office:value-type="string">
            <text:p>I can call</text:p>
          </table:table-cell>
          <table:table-cell table:number-columns-repeated="1006"/>
        </table:table-row>
        <table:table-row table:style-name="ro1">
          <table:table-cell/>
          <table:table-cell office:value-type="string">
            <text:p>Participant has access to most technologies available, internet and digital services much as he hasn't got chance to use it</text:p>
          </table:table-cell>
          <table:table-cell office:value-type="string">
            <text:p>Playing music, watching videos, take photos, facebook</text:p>
          </table:table-cell>
          <table:table-cell office:value-type="string">
            <text:p>Typing and calculating</text:p>
          </table:table-cell>
          <table:table-cell office:value-type="string">
            <text:p>Playing music, watching videos, facebook</text:p>
          </table:table-cell>
          <table:table-cell office:value-type="string">
            <text:p>Search for building designs</text:p>
          </table:table-cell>
          <table:table-cell/>
          <table:table-cell office:value-type="string">
            <text:p>Search for music, watch funny clips, chat</text:p>
          </table:table-cell>
          <table:table-cell/>
          <table:table-cell table:number-columns-repeated="2" office:value-type="string">
            <text:p>WhatsApp</text:p>
          </table:table-cell>
          <table:table-cell table:number-columns-repeated="3" office:value-type="string">
            <text:p>Facebook</text:p>
          </table:table-cell>
          <table:table-cell office:value-type="string">
            <text:p>WhatsApp</text:p>
          </table:table-cell>
          <table:table-cell office:value-type="string">
            <text:p>Google</text:p>
          </table:table-cell>
          <table:table-cell office:value-type="string">
            <text:p>Particpants notes that sometimes he takes long without doing something so cant figure out how often he does it</text:p>
          </table:table-cell>
          <table:table-cell office:value-type="string">
            <text:p>use the phone to call and consult my fellow builders</text:p>
          </table:table-cell>
          <table:table-cell table:number-columns-repeated="1006"/>
        </table:table-row>
        <table:table-row table:style-name="ro1">
          <table:table-cell/>
          <table:table-cell office:value-type="string">
            <text:p>The participant has limited access and use of technology, internet and digital service</text:p>
          </table:table-cell>
          <table:table-cell office:value-type="string">
            <text:p>Listening to radio, music and news</text:p>
          </table:table-cell>
          <table:table-cell table:number-columns-repeated="3" office:value-type="string">
            <text:p>No</text:p>
          </table:table-cell>
          <table:table-cell office:value-type="string">
            <text:p>TV and Radio</text:p>
          </table:table-cell>
          <table:table-cell office:value-type="string">
            <text:p>No</text:p>
          </table:table-cell>
          <table:table-cell office:value-type="string">
            <text:p>TV programs</text:p>
          </table:table-cell>
          <table:table-cell table:number-columns-repeated="2" office:value-type="string">
            <text:p>Calling and SMS</text:p>
          </table:table-cell>
          <table:table-cell office:value-type="string">
            <text:p>No</text:p>
          </table:table-cell>
          <table:table-cell table:number-columns-repeated="4" office:value-type="string">
            <text:p>Calling and SMS</text:p>
          </table:table-cell>
          <table:table-cell office:value-type="string">
            <text:p>Participant is not fun loving may be this should be attributed to his resiponsibilities</text:p>
          </table:table-cell>
          <table:table-cell office:value-type="string">
            <text:p>I call my Boss using a phone</text:p>
          </table:table-cell>
          <table:table-cell table:number-columns-repeated="1006"/>
        </table:table-row>
        <table:table-row table:style-name="ro1">
          <table:table-cell table:number-columns-repeated="2"/>
          <table:table-cell table:formula="of:=-listen to 'MUSIC' -watch video clips -play 'GAMES'" office:value-type="string" office:string-value="Err:509">
            <text:p>Err:509</text:p>
          </table:table-cell>
          <table:table-cell table:formula="of:=-listen to 'MUSIC' -watch video clips -play 'GAMES'" office:value-type="string" office:string-value="Err:509">
            <text:p>Err:509</text:p>
          </table:table-cell>
          <table:table-cell table:formula="of:=-listen to 'MUSIC' -watch video clips -play 'GAMES'" office:value-type="string" office:string-value="Err:509">
            <text:p>Err:509</text:p>
          </table:table-cell>
          <table:table-cell table:formula="of:=-listen to 'MUSIC' -watch video clips -play 'GAMES' -make videos" office:value-type="string" office:string-value="Err:509">
            <text:p>Err:509</text:p>
          </table:table-cell>
          <table:table-cell table:number-columns-repeated="1018"/>
        </table:table-row>
        <table:table-row table:style-name="ro1">
          <table:table-cell table:number-columns-repeated="8"/>
          <table:table-cell office:value-type="string">
            <text:p>Radio, digital camera</text:p>
          </table:table-cell>
          <table:table-cell table:number-columns-repeated="7"/>
          <table:table-cell office:value-type="string">
            <text:p>The participant doesn't use technology, internet and digital services for entertainment except the radio</text:p>
          </table:table-cell>
          <table:table-cell table:number-columns-repeated="1007"/>
        </table:table-row>
        <table:table-row table:style-name="ro1">
          <table:table-cell/>
          <table:table-cell office:value-type="string">
            <text:p>Participant has access to most of the devices, internet and services/toools</text:p>
          </table:table-cell>
          <table:table-cell office:value-type="string">
            <text:p>Listening to news and music, calling</text:p>
          </table:table-cell>
          <table:table-cell table:number-columns-repeated="2" office:value-type="string">
            <text:p>listen to music</text:p>
          </table:table-cell>
          <table:table-cell office:value-type="string">
            <text:p>take photos</text:p>
          </table:table-cell>
          <table:table-cell table:number-columns-repeated="3"/>
          <table:table-cell office:value-type="string">
            <text:p>Google hangouts</text:p>
          </table:table-cell>
          <table:table-cell office:value-type="string">
            <text:p>WhatsApp</text:p>
          </table:table-cell>
          <table:table-cell office:value-type="string">
            <text:p>Google hangouts</text:p>
          </table:table-cell>
          <table:table-cell table:number-columns-repeated="2" office:value-type="string">
            <text:p>Facebook</text:p>
          </table:table-cell>
          <table:table-cell office:value-type="string">
            <text:p>Adobe suite</text:p>
          </table:table-cell>
          <table:table-cell office:value-type="string">
            <text:p>Wikipedia</text:p>
          </table:table-cell>
          <table:table-cell office:value-type="string">
            <text:p>Participant doesn't use the technology available to them for entertainment</text:p>
          </table:table-cell>
          <table:table-cell office:value-type="string">
            <text:p>working on printing and designing,</text:p>
          </table:table-cell>
          <table:table-cell table:number-columns-repeated="1006"/>
        </table:table-row>
        <table:table-row table:style-name="ro1">
          <table:table-cell/>
          <table:table-cell office:value-type="string">
            <text:p>Participant is a vendor in the market however she only has access to a basic mobile phone while at home since its owned by the husband, so usage is so minimal</text:p>
          </table:table-cell>
          <table:table-cell table:number-columns-repeated="14"/>
          <table:table-cell office:value-type="string">
            <text:p>the participant doesn't have access to the internet and all digital services requiring it, she has access to only calling which is less often as well</text:p>
          </table:table-cell>
          <table:table-cell office:value-type="string">
            <text:p>Doesn't use</text:p>
          </table:table-cell>
          <table:table-cell table:number-columns-repeated="1006"/>
        </table:table-row>
        <table:table-row table:style-name="ro1">
          <table:table-cell office:value-type="string">
            <text:p>none</text:p>
          </table:table-cell>
          <table:table-cell/>
          <table:table-cell table:number-columns-repeated="3" office:value-type="string">
            <text:p>reading books, watching different videos, to use internet</text:p>
          </table:table-cell>
          <table:table-cell office:value-type="string">
            <text:p>never use the device for entertainment</text:p>
          </table:table-cell>
          <table:table-cell office:value-type="string">
            <text:p>none</text:p>
          </table:table-cell>
          <table:table-cell office:value-type="string">
            <text:p>for using social media, reading books online, watching videos,..</text:p>
          </table:table-cell>
          <table:table-cell office:value-type="string">
            <text:p>none</text:p>
          </table:table-cell>
          <table:table-cell office:value-type="string">
            <text:p>viber, twitter, linkedIn</text:p>
          </table:table-cell>
          <table:table-cell office:value-type="string">
            <text:p>viber and whatsapp</text:p>
          </table:table-cell>
          <table:table-cell table:number-columns-repeated="3" office:value-type="string">
            <text:p>twitter and linkedIn</text:p>
          </table:table-cell>
          <table:table-cell office:value-type="string">
            <text:p>linkedIn</text:p>
          </table:table-cell>
          <table:table-cell office:value-type="string">
            <text:p>searching through different websites</text:p>
          </table:table-cell>
          <table:table-cell/>
          <table:table-cell office:value-type="string">
            <text:p>for exchanging orders, for communication, advancing knowledge,..</text:p>
          </table:table-cell>
          <table:table-cell table:number-columns-repeated="1006"/>
        </table:table-row>
        <table:table-row table:style-name="ro1">
          <table:table-cell office:value-type="string">
            <text:p>none</text:p>
          </table:table-cell>
          <table:table-cell/>
          <table:table-cell office:value-type="string">
            <text:p>listening to the music, radio</text:p>
          </table:table-cell>
          <table:table-cell office:value-type="string">
            <text:p>to use internet for face book, you tube</text:p>
          </table:table-cell>
          <table:table-cell office:value-type="string">
            <text:p>to watch movies, music,..</text:p>
          </table:table-cell>
          <table:table-cell office:value-type="string">
            <text:p>never use the device</text:p>
          </table:table-cell>
          <table:table-cell office:value-type="string">
            <text:p>none</text:p>
          </table:table-cell>
          <table:table-cell office:value-type="string">
            <text:p>to use you tube and other entertainment sites</text:p>
          </table:table-cell>
          <table:table-cell office:value-type="string">
            <text:p>I used imo and wechat to communicate with friends</text:p>
          </table:table-cell>
          <table:table-cell office:value-type="string">
            <text:p>imo,face book and viber</text:p>
          </table:table-cell>
          <table:table-cell office:value-type="string">
            <text:p>phone call</text:p>
          </table:table-cell>
          <table:table-cell table:number-columns-repeated="3" office:value-type="string">
            <text:p>face book, imo</text:p>
          </table:table-cell>
          <table:table-cell office:value-type="string">
            <text:p>none</text:p>
          </table:table-cell>
          <table:table-cell office:value-type="string">
            <text:p>google search</text:p>
          </table:table-cell>
          <table:table-cell table:number-columns-repeated="1008"/>
        </table:table-row>
        <table:table-row table:style-name="ro1">
          <table:table-cell office:value-type="string">
            <text:p>none</text:p>
          </table:table-cell>
          <table:table-cell/>
          <table:table-cell office:value-type="string">
            <text:p>reading, listening to the music</text:p>
          </table:table-cell>
          <table:table-cell office:value-type="string">
            <text:p>using internet, watching movies</text:p>
          </table:table-cell>
          <table:table-cell office:value-type="string">
            <text:p>listening music, playing games</text:p>
          </table:table-cell>
          <table:table-cell office:value-type="string">
            <text:p>for reading and talking with friends through different social networks</text:p>
          </table:table-cell>
          <table:table-cell/>
          <table:table-cell office:value-type="string">
            <text:p>like connecting with friends, downloding videos, movies, books etc.....</text:p>
          </table:table-cell>
          <table:table-cell office:value-type="string">
            <text:p>IMO, FREE pp, wikipedia</text:p>
          </table:table-cell>
          <table:table-cell office:value-type="string">
            <text:p>face book, what's up</text:p>
          </table:table-cell>
          <table:table-cell office:value-type="string">
            <text:p>IMO, free pp, viber</text:p>
          </table:table-cell>
          <table:table-cell office:value-type="string">
            <text:p>facebook</text:p>
          </table:table-cell>
          <table:table-cell office:value-type="string">
            <text:p>google+, facebook</text:p>
          </table:table-cell>
          <table:table-cell office:value-type="string">
            <text:p>facebook, what's up, google+</text:p>
          </table:table-cell>
          <table:table-cell/>
          <table:table-cell office:value-type="string">
            <text:p>wikipedia</text:p>
          </table:table-cell>
          <table:table-cell/>
          <table:table-cell office:value-type="string">
            <text:p>storing files, accessing files, to connect with co-workers, ....</text:p>
          </table:table-cell>
          <table:table-cell table:number-columns-repeated="1006"/>
        </table:table-row>
        <table:table-row table:style-name="ro1">
          <table:table-cell table:number-columns-repeated="2"/>
          <table:table-cell office:value-type="string">
            <text:p>music, videos and for browsing</text:p>
          </table:table-cell>
          <table:table-cell office:value-type="string">
            <text:p>videos and music</text:p>
          </table:table-cell>
          <table:table-cell table:number-columns-repeated="2" office:value-type="string">
            <text:p>never used before</text:p>
          </table:table-cell>
          <table:table-cell table:number-columns-repeated="3"/>
          <table:table-cell office:value-type="string">
            <text:p>facebook</text:p>
          </table:table-cell>
          <table:table-cell office:value-type="string">
            <text:p>facebook and phone</text:p>
          </table:table-cell>
          <table:table-cell table:number-columns-repeated="4" office:value-type="string">
            <text:p>facebook</text:p>
          </table:table-cell>
          <table:table-cell office:value-type="string">
            <text:p>none</text:p>
          </table:table-cell>
          <table:table-cell table:number-columns-repeated="1008"/>
        </table:table-row>
        <table:table-row table:style-name="ro1">
          <table:table-cell table:number-columns-repeated="2"/>
          <table:table-cell office:value-type="string">
            <text:p>facebook, music and videos</text:p>
          </table:table-cell>
          <table:table-cell office:value-type="string">
            <text:p>videos, facebook and movies</text:p>
          </table:table-cell>
          <table:table-cell office:value-type="string">
            <text:p>_______</text:p>
          </table:table-cell>
          <table:table-cell office:value-type="string">
            <text:p>___________</text:p>
          </table:table-cell>
          <table:table-cell office:value-type="string">
            <text:p>_______</text:p>
          </table:table-cell>
          <table:table-cell table:number-columns-repeated="2"/>
          <table:table-cell office:value-type="string">
            <text:p>facebook and temarinet.net</text:p>
          </table:table-cell>
          <table:table-cell office:value-type="string">
            <text:p>facebook and phone</text:p>
          </table:table-cell>
          <table:table-cell table:number-columns-repeated="4" office:value-type="string">
            <text:p>facebook</text:p>
          </table:table-cell>
          <table:table-cell office:value-type="string">
            <text:p>___</text:p>
          </table:table-cell>
          <table:table-cell table:number-columns-repeated="1008"/>
        </table:table-row>
        <table:table-row table:style-name="ro1">
          <table:table-cell table:number-columns-repeated="2"/>
          <table:table-cell office:value-type="string">
            <text:p>music,videos,facebook and other social networks and cupturing events.</text:p>
          </table:table-cell>
          <table:table-cell office:value-type="string">
            <text:p>facebook, videos, and watching movies.</text:p>
          </table:table-cell>
          <table:table-cell table:number-columns-repeated="2" office:value-type="string">
            <text:p>music, videos and browsing</text:p>
          </table:table-cell>
          <table:table-cell office:value-type="string">
            <text:p>__</text:p>
          </table:table-cell>
          <table:table-cell table:number-columns-repeated="2"/>
          <table:table-cell office:value-type="string">
            <text:p>facebook and temarinet.net</text:p>
          </table:table-cell>
          <table:table-cell office:value-type="string">
            <text:p>facebook, phone and skype</text:p>
          </table:table-cell>
          <table:table-cell table:number-columns-repeated="2" office:value-type="string">
            <text:p>facebook</text:p>
          </table:table-cell>
          <table:table-cell office:value-type="string">
            <text:p>ffacebook and temarinet.net</text:p>
          </table:table-cell>
          <table:table-cell office:value-type="string">
            <text:p>facebook</text:p>
          </table:table-cell>
          <table:table-cell office:value-type="string">
            <text:p>wikipedia</text:p>
          </table:table-cell>
          <table:table-cell table:number-columns-repeated="1008"/>
        </table:table-row>
        <table:table-row table:style-name="ro1">
          <table:table-cell table:number-columns-repeated="2"/>
          <table:table-cell office:value-type="string">
            <text:p>music, videos and facebook</text:p>
          </table:table-cell>
          <table:table-cell office:value-type="string">
            <text:p>music, facebook and videos</text:p>
          </table:table-cell>
          <table:table-cell office:value-type="string">
            <text:p>movies, facebook and music videos</text:p>
          </table:table-cell>
          <table:table-cell office:value-type="string">
            <text:p>music videos and sometimes music</text:p>
          </table:table-cell>
          <table:table-cell office:value-type="string">
            <text:p>______________</text:p>
          </table:table-cell>
          <table:table-cell table:number-columns-repeated="2"/>
          <table:table-cell office:value-type="string">
            <text:p>facebook and temarinet.net</text:p>
          </table:table-cell>
          <table:table-cell office:value-type="string">
            <text:p>facebook, phone and skype</text:p>
          </table:table-cell>
          <table:table-cell table:number-columns-repeated="4" office:value-type="string">
            <text:p>facebook</text:p>
          </table:table-cell>
          <table:table-cell office:value-type="string">
            <text:p>wikipedia</text:p>
          </table:table-cell>
          <table:table-cell table:number-columns-repeated="1008"/>
        </table:table-row>
        <table:table-row table:style-name="ro1">
          <table:table-cell table:number-columns-repeated="2"/>
          <table:table-cell office:value-type="string">
            <text:p>music and videos</text:p>
          </table:table-cell>
          <table:table-cell office:value-type="string">
            <text:p>movies and music videos</text:p>
          </table:table-cell>
          <table:table-cell office:value-type="string">
            <text:p>music videos, music, and movies</text:p>
          </table:table-cell>
          <table:table-cell office:value-type="string">
            <text:p>____</text:p>
          </table:table-cell>
          <table:table-cell office:value-type="string">
            <text:p>___</text:p>
          </table:table-cell>
          <table:table-cell table:number-columns-repeated="2"/>
          <table:table-cell office:value-type="string">
            <text:p>facebook and temarinet.net</text:p>
          </table:table-cell>
          <table:table-cell office:value-type="string">
            <text:p>facebook, phone and skype</text:p>
          </table:table-cell>
          <table:table-cell table:number-columns-repeated="2" office:value-type="string">
            <text:p>facebook</text:p>
          </table:table-cell>
          <table:table-cell office:value-type="string">
            <text:p>fffacebook and temarinet.net</text:p>
          </table:table-cell>
          <table:table-cell office:value-type="string">
            <text:p>__</text:p>
          </table:table-cell>
          <table:table-cell office:value-type="string">
            <text:p>wikipedia</text:p>
          </table:table-cell>
          <table:table-cell table:number-columns-repeated="1008"/>
        </table:table-row>
        <table:table-row table:style-name="ro1">
          <table:table-cell office:value-type="string">
            <text:p>No</text:p>
          </table:table-cell>
          <table:table-cell/>
          <table:table-cell office:value-type="string">
            <text:p>use for taking and editing photos, social media, sending messages</text:p>
          </table:table-cell>
          <table:table-cell office:value-type="string">
            <text:p>listening to music</text:p>
          </table:table-cell>
          <table:table-cell office:value-type="string">
            <text:p>listen tomusic</text:p>
          </table:table-cell>
          <table:table-cell table:number-columns-repeated="2" office:value-type="string">
            <text:p>No</text:p>
          </table:table-cell>
          <table:table-cell office:value-type="string">
            <text:p>Watching YouTube videos</text:p>
          </table:table-cell>
          <table:table-cell/>
          <table:table-cell office:value-type="string">
            <text:p>WhatsApp, Facebook</text:p>
          </table:table-cell>
          <table:table-cell office:value-type="string">
            <text:p>Google</text:p>
          </table:table-cell>
          <table:table-cell/>
          <table:table-cell office:value-type="string">
            <text:p>WhatsApp, Facebook, Google</text:p>
          </table:table-cell>
          <table:table-cell/>
          <table:table-cell office:value-type="string">
            <text:p>WhatsApp</text:p>
          </table:table-cell>
          <table:table-cell office:value-type="string">
            <text:p>Google Docs</text:p>
          </table:table-cell>
          <table:table-cell office:value-type="string">
            <text:p>Participants says he uses WhatsApp most and it is what consumes his data, and the chats in the groups he belongs to are fun</text:p>
          </table:table-cell>
          <table:table-cell table:number-columns-repeated="1007"/>
        </table:table-row>
        <table:table-row table:style-name="ro1">
          <table:table-cell/>
          <table:table-cell office:value-type="string">
            <text:p>Participant raises concern that technology access is hard because of low incomes and poor network</text:p>
          </table:table-cell>
          <table:table-cell office:value-type="string">
            <text:p>Games, facebook, YouTube</text:p>
          </table:table-cell>
          <table:table-cell office:value-type="string">
            <text:p>Games, YouTube, facebook</text:p>
          </table:table-cell>
          <table:table-cell office:value-type="string">
            <text:p>YouTube, Twitter, Skype</text:p>
          </table:table-cell>
          <table:table-cell office:value-type="string">
            <text:p>Skype YouTube Facebook</text:p>
          </table:table-cell>
          <table:table-cell/>
          <table:table-cell office:value-type="string">
            <text:p>Facebook, Music, WhatsApp,Skype</text:p>
          </table:table-cell>
          <table:table-cell/>
          <table:table-cell table:number-columns-repeated="4" office:value-type="string">
            <text:p>Facebook</text:p>
          </table:table-cell>
          <table:table-cell/>
          <table:table-cell office:value-type="string">
            <text:p>YouTube</text:p>
          </table:table-cell>
          <table:table-cell office:value-type="string">
            <text:p>Google</text:p>
          </table:table-cell>
          <table:table-cell table:number-columns-repeated="1008"/>
        </table:table-row>
        <table:table-row table:style-name="ro1">
          <table:table-cell table:number-columns-repeated="2"/>
          <table:table-cell office:value-type="string">
            <text:p>Games, music</text:p>
          </table:table-cell>
          <table:table-cell table:number-columns-repeated="2" office:value-type="string">
            <text:p>games</text:p>
          </table:table-cell>
          <table:table-cell table:number-columns-repeated="2"/>
          <table:table-cell office:value-type="string">
            <text:p>For Music and games</text:p>
          </table:table-cell>
          <table:table-cell/>
          <table:table-cell table:number-columns-repeated="3" office:value-type="string">
            <text:p>Facebook</text:p>
          </table:table-cell>
          <table:table-cell office:value-type="string">
            <text:p>facebook</text:p>
          </table:table-cell>
          <table:table-cell/>
          <table:table-cell office:value-type="string">
            <text:p>Facebook</text:p>
          </table:table-cell>
          <table:table-cell office:value-type="string">
            <text:p>Google+</text:p>
          </table:table-cell>
          <table:table-cell/>
          <table:table-cell office:value-type="string">
            <text:p>Surfing and researching</text:p>
          </table:table-cell>
          <table:table-cell table:number-columns-repeated="1006"/>
        </table:table-row>
        <table:table-row table:style-name="ro1">
          <table:table-cell office:value-type="string">
            <text:p>i dont know</text:p>
          </table:table-cell>
          <table:table-cell office:value-type="string">
            <text:p>nothing to add</text:p>
          </table:table-cell>
          <table:table-cell office:value-type="string">
            <text:p>sms chating, talking,listening to music,surfing,taking pictures and videos</text:p>
          </table:table-cell>
          <table:table-cell table:number-columns-repeated="3" office:value-type="string">
            <text:p>N/A</text:p>
          </table:table-cell>
          <table:table-cell office:value-type="string">
            <text:p>i dont know</text:p>
          </table:table-cell>
          <table:table-cell office:value-type="string">
            <text:p>for watching youtubes and browsing funny things</text:p>
          </table:table-cell>
          <table:table-cell office:value-type="string">
            <text:p>i am not sure</text:p>
          </table:table-cell>
          <table:table-cell table:number-columns-repeated="2" office:value-type="string">
            <text:p>phone calls</text:p>
          </table:table-cell>
          <table:table-cell table:number-columns-repeated="5" office:value-type="string">
            <text:p>whatsapp</text:p>
          </table:table-cell>
          <table:table-cell office:value-type="string">
            <text:p>nothing to add</text:p>
          </table:table-cell>
          <table:table-cell office:value-type="string">
            <text:p>talking to other company's employees, plan my duties at work, creating reports,sending and receive information from my superiors and other coworker.</text:p>
          </table:table-cell>
          <table:table-cell table:number-columns-repeated="1006"/>
        </table:table-row>
        <table:table-row table:style-name="ro1">
          <table:table-cell office:value-type="string">
            <text:p>i dont know</text:p>
          </table:table-cell>
          <table:table-cell office:value-type="string">
            <text:p>nothing to add</text:p>
          </table:table-cell>
          <table:table-cell office:value-type="string">
            <text:p>for SMS chating/texting,talking,reading and taking photos/videos. also for listening radio</text:p>
          </table:table-cell>
          <table:table-cell table:number-columns-repeated="3" office:value-type="string">
            <text:p>N/A</text:p>
          </table:table-cell>
          <table:table-cell office:value-type="string">
            <text:p>No.</text:p>
          </table:table-cell>
          <table:table-cell office:value-type="string">
            <text:p>N/A</text:p>
          </table:table-cell>
          <table:table-cell office:value-type="string">
            <text:p>SMS for chating</text:p>
          </table:table-cell>
          <table:table-cell table:number-columns-repeated="2" office:value-type="string">
            <text:p>phone calls</text:p>
          </table:table-cell>
          <table:table-cell office:value-type="string">
            <text:p>N/A</text:p>
          </table:table-cell>
          <table:table-cell table:number-columns-repeated="2" office:value-type="string">
            <text:p>SMS</text:p>
          </table:table-cell>
          <table:table-cell office:value-type="string">
            <text:p>i dont know</text:p>
          </table:table-cell>
          <table:table-cell office:value-type="string">
            <text:p>SMS/phone calls</text:p>
          </table:table-cell>
          <table:table-cell office:value-type="string">
            <text:p>nothing to add</text:p>
          </table:table-cell>
          <table:table-cell table:number-columns-repeated="1007"/>
        </table:table-row>
        <table:table-row table:style-name="ro1">
          <table:table-cell office:value-type="string">
            <text:p>i dont know</text:p>
          </table:table-cell>
          <table:table-cell office:value-type="string">
            <text:p>nothing to add</text:p>
          </table:table-cell>
          <table:table-cell office:value-type="string">
            <text:p>for chating,talking,taking pictures,recording videos,listening to music</text:p>
          </table:table-cell>
          <table:table-cell office:value-type="string">
            <text:p>N/A</text:p>
          </table:table-cell>
          <table:table-cell office:value-type="string">
            <text:p>chating,watching movies,listening to music</text:p>
          </table:table-cell>
          <table:table-cell office:value-type="string">
            <text:p>N/A</text:p>
          </table:table-cell>
          <table:table-cell office:value-type="string">
            <text:p>No other electronic device</text:p>
          </table:table-cell>
          <table:table-cell office:value-type="string">
            <text:p>for downloading pictures,songs,movies and reading</text:p>
          </table:table-cell>
          <table:table-cell office:value-type="string">
            <text:p>No other device</text:p>
          </table:table-cell>
          <table:table-cell office:value-type="string">
            <text:p>whatsapp</text:p>
          </table:table-cell>
          <table:table-cell office:value-type="string">
            <text:p>phone calls/SMS</text:p>
          </table:table-cell>
          <table:table-cell table:number-columns-repeated="3" office:value-type="string">
            <text:p>whatsapp</text:p>
          </table:table-cell>
          <table:table-cell table:number-columns-repeated="2" office:value-type="string">
            <text:p>i dont know</text:p>
          </table:table-cell>
          <table:table-cell office:value-type="string">
            <text:p>nothing to add</text:p>
          </table:table-cell>
          <table:table-cell table:number-columns-repeated="1007"/>
        </table:table-row>
        <table:table-row table:style-name="ro1">
          <table:table-cell office:value-type="string">
            <text:p>No other devices , i only have access to radio where we use it to listen <text:s/>to news and musics</text:p>
          </table:table-cell>
          <table:table-cell office:value-type="string">
            <text:p>Though this interview was a focused group interview, i had been passing to each and everyone and coaching them on the questions from the questionnaire where also i got time to discuss with this person about how she uses technology and she told me that she never use any and this is because she doesn't have <text:s/>access to the due to being not able to <text:s/>buy them and their family only the Daddy who has the <text:s/>mobile phone no one else has any device.</text:p>
          </table:table-cell>
          <table:table-cell office:value-type="string">
            <text:p>I don't use phone because i don't have access to it but i always see my friends use it to listen for musics, look for photos and videos , i hear others talking about Facebook and whats App.</text:p>
          </table:table-cell>
          <table:table-cell table:number-columns-repeated="2" office:value-type="string">
            <text:p>Never used it</text:p>
          </table:table-cell>
          <table:table-cell table:number-columns-repeated="2"/>
          <table:table-cell office:value-type="string">
            <text:p>i don't use it and i don't even know how to use it</text:p>
          </table:table-cell>
          <table:table-cell/>
          <table:table-cell table:number-columns-repeated="6" office:value-type="string">
            <text:p>mobile Phone</text:p>
          </table:table-cell>
          <table:table-cell office:value-type="string">
            <text:p>computer</text:p>
          </table:table-cell>
          <table:table-cell table:number-columns-repeated="1008"/>
        </table:table-row>
        <table:table-row table:style-name="ro1">
          <table:table-cell table:number-columns-repeated="2"/>
          <table:table-cell office:value-type="string">
            <text:p>To listen to music, make videos and take photos, watch YouTube videos</text:p>
          </table:table-cell>
          <table:table-cell table:number-columns-repeated="2"/>
          <table:table-cell office:value-type="string">
            <text:p>play games, watch movies, read online novels</text:p>
          </table:table-cell>
          <table:table-cell/>
          <table:table-cell office:value-type="string">
            <text:p>To read for pleasure and talk to my friends and family</text:p>
          </table:table-cell>
          <table:table-cell/>
          <table:table-cell table:number-columns-repeated="2" office:value-type="string">
            <text:p>Facebook / WhatsApp</text:p>
          </table:table-cell>
          <table:table-cell office:value-type="string">
            <text:p>Facebook</text:p>
          </table:table-cell>
          <table:table-cell office:value-type="string">
            <text:p>Blogger</text:p>
          </table:table-cell>
          <table:table-cell office:value-type="string">
            <text:p>Facebook</text:p>
          </table:table-cell>
          <table:table-cell office:value-type="string">
            <text:p>Blogger</text:p>
          </table:table-cell>
          <table:table-cell office:value-type="string">
            <text:p>Pinterest</text:p>
          </table:table-cell>
          <table:table-cell/>
          <table:table-cell office:value-type="string">
            <text:p>To research / learn, to communicate with clients, to market goods and services, and to share ideas on work issues</text:p>
          </table:table-cell>
          <table:table-cell table:number-columns-repeated="1006"/>
        </table:table-row>
        <table:table-row table:style-name="ro1">
          <table:table-cell/>
          <table:table-cell office:value-type="string">
            <text:p>Troubleshooting services for when the service does not seem to be working</text:p>
          </table:table-cell>
          <table:table-cell office:value-type="string">
            <text:p>Listening to music and podcasts, watching videos, and playing games</text:p>
          </table:table-cell>
          <table:table-cell office:value-type="string">
            <text:p>listening to music and watching videos</text:p>
          </table:table-cell>
          <table:table-cell table:number-columns-repeated="2" office:value-type="string">
            <text:p>Listening to music and podcasts, watching videos, and playing games</text:p>
          </table:table-cell>
          <table:table-cell/>
          <table:table-cell office:value-type="string">
            <text:p>Watching funny video clips, downloading podcasts and music, communicating with friends</text:p>
          </table:table-cell>
          <table:table-cell office:value-type="string">
            <text:p>soundcloud, IRC, telegram</text:p>
          </table:table-cell>
          <table:table-cell table:number-columns-repeated="2" office:value-type="string">
            <text:p>WhatsApp, Telegram, Facebook</text:p>
          </table:table-cell>
          <table:table-cell office:value-type="string">
            <text:p>Facebook / Google+</text:p>
          </table:table-cell>
          <table:table-cell office:value-type="string">
            <text:p>Google+, IRC, Discussion lists</text:p>
          </table:table-cell>
          <table:table-cell table:number-columns-repeated="2" office:value-type="string">
            <text:p>Google+ / Discussion List</text:p>
          </table:table-cell>
          <table:table-cell office:value-type="string">
            <text:p>Google+ / forums</text:p>
          </table:table-cell>
          <table:table-cell/>
          <table:table-cell office:value-type="string">
            <text:p>Communication, report writing, work planning, record keeping</text:p>
          </table:table-cell>
          <table:table-cell table:number-columns-repeated="1006"/>
        </table:table-row>
        <table:table-row table:style-name="ro1">
          <table:table-cell office:value-type="string">
            <text:p>downloading apps</text:p>
          </table:table-cell>
          <table:table-cell/>
          <table:table-cell office:value-type="string">
            <text:p>i download music of any kind and listen to it as well as dancing</text:p>
          </table:table-cell>
          <table:table-cell table:number-columns-repeated="4"/>
          <table:table-cell office:value-type="string">
            <text:p>in chatting and surfing for new technologies</text:p>
          </table:table-cell>
          <table:table-cell/>
          <table:table-cell table:number-columns-repeated="6" office:value-type="string">
            <text:p>Facebook</text:p>
          </table:table-cell>
          <table:table-cell table:number-columns-repeated="2"/>
          <table:table-cell office:value-type="string">
            <text:p>In case i am doing some work and i am not sure of it, i have to consult on the internet</text:p>
          </table:table-cell>
          <table:table-cell table:number-columns-repeated="1006"/>
        </table:table-row>
        <table:table-row table:style-name="ro1">
          <table:table-cell office:value-type="string">
            <text:p>email, calendar alerts and reminders, phone apps</text:p>
          </table:table-cell>
          <table:table-cell/>
          <table:table-cell office:value-type="string">
            <text:p>listening to music, WhatsApp, social media - twitter and Instagram, playing games</text:p>
          </table:table-cell>
          <table:table-cell/>
          <table:table-cell office:value-type="string">
            <text:p>watching series /movies, listening to music, surfing the internet - reading blogs and interesting websites</text:p>
          </table:table-cell>
          <table:table-cell table:number-columns-repeated="2"/>
          <table:table-cell office:value-type="string">
            <text:p>to watch music videos and funny videos on YouTube, to access social media and whatsapp, read blogs and entertaining websites</text:p>
          </table:table-cell>
          <table:table-cell office:value-type="string">
            <text:p>google hangout / skype for chatting / video calls once in a while</text:p>
          </table:table-cell>
          <table:table-cell table:number-columns-repeated="2" office:value-type="string">
            <text:p>whatsapp</text:p>
          </table:table-cell>
          <table:table-cell office:value-type="string">
            <text:p>instagram / twitter</text:p>
          </table:table-cell>
          <table:table-cell/>
          <table:table-cell office:value-type="string">
            <text:p>twitter</text:p>
          </table:table-cell>
          <table:table-cell office:value-type="string">
            <text:p>instagram</text:p>
          </table:table-cell>
          <table:table-cell office:value-type="string">
            <text:p>pinterest / google / youtube</text:p>
          </table:table-cell>
          <table:table-cell/>
          <table:table-cell office:value-type="string">
            <text:p>communication with customers / coworkers / bosses document creation / storage / sharing learning</text:p>
          </table:table-cell>
          <table:table-cell table:number-columns-repeated="1006"/>
        </table:table-row>
        <table:table-row table:style-name="ro1">
          <table:table-cell office:value-type="string">
            <text:p>I can have access to modem which <text:s/>i use <text:s/>for internet, <text:s/>flash to keep and share documents, i have camera and also i can access new through TV, printer, scanner and photocopying machine and so on.</text:p>
          </table:table-cell>
          <table:table-cell/>
          <table:table-cell office:value-type="string">
            <text:p>I use My mobile phone to listen to musics and and even watch movies, to chat with friends, <text:s/>news, radio and even share with other different interesting things like photos and some good and new fashions.</text:p>
          </table:table-cell>
          <table:table-cell office:value-type="string">
            <text:p>I use it when chatting with friends, watching films , on the internet viewing different things that can entertain me such as musicians and <text:s/>awards and so on</text:p>
          </table:table-cell>
          <table:table-cell office:value-type="string">
            <text:p>the same thing with laptop <text:s/>i can use to chat with friend on Facebook, whatsApp, <text:s/>Skype and other medias, <text:s/>for films, designing and everything can entertain me or others.</text:p>
          </table:table-cell>
          <table:table-cell office:value-type="string">
            <text:p>I never used it but i know it</text:p>
          </table:table-cell>
          <table:table-cell office:value-type="string">
            <text:p>i use also camera for entertainment mostly when we have some events with friends like birthday parties, picnic and others.</text:p>
          </table:table-cell>
          <table:table-cell office:value-type="string">
            <text:p>I have My smartphone ever with internet so many of times i use internet to check for others posts which are interesting and chat with friends and even downloading some good musics and movies mostly for comedians.</text:p>
          </table:table-cell>
          <table:table-cell/>
          <table:table-cell office:value-type="string">
            <text:p>Facebook</text:p>
          </table:table-cell>
          <table:table-cell office:value-type="string">
            <text:p>WhatsApp</text:p>
          </table:table-cell>
          <table:table-cell office:value-type="string">
            <text:p>Google+</text:p>
          </table:table-cell>
          <table:table-cell table:number-columns-repeated="2" office:value-type="string">
            <text:p>Twitter</text:p>
          </table:table-cell>
          <table:table-cell office:value-type="string">
            <text:p>Laptop creating programs using internet</text:p>
          </table:table-cell>
          <table:table-cell office:value-type="string">
            <text:p>Google Search</text:p>
          </table:table-cell>
          <table:table-cell office:value-type="string">
            <text:p>During interview about how she uses internet for entertainment i also tried to share with other other things she might <text:s/>do with internet that are helpful in her life, so she responded that internet helps her <text:s/>not only in the entertainment but also in her business because the more she gets connected with many people or friends the more also her business get known because when sharing with the communities they also share what they do. therefore internet helps her get more customers and even experience and skills and knowledge <text:s/>that helps her as well in improving her business.</text:p>
          </table:table-cell>
          <table:table-cell table:number-columns-repeated="1007"/>
        </table:table-row>
        <table:table-row table:style-name="ro1">
          <table:table-cell office:value-type="string">
            <text:p>None i only use my mobile phone</text:p>
          </table:table-cell>
          <table:table-cell office:value-type="string">
            <text:p>This person is an entrepreneur, <text:s/>during interview we had a conversation on why she doesn't use other devices but only her mobile phone and she told me that the first reason is that even though she doesn't know how to use the, she even don't have time to use them because of her business she sells vegetables and fruits at market. and i also asked her she knows about internet and responded that she always heard about it but doesn't know about it and when i checked in her phone i found it so what i got is that most of the people do not use all the features they have in their phones they just use it to call and receive calls, messages <text:s/>as she has telling me.</text:p>
          </table:table-cell>
          <table:table-cell office:value-type="string">
            <text:p>I just use it when listening to radio to night when am from the work</text:p>
          </table:table-cell>
          <table:table-cell office:value-type="string">
            <text:p>i don't use it i just people using it when watching films and even listening to musics</text:p>
          </table:table-cell>
          <table:table-cell table:number-columns-repeated="4"/>
          <table:table-cell office:value-type="string">
            <text:p>I use my phone listening to radio and even TV for news</text:p>
          </table:table-cell>
          <table:table-cell table:number-columns-repeated="5" office:value-type="string">
            <text:p>mobile phone</text:p>
          </table:table-cell>
          <table:table-cell table:number-columns-repeated="1010"/>
        </table:table-row>
        <table:table-row table:style-name="ro1">
          <table:table-cell office:value-type="string">
            <text:p>none</text:p>
          </table:table-cell>
          <table:table-cell/>
          <table:table-cell office:value-type="string">
            <text:p>to use internet, to listen and watch spiritual sources</text:p>
          </table:table-cell>
          <table:table-cell table:number-columns-repeated="2" office:value-type="string">
            <text:p>to watch movies, to use internet</text:p>
          </table:table-cell>
          <table:table-cell office:value-type="string">
            <text:p>never use the device</text:p>
          </table:table-cell>
          <table:table-cell office:value-type="string">
            <text:p>none</text:p>
          </table:table-cell>
          <table:table-cell office:value-type="string">
            <text:p>to read things online, watching videos, to use social networks,...</text:p>
          </table:table-cell>
          <table:table-cell office:value-type="string">
            <text:p>none</text:p>
          </table:table-cell>
          <table:table-cell office:value-type="string">
            <text:p>viber, linkedIn,twitter and face book</text:p>
          </table:table-cell>
          <table:table-cell office:value-type="string">
            <text:p>viber and whatsapp</text:p>
          </table:table-cell>
          <table:table-cell office:value-type="string">
            <text:p>twitter and LinkedIn</text:p>
          </table:table-cell>
          <table:table-cell table:number-columns-repeated="2" office:value-type="string">
            <text:p>twitter, face book and LinkedIn</text:p>
          </table:table-cell>
          <table:table-cell office:value-type="string">
            <text:p>twitter, face book and LinkedInlinked IN</text:p>
          </table:table-cell>
          <table:table-cell office:value-type="string">
            <text:p>viber, linkedIn,twitter and face book</text:p>
          </table:table-cell>
          <table:table-cell/>
          <table:table-cell office:value-type="string">
            <text:p>to exchange documents, information, filing,..</text:p>
          </table:table-cell>
          <table:table-cell table:number-columns-repeated="1006"/>
        </table:table-row>
        <table:table-row table:style-name="ro1">
          <table:table-cell office:value-type="string">
            <text:p>none</text:p>
          </table:table-cell>
          <table:table-cell/>
          <table:table-cell office:value-type="string">
            <text:p>like calling, texting, chatting</text:p>
          </table:table-cell>
          <table:table-cell office:value-type="string">
            <text:p>playing games, watching movies</text:p>
          </table:table-cell>
          <table:table-cell office:value-type="string">
            <text:p>using internet, watching movies, chatting</text:p>
          </table:table-cell>
          <table:table-cell office:value-type="string">
            <text:p>I have neve used this device</text:p>
          </table:table-cell>
          <table:table-cell office:value-type="string">
            <text:p>none</text:p>
          </table:table-cell>
          <table:table-cell office:value-type="string">
            <text:p>downloding, books,videosand chatting with friends through social networks</text:p>
          </table:table-cell>
          <table:table-cell office:value-type="string">
            <text:p>none</text:p>
          </table:table-cell>
          <table:table-cell office:value-type="string">
            <text:p>facebook</text:p>
          </table:table-cell>
          <table:table-cell office:value-type="string">
            <text:p>viber</text:p>
          </table:table-cell>
          <table:table-cell office:value-type="string">
            <text:p>facebook, what's up</text:p>
          </table:table-cell>
          <table:table-cell office:value-type="string">
            <text:p>facebook,viber</text:p>
          </table:table-cell>
          <table:table-cell office:value-type="string">
            <text:p>facebook, viber</text:p>
          </table:table-cell>
          <table:table-cell office:value-type="string">
            <text:p>facebook</text:p>
          </table:table-cell>
          <table:table-cell office:value-type="string">
            <text:p>google</text:p>
          </table:table-cell>
          <table:table-cell/>
          <table:table-cell office:value-type="string">
            <text:p>for file storage, for communicating with different peoples,for doing basic <text:s/>works</text:p>
          </table:table-cell>
          <table:table-cell table:number-columns-repeated="1006"/>
        </table:table-row>
        <table:table-row table:style-name="ro1">
          <table:table-cell table:number-columns-repeated="2"/>
          <table:table-cell office:value-type="string">
            <text:p>music, videos, FM radios</text:p>
          </table:table-cell>
          <table:table-cell office:value-type="string">
            <text:p>music and videos</text:p>
          </table:table-cell>
          <table:table-cell office:value-type="string">
            <text:p>music, videos and sometimes movies</text:p>
          </table:table-cell>
          <table:table-cell office:value-type="string">
            <text:p>___________</text:p>
          </table:table-cell>
          <table:table-cell office:value-type="string">
            <text:p>______________</text:p>
          </table:table-cell>
          <table:table-cell table:number-columns-repeated="2"/>
          <table:table-cell office:value-type="string">
            <text:p>facebook</text:p>
          </table:table-cell>
          <table:table-cell office:value-type="string">
            <text:p>facebook and phone</text:p>
          </table:table-cell>
          <table:table-cell office:value-type="string">
            <text:p>facebook and twitter</text:p>
          </table:table-cell>
          <table:table-cell table:number-columns-repeated="2" office:value-type="string">
            <text:p>facebook</text:p>
          </table:table-cell>
          <table:table-cell office:value-type="string">
            <text:p>___</text:p>
          </table:table-cell>
          <table:table-cell office:value-type="string">
            <text:p>wikipedia</text:p>
          </table:table-cell>
          <table:table-cell/>
          <table:table-cell office:value-type="string">
            <text:p>printing, scanning, copying and video conferencing.</text:p>
          </table:table-cell>
          <table:table-cell table:number-columns-repeated="1006"/>
        </table:table-row>
        <table:table-row table:style-name="ro1">
          <table:table-cell table:number-columns-repeated="2"/>
          <table:table-cell office:value-type="string">
            <text:p>music, videos, movies and folowing entertainment news.</text:p>
          </table:table-cell>
          <table:table-cell office:value-type="string">
            <text:p>music, videos and movies.</text:p>
          </table:table-cell>
          <table:table-cell office:value-type="string">
            <text:p>music, videos, movies and palying games.</text:p>
          </table:table-cell>
          <table:table-cell office:value-type="string">
            <text:p>music videos and playing games</text:p>
          </table:table-cell>
          <table:table-cell office:value-type="string">
            <text:p>_______________-</text:p>
          </table:table-cell>
          <table:table-cell table:number-columns-repeated="2"/>
          <table:table-cell office:value-type="string">
            <text:p>facebook and temarinet.net</text:p>
          </table:table-cell>
          <table:table-cell office:value-type="string">
            <text:p>facebook, phone and skype</text:p>
          </table:table-cell>
          <table:table-cell office:value-type="string">
            <text:p>facebook and twitter</text:p>
          </table:table-cell>
          <table:table-cell office:value-type="string">
            <text:p>facebook</text:p>
          </table:table-cell>
          <table:table-cell office:value-type="string">
            <text:p>ffacebook and temarinet.net</text:p>
          </table:table-cell>
          <table:table-cell office:value-type="string">
            <text:p>joymula</text:p>
          </table:table-cell>
          <table:table-cell office:value-type="string">
            <text:p>wikipedia, ask.com..etc</text:p>
          </table:table-cell>
          <table:table-cell table:number-columns-repeated="1008"/>
        </table:table-row>
        <table:table-row table:style-name="ro1">
          <table:table-cell table:number-columns-repeated="2"/>
          <table:table-cell office:value-type="string">
            <text:p>music, videos and cupturing events.</text:p>
          </table:table-cell>
          <table:table-cell office:value-type="string">
            <text:p>music videos and for listening while am workin on it.</text:p>
          </table:table-cell>
          <table:table-cell office:value-type="string">
            <text:p>movies, music and videos.</text:p>
          </table:table-cell>
          <table:table-cell office:value-type="string">
            <text:p>_______________________</text:p>
          </table:table-cell>
          <table:table-cell office:value-type="string">
            <text:p>________________________</text:p>
          </table:table-cell>
          <table:table-cell table:number-columns-repeated="2"/>
          <table:table-cell office:value-type="string">
            <text:p>facebook and temarinet.net</text:p>
          </table:table-cell>
          <table:table-cell office:value-type="string">
            <text:p>facebook and phone</text:p>
          </table:table-cell>
          <table:table-cell table:number-columns-repeated="4" office:value-type="string">
            <text:p>facebook</text:p>
          </table:table-cell>
          <table:table-cell office:value-type="string">
            <text:p>______-</text:p>
          </table:table-cell>
          <table:table-cell table:number-columns-repeated="1008"/>
        </table:table-row>
        <table:table-row table:style-name="ro1">
          <table:table-cell table:number-columns-repeated="2"/>
          <table:table-cell office:value-type="string">
            <text:p>For Facebook, Playing games, WhatsApp</text:p>
          </table:table-cell>
          <table:table-cell/>
          <table:table-cell office:value-type="string">
            <text:p>Gaming, listening to music, watching movies and reading novels</text:p>
          </table:table-cell>
          <table:table-cell table:number-columns-repeated="2"/>
          <table:table-cell office:value-type="string">
            <text:p>For facebook and streamlining new videos on Youtube</text:p>
          </table:table-cell>
          <table:table-cell office:value-type="string">
            <text:p>Night vision glasses</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office:value-type="string">
            <text:p>Adobe after effects / photoshop</text:p>
          </table:table-cell>
          <table:table-cell office:value-type="string">
            <text:p>Youtube</text:p>
          </table:table-cell>
          <table:table-cell table:number-columns-repeated="1008"/>
        </table:table-row>
        <table:table-row table:style-name="ro1">
          <table:table-cell table:number-columns-repeated="2"/>
          <table:table-cell office:value-type="string">
            <text:p>For WhatsApp, and social media - Facebook, twitter...</text:p>
          </table:table-cell>
          <table:table-cell office:value-type="string">
            <text:p>For surfing the internet, social media, watching movies and listening to music</text:p>
          </table:table-cell>
          <table:table-cell table:number-columns-repeated="3"/>
          <table:table-cell office:value-type="string">
            <text:p>For accessing social media and websites</text:p>
          </table:table-cell>
          <table:table-cell office:value-type="string">
            <text:p>Wix</text:p>
          </table:table-cell>
          <table:table-cell table:number-columns-repeated="2" office:value-type="string">
            <text:p>WhatsApp / Facebook</text:p>
          </table:table-cell>
          <table:table-cell table:number-columns-repeated="3" office:value-type="string">
            <text:p>Twitter / Facebook</text:p>
          </table:table-cell>
          <table:table-cell office:value-type="string">
            <text:p>YouTube</text:p>
          </table:table-cell>
          <table:table-cell office:value-type="string">
            <text:p>Google</text:p>
          </table:table-cell>
          <table:table-cell table:number-columns-repeated="1008"/>
        </table:table-row>
        <table:table-row table:style-name="ro1">
          <table:table-cell table:number-columns-repeated="2"/>
          <table:table-cell office:value-type="string">
            <text:p>Sending photos on whatsapp, watching funny video clips, going on facebook</text:p>
          </table:table-cell>
          <table:table-cell office:value-type="string">
            <text:p>watching movies and listening to music once in a while</text:p>
          </table:table-cell>
          <table:table-cell table:number-columns-repeated="3"/>
          <table:table-cell office:value-type="string">
            <text:p>Going on the internet for whatsapp to watch video clips and send photos, and to use facebook</text:p>
          </table:table-cell>
          <table:table-cell/>
          <table:table-cell table:number-columns-repeated="5" office:value-type="string">
            <text:p>WhatsApp</text:p>
          </table:table-cell>
          <table:table-cell office:value-type="string">
            <text:p>Facebook</text:p>
          </table:table-cell>
          <table:table-cell office:value-type="string">
            <text:p>Google</text:p>
          </table:table-cell>
          <table:table-cell table:number-columns-repeated="1008"/>
        </table:table-row>
        <table:table-row table:style-name="ro1">
          <table:table-cell table:number-columns-repeated="2"/>
          <table:table-cell office:value-type="string">
            <text:p>For whatsapp and Facebook, listening to music once in a while</text:p>
          </table:table-cell>
          <table:table-cell table:number-columns-repeated="4"/>
          <table:table-cell office:value-type="string">
            <text:p>For accessing Facebook and for whatsapp</text:p>
          </table:table-cell>
          <table:table-cell/>
          <table:table-cell office:value-type="string">
            <text:p>whatsapp</text:p>
          </table:table-cell>
          <table:table-cell office:value-type="string">
            <text:p>calls / sms</text:p>
          </table:table-cell>
          <table:table-cell table:number-columns-repeated="3" office:value-type="string">
            <text:p>facebook</text:p>
          </table:table-cell>
          <table:table-cell/>
          <table:table-cell office:value-type="string">
            <text:p>google</text:p>
          </table:table-cell>
          <table:table-cell/>
          <table:table-cell office:value-type="string">
            <text:p>For marketing the salon mostly - posting photos on facebook and also communicating with clients for bookings ans such</text:p>
          </table:table-cell>
          <table:table-cell table:number-columns-repeated="1006"/>
        </table:table-row>
        <table:table-row table:style-name="ro1">
          <table:table-cell/>
          <table:table-cell office:value-type="string">
            <text:p>even though participant said she had a smart phone she said she only used it for whatsapp and not for much else..</text:p>
          </table:table-cell>
          <table:table-cell office:value-type="string">
            <text:p>listening to music, chatting with friends, and watching funny video clips on whatsapp</text:p>
          </table:table-cell>
          <table:table-cell office:value-type="string">
            <text:p>playing card games, and watching movies</text:p>
          </table:table-cell>
          <table:table-cell table:number-columns-repeated="3"/>
          <table:table-cell office:value-type="string">
            <text:p>for chatting on whatsapp and watching funny video clips</text:p>
          </table:table-cell>
          <table:table-cell/>
          <table:table-cell office:value-type="string">
            <text:p>whatsapp</text:p>
          </table:table-cell>
          <table:table-cell office:value-type="string">
            <text:p>calls</text:p>
          </table:table-cell>
          <table:table-cell table:number-columns-repeated="3" office:value-type="string">
            <text:p>whatsapp</text:p>
          </table:table-cell>
          <table:table-cell table:number-columns-repeated="3"/>
          <table:table-cell office:value-type="string">
            <text:p>Sending photos to customers when there is new stock</text:p>
          </table:table-cell>
          <table:table-cell table:number-columns-repeated="1006"/>
        </table:table-row>
        <table:table-row table:style-name="ro1">
          <table:table-cell table:number-columns-repeated="2"/>
          <table:table-cell office:value-type="string">
            <text:p>videos and FM radios</text:p>
          </table:table-cell>
          <table:table-cell office:value-type="string">
            <text:p>Videos and musics</text:p>
          </table:table-cell>
          <table:table-cell office:value-type="string">
            <text:p>music videos</text:p>
          </table:table-cell>
          <table:table-cell office:value-type="string">
            <text:p>______________</text:p>
          </table:table-cell>
          <table:table-cell office:value-type="string">
            <text:p>________________</text:p>
          </table:table-cell>
          <table:table-cell table:number-columns-repeated="2"/>
          <table:table-cell table:number-columns-repeated="2" office:value-type="string">
            <text:p>facebook and phone</text:p>
          </table:table-cell>
          <table:table-cell office:value-type="string">
            <text:p>facebook and twitter</text:p>
          </table:table-cell>
          <table:table-cell table:number-columns-repeated="2" office:value-type="string">
            <text:p>facebook</text:p>
          </table:table-cell>
          <table:table-cell office:value-type="string">
            <text:p>__</text:p>
          </table:table-cell>
          <table:table-cell office:value-type="string">
            <text:p>ask.com</text:p>
          </table:table-cell>
          <table:table-cell table:number-columns-repeated="1008"/>
        </table:table-row>
        <table:table-row table:style-name="ro1">
          <table:table-cell office:value-type="string">
            <text:p>none</text:p>
          </table:table-cell>
          <table:table-cell/>
          <table:table-cell office:value-type="string">
            <text:p>to use social networks, listening to musics,...</text:p>
          </table:table-cell>
          <table:table-cell office:value-type="string">
            <text:p>to use social networks</text:p>
          </table:table-cell>
          <table:table-cell table:number-columns-repeated="2" office:value-type="string">
            <text:p>never use the device</text:p>
          </table:table-cell>
          <table:table-cell office:value-type="string">
            <text:p>none</text:p>
          </table:table-cell>
          <table:table-cell office:value-type="string">
            <text:p>to use social networks, to watch videos online</text:p>
          </table:table-cell>
          <table:table-cell office:value-type="string">
            <text:p>none</text:p>
          </table:table-cell>
          <table:table-cell office:value-type="string">
            <text:p>face book, viber</text:p>
          </table:table-cell>
          <table:table-cell office:value-type="string">
            <text:p>phone call, text message</text:p>
          </table:table-cell>
          <table:table-cell table:number-columns-repeated="3" office:value-type="string">
            <text:p>face book, viber</text:p>
          </table:table-cell>
          <table:table-cell office:value-type="string">
            <text:p>none of them</text:p>
          </table:table-cell>
          <table:table-cell office:value-type="string">
            <text:p>face book</text:p>
          </table:table-cell>
          <table:table-cell table:number-columns-repeated="1008"/>
        </table:table-row>
        <table:table-row table:style-name="ro1">
          <table:table-cell office:value-type="string">
            <text:p>none</text:p>
          </table:table-cell>
          <table:table-cell/>
          <table:table-cell office:value-type="string">
            <text:p>to read, to use internet for different social medias</text:p>
          </table:table-cell>
          <table:table-cell table:number-columns-repeated="2" office:value-type="string">
            <text:p>to watch movies, to read, to use internet for different social medias</text:p>
          </table:table-cell>
          <table:table-cell office:value-type="string">
            <text:p>never use the device</text:p>
          </table:table-cell>
          <table:table-cell office:value-type="string">
            <text:p>none</text:p>
          </table:table-cell>
          <table:table-cell office:value-type="string">
            <text:p>to read books, to watch movies , to download music and movies</text:p>
          </table:table-cell>
          <table:table-cell office:value-type="string">
            <text:p>imo for communication with friends</text:p>
          </table:table-cell>
          <table:table-cell office:value-type="string">
            <text:p>imo, viber and face book</text:p>
          </table:table-cell>
          <table:table-cell office:value-type="string">
            <text:p>viber, imo</text:p>
          </table:table-cell>
          <table:table-cell office:value-type="string">
            <text:p>face book, twitter and linkedIn</text:p>
          </table:table-cell>
          <table:table-cell table:number-columns-repeated="3" office:value-type="string">
            <text:p>face book, twitter and linkedIn, viber, imo</text:p>
          </table:table-cell>
          <table:table-cell office:value-type="string">
            <text:p>google search through different websites.</text:p>
          </table:table-cell>
          <table:table-cell/>
          <table:table-cell office:value-type="string">
            <text:p>documenting, exchange orders, to learn from others, communication,...</text:p>
          </table:table-cell>
          <table:table-cell table:number-columns-repeated="1006"/>
        </table:table-row>
        <table:table-row table:style-name="ro1">
          <table:table-cell office:value-type="string">
            <text:p>none</text:p>
          </table:table-cell>
          <table:table-cell/>
          <table:table-cell office:value-type="string">
            <text:p>social media and listening to music and radio</text:p>
          </table:table-cell>
          <table:table-cell table:number-columns-repeated="3" office:value-type="string">
            <text:p>n/a</text:p>
          </table:table-cell>
          <table:table-cell office:value-type="string">
            <text:p>TV for watching programs and DVD for playing music and watching videos</text:p>
          </table:table-cell>
          <table:table-cell office:value-type="string">
            <text:p>chatting with friends, for downloading music and photos</text:p>
          </table:table-cell>
          <table:table-cell office:value-type="string">
            <text:p>none</text:p>
          </table:table-cell>
          <table:table-cell office:value-type="string">
            <text:p>facebook</text:p>
          </table:table-cell>
          <table:table-cell office:value-type="string">
            <text:p>phone calls</text:p>
          </table:table-cell>
          <table:table-cell office:value-type="string">
            <text:p>n/a</text:p>
          </table:table-cell>
          <table:table-cell table:number-columns-repeated="2" office:value-type="string">
            <text:p>facebook</text:p>
          </table:table-cell>
          <table:table-cell office:value-type="string">
            <text:p>n/a</text:p>
          </table:table-cell>
          <table:table-cell office:value-type="string">
            <text:p>google</text:p>
          </table:table-cell>
          <table:table-cell/>
          <table:table-cell office:value-type="string">
            <text:p>mostly for communication only</text:p>
          </table:table-cell>
          <table:table-cell table:number-columns-repeated="1006"/>
        </table:table-row>
        <table:table-row table:style-name="ro1">
          <table:table-cell/>
          <table:table-cell office:value-type="string">
            <text:p>Radio is the technology and services he uses most</text:p>
          </table:table-cell>
          <table:table-cell office:value-type="string">
            <text:p>listen to radio, music on the memory,</text:p>
          </table:table-cell>
          <table:table-cell table:number-columns-repeated="3" office:value-type="string">
            <text:p>No</text:p>
          </table:table-cell>
          <table:table-cell office:value-type="string">
            <text:p>Physical radio</text:p>
          </table:table-cell>
          <table:table-cell/>
          <table:table-cell office:value-type="string">
            <text:p>Radio programs, memory card</text:p>
          </table:table-cell>
          <table:table-cell table:number-columns-repeated="2" office:value-type="string">
            <text:p>calling</text:p>
          </table:table-cell>
          <table:table-cell office:value-type="string">
            <text:p>no</text:p>
          </table:table-cell>
          <table:table-cell table:number-columns-repeated="2" office:value-type="string">
            <text:p>calling</text:p>
          </table:table-cell>
          <table:table-cell office:value-type="string">
            <text:p>no</text:p>
          </table:table-cell>
          <table:table-cell office:value-type="string">
            <text:p>radio programs</text:p>
          </table:table-cell>
          <table:table-cell office:value-type="string">
            <text:p>participants states most of his entertainment and learning is on radio programs, however he doesn't have knowledge of the internet and also doesn't use any of the digital services</text:p>
          </table:table-cell>
          <table:table-cell office:value-type="string">
            <text:p>when stuck at the farm call for help call people to help me</text:p>
          </table:table-cell>
          <table:table-cell table:number-columns-repeated="1006"/>
        </table:table-row>
        <table:table-row table:style-name="ro1">
          <table:table-cell office:value-type="string">
            <text:p>says get bible verses from her network provider, and love tips</text:p>
          </table:table-cell>
          <table:table-cell office:value-type="string">
            <text:p>participant acknowledges can have access to desktop computer at work but doubts if she can be allowed to use however she once in a while goes to the cafe having learned some computer at school.</text:p>
          </table:table-cell>
          <table:table-cell office:value-type="string">
            <text:p>listen to music, load music in the memory card, read bible verses and love tips,take photos record, news, radio</text:p>
          </table:table-cell>
          <table:table-cell office:value-type="string">
            <text:p>read interesting things, view photos</text:p>
          </table:table-cell>
          <table:table-cell table:number-columns-repeated="2" office:value-type="string">
            <text:p>No</text:p>
          </table:table-cell>
          <table:table-cell office:value-type="string">
            <text:p>Tv and radio</text:p>
          </table:table-cell>
          <table:table-cell office:value-type="string">
            <text:p>viewing photos, facebook, read nice stories and research</text:p>
          </table:table-cell>
          <table:table-cell office:value-type="string">
            <text:p>i watch tv programs, and listen to music on radio</text:p>
          </table:table-cell>
          <table:table-cell office:value-type="string">
            <text:p>Facebook</text:p>
          </table:table-cell>
          <table:table-cell/>
          <table:table-cell office:value-type="string">
            <text:p>Facebook</text:p>
          </table:table-cell>
          <table:table-cell table:number-columns-repeated="3"/>
          <table:table-cell office:value-type="string">
            <text:p>google and yahoo</text:p>
          </table:table-cell>
          <table:table-cell office:value-type="string">
            <text:p>says wants to download but data runs very fast, also says some of the services mentioned are not common</text:p>
          </table:table-cell>
          <table:table-cell office:value-type="string">
            <text:p>When am late i call to inform my supervisor</text:p>
          </table:table-cell>
          <table:table-cell table:number-columns-repeated="1006"/>
        </table:table-row>
        <table:table-row table:style-name="ro1">
          <table:table-cell office:value-type="string">
            <text:p>use google drive to store my pictures</text:p>
          </table:table-cell>
          <table:table-cell office:value-type="string">
            <text:p>owns to smart phones and one is dedicated to use on internet</text:p>
          </table:table-cell>
          <table:table-cell table:number-columns-repeated="4" office:value-type="string">
            <text:p>use to search for trends in fashion, take photos of nice clothes i come across, whatsapp, Facebook, download and read books</text:p>
          </table:table-cell>
          <table:table-cell office:value-type="string">
            <text:p>Tv watch fashion shows</text:p>
          </table:table-cell>
          <table:table-cell office:value-type="string">
            <text:p>Visit fashion websites, read blogs on fasion</text:p>
          </table:table-cell>
          <table:table-cell office:value-type="string">
            <text:p>Fashion shows, and we chat most in china</text:p>
          </table:table-cell>
          <table:table-cell office:value-type="string">
            <text:p>WhatsApp</text:p>
          </table:table-cell>
          <table:table-cell/>
          <table:table-cell office:value-type="string">
            <text:p>Facebook, skype</text:p>
          </table:table-cell>
          <table:table-cell office:value-type="string">
            <text:p>Facebook</text:p>
          </table:table-cell>
          <table:table-cell/>
          <table:table-cell office:value-type="string">
            <text:p>google search</text:p>
          </table:table-cell>
          <table:table-cell office:value-type="string">
            <text:p>Google</text:p>
          </table:table-cell>
          <table:table-cell office:value-type="string">
            <text:p>says has a high usage of internet as she gets ideas from there for her boutiques</text:p>
          </table:table-cell>
          <table:table-cell table:number-columns-repeated="1007"/>
        </table:table-row>
        <table:table-row table:style-name="ro1">
          <table:table-cell office:value-type="string">
            <text:p>Mobile TV via Apps</text:p>
          </table:table-cell>
          <table:table-cell office:value-type="string">
            <text:p>has access to most technology, the internet and digital services</text:p>
          </table:table-cell>
          <table:table-cell office:value-type="string">
            <text:p>Listening to music, watching photos, taking photos, recording, radio</text:p>
          </table:table-cell>
          <table:table-cell table:number-columns-repeated="2" office:value-type="string">
            <text:p>lisstening to music,watching vidos, playing games</text:p>
          </table:table-cell>
          <table:table-cell office:value-type="string">
            <text:p>lno</text:p>
          </table:table-cell>
          <table:table-cell office:value-type="string">
            <text:p>Tevision, radio, woofers, DVD player</text:p>
          </table:table-cell>
          <table:table-cell office:value-type="string">
            <text:p>watch YouTube, WhatsApp, Facebook</text:p>
          </table:table-cell>
          <table:table-cell office:value-type="string">
            <text:p>none</text:p>
          </table:table-cell>
          <table:table-cell office:value-type="string">
            <text:p>WhatsApp groups</text:p>
          </table:table-cell>
          <table:table-cell office:value-type="string">
            <text:p>SMS</text:p>
          </table:table-cell>
          <table:table-cell office:value-type="string">
            <text:p>Facebook</text:p>
          </table:table-cell>
          <table:table-cell table:number-columns-repeated="3"/>
          <table:table-cell office:value-type="string">
            <text:p>google</text:p>
          </table:table-cell>
          <table:table-cell/>
          <table:table-cell office:value-type="string">
            <text:p>I use my phone to call my workmates and supervisor, i use the internet and emails to communicate with fellow workers.</text:p>
          </table:table-cell>
          <table:table-cell table:number-columns-repeated="1006"/>
        </table:table-row>
        <table:table-row table:style-name="ro1">
          <table:table-cell/>
          <table:table-cell office:value-type="string">
            <text:p>Has access to only basic mobile, thus not internet and all digital services that require inernet</text:p>
          </table:table-cell>
          <table:table-cell office:value-type="string">
            <text:p>radio</text:p>
          </table:table-cell>
          <table:table-cell table:number-columns-repeated="3" office:value-type="string">
            <text:p>no</text:p>
          </table:table-cell>
          <table:table-cell office:value-type="string">
            <text:p>radio</text:p>
          </table:table-cell>
          <table:table-cell table:number-columns-repeated="2"/>
          <table:table-cell table:number-columns-repeated="2" office:value-type="string">
            <text:p>calling</text:p>
          </table:table-cell>
          <table:table-cell office:value-type="string">
            <text:p>no</text:p>
          </table:table-cell>
          <table:table-cell table:number-columns-repeated="2" office:value-type="string">
            <text:p>calling</text:p>
          </table:table-cell>
          <table:table-cell office:value-type="string">
            <text:p>no</text:p>
          </table:table-cell>
          <table:table-cell office:value-type="string">
            <text:p>calling</text:p>
          </table:table-cell>
          <table:table-cell office:value-type="string">
            <text:p>participant doesn't have access to the internet</text:p>
          </table:table-cell>
          <table:table-cell office:value-type="string">
            <text:p>i do not use devices for work</text:p>
          </table:table-cell>
          <table:table-cell table:number-columns-repeated="1006"/>
        </table:table-row>
        <table:table-row table:style-name="ro1">
          <table:table-cell/>
          <table:table-cell office:value-type="string">
            <text:p>atleast the respondent had knowledge on the access of the above listed items</text:p>
          </table:table-cell>
          <table:table-cell office:value-type="string">
            <text:p>for facebooking</text:p>
          </table:table-cell>
          <table:table-cell office:value-type="string">
            <text:p>games</text:p>
          </table:table-cell>
          <table:table-cell office:value-type="string">
            <text:p>downloading music</text:p>
          </table:table-cell>
          <table:table-cell office:value-type="string">
            <text:p>no access</text:p>
          </table:table-cell>
          <table:table-cell office:value-type="string">
            <text:p>capturing videos</text:p>
          </table:table-cell>
          <table:table-cell office:value-type="string">
            <text:p>downloading music audios and videos</text:p>
          </table:table-cell>
          <table:table-cell office:value-type="string">
            <text:p>radios</text:p>
          </table:table-cell>
          <table:table-cell office:value-type="string">
            <text:p>facebook</text:p>
          </table:table-cell>
          <table:table-cell office:value-type="string">
            <text:p>mobile phone</text:p>
          </table:table-cell>
          <table:table-cell office:value-type="string">
            <text:p>whatsapp</text:p>
          </table:table-cell>
          <table:table-cell office:value-type="string">
            <text:p>facebook</text:p>
          </table:table-cell>
          <table:table-cell table:number-columns-repeated="2" office:value-type="string">
            <text:p>no</text:p>
          </table:table-cell>
          <table:table-cell office:value-type="string">
            <text:p>facebook</text:p>
          </table:table-cell>
          <table:table-cell office:value-type="string">
            <text:p>no</text:p>
          </table:table-cell>
          <table:table-cell office:value-type="string">
            <text:p>sending message to work mates</text:p>
          </table:table-cell>
          <table:table-cell table:number-columns-repeated="1006"/>
        </table:table-row>
        <table:table-row table:style-name="ro1">
          <table:table-cell office:value-type="string">
            <text:p>radios</text:p>
          </table:table-cell>
          <table:table-cell/>
          <table:table-cell office:value-type="string">
            <text:p>chatting with peers</text:p>
          </table:table-cell>
          <table:table-cell office:value-type="string">
            <text:p>games</text:p>
          </table:table-cell>
          <table:table-cell office:value-type="string">
            <text:p>playing music and downloading</text:p>
          </table:table-cell>
          <table:table-cell office:value-type="string">
            <text:p>no access</text:p>
          </table:table-cell>
          <table:table-cell office:value-type="string">
            <text:p>no idea</text:p>
          </table:table-cell>
          <table:table-cell office:value-type="string">
            <text:p>downloading music videos and music</text:p>
          </table:table-cell>
          <table:table-cell office:value-type="string">
            <text:p>radios and television</text:p>
          </table:table-cell>
          <table:table-cell table:number-columns-repeated="3" office:value-type="string">
            <text:p>mobile phone</text:p>
          </table:table-cell>
          <table:table-cell table:number-columns-repeated="2" office:value-type="string">
            <text:p>laptop/mobile phone</text:p>
          </table:table-cell>
          <table:table-cell table:number-columns-repeated="2" office:value-type="string">
            <text:p>desktop</text:p>
          </table:table-cell>
          <table:table-cell office:value-type="string">
            <text:p>radios and televisions are the easy tools to be accessed by the youth for entertainment</text:p>
          </table:table-cell>
          <table:table-cell office:value-type="string">
            <text:p>i do not work and therefore don't use devices for work</text:p>
          </table:table-cell>
          <table:table-cell table:number-columns-repeated="1006"/>
        </table:table-row>
        <table:table-row table:style-name="ro1">
          <table:table-cell/>
          <table:table-cell office:value-type="string">
            <text:p>Participant only has access to the his basic mobile phone</text:p>
          </table:table-cell>
          <table:table-cell office:value-type="string">
            <text:p>radio, calling</text:p>
          </table:table-cell>
          <table:table-cell table:number-columns-repeated="3" office:value-type="string">
            <text:p>no</text:p>
          </table:table-cell>
          <table:table-cell office:value-type="string">
            <text:p>radio</text:p>
          </table:table-cell>
          <table:table-cell office:value-type="string">
            <text:p>i dont have access to the internet</text:p>
          </table:table-cell>
          <table:table-cell/>
          <table:table-cell table:number-columns-repeated="2" office:value-type="string">
            <text:p>calling</text:p>
          </table:table-cell>
          <table:table-cell office:value-type="string">
            <text:p>no</text:p>
          </table:table-cell>
          <table:table-cell table:number-columns-repeated="2" office:value-type="string">
            <text:p>calling</text:p>
          </table:table-cell>
          <table:table-cell office:value-type="string">
            <text:p>no</text:p>
          </table:table-cell>
          <table:table-cell office:value-type="string">
            <text:p>calling</text:p>
          </table:table-cell>
          <table:table-cell office:value-type="string">
            <text:p>the participant does not have access to the internet</text:p>
          </table:table-cell>
          <table:table-cell table:number-columns-repeated="1007"/>
        </table:table-row>
        <table:table-row table:style-name="ro1">
          <table:table-cell/>
          <table:table-cell office:value-type="string">
            <text:p>atleast the respondent had an idea about the the above listed items</text:p>
          </table:table-cell>
          <table:table-cell office:value-type="string">
            <text:p>playing music</text:p>
          </table:table-cell>
          <table:table-cell office:value-type="string">
            <text:p>watching movies</text:p>
          </table:table-cell>
          <table:table-cell office:value-type="string">
            <text:p>downloading music,watching movies</text:p>
          </table:table-cell>
          <table:table-cell office:value-type="string">
            <text:p>no access</text:p>
          </table:table-cell>
          <table:table-cell office:value-type="string">
            <text:p>radios</text:p>
          </table:table-cell>
          <table:table-cell table:number-columns-repeated="2"/>
          <table:table-cell office:value-type="string">
            <text:p>facebook</text:p>
          </table:table-cell>
          <table:table-cell office:value-type="string">
            <text:p>facebook,phone</text:p>
          </table:table-cell>
          <table:table-cell table:number-columns-repeated="2" office:value-type="string">
            <text:p>facebook</text:p>
          </table:table-cell>
          <table:table-cell table:number-columns-repeated="3" office:value-type="string">
            <text:p>desktop</text:p>
          </table:table-cell>
          <table:table-cell office:value-type="string">
            <text:p>no</text:p>
          </table:table-cell>
          <table:table-cell table:number-columns-repeated="1007"/>
        </table:table-row>
        <table:table-row table:style-name="ro1">
          <table:table-cell/>
          <table:table-cell office:value-type="string">
            <text:p>the participant is still not informed about digital payments opting thus for the common services where people have been conned of their money ore often than not</text:p>
          </table:table-cell>
          <table:table-cell office:value-type="string">
            <text:p>listening to music</text:p>
          </table:table-cell>
          <table:table-cell table:number-columns-repeated="3" office:value-type="string">
            <text:p>N/A</text:p>
          </table:table-cell>
          <table:table-cell office:value-type="string">
            <text:p>radios and televisions</text:p>
          </table:table-cell>
          <table:table-cell table:number-columns-repeated="9"/>
          <table:table-cell office:value-type="string">
            <text:p>has not used the internet particularly for entertainment however uses technolgy available to him</text:p>
          </table:table-cell>
          <table:table-cell table:number-columns-repeated="1007"/>
        </table:table-row>
        <table:table-row table:style-name="ro1">
          <table:table-cell table:number-columns-repeated="2"/>
          <table:table-cell office:value-type="string">
            <text:p>playing games</text:p>
          </table:table-cell>
          <table:table-cell office:value-type="string">
            <text:p>downloading music</text:p>
          </table:table-cell>
          <table:table-cell table:number-columns-repeated="2" office:value-type="string">
            <text:p>no access</text:p>
          </table:table-cell>
          <table:table-cell office:value-type="string">
            <text:p>none</text:p>
          </table:table-cell>
          <table:table-cell office:value-type="string">
            <text:p>for downloading music videos and audios</text:p>
          </table:table-cell>
          <table:table-cell/>
          <table:table-cell office:value-type="string">
            <text:p>facebook</text:p>
          </table:table-cell>
          <table:table-cell office:value-type="string">
            <text:p>phone</text:p>
          </table:table-cell>
          <table:table-cell table:number-columns-repeated="2" office:value-type="string">
            <text:p>facebook</text:p>
          </table:table-cell>
          <table:table-cell office:value-type="string">
            <text:p>desktop</text:p>
          </table:table-cell>
          <table:table-cell office:value-type="string">
            <text:p>destop</text:p>
          </table:table-cell>
          <table:table-cell office:value-type="string">
            <text:p>google</text:p>
          </table:table-cell>
          <table:table-cell office:value-type="string">
            <text:p>nothing</text:p>
          </table:table-cell>
          <table:table-cell office:value-type="string">
            <text:p>communicating with workmates</text:p>
          </table:table-cell>
          <table:table-cell table:number-columns-repeated="1006"/>
        </table:table-row>
        <table:table-row table:style-name="ro1">
          <table:table-cell office:value-type="string">
            <text:p>none</text:p>
          </table:table-cell>
          <table:table-cell table:number-columns-repeated="1023"/>
        </table:table-row>
        <table:table-row table:style-name="ro1">
          <table:table-cell office:value-type="string">
            <text:p>none</text:p>
          </table:table-cell>
          <table:table-cell/>
          <table:table-cell office:value-type="string">
            <text:p>to chat through different social medias, listen to the music, ...</text:p>
          </table:table-cell>
          <table:table-cell table:number-columns-repeated="2" office:value-type="string">
            <text:p>to watch movies,to chat through different social medias, listen to the music, ...</text:p>
          </table:table-cell>
          <table:table-cell office:value-type="string">
            <text:p>never use this device</text:p>
          </table:table-cell>
          <table:table-cell office:value-type="string">
            <text:p>none</text:p>
          </table:table-cell>
          <table:table-cell office:value-type="string">
            <text:p>watching online documents like movies, music clips, to use social medias,...</text:p>
          </table:table-cell>
          <table:table-cell office:value-type="string">
            <text:p>we chat, imo</text:p>
          </table:table-cell>
          <table:table-cell office:value-type="string">
            <text:p>viber, imo, wechat, whats app</text:p>
          </table:table-cell>
          <table:table-cell office:value-type="string">
            <text:p>viber, phone call</text:p>
          </table:table-cell>
          <table:table-cell table:number-columns-repeated="3" office:value-type="string">
            <text:p>twitter, face book and linkedIn</text:p>
          </table:table-cell>
          <table:table-cell office:value-type="string">
            <text:p>none of them</text:p>
          </table:table-cell>
          <table:table-cell office:value-type="string">
            <text:p>twitter, face book and linkedIn</text:p>
          </table:table-cell>
          <table:table-cell/>
          <table:table-cell office:value-type="string">
            <text:p>to filing, to advance knowledge, to share documents, communication,...</text:p>
          </table:table-cell>
          <table:table-cell table:number-columns-repeated="1006"/>
        </table:table-row>
        <table:table-row table:style-name="ro1">
          <table:table-cell office:value-type="string">
            <text:p>i dont know</text:p>
          </table:table-cell>
          <table:table-cell office:value-type="string">
            <text:p>nothing to add</text:p>
          </table:table-cell>
          <table:table-cell office:value-type="string">
            <text:p>for chating,talking and listening to music</text:p>
          </table:table-cell>
          <table:table-cell office:value-type="string">
            <text:p>N/A</text:p>
          </table:table-cell>
          <table:table-cell office:value-type="string">
            <text:p>for playing games and watching movies also for downloading games and movies</text:p>
          </table:table-cell>
          <table:table-cell office:value-type="string">
            <text:p>N/A</text:p>
          </table:table-cell>
          <table:table-cell office:value-type="string">
            <text:p>None</text:p>
          </table:table-cell>
          <table:table-cell office:value-type="string">
            <text:p>for downloading music,games,movies and watching online entertaining videos</text:p>
          </table:table-cell>
          <table:table-cell office:value-type="string">
            <text:p>i dont know</text:p>
          </table:table-cell>
          <table:table-cell office:value-type="string">
            <text:p>facebook</text:p>
          </table:table-cell>
          <table:table-cell office:value-type="string">
            <text:p>i dont have one</text:p>
          </table:table-cell>
          <table:table-cell office:value-type="string">
            <text:p>facebook</text:p>
          </table:table-cell>
          <table:table-cell table:number-columns-repeated="2" office:value-type="string">
            <text:p>I dont have one</text:p>
          </table:table-cell>
          <table:table-cell office:value-type="string">
            <text:p>i dont have one</text:p>
          </table:table-cell>
          <table:table-cell office:value-type="string">
            <text:p>facebook</text:p>
          </table:table-cell>
          <table:table-cell office:value-type="string">
            <text:p>nothing to add</text:p>
          </table:table-cell>
          <table:table-cell table:number-columns-repeated="1007"/>
        </table:table-row>
        <table:table-row table:style-name="ro1">
          <table:table-cell office:value-type="string">
            <text:p>all mentioned above</text:p>
          </table:table-cell>
          <table:table-cell office:value-type="string">
            <text:p>nothing to add</text:p>
          </table:table-cell>
          <table:table-cell office:value-type="string">
            <text:p>chating,taking photos,videos,listening music,talking</text:p>
          </table:table-cell>
          <table:table-cell office:value-type="string">
            <text:p>listening music and watching movies</text:p>
          </table:table-cell>
          <table:table-cell office:value-type="string">
            <text:p>watching movies,downloading entretaining materials,listening music,playing games</text:p>
          </table:table-cell>
          <table:table-cell office:value-type="string">
            <text:p>N/A</text:p>
          </table:table-cell>
          <table:table-cell office:value-type="string">
            <text:p>i use mp3 player for listening to music</text:p>
          </table:table-cell>
          <table:table-cell office:value-type="string">
            <text:p>for connecting to social networks and downloading. Reading and writing different things</text:p>
          </table:table-cell>
          <table:table-cell office:value-type="string">
            <text:p>i use imo android application for chating</text:p>
          </table:table-cell>
          <table:table-cell table:number-columns-repeated="3" office:value-type="string">
            <text:p>whatsapp</text:p>
          </table:table-cell>
          <table:table-cell table:number-columns-repeated="2" office:value-type="string">
            <text:p>facebook</text:p>
          </table:table-cell>
          <table:table-cell table:number-columns-repeated="2" office:value-type="string">
            <text:p>instagram</text:p>
          </table:table-cell>
          <table:table-cell office:value-type="string">
            <text:p>nothing to add</text:p>
          </table:table-cell>
          <table:table-cell table:number-columns-repeated="1007"/>
        </table:table-row>
        <table:table-row table:style-name="ro1">
          <table:table-cell table:number-columns-repeated="2"/>
          <table:table-cell office:value-type="string">
            <text:p>chatting, for music ,games and pictures </text:p>
          </table:table-cell>
          <table:table-cell table:number-columns-repeated="3" office:value-type="string">
            <text:p>n/a</text:p>
          </table:table-cell>
          <table:table-cell office:value-type="string">
            <text:p>watching programs on TV and playing music/watching videos on DVDs</text:p>
          </table:table-cell>
          <table:table-cell office:value-type="string">
            <text:p>facebook, whatsapp, downloading music and photos</text:p>
          </table:table-cell>
          <table:table-cell office:value-type="string">
            <text:p>none</text:p>
          </table:table-cell>
          <table:table-cell office:value-type="string">
            <text:p>sms</text:p>
          </table:table-cell>
          <table:table-cell office:value-type="string">
            <text:p>calls</text:p>
          </table:table-cell>
          <table:table-cell office:value-type="string">
            <text:p>n/a</text:p>
          </table:table-cell>
          <table:table-cell office:value-type="string">
            <text:p>facebook but not offten</text:p>
          </table:table-cell>
          <table:table-cell office:value-type="string">
            <text:p>facebook but not often</text:p>
          </table:table-cell>
          <table:table-cell table:number-columns-repeated="2" office:value-type="string">
            <text:p>n/a</text:p>
          </table:table-cell>
          <table:table-cell office:value-type="string">
            <text:p>the participant is a high school student in rural school and therefore her interaction with the devices is limited.</text:p>
          </table:table-cell>
          <table:table-cell table:number-columns-repeated="1007"/>
        </table:table-row>
        <table:table-row table:style-name="ro1">
          <table:table-cell office:value-type="string">
            <text:p>none</text:p>
          </table:table-cell>
          <table:table-cell/>
          <table:table-cell table:number-columns-repeated="3" office:value-type="string">
            <text:p>to listen to spiritual audios, read audios, to communicate with others,..</text:p>
          </table:table-cell>
          <table:table-cell office:value-type="string">
            <text:p>never use this device</text:p>
          </table:table-cell>
          <table:table-cell office:value-type="string">
            <text:p>none</text:p>
          </table:table-cell>
          <table:table-cell office:value-type="string">
            <text:p>to listen to spiritual audios, read audios, to communicate with others through different social medias.</text:p>
          </table:table-cell>
          <table:table-cell office:value-type="string">
            <text:p>imo</text:p>
          </table:table-cell>
          <table:table-cell office:value-type="string">
            <text:p>phone call, viber and imo</text:p>
          </table:table-cell>
          <table:table-cell office:value-type="string">
            <text:p>phone call, sometimes viber</text:p>
          </table:table-cell>
          <table:table-cell table:number-columns-repeated="3" office:value-type="string">
            <text:p>google plus, linked In</text:p>
          </table:table-cell>
          <table:table-cell office:value-type="string">
            <text:p>linked In</text:p>
          </table:table-cell>
          <table:table-cell office:value-type="string">
            <text:p>reading online materials</text:p>
          </table:table-cell>
          <table:table-cell/>
          <table:table-cell office:value-type="string">
            <text:p>to share information, documenting, communication with coworkers,..</text:p>
          </table:table-cell>
          <table:table-cell table:number-columns-repeated="1006"/>
        </table:table-row>
        <table:table-row table:style-name="ro1">
          <table:table-cell office:value-type="string">
            <text:p>none</text:p>
          </table:table-cell>
          <table:table-cell/>
          <table:table-cell office:value-type="string">
            <text:p>playing music, for social media</text:p>
          </table:table-cell>
          <table:table-cell table:number-columns-repeated="2" office:value-type="string">
            <text:p>downloading music</text:p>
          </table:table-cell>
          <table:table-cell office:value-type="string">
            <text:p>n/a</text:p>
          </table:table-cell>
          <table:table-cell office:value-type="string">
            <text:p>listening to music on radio and watching movies and programs on TV and DVDs</text:p>
          </table:table-cell>
          <table:table-cell office:value-type="string">
            <text:p>for chatting online</text:p>
          </table:table-cell>
          <table:table-cell office:value-type="string">
            <text:p>none</text:p>
          </table:table-cell>
          <table:table-cell office:value-type="string">
            <text:p>facebook</text:p>
          </table:table-cell>
          <table:table-cell office:value-type="string">
            <text:p>phone calls</text:p>
          </table:table-cell>
          <table:table-cell office:value-type="string">
            <text:p>n/a</text:p>
          </table:table-cell>
          <table:table-cell table:number-columns-repeated="2" office:value-type="string">
            <text:p>whatsapp</text:p>
          </table:table-cell>
          <table:table-cell office:value-type="string">
            <text:p>n/a</text:p>
          </table:table-cell>
          <table:table-cell office:value-type="string">
            <text:p>google</text:p>
          </table:table-cell>
          <table:table-cell table:number-columns-repeated="1008"/>
        </table:table-row>
        <table:table-row table:style-name="ro1">
          <table:table-cell office:value-type="string">
            <text:p>none</text:p>
          </table:table-cell>
          <table:table-cell/>
          <table:table-cell table:number-columns-repeated="4" office:value-type="string">
            <text:p>listening to the music, to play game, to watch movies, to read</text:p>
          </table:table-cell>
          <table:table-cell office:value-type="string">
            <text:p>none</text:p>
          </table:table-cell>
          <table:table-cell office:value-type="string">
            <text:p>listening to the music, to play game, to watch movies, to read,..</text:p>
          </table:table-cell>
          <table:table-cell office:value-type="string">
            <text:p>imo, wechat</text:p>
          </table:table-cell>
          <table:table-cell office:value-type="string">
            <text:p>imo, viber and linkedIn</text:p>
          </table:table-cell>
          <table:table-cell office:value-type="string">
            <text:p>viber, whatsapp</text:p>
          </table:table-cell>
          <table:table-cell table:number-columns-repeated="5" office:value-type="string">
            <text:p>linkedIn, twitter and face book</text:p>
          </table:table-cell>
          <table:table-cell/>
          <table:table-cell office:value-type="string">
            <text:p>to share documents, exchange ideas, filing,..</text:p>
          </table:table-cell>
          <table:table-cell table:number-columns-repeated="1006"/>
        </table:table-row>
        <table:table-row table:style-name="ro1">
          <table:table-cell office:value-type="string">
            <text:p>I have flash disc where i store my documents.</text:p>
          </table:table-cell>
          <table:table-cell office:value-type="string">
            <text:p>in this interview session i tried to discuss with this participant about why she doesn't have access to this devices and tool ever and she told me that as she a student she can't afford to get access to these devices like when they are at school they use only computers when they have computer lesson and sometimes when no classes are there. and also though she has phone she doesn't use it often she uses it when she at home and when she has units or airtime or when there is someones who calls her.</text:p>
          </table:table-cell>
          <table:table-cell office:value-type="string">
            <text:p>playing games and listen to musics and chatting but not often</text:p>
          </table:table-cell>
          <table:table-cell office:value-type="string">
            <text:p>musics but only when i have money and <text:s/>i go for internet cafe because at school we are no allowed.</text:p>
          </table:table-cell>
          <table:table-cell office:value-type="string">
            <text:p>i don't have access</text:p>
          </table:table-cell>
          <table:table-cell table:number-columns-repeated="2"/>
          <table:table-cell office:value-type="string">
            <text:p>i use it when <text:s/>chatting with friends</text:p>
          </table:table-cell>
          <table:table-cell office:value-type="string">
            <text:p>watching movies and chatting</text:p>
          </table:table-cell>
          <table:table-cell office:value-type="string">
            <text:p>Facebook</text:p>
          </table:table-cell>
          <table:table-cell office:value-type="string">
            <text:p>Mobile phone</text:p>
          </table:table-cell>
          <table:table-cell table:number-columns-repeated="3" office:value-type="string">
            <text:p>facebook</text:p>
          </table:table-cell>
          <table:table-cell table:number-columns-repeated="2" office:value-type="string">
            <text:p>computer</text:p>
          </table:table-cell>
          <table:table-cell table:number-columns-repeated="1008"/>
        </table:table-row>
        <table:table-row table:style-name="ro1">
          <table:table-cell office:value-type="string">
            <text:p>Camera, flash Disc, Modem, projector, and screen or TV</text:p>
          </table:table-cell>
          <table:table-cell/>
          <table:table-cell office:value-type="string">
            <text:p>i can use my smart phone to look for photos, listen to musics, <text:s/>films and even chatting with friends.</text:p>
          </table:table-cell>
          <table:table-cell office:value-type="string">
            <text:p>For musics, films, fashions, chatting and other interesting things like news, game</text:p>
          </table:table-cell>
          <table:table-cell office:value-type="string">
            <text:p>Mostly i use laptop for entertainment when watching films, <text:s/>photos and musics</text:p>
          </table:table-cell>
          <table:table-cell/>
          <table:table-cell office:value-type="string">
            <text:p>Camera for photos and videos</text:p>
          </table:table-cell>
          <table:table-cell/>
          <table:table-cell office:value-type="string">
            <text:p>iPhone <text:s/>for musics and other entertainments</text:p>
          </table:table-cell>
          <table:table-cell table:number-columns-repeated="2" office:value-type="string">
            <text:p>whatsApp</text:p>
          </table:table-cell>
          <table:table-cell office:value-type="string">
            <text:p>LinkedIn or Google+</text:p>
          </table:table-cell>
          <table:table-cell table:number-columns-repeated="2" office:value-type="string">
            <text:p>Twitter</text:p>
          </table:table-cell>
          <table:table-cell/>
          <table:table-cell office:value-type="string">
            <text:p>google search viewing different websites</text:p>
          </table:table-cell>
          <table:table-cell/>
          <table:table-cell office:value-type="string">
            <text:p>i use laptop when doing my work it helps me to organize my work, planning my work, <text:s/>reading different things which useful to my job, saving my documents for long and <text:s/>even during reporting and in presentations use my smartphone when communicating at work or when am far from the work sharing the information.</text:p>
          </table:table-cell>
          <table:table-cell table:number-columns-repeated="1006"/>
        </table:table-row>
        <table:table-row table:style-name="ro1">
          <table:table-cell table:number-columns-repeated="2"/>
          <table:table-cell office:value-type="string">
            <text:p>music and FM radios</text:p>
          </table:table-cell>
          <table:table-cell office:value-type="string">
            <text:p>music videos</text:p>
          </table:table-cell>
          <table:table-cell office:value-type="string">
            <text:p>___________</text:p>
          </table:table-cell>
          <table:table-cell office:value-type="string">
            <text:p>______________</text:p>
          </table:table-cell>
          <table:table-cell office:value-type="string">
            <text:p>_________________</text:p>
          </table:table-cell>
          <table:table-cell table:number-columns-repeated="2"/>
          <table:table-cell table:number-columns-repeated="2" office:value-type="string">
            <text:p>facebook and phone</text:p>
          </table:table-cell>
          <table:table-cell table:number-columns-repeated="3" office:value-type="string">
            <text:p>facebook</text:p>
          </table:table-cell>
          <table:table-cell office:value-type="string">
            <text:p>___</text:p>
          </table:table-cell>
          <table:table-cell office:value-type="string">
            <text:p>__</text:p>
          </table:table-cell>
          <table:table-cell table:number-columns-repeated="1008"/>
        </table:table-row>
        <table:table-row table:style-name="ro1">
          <table:table-cell office:value-type="string">
            <text:p>n/a</text:p>
          </table:table-cell>
          <table:table-cell/>
          <table:table-cell office:value-type="string">
            <text:p>accessing you tube</text:p>
          </table:table-cell>
          <table:table-cell office:value-type="string">
            <text:p>watching movies and playing games</text:p>
          </table:table-cell>
          <table:table-cell office:value-type="string">
            <text:p>playing games listening to music and downloading movies</text:p>
          </table:table-cell>
          <table:table-cell office:value-type="string">
            <text:p>taking photos, watching movies and listening to music</text:p>
          </table:table-cell>
          <table:table-cell office:value-type="string">
            <text:p>music, movies and video shoots</text:p>
          </table:table-cell>
          <table:table-cell office:value-type="string">
            <text:p>downloading music and videos</text:p>
          </table:table-cell>
          <table:table-cell/>
          <table:table-cell office:value-type="string">
            <text:p>phone calls/sms</text:p>
          </table:table-cell>
          <table:table-cell office:value-type="string">
            <text:p>sms</text:p>
          </table:table-cell>
          <table:table-cell office:value-type="string">
            <text:p>n/a</text:p>
          </table:table-cell>
          <table:table-cell table:number-columns-repeated="2" office:value-type="string">
            <text:p>facebook</text:p>
          </table:table-cell>
          <table:table-cell table:number-columns-repeated="2" office:value-type="string">
            <text:p>n/a</text:p>
          </table:table-cell>
          <table:table-cell table:number-columns-repeated="1008"/>
        </table:table-row>
        <table:table-row table:style-name="ro1">
          <table:table-cell table:number-columns-repeated="2"/>
          <table:table-cell office:value-type="string">
            <text:p>listening music, music videos and Fm radios</text:p>
          </table:table-cell>
          <table:table-cell office:value-type="string">
            <text:p>music videos and music</text:p>
          </table:table-cell>
          <table:table-cell office:value-type="string">
            <text:p>music <text:s/>videos and watching movies</text:p>
          </table:table-cell>
          <table:table-cell office:value-type="string">
            <text:p>music videos and listening music</text:p>
          </table:table-cell>
          <table:table-cell office:value-type="string">
            <text:p>_____________</text:p>
          </table:table-cell>
          <table:table-cell office:value-type="string">
            <text:p>to get newly published information and music videos.</text:p>
          </table:table-cell>
          <table:table-cell/>
          <table:table-cell office:value-type="string">
            <text:p>facebook and twitter</text:p>
          </table:table-cell>
          <table:table-cell office:value-type="string">
            <text:p>facebook, phone calls and skype</text:p>
          </table:table-cell>
          <table:table-cell office:value-type="string">
            <text:p>facebook and twitter</text:p>
          </table:table-cell>
          <table:table-cell office:value-type="string">
            <text:p>facebook and temarinet.net</text:p>
          </table:table-cell>
          <table:table-cell office:value-type="string">
            <text:p>facebook and other local social networks</text:p>
          </table:table-cell>
          <table:table-cell office:value-type="string">
            <text:p>____________</text:p>
          </table:table-cell>
          <table:table-cell office:value-type="string">
            <text:p>wikipedia</text:p>
          </table:table-cell>
          <table:table-cell/>
          <table:table-cell office:value-type="string">
            <text:p>as an office machine to carry out activities done in my organization.</text:p>
          </table:table-cell>
          <table:table-cell table:number-columns-repeated="1006"/>
        </table:table-row>
        <table:table-row table:style-name="ro1">
          <table:table-cell office:value-type="string">
            <text:p>none</text:p>
          </table:table-cell>
          <table:table-cell/>
          <table:table-cell office:value-type="string">
            <text:p>to use internet, listen to the music, playing games,..</text:p>
          </table:table-cell>
          <table:table-cell office:value-type="string">
            <text:p>watching movies and to use internet</text:p>
          </table:table-cell>
          <table:table-cell office:value-type="string">
            <text:p>playing games,watching movies and to use internet</text:p>
          </table:table-cell>
          <table:table-cell office:value-type="string">
            <text:p>never use the device</text:p>
          </table:table-cell>
          <table:table-cell office:value-type="string">
            <text:p>none</text:p>
          </table:table-cell>
          <table:table-cell office:value-type="string">
            <text:p>to watch entertainment news, movies to use face book and other social medias,..</text:p>
          </table:table-cell>
          <table:table-cell office:value-type="string">
            <text:p>imo</text:p>
          </table:table-cell>
          <table:table-cell office:value-type="string">
            <text:p>viber, face book and linkedIn</text:p>
          </table:table-cell>
          <table:table-cell office:value-type="string">
            <text:p>viber, whatsapp</text:p>
          </table:table-cell>
          <table:table-cell table:number-columns-repeated="3" office:value-type="string">
            <text:p>linkedIn, twitter and face book</text:p>
          </table:table-cell>
          <table:table-cell office:value-type="string">
            <text:p>none of them</text:p>
          </table:table-cell>
          <table:table-cell office:value-type="string">
            <text:p>google search</text:p>
          </table:table-cell>
          <table:table-cell table:number-columns-repeated="1008"/>
        </table:table-row>
        <table:table-row table:style-name="ro1">
          <table:table-cell office:value-type="string">
            <text:p>none</text:p>
          </table:table-cell>
          <table:table-cell/>
          <table:table-cell office:value-type="string">
            <text:p>reading, listening to the music</text:p>
          </table:table-cell>
          <table:table-cell table:number-columns-repeated="2" office:value-type="string">
            <text:p>use face book, to reading, listening to the music, to watch movies</text:p>
          </table:table-cell>
          <table:table-cell office:value-type="string">
            <text:p>never use this device</text:p>
          </table:table-cell>
          <table:table-cell office:value-type="string">
            <text:p>none</text:p>
          </table:table-cell>
          <table:table-cell office:value-type="string">
            <text:p>use face book, reading, listening to the music, to watch movies</text:p>
          </table:table-cell>
          <table:table-cell office:value-type="string">
            <text:p>none</text:p>
          </table:table-cell>
          <table:table-cell office:value-type="string">
            <text:p>viber, face book</text:p>
          </table:table-cell>
          <table:table-cell office:value-type="string">
            <text:p>viber</text:p>
          </table:table-cell>
          <table:table-cell table:number-columns-repeated="3" office:value-type="string">
            <text:p>face book, twitter</text:p>
          </table:table-cell>
          <table:table-cell office:value-type="string">
            <text:p>linkedin</text:p>
          </table:table-cell>
          <table:table-cell office:value-type="string">
            <text:p>face book, twitter</text:p>
          </table:table-cell>
          <table:table-cell table:number-columns-repeated="1008"/>
        </table:table-row>
        <table:table-row table:style-name="ro1">
          <table:table-cell office:value-type="string">
            <text:p>none</text:p>
          </table:table-cell>
          <table:table-cell/>
          <table:table-cell office:value-type="string">
            <text:p>listening to music through you tube</text:p>
          </table:table-cell>
          <table:table-cell office:value-type="string">
            <text:p>n/a</text:p>
          </table:table-cell>
          <table:table-cell office:value-type="string">
            <text:p>playing games, facebooking</text:p>
          </table:table-cell>
          <table:table-cell office:value-type="string">
            <text:p>facebook, twitter, and chats</text:p>
          </table:table-cell>
          <table:table-cell office:value-type="string">
            <text:p>I pod for listening to music and taking photos</text:p>
          </table:table-cell>
          <table:table-cell office:value-type="string">
            <text:p>facebooking, twitting, chat o whatsapp, downloading of and listening to music and videos</text:p>
          </table:table-cell>
          <table:table-cell office:value-type="string">
            <text:p>none</text:p>
          </table:table-cell>
          <table:table-cell office:value-type="string">
            <text:p>facebook and whatsapp</text:p>
          </table:table-cell>
          <table:table-cell office:value-type="string">
            <text:p>sms services</text:p>
          </table:table-cell>
          <table:table-cell office:value-type="string">
            <text:p>electronic mails</text:p>
          </table:table-cell>
          <table:table-cell office:value-type="string">
            <text:p>facebook</text:p>
          </table:table-cell>
          <table:table-cell office:value-type="string">
            <text:p>facebbok</text:p>
          </table:table-cell>
          <table:table-cell office:value-type="string">
            <text:p>twitter anf facebook</text:p>
          </table:table-cell>
          <table:table-cell office:value-type="string">
            <text:p>opera mini and google search</text:p>
          </table:table-cell>
          <table:table-cell table:number-columns-repeated="1008"/>
        </table:table-row>
        <table:table-row table:style-name="ro1">
          <table:table-cell table:number-columns-repeated="2"/>
          <table:table-cell office:value-type="string">
            <text:p>I use my mobile phone to listen for musics, and chatting with friends, <text:s/>looking for photos and so on</text:p>
          </table:table-cell>
          <table:table-cell office:value-type="string">
            <text:p>sometimes i use it to watch films</text:p>
          </table:table-cell>
          <table:table-cell office:value-type="string">
            <text:p>For musics and films, photos and others</text:p>
          </table:table-cell>
          <table:table-cell office:value-type="string">
            <text:p>videos and musics and photos</text:p>
          </table:table-cell>
          <table:table-cell office:value-type="string">
            <text:p>camera for photos</text:p>
          </table:table-cell>
          <table:table-cell office:value-type="string">
            <text:p>i use internet when sharing with others about different interesting news or things.</text:p>
          </table:table-cell>
          <table:table-cell/>
          <table:table-cell office:value-type="string">
            <text:p>WhataApp</text:p>
          </table:table-cell>
          <table:table-cell office:value-type="string">
            <text:p>Smartphone</text:p>
          </table:table-cell>
          <table:table-cell table:number-columns-repeated="3" office:value-type="string">
            <text:p>Facebook</text:p>
          </table:table-cell>
          <table:table-cell office:value-type="string">
            <text:p>Laptop/Internet</text:p>
          </table:table-cell>
          <table:table-cell office:value-type="string">
            <text:p>google search</text:p>
          </table:table-cell>
          <table:table-cell office:value-type="string">
            <text:p>During this interview i discussed with her on how internet can help someone be creativity as she stated that laptop and internet helps in creativity and she responded that sometimes she goes on the internet and search new fashions as she <text:s/>does tailoring and selling of <text:s/>women clothes mostly <text:s/>dresses. therefore most of the fashions she gets them from the internet and save them on the laptop.</text:p>
          </table:table-cell>
          <table:table-cell table:number-columns-repeated="1007"/>
        </table:table-row>
        <table:table-row table:style-name="ro1">
          <table:table-cell table:number-columns-repeated="2"/>
          <table:table-cell office:value-type="string">
            <text:p>Listening to music and playing games</text:p>
          </table:table-cell>
          <table:table-cell office:value-type="string">
            <text:p>playing videos</text:p>
          </table:table-cell>
          <table:table-cell office:value-type="string">
            <text:p>using skype to call my friends who are abroad</text:p>
          </table:table-cell>
          <table:table-cell table:number-columns-repeated="2"/>
          <table:table-cell office:value-type="string">
            <text:p>searching information of show biz</text:p>
          </table:table-cell>
          <table:table-cell/>
          <table:table-cell office:value-type="string">
            <text:p>Whattsap</text:p>
          </table:table-cell>
          <table:table-cell office:value-type="string">
            <text:p>SMS</text:p>
          </table:table-cell>
          <table:table-cell office:value-type="string">
            <text:p>Facebook</text:p>
          </table:table-cell>
          <table:table-cell office:value-type="string">
            <text:p>Twitter</text:p>
          </table:table-cell>
          <table:table-cell table:number-columns-repeated="1011"/>
        </table:table-row>
        <table:table-row table:style-name="ro1">
          <table:table-cell table:number-columns-repeated="2"/>
          <table:table-cell office:value-type="string">
            <text:p>listening to some musics</text:p>
          </table:table-cell>
          <table:table-cell table:number-columns-repeated="2" office:value-type="string">
            <text:p>watching movies</text:p>
          </table:table-cell>
          <table:table-cell table:number-columns-repeated="2"/>
          <table:table-cell office:value-type="string">
            <text:p>searching for updates</text:p>
          </table:table-cell>
          <table:table-cell/>
          <table:table-cell office:value-type="string">
            <text:p>Facebook</text:p>
          </table:table-cell>
          <table:table-cell office:value-type="string">
            <text:p>msg</text:p>
          </table:table-cell>
          <table:table-cell office:value-type="string">
            <text:p>twitter</text:p>
          </table:table-cell>
          <table:table-cell office:value-type="string">
            <text:p>Facebook</text:p>
          </table:table-cell>
          <table:table-cell office:value-type="string">
            <text:p>Twitter</text:p>
          </table:table-cell>
          <table:table-cell table:number-columns-repeated="1010"/>
        </table:table-row>
        <table:table-row table:style-name="ro1">
          <table:table-cell office:value-type="string">
            <text:p>none</text:p>
          </table:table-cell>
          <table:table-cell/>
          <table:table-cell office:value-type="string">
            <text:p>for taking photos and updating Facebook status and sharing with friends</text:p>
          </table:table-cell>
          <table:table-cell table:number-columns-repeated="2" office:value-type="string">
            <text:p>for games</text:p>
          </table:table-cell>
          <table:table-cell office:value-type="string">
            <text:p>taking photos and for social media</text:p>
          </table:table-cell>
          <table:table-cell office:value-type="string">
            <text:p>n/a</text:p>
          </table:table-cell>
          <table:table-cell/>
          <table:table-cell office:value-type="string">
            <text:p>none</text:p>
          </table:table-cell>
          <table:table-cell office:value-type="string">
            <text:p>facebook</text:p>
          </table:table-cell>
          <table:table-cell office:value-type="string">
            <text:p>phone calls</text:p>
          </table:table-cell>
          <table:table-cell office:value-type="string">
            <text:p>facebook</text:p>
          </table:table-cell>
          <table:table-cell office:value-type="string">
            <text:p>twitter</text:p>
          </table:table-cell>
          <table:table-cell office:value-type="string">
            <text:p>facebook</text:p>
          </table:table-cell>
          <table:table-cell/>
          <table:table-cell office:value-type="string">
            <text:p>google</text:p>
          </table:table-cell>
          <table:table-cell table:number-columns-repeated="1008"/>
        </table:table-row>
        <table:table-row table:style-name="ro1">
          <table:table-cell office:value-type="string">
            <text:p>Radio</text:p>
          </table:table-cell>
          <table:table-cell office:value-type="string">
            <text:p>during interview session i discussed with this participant on why she doesn't use these technologies and she told me that some she doesn't have access to them such as mobile phone she can't afford to buy it and other she doesn't know how use them because she lacks skills.</text:p>
          </table:table-cell>
          <table:table-cell office:value-type="string">
            <text:p>doesn't use it</text:p>
          </table:table-cell>
          <table:table-cell office:value-type="string">
            <text:p>no access and i don't <text:s/>even know how to use it i sometimes see it in the town when i have gone there.</text:p>
          </table:table-cell>
          <table:table-cell office:value-type="string">
            <text:p>I don't use it</text:p>
          </table:table-cell>
          <table:table-cell office:value-type="string">
            <text:p>i don't know it.</text:p>
          </table:table-cell>
          <table:table-cell/>
          <table:table-cell office:value-type="string">
            <text:p>i don't know how to use it</text:p>
          </table:table-cell>
          <table:table-cell office:value-type="string">
            <text:p>I use radio to listen to musics and news</text:p>
          </table:table-cell>
          <table:table-cell table:number-columns-repeated="7" office:value-type="string">
            <text:p>Mobile phone</text:p>
          </table:table-cell>
          <table:table-cell table:number-columns-repeated="1008"/>
        </table:table-row>
        <table:table-row table:style-name="ro1">
          <table:table-cell table:number-columns-repeated="2"/>
          <table:table-cell office:value-type="string">
            <text:p>music and local FM radios</text:p>
          </table:table-cell>
          <table:table-cell office:value-type="string">
            <text:p>music and music videos</text:p>
          </table:table-cell>
          <table:table-cell office:value-type="string">
            <text:p>movies and music videos.</text:p>
          </table:table-cell>
          <table:table-cell office:value-type="string">
            <text:p>____________</text:p>
          </table:table-cell>
          <table:table-cell office:value-type="string">
            <text:p>_________________</text:p>
          </table:table-cell>
          <table:table-cell table:number-columns-repeated="2"/>
          <table:table-cell office:value-type="string">
            <text:p>facebook and phone calls</text:p>
          </table:table-cell>
          <table:table-cell office:value-type="string">
            <text:p>phone calls and facebook</text:p>
          </table:table-cell>
          <table:table-cell office:value-type="string">
            <text:p>facebook and twitter</text:p>
          </table:table-cell>
          <table:table-cell table:number-columns-repeated="2" office:value-type="string">
            <text:p>facebook</text:p>
          </table:table-cell>
          <table:table-cell office:value-type="string">
            <text:p>_______-</text:p>
          </table:table-cell>
          <table:table-cell office:value-type="string">
            <text:p>wikipedea</text:p>
          </table:table-cell>
          <table:table-cell/>
          <table:table-cell office:value-type="string">
            <text:p>as an office machine.</text:p>
          </table:table-cell>
          <table:table-cell table:number-columns-repeated="1006"/>
        </table:table-row>
        <table:table-row table:style-name="ro1">
          <table:table-cell table:number-columns-repeated="1024"/>
        </table:table-row>
        <table:table-row table:style-name="ro1">
          <table:table-cell office:value-type="string">
            <text:p>none</text:p>
          </table:table-cell>
          <table:table-cell/>
          <table:table-cell office:value-type="string">
            <text:p>listening to music ,facebook, twitter, whatsapp</text:p>
          </table:table-cell>
          <table:table-cell table:number-columns-repeated="3" office:value-type="string">
            <text:p>n/a</text:p>
          </table:table-cell>
          <table:table-cell office:value-type="string">
            <text:p>listening/playing music and watching movies on DVDs and TVs</text:p>
          </table:table-cell>
          <table:table-cell office:value-type="string">
            <text:p>social media interactions</text:p>
          </table:table-cell>
          <table:table-cell office:value-type="string">
            <text:p>none</text:p>
          </table:table-cell>
          <table:table-cell office:value-type="string">
            <text:p>whatsapp</text:p>
          </table:table-cell>
          <table:table-cell office:value-type="string">
            <text:p>phone calls/sms</text:p>
          </table:table-cell>
          <table:table-cell office:value-type="string">
            <text:p>facebook/twittwer</text:p>
          </table:table-cell>
          <table:table-cell table:number-columns-repeated="2" office:value-type="string">
            <text:p>facebook/twitter</text:p>
          </table:table-cell>
          <table:table-cell office:value-type="string">
            <text:p>n/a</text:p>
          </table:table-cell>
          <table:table-cell office:value-type="string">
            <text:p>google</text:p>
          </table:table-cell>
          <table:table-cell/>
          <table:table-cell office:value-type="string">
            <text:p>by communicating with clients in place of work concerning various issues</text:p>
          </table:table-cell>
          <table:table-cell table:number-columns-repeated="1006"/>
        </table:table-row>
        <table:table-row table:style-name="ro1">
          <table:table-cell/>
          <table:table-cell office:value-type="string">
            <text:p>During interview, i had conversation with this participant <text:s/>on how he uses <text:s/>technology and he shared with me that he only uses phone for communication and though he has a mobile phone with internet built in he doesn't uses it because he can't get time, he a motorist and he always get time when it is too night <text:s/>and he even don't know how to use it.</text:p>
          </table:table-cell>
          <table:table-cell office:value-type="string">
            <text:p>i use when listening to musics, radio <text:s/>and calling my colleagues</text:p>
          </table:table-cell>
          <table:table-cell office:value-type="string">
            <text:p>i don't use it</text:p>
          </table:table-cell>
          <table:table-cell office:value-type="string">
            <text:p>i don't <text:s/>use it</text:p>
          </table:table-cell>
          <table:table-cell office:value-type="string">
            <text:p>i don't know it</text:p>
          </table:table-cell>
          <table:table-cell/>
          <table:table-cell office:value-type="string">
            <text:p>i don't use it</text:p>
          </table:table-cell>
          <table:table-cell office:value-type="string">
            <text:p>Television and Radio</text:p>
          </table:table-cell>
          <table:table-cell table:number-columns-repeated="5" office:value-type="string">
            <text:p>Mobile Phone</text:p>
          </table:table-cell>
          <table:table-cell table:number-columns-repeated="1010"/>
        </table:table-row>
        <table:table-row table:style-name="ro1">
          <table:table-cell table:number-columns-repeated="2"/>
          <table:table-cell office:value-type="string">
            <text:p><text:s/>music and music videos</text:p>
          </table:table-cell>
          <table:table-cell office:value-type="string">
            <text:p>music videos</text:p>
          </table:table-cell>
          <table:table-cell office:value-type="string">
            <text:p>movies and music videos</text:p>
          </table:table-cell>
          <table:table-cell office:value-type="string">
            <text:p>_____________</text:p>
          </table:table-cell>
          <table:table-cell office:value-type="string">
            <text:p>television for following different channels</text:p>
          </table:table-cell>
          <table:table-cell table:number-columns-repeated="2"/>
          <table:table-cell office:value-type="string">
            <text:p>facebook and twitter</text:p>
          </table:table-cell>
          <table:table-cell office:value-type="string">
            <text:p>phone and facebook</text:p>
          </table:table-cell>
          <table:table-cell table:number-columns-repeated="3" office:value-type="string">
            <text:p>facebook</text:p>
          </table:table-cell>
          <table:table-cell office:value-type="string">
            <text:p>______--</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to check political news, to browse social media,to chat,sending fun images,talking to friends</text:p>
          </table:table-cell>
          <table:table-cell/>
          <table:table-cell office:value-type="string">
            <text:p>watching movies,playing games</text:p>
          </table:table-cell>
          <table:table-cell table:number-columns-repeated="4"/>
          <table:table-cell office:value-type="string">
            <text:p>facebook,whatsapp,twitter,bb messanger</text:p>
          </table:table-cell>
          <table:table-cell office:value-type="string">
            <text:p>whatsapp,facebook</text:p>
          </table:table-cell>
          <table:table-cell table:number-columns-repeated="3" office:value-type="string">
            <text:p>facebook,instagram,twitter</text:p>
          </table:table-cell>
          <table:table-cell office:value-type="string">
            <text:p>youtube,google +</text:p>
          </table:table-cell>
          <table:table-cell office:value-type="string">
            <text:p>google,wordpress</text:p>
          </table:table-cell>
          <table:table-cell office:value-type="string">
            <text:p>technology help us to get memories through digital devices like camera</text:p>
          </table:table-cell>
          <table:table-cell office:value-type="string">
            <text:p>to create office network so that people can be able to share peripheral devices together</text:p>
          </table:table-cell>
          <table:table-cell table:number-columns-repeated="1006"/>
        </table:table-row>
        <table:table-row table:style-name="ro1">
          <table:table-cell table:number-columns-repeated="2"/>
          <table:table-cell office:value-type="string">
            <text:p>to chat,talking to friends,record my voice,downloading images</text:p>
          </table:table-cell>
          <table:table-cell/>
          <table:table-cell office:value-type="string">
            <text:p>watching movie</text:p>
          </table:table-cell>
          <table:table-cell table:number-columns-repeated="2"/>
          <table:table-cell office:value-type="string">
            <text:p>to download images.</text:p>
          </table:table-cell>
          <table:table-cell/>
          <table:table-cell office:value-type="string">
            <text:p>facebook,phone</text:p>
          </table:table-cell>
          <table:table-cell office:value-type="string">
            <text:p>whatsapp,phone</text:p>
          </table:table-cell>
          <table:table-cell office:value-type="string">
            <text:p>viber</text:p>
          </table:table-cell>
          <table:table-cell table:number-columns-repeated="3" office:value-type="string">
            <text:p>facebook</text:p>
          </table:table-cell>
          <table:table-cell office:value-type="string">
            <text:p>google.com</text:p>
          </table:table-cell>
          <table:table-cell/>
          <table:table-cell office:value-type="string">
            <text:p>to find business patner</text:p>
          </table:table-cell>
          <table:table-cell table:number-columns-repeated="1006"/>
        </table:table-row>
        <table:table-row table:style-name="ro1">
          <table:table-cell table:number-columns-repeated="2"/>
          <table:table-cell office:value-type="string">
            <text:p>chat,talking to family</text:p>
          </table:table-cell>
          <table:table-cell/>
          <table:table-cell office:value-type="string">
            <text:p>watching movies and music</text:p>
          </table:table-cell>
          <table:table-cell table:number-columns-repeated="1019"/>
        </table:table-row>
        <table:table-row table:style-name="ro1">
          <table:table-cell table:number-columns-repeated="2"/>
          <table:table-cell office:value-type="string">
            <text:p>chatting</text:p>
          </table:table-cell>
          <table:table-cell table:number-columns-repeated="1021"/>
        </table:table-row>
        <table:table-row table:style-name="ro1">
          <table:table-cell office:value-type="string">
            <text:p>none</text:p>
          </table:table-cell>
          <table:table-cell/>
          <table:table-cell table:number-columns-repeated="3" office:value-type="string">
            <text:p>to read, to access sport news and updates, listen to music, to use internet</text:p>
          </table:table-cell>
          <table:table-cell office:value-type="string">
            <text:p>never use the device</text:p>
          </table:table-cell>
          <table:table-cell office:value-type="string">
            <text:p>none</text:p>
          </table:table-cell>
          <table:table-cell office:value-type="string">
            <text:p>to read, to access sport news and updates, listen to music,..</text:p>
          </table:table-cell>
          <table:table-cell office:value-type="string">
            <text:p>messenger(face book)</text:p>
          </table:table-cell>
          <table:table-cell office:value-type="string">
            <text:p>viber and messenger</text:p>
          </table:table-cell>
          <table:table-cell office:value-type="string">
            <text:p>viber</text:p>
          </table:table-cell>
          <table:table-cell table:number-columns-repeated="3" office:value-type="string">
            <text:p>face book, linked in and twitter</text:p>
          </table:table-cell>
          <table:table-cell office:value-type="string">
            <text:p>none of them</text:p>
          </table:table-cell>
          <table:table-cell office:value-type="string">
            <text:p>face book, linked in and twitter</text:p>
          </table:table-cell>
          <table:table-cell table:number-columns-repeated="1008"/>
        </table:table-row>
        <table:table-row table:style-name="ro1">
          <table:table-cell office:value-type="string">
            <text:p>none</text:p>
          </table:table-cell>
          <table:table-cell/>
          <table:table-cell office:value-type="string">
            <text:p>to read, listen to music,..</text:p>
          </table:table-cell>
          <table:table-cell table:number-columns-repeated="2" office:value-type="string">
            <text:p>to watch movies, to read, listen to music,..</text:p>
          </table:table-cell>
          <table:table-cell office:value-type="string">
            <text:p>neve use the device</text:p>
          </table:table-cell>
          <table:table-cell office:value-type="string">
            <text:p>none</text:p>
          </table:table-cell>
          <table:table-cell office:value-type="string">
            <text:p>to watch movies, to read, listen to music,..</text:p>
          </table:table-cell>
          <table:table-cell office:value-type="string">
            <text:p>imo</text:p>
          </table:table-cell>
          <table:table-cell table:number-columns-repeated="2" office:value-type="string">
            <text:p>viber and imo</text:p>
          </table:table-cell>
          <table:table-cell table:number-columns-repeated="3" office:value-type="string">
            <text:p>twitter and face book</text:p>
          </table:table-cell>
          <table:table-cell office:value-type="string">
            <text:p>none</text:p>
          </table:table-cell>
          <table:table-cell office:value-type="string">
            <text:p>twitter and face book</text:p>
          </table:table-cell>
          <table:table-cell/>
          <table:table-cell office:value-type="string">
            <text:p>to exchange files, documenting, communication,..</text:p>
          </table:table-cell>
          <table:table-cell table:number-columns-repeated="1006"/>
        </table:table-row>
        <table:table-row table:style-name="ro1">
          <table:table-cell office:value-type="string">
            <text:p>none</text:p>
          </table:table-cell>
          <table:table-cell/>
          <table:table-cell office:value-type="string">
            <text:p>listening to music, reading,,,</text:p>
          </table:table-cell>
          <table:table-cell table:number-columns-repeated="2" office:value-type="string">
            <text:p>watching movies and different videos,listening to music, reading,,,</text:p>
          </table:table-cell>
          <table:table-cell office:value-type="string">
            <text:p>never use the device</text:p>
          </table:table-cell>
          <table:table-cell office:value-type="string">
            <text:p>none</text:p>
          </table:table-cell>
          <table:table-cell office:value-type="string">
            <text:p>watching movies and different videos,listening to music, reading,,,</text:p>
          </table:table-cell>
          <table:table-cell office:value-type="string">
            <text:p>none</text:p>
          </table:table-cell>
          <table:table-cell office:value-type="string">
            <text:p>twitter, viber, face book</text:p>
          </table:table-cell>
          <table:table-cell office:value-type="string">
            <text:p>viber</text:p>
          </table:table-cell>
          <table:table-cell table:number-columns-repeated="4" office:value-type="string">
            <text:p>twitter, face book</text:p>
          </table:table-cell>
          <table:table-cell office:value-type="string">
            <text:p>google</text:p>
          </table:table-cell>
          <table:table-cell table:number-columns-repeated="1008"/>
        </table:table-row>
        <table:table-row table:style-name="ro1">
          <table:table-cell table:number-columns-repeated="1024"/>
        </table:table-row>
        <table:table-row table:style-name="ro1">
          <table:table-cell office:value-type="string">
            <text:p>none</text:p>
          </table:table-cell>
          <table:table-cell/>
          <table:table-cell office:value-type="string">
            <text:p>for you tube and social media</text:p>
          </table:table-cell>
          <table:table-cell office:value-type="string">
            <text:p>watching movies and play games</text:p>
          </table:table-cell>
          <table:table-cell table:number-columns-repeated="2" office:value-type="string">
            <text:p>listening to music, downing movies and playing games</text:p>
          </table:table-cell>
          <table:table-cell office:value-type="string">
            <text:p>movies music video</text:p>
          </table:table-cell>
          <table:table-cell office:value-type="string">
            <text:p>downlaoding movies , music</text:p>
          </table:table-cell>
          <table:table-cell office:value-type="string">
            <text:p>N/A</text:p>
          </table:table-cell>
          <table:table-cell office:value-type="string">
            <text:p>Facebook</text:p>
          </table:table-cell>
          <table:table-cell office:value-type="string">
            <text:p>phone calls</text:p>
          </table:table-cell>
          <table:table-cell office:value-type="string">
            <text:p>Linkedin</text:p>
          </table:table-cell>
          <table:table-cell table:number-columns-repeated="2" office:value-type="string">
            <text:p>facebook</text:p>
          </table:table-cell>
          <table:table-cell office:value-type="string">
            <text:p>N/A</text:p>
          </table:table-cell>
          <table:table-cell office:value-type="string">
            <text:p>google</text:p>
          </table:table-cell>
          <table:table-cell table:number-columns-repeated="1008"/>
        </table:table-row>
        <table:table-row table:style-name="ro1">
          <table:table-cell table:number-columns-repeated="2" office:value-type="string">
            <text:p>none</text:p>
          </table:table-cell>
          <table:table-cell office:value-type="string">
            <text:p>for facebook , listening to music , twitting and whatsapp chats</text:p>
          </table:table-cell>
          <table:table-cell office:value-type="string">
            <text:p>for accessing social media and watching videos from You Tube</text:p>
          </table:table-cell>
          <table:table-cell office:value-type="string">
            <text:p>or accessing social media and watching videos from You Tube</text:p>
          </table:table-cell>
          <table:table-cell office:value-type="string">
            <text:p>N/A</text:p>
          </table:table-cell>
          <table:table-cell office:value-type="string">
            <text:p>TVs and DVDs for watching movies and programs that interest me and for listening to music</text:p>
          </table:table-cell>
          <table:table-cell office:value-type="string">
            <text:p>for accessing social media, listening to music and watching video clips</text:p>
          </table:table-cell>
          <table:table-cell office:value-type="string">
            <text:p>None</text:p>
          </table:table-cell>
          <table:table-cell office:value-type="string">
            <text:p>facebook</text:p>
          </table:table-cell>
          <table:table-cell office:value-type="string">
            <text:p>phone calls</text:p>
          </table:table-cell>
          <table:table-cell office:value-type="string">
            <text:p>Linkedin</text:p>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For communication purposes, data entry, doing reports and holding meetings</text:p>
          </table:table-cell>
          <table:table-cell table:number-columns-repeated="1006"/>
        </table:table-row>
        <table:table-row table:style-name="ro1">
          <table:table-cell office:value-type="string">
            <text:p>none</text:p>
          </table:table-cell>
          <table:table-cell/>
          <table:table-cell office:value-type="string">
            <text:p>to read, listening to music, to use various social medias,..</text:p>
          </table:table-cell>
          <table:table-cell table:number-columns-repeated="2" office:value-type="string">
            <text:p>to read, listening to music, to use various social medias, to watch movies</text:p>
          </table:table-cell>
          <table:table-cell office:value-type="string">
            <text:p>never use this device</text:p>
          </table:table-cell>
          <table:table-cell office:value-type="string">
            <text:p>none</text:p>
          </table:table-cell>
          <table:table-cell office:value-type="string">
            <text:p>to read, listening to music, to use various social medias, to watch movies</text:p>
          </table:table-cell>
          <table:table-cell office:value-type="string">
            <text:p>imo</text:p>
          </table:table-cell>
          <table:table-cell office:value-type="string">
            <text:p>viber, text message and face book</text:p>
          </table:table-cell>
          <table:table-cell office:value-type="string">
            <text:p>phone call,viber, text message</text:p>
          </table:table-cell>
          <table:table-cell table:number-columns-repeated="4" office:value-type="string">
            <text:p>face book, twitter and linked In</text:p>
          </table:table-cell>
          <table:table-cell office:value-type="string">
            <text:p>google,LinkedIn</text:p>
          </table:table-cell>
          <table:table-cell/>
          <table:table-cell office:value-type="string">
            <text:p>exchange emails, share documents, filing, to update knowledge,...</text:p>
          </table:table-cell>
          <table:table-cell table:number-columns-repeated="1006"/>
        </table:table-row>
        <table:table-row table:style-name="ro1">
          <table:table-cell/>
          <table:table-cell office:value-type="string">
            <text:p>N/A</text:p>
          </table:table-cell>
          <table:table-cell office:value-type="string">
            <text:p>MUSIC AND VIDEO</text:p>
          </table:table-cell>
          <table:table-cell table:number-columns-repeated="2" office:value-type="string">
            <text:p>music and video</text:p>
          </table:table-cell>
          <table:table-cell office:value-type="string">
            <text:p>N/A</text:p>
          </table:table-cell>
          <table:table-cell office:value-type="string">
            <text:p>music and video</text:p>
          </table:table-cell>
          <table:table-cell office:value-type="string">
            <text:p>watching and listening to music</text:p>
          </table:table-cell>
          <table:table-cell office:value-type="string">
            <text:p>N/A</text:p>
          </table:table-cell>
          <table:table-cell office:value-type="string">
            <text:p>facebook</text:p>
          </table:table-cell>
          <table:table-cell office:value-type="string">
            <text:p>phone call</text:p>
          </table:table-cell>
          <table:table-cell office:value-type="string">
            <text:p>emails</text:p>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Communication, writing reports</text:p>
          </table:table-cell>
          <table:table-cell table:number-columns-repeated="1006"/>
        </table:table-row>
        <table:table-row table:style-name="ro1">
          <table:table-cell office:value-type="string">
            <text:p>none</text:p>
          </table:table-cell>
          <table:table-cell/>
          <table:table-cell office:value-type="string">
            <text:p>for texting, to use face book,..</text:p>
          </table:table-cell>
          <table:table-cell office:value-type="string">
            <text:p>to watch videos, to use internet and <text:s/>face book,..</text:p>
          </table:table-cell>
          <table:table-cell office:value-type="string">
            <text:p>to watch videos, to use internet and <text:s/>face book and sometimes to play games</text:p>
          </table:table-cell>
          <table:table-cell office:value-type="string">
            <text:p>never use the device</text:p>
          </table:table-cell>
          <table:table-cell office:value-type="string">
            <text:p>none</text:p>
          </table:table-cell>
          <table:table-cell office:value-type="string">
            <text:p>to access entertainment news, chatiing, face book</text:p>
          </table:table-cell>
          <table:table-cell office:value-type="string">
            <text:p>none</text:p>
          </table:table-cell>
          <table:table-cell office:value-type="string">
            <text:p>whatsapp and viber</text:p>
          </table:table-cell>
          <table:table-cell office:value-type="string">
            <text:p>phone call</text:p>
          </table:table-cell>
          <table:table-cell table:number-columns-repeated="3" office:value-type="string">
            <text:p>face book</text:p>
          </table:table-cell>
          <table:table-cell office:value-type="string">
            <text:p>none of them</text:p>
          </table:table-cell>
          <table:table-cell office:value-type="string">
            <text:p>you tube</text:p>
          </table:table-cell>
          <table:table-cell table:number-columns-repeated="1008"/>
        </table:table-row>
        <table:table-row table:style-name="ro1">
          <table:table-cell table:number-columns-repeated="2" office:value-type="string">
            <text:p>N/A</text:p>
          </table:table-cell>
          <table:table-cell office:value-type="string">
            <text:p>Listening to radio and music on SD card</text:p>
          </table:table-cell>
          <table:table-cell office:value-type="string">
            <text:p>watching movies, listening to music both video and audio, playing games</text:p>
          </table:table-cell>
          <table:table-cell office:value-type="string">
            <text:p>Movies , games and music</text:p>
          </table:table-cell>
          <table:table-cell office:value-type="string">
            <text:p>music</text:p>
          </table:table-cell>
          <table:table-cell office:value-type="string">
            <text:p>listening to <text:s/>music and watching programs on radio and TV</text:p>
          </table:table-cell>
          <table:table-cell office:value-type="string">
            <text:p>downloading media materials for entertainment e.g movies and music</text:p>
          </table:table-cell>
          <table:table-cell office:value-type="string">
            <text:p>VLC media player</text:p>
          </table:table-cell>
          <table:table-cell office:value-type="string">
            <text:p>facebook</text:p>
          </table:table-cell>
          <table:table-cell office:value-type="string">
            <text:p>phone calls</text:p>
          </table:table-cell>
          <table:table-cell table:number-columns-repeated="3" office:value-type="string">
            <text:p>facebook</text:p>
          </table:table-cell>
          <table:table-cell office:value-type="string">
            <text:p>micromedia fireworks</text:p>
          </table:table-cell>
          <table:table-cell office:value-type="string">
            <text:p>Google</text:p>
          </table:table-cell>
          <table:table-cell office:value-type="string">
            <text:p>N/A</text:p>
          </table:table-cell>
          <table:table-cell table:number-columns-repeated="1007"/>
        </table:table-row>
        <table:table-row table:style-name="ro1">
          <table:table-cell office:value-type="string">
            <text:p>none</text:p>
          </table:table-cell>
          <table:table-cell/>
          <table:table-cell table:number-columns-repeated="2" office:value-type="string">
            <text:p>to listen to the music, updating myself <text:s/>on sport news, chatting</text:p>
          </table:table-cell>
          <table:table-cell office:value-type="string">
            <text:p>watching movies especially series one,to listen to the music, updating myself <text:s/>on sport news, chatting</text:p>
          </table:table-cell>
          <table:table-cell office:value-type="string">
            <text:p>never use this device</text:p>
          </table:table-cell>
          <table:table-cell office:value-type="string">
            <text:p>none</text:p>
          </table:table-cell>
          <table:table-cell office:value-type="string">
            <text:p>to listen to the music, updating myself <text:s/>on sport news, chatting, to download music, movies,..</text:p>
          </table:table-cell>
          <table:table-cell office:value-type="string">
            <text:p>imo, messenger, wechat</text:p>
          </table:table-cell>
          <table:table-cell office:value-type="string">
            <text:p>viber, messenger and imo</text:p>
          </table:table-cell>
          <table:table-cell office:value-type="string">
            <text:p>viber</text:p>
          </table:table-cell>
          <table:table-cell table:number-columns-repeated="3" office:value-type="string">
            <text:p>twitter, face book and linkedIn</text:p>
          </table:table-cell>
          <table:table-cell office:value-type="string">
            <text:p>none</text:p>
          </table:table-cell>
          <table:table-cell office:value-type="string">
            <text:p>google plus, linkedin and different websites</text:p>
          </table:table-cell>
          <table:table-cell table:number-columns-repeated="1008"/>
        </table:table-row>
        <table:table-row table:style-name="ro1">
          <table:table-cell table:number-columns-repeated="2"/>
          <table:table-cell office:value-type="string">
            <text:p>music and local Fm radios for neews</text:p>
          </table:table-cell>
          <table:table-cell office:value-type="string">
            <text:p>music</text:p>
          </table:table-cell>
          <table:table-cell office:value-type="string">
            <text:p>music and for some entertaining videos</text:p>
          </table:table-cell>
          <table:table-cell office:value-type="string">
            <text:p>music and videos</text:p>
          </table:table-cell>
          <table:table-cell office:value-type="string">
            <text:p>_____________</text:p>
          </table:table-cell>
          <table:table-cell table:number-columns-repeated="2"/>
          <table:table-cell table:number-columns-repeated="2" office:value-type="string">
            <text:p>facebook and phone</text:p>
          </table:table-cell>
          <table:table-cell office:value-type="string">
            <text:p>facebook and twitter</text:p>
          </table:table-cell>
          <table:table-cell table:number-columns-repeated="2" office:value-type="string">
            <text:p>facebook</text:p>
          </table:table-cell>
          <table:table-cell table:number-columns-repeated="2" office:value-type="string">
            <text:p>___</text:p>
          </table:table-cell>
          <table:table-cell table:number-columns-repeated="1008"/>
        </table:table-row>
        <table:table-row table:style-name="ro1">
          <table:table-cell table:number-columns-repeated="2"/>
          <table:table-cell office:value-type="string">
            <text:p>to play games, watch videos and listening music</text:p>
          </table:table-cell>
          <table:table-cell office:value-type="string">
            <text:p>to watch music videos, movies, play games and sometimes listen music.</text:p>
          </table:table-cell>
          <table:table-cell office:value-type="string">
            <text:p>to watch movies, music videos and play video games</text:p>
          </table:table-cell>
          <table:table-cell office:value-type="string">
            <text:p>listening music and music videos.</text:p>
          </table:table-cell>
          <table:table-cell office:value-type="string">
            <text:p>______________-</text:p>
          </table:table-cell>
          <table:table-cell table:number-columns-repeated="2"/>
          <table:table-cell office:value-type="string">
            <text:p>facebook, phone and skpe</text:p>
          </table:table-cell>
          <table:table-cell office:value-type="string">
            <text:p>facebook, phone and skype</text:p>
          </table:table-cell>
          <table:table-cell table:number-columns-repeated="2" office:value-type="string">
            <text:p>facebook and twitter</text:p>
          </table:table-cell>
          <table:table-cell office:value-type="string">
            <text:p>ffacebook and temarinet.net</text:p>
          </table:table-cell>
          <table:table-cell office:value-type="string">
            <text:p>__</text:p>
          </table:table-cell>
          <table:table-cell office:value-type="string">
            <text:p>google, wikipedia and etc</text:p>
          </table:table-cell>
          <table:table-cell/>
          <table:table-cell office:value-type="string">
            <text:p>to develope websites and to provide system support.... etc</text:p>
          </table:table-cell>
          <table:table-cell table:number-columns-repeated="1006"/>
        </table:table-row>
        <table:table-row table:style-name="ro1">
          <table:table-cell table:number-columns-repeated="2"/>
          <table:table-cell office:value-type="string">
            <text:p>music and play <text:s/>games</text:p>
          </table:table-cell>
          <table:table-cell office:value-type="string">
            <text:p>watching different videos</text:p>
          </table:table-cell>
          <table:table-cell office:value-type="string">
            <text:p>watching movies and music videos</text:p>
          </table:table-cell>
          <table:table-cell office:value-type="string">
            <text:p>reading eBooks and for watching videos</text:p>
          </table:table-cell>
          <table:table-cell office:value-type="string">
            <text:p>________________-</text:p>
          </table:table-cell>
          <table:table-cell table:number-columns-repeated="2"/>
          <table:table-cell office:value-type="string">
            <text:p>facebook, phone and twitter</text:p>
          </table:table-cell>
          <table:table-cell office:value-type="string">
            <text:p>facebook, phone and skype</text:p>
          </table:table-cell>
          <table:table-cell table:number-columns-repeated="2" office:value-type="string">
            <text:p>facebook and twitter</text:p>
          </table:table-cell>
          <table:table-cell office:value-type="string">
            <text:p>ffacebook and temarinet.net</text:p>
          </table:table-cell>
          <table:table-cell office:value-type="string">
            <text:p>_______</text:p>
          </table:table-cell>
          <table:table-cell office:value-type="string">
            <text:p>google, wikipedia and etc</text:p>
          </table:table-cell>
          <table:table-cell/>
          <table:table-cell office:value-type="string">
            <text:p>to develope website and to organize local entertainment digital media or tool called sodere.com</text:p>
          </table:table-cell>
          <table:table-cell table:number-columns-repeated="1006"/>
        </table:table-row>
        <table:table-row table:style-name="ro1">
          <table:table-cell table:number-columns-repeated="2"/>
          <table:table-cell office:value-type="string">
            <text:p>For whatsapp and Facebook</text:p>
          </table:table-cell>
          <table:table-cell office:value-type="string">
            <text:p>For watching movies</text:p>
          </table:table-cell>
          <table:table-cell table:number-columns-repeated="3"/>
          <table:table-cell office:value-type="string">
            <text:p>For downloading movies, for going on Facebook..</text:p>
          </table:table-cell>
          <table:table-cell/>
          <table:table-cell office:value-type="string">
            <text:p>whatsapp / facebook</text:p>
          </table:table-cell>
          <table:table-cell office:value-type="string">
            <text:p>calls</text:p>
          </table:table-cell>
          <table:table-cell table:number-columns-repeated="4" office:value-type="string">
            <text:p>facebook</text:p>
          </table:table-cell>
          <table:table-cell office:value-type="string">
            <text:p>google</text:p>
          </table:table-cell>
          <table:table-cell table:number-columns-repeated="1008"/>
        </table:table-row>
        <table:table-row table:style-name="ro1">
          <table:table-cell/>
          <table:table-cell office:value-type="string">
            <text:p>Respondent has no access to internet and digital services or tools with very limited access to a mobile phone - her brother lets her use his when <text:s/>necessary</text:p>
          </table:table-cell>
          <table:table-cell office:value-type="string">
            <text:p>listen to radio sometimes when my brother allows me to do so</text:p>
          </table:table-cell>
          <table:table-cell table:number-columns-repeated="1021"/>
        </table:table-row>
        <table:table-row table:style-name="ro1">
          <table:table-cell/>
          <table:table-cell office:value-type="string">
            <text:p>Respondent does not have a phone of his own but his mother lets him play games on her phone sometimes and he helps her to use it to read / send text message</text:p>
          </table:table-cell>
          <table:table-cell office:value-type="string">
            <text:p>playing games</text:p>
          </table:table-cell>
          <table:table-cell table:number-columns-repeated="1021"/>
        </table:table-row>
        <table:table-row table:style-name="ro1">
          <table:table-cell/>
          <table:table-cell office:value-type="string">
            <text:p>Respondent has a basic mobile phone but says that he can access more advanced phones when he visits his cousins or friends</text:p>
          </table:table-cell>
          <table:table-cell office:value-type="string">
            <text:p>Playing games, listening to radio, talking to friends</text:p>
          </table:table-cell>
          <table:table-cell table:number-columns-repeated="4"/>
          <table:table-cell office:value-type="string">
            <text:p>once in a while when i get money i go to the internet cafe and check Facebook and football news and scores</text:p>
          </table:table-cell>
          <table:table-cell/>
          <table:table-cell table:number-columns-repeated="2" office:value-type="string">
            <text:p>phone calls</text:p>
          </table:table-cell>
          <table:table-cell table:number-columns-repeated="1013"/>
        </table:table-row>
        <table:table-row table:style-name="ro1">
          <table:table-cell table:number-columns-repeated="2"/>
          <table:table-cell office:value-type="string">
            <text:p>Listening to music, playing games, chatting on whatsapp and viber, going on Facebook, and Instagram and snap chat...</text:p>
          </table:table-cell>
          <table:table-cell office:value-type="string">
            <text:p>playing games, watching movies, listening to music</text:p>
          </table:table-cell>
          <table:table-cell office:value-type="string">
            <text:p>playing games, watching movies / series</text:p>
          </table:table-cell>
          <table:table-cell office:value-type="string">
            <text:p>playing games, watching YouTube videos</text:p>
          </table:table-cell>
          <table:table-cell/>
          <table:table-cell office:value-type="string">
            <text:p>for accessing all social media, searching for stuff on the internet, downloading music...</text:p>
          </table:table-cell>
          <table:table-cell office:value-type="string">
            <text:p>apps on my phone - funny voice apps, fake calls, photo editing apps...</text:p>
          </table:table-cell>
          <table:table-cell table:number-columns-repeated="2" office:value-type="string">
            <text:p>whatsapp</text:p>
          </table:table-cell>
          <table:table-cell table:number-columns-repeated="3" office:value-type="string">
            <text:p>facebook</text:p>
          </table:table-cell>
          <table:table-cell office:value-type="string">
            <text:p>apps</text:p>
          </table:table-cell>
          <table:table-cell office:value-type="string">
            <text:p>google</text:p>
          </table:table-cell>
          <table:table-cell table:number-columns-repeated="1008"/>
        </table:table-row>
        <table:table-row table:style-name="ro1">
          <table:table-cell table:number-columns-repeated="2"/>
          <table:table-cell office:value-type="string">
            <text:p>for chatting with friends on whatsapp, facebook, and instagram, listening to music, playing games</text:p>
          </table:table-cell>
          <table:table-cell office:value-type="string">
            <text:p>listening to music, playing games, watching movies</text:p>
          </table:table-cell>
          <table:table-cell office:value-type="string">
            <text:p>surfing the internet</text:p>
          </table:table-cell>
          <table:table-cell table:number-columns-repeated="2"/>
          <table:table-cell office:value-type="string">
            <text:p>for surfing the internet, downloading music, chatting with friends</text:p>
          </table:table-cell>
          <table:table-cell/>
          <table:table-cell table:number-columns-repeated="2" office:value-type="string">
            <text:p>whatsapp</text:p>
          </table:table-cell>
          <table:table-cell table:number-columns-repeated="3" office:value-type="string">
            <text:p>facebook</text:p>
          </table:table-cell>
          <table:table-cell office:value-type="string">
            <text:p>instagram</text:p>
          </table:table-cell>
          <table:table-cell office:value-type="string">
            <text:p>google</text:p>
          </table:table-cell>
          <table:table-cell table:number-columns-repeated="1008"/>
        </table:table-row>
        <table:table-row table:style-name="ro1">
          <table:table-cell table:number-columns-repeated="2"/>
          <table:table-cell office:value-type="string">
            <text:p>play games sometimes</text:p>
          </table:table-cell>
          <table:table-cell office:value-type="string">
            <text:p>play games</text:p>
          </table:table-cell>
          <table:table-cell table:number-columns-repeated="3"/>
          <table:table-cell office:value-type="string">
            <text:p>i opened a Facebook account but i do not use it very much only once in a while when we go to the library at church and if there internet is on..</text:p>
          </table:table-cell>
          <table:table-cell/>
          <table:table-cell office:value-type="string">
            <text:p>facebook</text:p>
          </table:table-cell>
          <table:table-cell table:number-columns-repeated="1014"/>
        </table:table-row>
        <table:table-row table:style-name="ro1">
          <table:table-cell table:number-columns-repeated="2"/>
          <table:table-cell office:value-type="string">
            <text:p>playing games</text:p>
          </table:table-cell>
          <table:table-cell office:value-type="string">
            <text:p>checking Facebook, playing games</text:p>
          </table:table-cell>
          <table:table-cell table:number-columns-repeated="3"/>
          <table:table-cell office:value-type="string">
            <text:p>for searching on google - football, gaming, and for checking facebook</text:p>
          </table:table-cell>
          <table:table-cell/>
          <table:table-cell office:value-type="string">
            <text:p>calls / facebook</text:p>
          </table:table-cell>
          <table:table-cell office:value-type="string">
            <text:p>calls</text:p>
          </table:table-cell>
          <table:table-cell office:value-type="string">
            <text:p>facebook</text:p>
          </table:table-cell>
          <table:table-cell table:number-columns-repeated="1012"/>
        </table:table-row>
        <table:table-row table:style-name="ro1">
          <table:table-cell table:number-columns-repeated="2"/>
          <table:table-cell office:value-type="string">
            <text:p>listening to music / radio with friends</text:p>
          </table:table-cell>
          <table:table-cell table:number-columns-repeated="4"/>
          <table:table-cell office:value-type="string">
            <text:p>i have a Facebook account but i do not use if much</text:p>
          </table:table-cell>
          <table:table-cell/>
          <table:table-cell table:number-columns-repeated="2" office:value-type="string">
            <text:p>calls</text:p>
          </table:table-cell>
          <table:table-cell table:number-columns-repeated="1013"/>
        </table:table-row>
        <table:table-row table:style-name="ro1">
          <table:table-cell table:number-columns-repeated="2"/>
          <table:table-cell office:value-type="string">
            <text:p>playing games, talking to friends, listening to radio</text:p>
          </table:table-cell>
          <table:table-cell table:number-columns-repeated="4"/>
          <table:table-cell office:value-type="string">
            <text:p>check for football scores</text:p>
          </table:table-cell>
          <table:table-cell/>
          <table:table-cell table:number-columns-repeated="2" office:value-type="string">
            <text:p>talking on the phone</text:p>
          </table:table-cell>
          <table:table-cell table:number-columns-repeated="1013"/>
        </table:table-row>
        <table:table-row table:style-name="ro1">
          <table:table-cell table:number-columns-repeated="2"/>
          <table:table-cell office:value-type="string">
            <text:p>for Facebook, listening to music / radio, playing games</text:p>
          </table:table-cell>
          <table:table-cell office:value-type="string">
            <text:p>typing, checking Facebook and playing games</text:p>
          </table:table-cell>
          <table:table-cell table:number-columns-repeated="3"/>
          <table:table-cell office:value-type="string">
            <text:p>checking facebook</text:p>
          </table:table-cell>
          <table:table-cell/>
          <table:table-cell office:value-type="string">
            <text:p>facebook</text:p>
          </table:table-cell>
          <table:table-cell office:value-type="string">
            <text:p>calls</text:p>
          </table:table-cell>
          <table:table-cell table:number-columns-repeated="3" office:value-type="string">
            <text:p>facebook</text:p>
          </table:table-cell>
          <table:table-cell/>
          <table:table-cell office:value-type="string">
            <text:p>google</text:p>
          </table:table-cell>
          <table:table-cell table:number-columns-repeated="1008"/>
        </table:table-row>
        <table:table-row table:style-name="ro1">
          <table:table-cell table:number-columns-repeated="2"/>
          <table:table-cell office:value-type="string">
            <text:p>for talking to friends and family, listening to radio</text:p>
          </table:table-cell>
          <table:table-cell office:value-type="string">
            <text:p>to check Facebook</text:p>
          </table:table-cell>
          <table:table-cell table:number-columns-repeated="3"/>
          <table:table-cell office:value-type="string">
            <text:p>for facebook</text:p>
          </table:table-cell>
          <table:table-cell/>
          <table:table-cell office:value-type="string">
            <text:p>calls / facebook</text:p>
          </table:table-cell>
          <table:table-cell office:value-type="string">
            <text:p>calls / sms</text:p>
          </table:table-cell>
          <table:table-cell table:number-columns-repeated="1013"/>
        </table:table-row>
        <table:table-row table:style-name="ro1">
          <table:table-cell table:number-columns-repeated="2"/>
          <table:table-cell office:value-type="string">
            <text:p>listening to music, playing games, whatsapp, Facebook, watching funny video clips</text:p>
          </table:table-cell>
          <table:table-cell office:value-type="string">
            <text:p>typing, playing games</text:p>
          </table:table-cell>
          <table:table-cell table:number-columns-repeated="3"/>
          <table:table-cell office:value-type="string">
            <text:p>for whatsapp and Facebook</text:p>
          </table:table-cell>
          <table:table-cell/>
          <table:table-cell office:value-type="string">
            <text:p>Facebook</text:p>
          </table:table-cell>
          <table:table-cell office:value-type="string">
            <text:p>email</text:p>
          </table:table-cell>
          <table:table-cell office:value-type="string">
            <text:p>facebook</text:p>
          </table:table-cell>
          <table:table-cell table:number-columns-repeated="2" office:value-type="string">
            <text:p>whatsapp</text:p>
          </table:table-cell>
          <table:table-cell office:value-type="string">
            <text:p>facebook</text:p>
          </table:table-cell>
          <table:table-cell office:value-type="string">
            <text:p>google</text:p>
          </table:table-cell>
          <table:table-cell/>
          <table:table-cell office:value-type="string">
            <text:p>for communicating with clients - send them SMS when their clothes are finished being cleaned</text:p>
          </table:table-cell>
          <table:table-cell table:number-columns-repeated="1006"/>
        </table:table-row>
        <table:table-row table:style-name="ro1">
          <table:table-cell table:number-columns-repeated="2"/>
          <table:table-cell office:value-type="string">
            <text:p>Facebook, whatsapp, listening to music, playing games</text:p>
          </table:table-cell>
          <table:table-cell office:value-type="string">
            <text:p>using Facebook and google</text:p>
          </table:table-cell>
          <table:table-cell office:value-type="string">
            <text:p>watching movies / series</text:p>
          </table:table-cell>
          <table:table-cell table:number-columns-repeated="2"/>
          <table:table-cell office:value-type="string">
            <text:p>for using Facebook, google and whatsapp</text:p>
          </table:table-cell>
          <table:table-cell/>
          <table:table-cell table:number-columns-repeated="2" office:value-type="string">
            <text:p>whatsapp</text:p>
          </table:table-cell>
          <table:table-cell table:number-columns-repeated="3" office:value-type="string">
            <text:p>facebook</text:p>
          </table:table-cell>
          <table:table-cell/>
          <table:table-cell office:value-type="string">
            <text:p>google</text:p>
          </table:table-cell>
          <table:table-cell/>
          <table:table-cell office:value-type="string">
            <text:p>Phone - to call or send messages to customers</text:p>
          </table:table-cell>
          <table:table-cell table:number-columns-repeated="1006"/>
        </table:table-row>
        <table:table-row table:style-name="ro1">
          <table:table-cell table:number-columns-repeated="2"/>
          <table:table-cell office:value-type="string">
            <text:p>Listening to music when on the go, checking social media - Facebook, twitter...</text:p>
          </table:table-cell>
          <table:table-cell/>
          <table:table-cell office:value-type="string">
            <text:p>Watching movies / series</text:p>
          </table:table-cell>
          <table:table-cell office:value-type="string">
            <text:p>Reading eBooks, checking social media, playing games</text:p>
          </table:table-cell>
          <table:table-cell/>
          <table:table-cell office:value-type="string">
            <text:p>to access all internet dependent services and tools - apps</text:p>
          </table:table-cell>
          <table:table-cell/>
          <table:table-cell table:number-columns-repeated="2" office:value-type="string">
            <text:p>whatsapp</text:p>
          </table:table-cell>
          <table:table-cell office:value-type="string">
            <text:p>facebook</text:p>
          </table:table-cell>
          <table:table-cell/>
          <table:table-cell office:value-type="string">
            <text:p>facebook</text:p>
          </table:table-cell>
          <table:table-cell office:value-type="string">
            <text:p>pinterest</text:p>
          </table:table-cell>
          <table:table-cell office:value-type="string">
            <text:p>search engines</text:p>
          </table:table-cell>
          <table:table-cell/>
          <table:table-cell office:value-type="string">
            <text:p>For email - communication, report writing, typing up documents, research</text:p>
          </table:table-cell>
          <table:table-cell table:number-columns-repeated="1006"/>
        </table:table-row>
        <table:table-row table:style-name="ro1">
          <table:table-cell table:number-columns-repeated="2"/>
          <table:table-cell office:value-type="string">
            <text:p>listening music</text:p>
          </table:table-cell>
          <table:table-cell office:value-type="string">
            <text:p>for watching some videos</text:p>
          </table:table-cell>
          <table:table-cell office:value-type="string">
            <text:p>_________--</text:p>
          </table:table-cell>
          <table:table-cell office:value-type="string">
            <text:p>___________</text:p>
          </table:table-cell>
          <table:table-cell table:number-columns-repeated="3"/>
          <table:table-cell office:value-type="string">
            <text:p>facebook</text:p>
          </table:table-cell>
          <table:table-cell office:value-type="string">
            <text:p>phene and facebook</text:p>
          </table:table-cell>
          <table:table-cell table:number-columns-repeated="3" office:value-type="string">
            <text:p>facebook</text:p>
          </table:table-cell>
          <table:table-cell office:value-type="string">
            <text:p>______</text:p>
          </table:table-cell>
          <table:table-cell office:value-type="string">
            <text:p>_______</text:p>
          </table:table-cell>
          <table:table-cell table:number-columns-repeated="1008"/>
        </table:table-row>
        <table:table-row table:style-name="ro1">
          <table:table-cell table:number-columns-repeated="2"/>
          <table:table-cell office:value-type="string">
            <text:p>Listen to music, taking photo, chatting, recording, playing games</text:p>
          </table:table-cell>
          <table:table-cell table:number-columns-repeated="3" office:value-type="string">
            <text:p>Playing music, watching movies, surfing, playing games, reading</text:p>
          </table:table-cell>
          <table:table-cell office:value-type="string">
            <text:p>Television and decorder</text:p>
          </table:table-cell>
          <table:table-cell office:value-type="string">
            <text:p>Watch videos, music, download, research</text:p>
          </table:table-cell>
          <table:table-cell/>
          <table:table-cell table:number-columns-repeated="2" office:value-type="string">
            <text:p>WhatsApp</text:p>
          </table:table-cell>
          <table:table-cell table:number-columns-repeated="2" office:value-type="string">
            <text:p>Facebook</text:p>
          </table:table-cell>
          <table:table-cell/>
          <table:table-cell table:number-columns-repeated="2" office:value-type="string">
            <text:p>Facebook</text:p>
          </table:table-cell>
          <table:table-cell/>
          <table:table-cell office:value-type="string">
            <text:p>communicating, doing research, learning and reporting</text:p>
          </table:table-cell>
          <table:table-cell table:number-columns-repeated="1006"/>
        </table:table-row>
        <table:table-row table:style-name="ro1">
          <table:table-cell table:number-columns-repeated="2"/>
          <table:table-cell office:value-type="string">
            <text:p>WhatsApp, Facebook, playing music, watching videos and movies, playing games both pre-installed and downloaded</text:p>
          </table:table-cell>
          <table:table-cell table:number-columns-repeated="3" office:value-type="string">
            <text:p>Playing games, watching movies, reading</text:p>
          </table:table-cell>
          <table:table-cell office:value-type="string">
            <text:p>Tvs, DvD player, woofer, and decorder(cable Tv)</text:p>
          </table:table-cell>
          <table:table-cell office:value-type="string">
            <text:p>chat with friends, virtual games on internet, listen to and download music, watch videos</text:p>
          </table:table-cell>
          <table:table-cell/>
          <table:table-cell office:value-type="string">
            <text:p>WhatsApp</text:p>
          </table:table-cell>
          <table:table-cell office:value-type="string">
            <text:p>WhatsApp and Imo</text:p>
          </table:table-cell>
          <table:table-cell office:value-type="string">
            <text:p>WhatsApp and Twitter</text:p>
          </table:table-cell>
          <table:table-cell office:value-type="string">
            <text:p>WhatsApp</text:p>
          </table:table-cell>
          <table:table-cell/>
          <table:table-cell office:value-type="string">
            <text:p>Twitter</text:p>
          </table:table-cell>
          <table:table-cell office:value-type="string">
            <text:p>Google</text:p>
          </table:table-cell>
          <table:table-cell/>
          <table:table-cell office:value-type="string">
            <text:p>Access email using computer and smart phone, take photos of my collections and send to my clients and also post on my wall</text:p>
          </table:table-cell>
          <table:table-cell table:number-columns-repeated="1006"/>
        </table:table-row>
        <table:table-row table:style-name="ro1">
          <table:table-cell/>
          <table:table-cell office:value-type="string">
            <text:p>does access mostly the smart phone phone however its use is basic to the functions and not so much of the internet</text:p>
          </table:table-cell>
          <table:table-cell office:value-type="string">
            <text:p>Listen to music and radio</text:p>
          </table:table-cell>
          <table:table-cell office:value-type="string">
            <text:p>No</text:p>
          </table:table-cell>
          <table:table-cell office:value-type="string">
            <text:p>music</text:p>
          </table:table-cell>
          <table:table-cell office:value-type="string">
            <text:p>No</text:p>
          </table:table-cell>
          <table:table-cell office:value-type="string">
            <text:p>Watch News and music</text:p>
          </table:table-cell>
          <table:table-cell table:number-columns-repeated="2"/>
          <table:table-cell office:value-type="string">
            <text:p>SMS/Calls</text:p>
          </table:table-cell>
          <table:table-cell office:value-type="string">
            <text:p>Sms/calls</text:p>
          </table:table-cell>
          <table:table-cell/>
          <table:table-cell office:value-type="string">
            <text:p>Call</text:p>
          </table:table-cell>
          <table:table-cell table:number-columns-repeated="2"/>
          <table:table-cell office:value-type="string">
            <text:p>Call</text:p>
          </table:table-cell>
          <table:table-cell office:value-type="string">
            <text:p>Does't use most services that require internet, except Facebook whose usage is also rare</text:p>
          </table:table-cell>
          <table:table-cell table:number-columns-repeated="1007"/>
        </table:table-row>
        <table:table-row table:style-name="ro1">
          <table:table-cell office:value-type="string">
            <text:p>none</text:p>
          </table:table-cell>
          <table:table-cell/>
          <table:table-cell office:value-type="string">
            <text:p>to read, listen to music, to use social networks</text:p>
          </table:table-cell>
          <table:table-cell table:number-columns-repeated="2" office:value-type="string">
            <text:p>to read, listen to music, to use social networks, watch movies and different videos</text:p>
          </table:table-cell>
          <table:table-cell office:value-type="string">
            <text:p>never use this device</text:p>
          </table:table-cell>
          <table:table-cell office:value-type="string">
            <text:p>none</text:p>
          </table:table-cell>
          <table:table-cell office:value-type="string">
            <text:p>to read, listen to music, to use social networks, watch movies and different videos</text:p>
          </table:table-cell>
          <table:table-cell office:value-type="string">
            <text:p>messenger, imo</text:p>
          </table:table-cell>
          <table:table-cell office:value-type="string">
            <text:p>viber and messenger</text:p>
          </table:table-cell>
          <table:table-cell office:value-type="string">
            <text:p>viber</text:p>
          </table:table-cell>
          <table:table-cell table:number-columns-repeated="3" office:value-type="string">
            <text:p>twitter, face book and linked in</text:p>
          </table:table-cell>
          <table:table-cell office:value-type="string">
            <text:p>none</text:p>
          </table:table-cell>
          <table:table-cell office:value-type="string">
            <text:p>google , linked In</text:p>
          </table:table-cell>
          <table:table-cell/>
          <table:table-cell office:value-type="string">
            <text:p>share documents, communication and advance knowledge</text:p>
          </table:table-cell>
          <table:table-cell table:number-columns-repeated="1006"/>
        </table:table-row>
        <table:table-row table:style-name="ro1">
          <table:table-cell table:number-columns-repeated="2" office:value-type="string">
            <text:p>N/A</text:p>
          </table:table-cell>
          <table:table-cell office:value-type="string">
            <text:p>for posting and receiving videos through whatsapp</text:p>
          </table:table-cell>
          <table:table-cell office:value-type="string">
            <text:p>watch and listen to songs/music videos on you tube</text:p>
          </table:table-cell>
          <table:table-cell table:number-columns-repeated="2" office:value-type="string">
            <text:p>N/A</text:p>
          </table:table-cell>
          <table:table-cell office:value-type="string">
            <text:p>watching programs on digital TV</text:p>
          </table:table-cell>
          <table:table-cell office:value-type="string">
            <text:p>watching and listening to music videos</text:p>
          </table:table-cell>
          <table:table-cell office:value-type="string">
            <text:p>N/A</text:p>
          </table:table-cell>
          <table:table-cell table:number-columns-repeated="2" office:value-type="string">
            <text:p>whatsapp</text:p>
          </table:table-cell>
          <table:table-cell office:value-type="string">
            <text:p>email</text:p>
          </table:table-cell>
          <table:table-cell table:number-columns-repeated="3" office:value-type="string">
            <text:p>facebook</text:p>
          </table:table-cell>
          <table:table-cell office:value-type="string">
            <text:p>email</text:p>
          </table:table-cell>
          <table:table-cell office:value-type="string">
            <text:p>N/A</text:p>
          </table:table-cell>
          <table:table-cell office:value-type="string">
            <text:p>Doing research and preparing notes for lessons.</text:p>
          </table:table-cell>
          <table:table-cell table:number-columns-repeated="1006"/>
        </table:table-row>
        <table:table-row table:style-name="ro1">
          <table:table-cell office:value-type="string">
            <text:p>none</text:p>
          </table:table-cell>
          <table:table-cell/>
          <table:table-cell office:value-type="string">
            <text:p>to capture my children picture and video, playing games, to use internet, listening to spritual songs,..</text:p>
          </table:table-cell>
          <table:table-cell office:value-type="string">
            <text:p>playing games, to use internet, listening to spritual songs,..</text:p>
          </table:table-cell>
          <table:table-cell office:value-type="string">
            <text:p>playing games, to use internet, listening to spritual songs, watching movies,..</text:p>
          </table:table-cell>
          <table:table-cell office:value-type="string">
            <text:p>never use the device</text:p>
          </table:table-cell>
          <table:table-cell office:value-type="string">
            <text:p>none</text:p>
          </table:table-cell>
          <table:table-cell office:value-type="string">
            <text:p>playing games, to use social networks, listening to spritual songs, uploading pictures,..</text:p>
          </table:table-cell>
          <table:table-cell office:value-type="string">
            <text:p>imo</text:p>
          </table:table-cell>
          <table:table-cell office:value-type="string">
            <text:p>imo, phone call</text:p>
          </table:table-cell>
          <table:table-cell office:value-type="string">
            <text:p>phone call</text:p>
          </table:table-cell>
          <table:table-cell office:value-type="string">
            <text:p>face book</text:p>
          </table:table-cell>
          <table:table-cell table:number-columns-repeated="2" office:value-type="string">
            <text:p>imo,face book</text:p>
          </table:table-cell>
          <table:table-cell office:value-type="string">
            <text:p>none</text:p>
          </table:table-cell>
          <table:table-cell office:value-type="string">
            <text:p>google search</text:p>
          </table:table-cell>
          <table:table-cell table:number-columns-repeated="1008"/>
        </table:table-row>
        <table:table-row table:style-name="ro1">
          <table:table-cell table:number-columns-repeated="7" office:value-type="string">
            <text:p>N/A</text:p>
          </table:table-cell>
          <table:table-cell office:value-type="string">
            <text:p>Rarely use the internet</text:p>
          </table:table-cell>
          <table:table-cell office:value-type="string">
            <text:p>N/A</text:p>
          </table:table-cell>
          <table:table-cell office:value-type="string">
            <text:p>PHONE CALLS</text:p>
          </table:table-cell>
          <table:table-cell office:value-type="string">
            <text:p>PHONE CALLS AND SMS</text:p>
          </table:table-cell>
          <table:table-cell table:number-columns-repeated="6" office:value-type="string">
            <text:p>N/A</text:p>
          </table:table-cell>
          <table:table-cell office:value-type="string">
            <text:p>I use mobile phone transact money transfer for customers and also for communicating with my clients and calculator for business calculations</text:p>
          </table:table-cell>
          <table:table-cell table:number-columns-repeated="1006"/>
        </table:table-row>
        <table:table-row table:style-name="ro1">
          <table:table-cell office:value-type="string">
            <text:p>none</text:p>
          </table:table-cell>
          <table:table-cell/>
          <table:table-cell office:value-type="string">
            <text:p>listening to the music, playing games, to access social networks</text:p>
          </table:table-cell>
          <table:table-cell table:number-columns-repeated="2" office:value-type="string">
            <text:p>listening to the music, playing games, to access social networks, watching movies</text:p>
          </table:table-cell>
          <table:table-cell office:value-type="string">
            <text:p>never use the device for entertainment</text:p>
          </table:table-cell>
          <table:table-cell office:value-type="string">
            <text:p>none</text:p>
          </table:table-cell>
          <table:table-cell office:value-type="string">
            <text:p>listening to the music, playing games, to access social networks, watching movies</text:p>
          </table:table-cell>
          <table:table-cell office:value-type="string">
            <text:p>none</text:p>
          </table:table-cell>
          <table:table-cell office:value-type="string">
            <text:p>viber and face book</text:p>
          </table:table-cell>
          <table:table-cell office:value-type="string">
            <text:p>phone call and viber</text:p>
          </table:table-cell>
          <table:table-cell table:number-columns-repeated="2" office:value-type="string">
            <text:p>face book</text:p>
          </table:table-cell>
          <table:table-cell office:value-type="string">
            <text:p>viber and face book</text:p>
          </table:table-cell>
          <table:table-cell office:value-type="string">
            <text:p>none</text:p>
          </table:table-cell>
          <table:table-cell office:value-type="string">
            <text:p>google and linked In</text:p>
          </table:table-cell>
          <table:table-cell table:number-columns-repeated="1008"/>
        </table:table-row>
        <table:table-row table:style-name="ro1">
          <table:table-cell table:number-columns-repeated="2" office:value-type="string">
            <text:p>N/A</text:p>
          </table:table-cell>
          <table:table-cell office:value-type="string">
            <text:p>LISTENING TO MUSIC</text:p>
          </table:table-cell>
          <table:table-cell office:value-type="string">
            <text:p>LISTENING TO MUSIC AND WATCHING MOVIES</text:p>
          </table:table-cell>
          <table:table-cell office:value-type="string">
            <text:p>WATCHING MOVIES AND PLAYING GAMES</text:p>
          </table:table-cell>
          <table:table-cell office:value-type="string">
            <text:p>N/A</text:p>
          </table:table-cell>
          <table:table-cell office:value-type="string">
            <text:p>WATCHING MOVIES ON TV AND PLAYING MOVIES/MUSIC ON DVDs </text:p>
          </table:table-cell>
          <table:table-cell office:value-type="string">
            <text:p>TO SEARCH FOR NEW MOVIES AND GAMES</text:p>
          </table:table-cell>
          <table:table-cell office:value-type="string">
            <text:p>N/A</text:p>
          </table:table-cell>
          <table:table-cell office:value-type="string">
            <text:p>WHATSAPP</text:p>
          </table:table-cell>
          <table:table-cell office:value-type="string">
            <text:p>PHONE CALLS</text:p>
          </table:table-cell>
          <table:table-cell office:value-type="string">
            <text:p>FACEBOOK</text:p>
          </table:table-cell>
          <table:table-cell office:value-type="string">
            <text:p>WHATSAPP</text:p>
          </table:table-cell>
          <table:table-cell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FOR RESEARCH PURPOSES, COMMUNICATION AND PREPARING REPORTS</text:p>
          </table:table-cell>
          <table:table-cell table:number-columns-repeated="1006"/>
        </table:table-row>
        <table:table-row table:style-name="ro1">
          <table:table-cell table:number-columns-repeated="2" office:value-type="string">
            <text:p>Type here</text:p>
          </table:table-cell>
          <table:table-cell office:value-type="string">
            <text:p>SMS, Listening to Radio and saved Music, Chatting on facebook</text:p>
          </table:table-cell>
          <table:table-cell office:value-type="string">
            <text:p>Music, Movies and Emails</text:p>
          </table:table-cell>
          <table:table-cell office:value-type="string">
            <text:p>For Games</text:p>
          </table:table-cell>
          <table:table-cell/>
          <table:table-cell office:value-type="string">
            <text:p>Radio, TV set, Digital Camera</text:p>
          </table:table-cell>
          <table:table-cell office:value-type="string">
            <text:p>Mostly for checking my emails and visiting online gaming sites</text:p>
          </table:table-cell>
          <table:table-cell office:value-type="string">
            <text:p>Type here</text:p>
          </table:table-cell>
          <table:table-cell office:value-type="string">
            <text:p>Facebook</text:p>
          </table:table-cell>
          <table:table-cell office:value-type="string">
            <text:p>SMS</text:p>
          </table:table-cell>
          <table:table-cell office:value-type="string">
            <text:p>FAcebook</text:p>
          </table:table-cell>
          <table:table-cell table:number-columns-repeated="3" office:value-type="string">
            <text:p>Google+</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Games, SMS, Music,</text:p>
          </table:table-cell>
          <table:table-cell office:value-type="string">
            <text:p>Photos, Movies, Music and playing games</text:p>
          </table:table-cell>
          <table:table-cell office:value-type="string">
            <text:p>Facebook Chats, Movies, and listening or watching Music</text:p>
          </table:table-cell>
          <table:table-cell table:number-columns-repeated="2"/>
          <table:table-cell office:value-type="string">
            <text:p>Mostly surfing through everything and every website that has Entertainment news</text:p>
          </table:table-cell>
          <table:table-cell office:value-type="string">
            <text:p>Type here</text:p>
          </table:table-cell>
          <table:table-cell office:value-type="string">
            <text:p>Whatsapp</text:p>
          </table:table-cell>
          <table:table-cell office:value-type="string">
            <text:p>SMS</text:p>
          </table:table-cell>
          <table:table-cell office:value-type="string">
            <text:p>Facebook</text:p>
          </table:table-cell>
          <table:table-cell table:number-columns-repeated="2" office:value-type="string">
            <text:p>Twitter</text:p>
          </table:table-cell>
          <table:table-cell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SMSs, Radio, Games</text:p>
          </table:table-cell>
          <table:table-cell office:value-type="string">
            <text:p>Watching IgiheTV online, youtube</text:p>
          </table:table-cell>
          <table:table-cell table:number-columns-repeated="3"/>
          <table:table-cell office:value-type="string">
            <text:p>youtube, watching Igihe TV</text:p>
          </table:table-cell>
          <table:table-cell office:value-type="string">
            <text:p>Type here</text:p>
          </table:table-cell>
          <table:table-cell office:value-type="string">
            <text:p>Facebook</text:p>
          </table:table-cell>
          <table:table-cell office:value-type="string">
            <text:p>SMS</text:p>
          </table:table-cell>
          <table:table-cell table:number-columns-repeated="3" office:value-type="string">
            <text:p>Facebook</text:p>
          </table:table-cell>
          <table:table-cell table:number-columns-repeated="2"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Games, SMS</text:p>
          </table:table-cell>
          <table:table-cell office:value-type="string">
            <text:p>Watching movies and music</text:p>
          </table:table-cell>
          <table:table-cell office:value-type="string">
            <text:p>Internet surfing</text:p>
          </table:table-cell>
          <table:table-cell table:number-columns-repeated="2"/>
          <table:table-cell office:value-type="string">
            <text:p>Mostly listening to music online and watching movies</text:p>
          </table:table-cell>
          <table:table-cell office:value-type="string">
            <text:p>Type here</text:p>
          </table:table-cell>
          <table:table-cell table:number-columns-repeated="2" office:value-type="string">
            <text:p>SMS</text:p>
          </table:table-cell>
          <table:table-cell office:value-type="string">
            <text:p>Facebook</text:p>
          </table:table-cell>
          <table:table-cell table:number-columns-repeated="3" office:value-type="string">
            <text:p>wordpress</text:p>
          </table:table-cell>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Playing Games, SMS, Chats</text:p>
          </table:table-cell>
          <table:table-cell table:number-columns-repeated="2" office:value-type="string">
            <text:p>Chatting, watching movies and playing music</text:p>
          </table:table-cell>
          <table:table-cell table:number-columns-repeated="2"/>
          <table:table-cell office:value-type="string">
            <text:p>Reading articles and watching educative videos</text:p>
          </table:table-cell>
          <table:table-cell office:value-type="string">
            <text:p>Type here</text:p>
          </table:table-cell>
          <table:table-cell office:value-type="string">
            <text:p>Facebook (on my basic mobile phone)</text:p>
          </table:table-cell>
          <table:table-cell office:value-type="string">
            <text:p>Faceboo</text:p>
          </table:table-cell>
          <table:table-cell office:value-type="string">
            <text:p>Gmail, Facebook</text:p>
          </table:table-cell>
          <table:table-cell office:value-type="string">
            <text:p>Facebook</text:p>
          </table:table-cell>
          <table:table-cell table:number-columns-repeated="3"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SMS and listening to radio</text:p>
          </table:table-cell>
          <table:table-cell office:value-type="string">
            <text:p>Chatting on facebook and watching movies</text:p>
          </table:table-cell>
          <table:table-cell table:number-columns-repeated="3"/>
          <table:table-cell office:value-type="string">
            <text:p>Watching songs on youtube</text:p>
          </table:table-cell>
          <table:table-cell office:value-type="string">
            <text:p>Type here</text:p>
          </table:table-cell>
          <table:table-cell table:number-columns-repeated="2" office:value-type="string">
            <text:p>SMS</text:p>
          </table:table-cell>
          <table:table-cell table:number-columns-repeated="3"/>
          <table:table-cell office:value-type="string">
            <text:p>Youtube</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Listening to Radio</text:p>
          </table:table-cell>
          <table:table-cell office:value-type="string">
            <text:p>Chatting, Watching movies</text:p>
          </table:table-cell>
          <table:table-cell office:value-type="string">
            <text:p>Watching Downloaded Videos from Youtube</text:p>
          </table:table-cell>
          <table:table-cell table:number-columns-repeated="2"/>
          <table:table-cell office:value-type="string">
            <text:p>Downloading Movies and Watching online streams</text:p>
          </table:table-cell>
          <table:table-cell office:value-type="string">
            <text:p>Skype for Video calls</text:p>
          </table:table-cell>
          <table:table-cell office:value-type="string">
            <text:p>SMS</text:p>
          </table:table-cell>
          <table:table-cell office:value-type="string">
            <text:p>Twitter</text:p>
          </table:table-cell>
          <table:table-cell office:value-type="string">
            <text:p>Google+</text:p>
          </table:table-cell>
          <table:table-cell table:number-columns-repeated="3"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Play music and Games, Calling friends, SMS, listening to Phone Radio</text:p>
          </table:table-cell>
          <table:table-cell office:value-type="string">
            <text:p>Chatting on Facebook, Downloading Music, Skype</text:p>
          </table:table-cell>
          <table:table-cell office:value-type="string">
            <text:p>Whatsapp web, Facebook chats,Twitter and watching movies</text:p>
          </table:table-cell>
          <table:table-cell table:number-columns-repeated="2"/>
          <table:table-cell office:value-type="string">
            <text:p>Listening to music, <text:s/>Talk to my friends, Download movies</text:p>
          </table:table-cell>
          <table:table-cell office:value-type="string">
            <text:p>Type here</text:p>
          </table:table-cell>
          <table:table-cell office:value-type="string">
            <text:p>Facebook</text:p>
          </table:table-cell>
          <table:table-cell office:value-type="string">
            <text:p>Whatsapp</text:p>
          </table:table-cell>
          <table:table-cell office:value-type="string">
            <text:p>Facebook</text:p>
          </table:table-cell>
          <table:table-cell table:number-columns-repeated="2" office:value-type="string">
            <text:p>Twitter</text:p>
          </table:table-cell>
          <table:table-cell table:number-columns-repeated="2" office:value-type="string">
            <text:p>Google</text:p>
          </table:table-cell>
          <table:table-cell table:number-columns-repeated="2" office:value-type="string">
            <text:p>Type here</text:p>
          </table:table-cell>
          <table:table-cell table:number-columns-repeated="1006"/>
        </table:table-row>
        <table:table-row table:style-name="ro1">
          <table:table-cell office:value-type="string">
            <text:p>Buy Electricity digitally</text:p>
          </table:table-cell>
          <table:table-cell office:value-type="string">
            <text:p>Type here</text:p>
          </table:table-cell>
          <table:table-cell office:value-type="string">
            <text:p>Play music, Social media apps for chatting with friends, Take pictures in parties</text:p>
          </table:table-cell>
          <table:table-cell office:value-type="string">
            <text:p>Writing, Drawing, Downloading music, Playing music and Movies</text:p>
          </table:table-cell>
          <table:table-cell office:value-type="string">
            <text:p>Video chats, Downloading Movies, Recording and playing music</text:p>
          </table:table-cell>
          <table:table-cell table:number-columns-repeated="2"/>
          <table:table-cell office:value-type="string">
            <text:p>Surfing different news websites, Downloading</text:p>
          </table:table-cell>
          <table:table-cell/>
          <table:table-cell office:value-type="string">
            <text:p>Whatsapp</text:p>
          </table:table-cell>
          <table:table-cell office:value-type="string">
            <text:p>SMSs</text:p>
          </table:table-cell>
          <table:table-cell table:number-columns-repeated="3" office:value-type="string">
            <text:p>Twitter</text:p>
          </table:table-cell>
          <table:table-cell office:value-type="string">
            <text:p>Youtube</text:p>
          </table:table-cell>
          <table:table-cell office:value-type="string">
            <text:p>Google</text:p>
          </table:table-cell>
          <table:table-cell/>
          <table:table-cell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friends, Chatting on social media Apps</text:p>
          </table:table-cell>
          <table:table-cell office:value-type="string">
            <text:p>Printing and writing documents</text:p>
          </table:table-cell>
          <table:table-cell office:value-type="string">
            <text:p>Surf social media and other websites and research</text:p>
          </table:table-cell>
          <table:table-cell office:value-type="string">
            <text:p>Taking pictures and Videos</text:p>
          </table:table-cell>
          <table:table-cell office:value-type="string">
            <text:p>Digital Camera</text:p>
          </table:table-cell>
          <table:table-cell office:value-type="string">
            <text:p>Reading News world wide, Watching movies on youtube</text:p>
          </table:table-cell>
          <table:table-cell office:value-type="string">
            <text:p>Skype</text:p>
          </table:table-cell>
          <table:table-cell table:number-columns-repeated="2" office:value-type="string">
            <text:p>Whatsapp</text:p>
          </table:table-cell>
          <table:table-cell office:value-type="string">
            <text:p>Twitter</text:p>
          </table:table-cell>
          <table:table-cell office:value-type="string">
            <text:p>Google+</text:p>
          </table:table-cell>
          <table:table-cell office:value-type="string">
            <text:p>Twitter</text:p>
          </table:table-cell>
          <table:table-cell office:value-type="string">
            <text:p>Google+</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SMSs, Calling friends, Listening to music</text:p>
          </table:table-cell>
          <table:table-cell office:value-type="string">
            <text:p>Surfing the Internet, watching music and movies</text:p>
          </table:table-cell>
          <table:table-cell office:value-type="string">
            <text:p>Games, Social media Chats, Watching movies</text:p>
          </table:table-cell>
          <table:table-cell table:number-columns-repeated="2"/>
          <table:table-cell office:value-type="string">
            <text:p>Watching videos and surfing social media Chats with friends</text:p>
          </table:table-cell>
          <table:table-cell office:value-type="string">
            <text:p>Skype, Shazam</text:p>
          </table:table-cell>
          <table:table-cell office:value-type="string">
            <text:p>Facebook</text:p>
          </table:table-cell>
          <table:table-cell office:value-type="string">
            <text:p>Calls</text:p>
          </table:table-cell>
          <table:table-cell office:value-type="string">
            <text:p>Facebook</text:p>
          </table:table-cell>
          <table:table-cell table:number-columns-repeated="2" office:value-type="string">
            <text:p>Twitter</text:p>
          </table:table-cell>
          <table:table-cell office:value-type="string">
            <text:p>Google+</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office:value-type="string">
            <text:p>Type here</text:p>
          </table:table-cell>
          <table:table-cell/>
          <table:table-cell office:value-type="string">
            <text:p>Games and listening to Phone Radios</text:p>
          </table:table-cell>
          <table:table-cell office:value-type="string">
            <text:p>Music and watching movies</text:p>
          </table:table-cell>
          <table:table-cell table:number-columns-repeated="2"/>
          <table:table-cell office:value-type="string">
            <text:p>Playstation, TV set and Radio</text:p>
          </table:table-cell>
          <table:table-cell office:value-type="string">
            <text:p>Watching youtube videos</text:p>
          </table:table-cell>
          <table:table-cell office:value-type="string">
            <text:p>Type here</text:p>
          </table:table-cell>
          <table:table-cell office:value-type="string">
            <text:p>Facebook</text:p>
          </table:table-cell>
          <table:table-cell office:value-type="string">
            <text:p>BB messanger</text:p>
          </table:table-cell>
          <table:table-cell table:number-columns-repeated="5" office:value-type="string">
            <text:p>Facebook</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Messaging, Games, and listening to phone Radio</text:p>
          </table:table-cell>
          <table:table-cell office:value-type="string">
            <text:p>Games, and watching movies</text:p>
          </table:table-cell>
          <table:table-cell office:value-type="string">
            <text:p>looking at pictures of my friends on facebook, and chatting</text:p>
          </table:table-cell>
          <table:table-cell table:number-columns-repeated="2"/>
          <table:table-cell office:value-type="string">
            <text:p>Playing games, listening to music, talking to friends</text:p>
          </table:table-cell>
          <table:table-cell office:value-type="string">
            <text:p>Type here</text:p>
          </table:table-cell>
          <table:table-cell office:value-type="string">
            <text:p>Whatsapp</text:p>
          </table:table-cell>
          <table:table-cell/>
          <table:table-cell office:value-type="string">
            <text:p>Facebook</text:p>
          </table:table-cell>
          <table:table-cell table:number-columns-repeated="3"/>
          <table:table-cell office:value-type="string">
            <text:p>youtub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Listening to music, looking at pictures</text:p>
          </table:table-cell>
          <table:table-cell office:value-type="string">
            <text:p>Play music and videos, play games</text:p>
          </table:table-cell>
          <table:table-cell table:number-columns-repeated="3"/>
          <table:table-cell table:number-columns-repeated="2" office:value-type="string">
            <text:p>Type here</text:p>
          </table:table-cell>
          <table:table-cell office:value-type="string">
            <text:p>Facebook</text:p>
          </table:table-cell>
          <table:table-cell office:value-type="string">
            <text:p>Phone calls</text:p>
          </table:table-cell>
          <table:table-cell office:value-type="string">
            <text:p>Google+</text:p>
          </table:table-cell>
          <table:table-cell office:value-type="string">
            <text:p>Twitter</text:p>
          </table:table-cell>
          <table:table-cell/>
          <table:table-cell office:value-type="string">
            <text:p>Google+</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Listening to music, Taking pictures and making Videos</text:p>
          </table:table-cell>
          <table:table-cell office:value-type="string">
            <text:p>For surfing on the internet and reading show business news</text:p>
          </table:table-cell>
          <table:table-cell office:value-type="string">
            <text:p>Games and watching Movies</text:p>
          </table:table-cell>
          <table:table-cell table:number-columns-repeated="2"/>
          <table:table-cell office:value-type="string">
            <text:p>Watching videos <text:s/>on youtube mostly</text:p>
          </table:table-cell>
          <table:table-cell office:value-type="string">
            <text:p>Type here</text:p>
          </table:table-cell>
          <table:table-cell office:value-type="string">
            <text:p>Whatsapp</text:p>
          </table:table-cell>
          <table:table-cell office:value-type="string">
            <text:p>SMS</text:p>
          </table:table-cell>
          <table:table-cell office:value-type="string">
            <text:p>Facebook</text:p>
          </table:table-cell>
          <table:table-cell table:number-columns-repeated="2" office:value-type="string">
            <text:p>Twitter</text:p>
          </table:table-cell>
          <table:table-cell office:value-type="string">
            <text:p>Google+</text:p>
          </table:table-cell>
          <table:table-cell office:value-type="string">
            <text:p>Youtube</text:p>
          </table:table-cell>
          <table:table-cell office:value-type="string">
            <text:p>Type here</text:p>
          </table:table-cell>
          <table:table-cell office:value-type="string">
            <text:p>In reporting strategies and keeping files. Budgeting and follow up on customers</text:p>
          </table:table-cell>
          <table:table-cell table:number-columns-repeated="1006"/>
        </table:table-row>
        <table:table-row table:style-name="ro1">
          <table:table-cell table:number-columns-repeated="2" office:value-type="string">
            <text:p>Type here</text:p>
          </table:table-cell>
          <table:table-cell office:value-type="string">
            <text:p>Look at pictures, listen to music</text:p>
          </table:table-cell>
          <table:table-cell office:value-type="string">
            <text:p>Watch movies</text:p>
          </table:table-cell>
          <table:table-cell office:value-type="string">
            <text:p>Playing music and videos</text:p>
          </table:table-cell>
          <table:table-cell table:number-columns-repeated="2"/>
          <table:table-cell office:value-type="string">
            <text:p>Playing music videos on youtube</text:p>
          </table:table-cell>
          <table:table-cell office:value-type="string">
            <text:p>Type here</text:p>
          </table:table-cell>
          <table:table-cell office:value-type="string">
            <text:p>Facebook</text:p>
          </table:table-cell>
          <table:table-cell office:value-type="string">
            <text:p>Calls</text:p>
          </table:table-cell>
          <table:table-cell office:value-type="string">
            <text:p>Facebook</text:p>
          </table:table-cell>
          <table:table-cell office:value-type="string">
            <text:p>Facebookk</text:p>
          </table:table-cell>
          <table:table-cell table:number-columns-repeated="2"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and Chatting with friends</text:p>
          </table:table-cell>
          <table:table-cell office:value-type="string">
            <text:p>Surfing websites for news and entertainment sports</text:p>
          </table:table-cell>
          <table:table-cell office:value-type="string">
            <text:p>Reading and writing. Watching movies and music</text:p>
          </table:table-cell>
          <table:table-cell table:number-columns-repeated="2"/>
          <table:table-cell office:value-type="string">
            <text:p>I visit entertainment websites in search for current news and checking scores</text:p>
          </table:table-cell>
          <table:table-cell office:value-type="string">
            <text:p>Skype</text:p>
          </table:table-cell>
          <table:table-cell office:value-type="string">
            <text:p>Facebook</text:p>
          </table:table-cell>
          <table:table-cell office:value-type="string">
            <text:p>SMS</text:p>
          </table:table-cell>
          <table:table-cell office:value-type="string">
            <text:p>Faacebook</text:p>
          </table:table-cell>
          <table:table-cell office:value-type="string">
            <text:p>Facebook</text:p>
          </table:table-cell>
          <table:table-cell/>
          <table:table-cell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Looking at Pictures, Listening to music</text:p>
          </table:table-cell>
          <table:table-cell office:value-type="string">
            <text:p>Games, watching music and movies</text:p>
          </table:table-cell>
          <table:table-cell office:value-type="string">
            <text:p>Reading, writing and watching videos</text:p>
          </table:table-cell>
          <table:table-cell table:number-columns-repeated="2"/>
          <table:table-cell office:value-type="string">
            <text:p>I E meet new friends and chat with them in order to network more, I also use the internet to talk to my friends overseas</text:p>
          </table:table-cell>
          <table:table-cell office:value-type="string">
            <text:p>Google Hangouts, Skype</text:p>
          </table:table-cell>
          <table:table-cell office:value-type="string">
            <text:p>Facebook</text:p>
          </table:table-cell>
          <table:table-cell office:value-type="string">
            <text:p>SMS and calls</text:p>
          </table:table-cell>
          <table:table-cell table:number-columns-repeated="4"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playing games, chatting with friends and taking pictures</text:p>
          </table:table-cell>
          <table:table-cell office:value-type="string">
            <text:p>Watching music and movies, Talking to friends and chatting</text:p>
          </table:table-cell>
          <table:table-cell table:number-columns-repeated="3"/>
          <table:table-cell office:value-type="string">
            <text:p>Chatting on social media and Skype calls</text:p>
          </table:table-cell>
          <table:table-cell office:value-type="string">
            <text:p>Type here</text:p>
          </table:table-cell>
          <table:table-cell office:value-type="string">
            <text:p>Facebook</text:p>
          </table:table-cell>
          <table:table-cell office:value-type="string">
            <text:p>SMS and Calls</text:p>
          </table:table-cell>
          <table:table-cell table:number-columns-repeated="3" office:value-type="string">
            <text:p>Facebook</text:p>
          </table:table-cell>
          <table:table-cell table:number-columns-repeated="2"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friends, Listening to music and radio for news. Taking pictures</text:p>
          </table:table-cell>
          <table:table-cell office:value-type="string">
            <text:p>Surfing social media, watching movies</text:p>
          </table:table-cell>
          <table:table-cell table:number-columns-repeated="3"/>
          <table:table-cell office:value-type="string">
            <text:p>Chatting with friends on social media</text:p>
          </table:table-cell>
          <table:table-cell office:value-type="string">
            <text:p>Type here</text:p>
          </table:table-cell>
          <table:table-cell office:value-type="string">
            <text:p>SMS</text:p>
          </table:table-cell>
          <table:table-cell office:value-type="string">
            <text:p>CAlling</text:p>
          </table:table-cell>
          <table:table-cell table:number-columns-repeated="5" office:value-type="string">
            <text:p>Facebook</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 friends and other people Play music and listen to Radio</text:p>
          </table:table-cell>
          <table:table-cell office:value-type="string">
            <text:p>Look at pictures Watch movies</text:p>
          </table:table-cell>
          <table:table-cell office:value-type="string">
            <text:p>Play games Watch movies and videos</text:p>
          </table:table-cell>
          <table:table-cell table:number-columns-repeated="2"/>
          <table:table-cell office:value-type="string">
            <text:p>Watching videos Chatting with friends on facebook</text:p>
          </table:table-cell>
          <table:table-cell office:value-type="string">
            <text:p>Type here</text:p>
          </table:table-cell>
          <table:table-cell office:value-type="string">
            <text:p>Facebook</text:p>
          </table:table-cell>
          <table:table-cell office:value-type="string">
            <text:p>Calls</text:p>
          </table:table-cell>
          <table:table-cell table:number-columns-repeated="4" office:value-type="string">
            <text:p>Facebook</text:p>
          </table:table-cell>
          <table:table-cell office:value-type="string">
            <text:p>Googl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alling friends SMSs</text:p>
          </table:table-cell>
          <table:table-cell office:value-type="string">
            <text:p>Watching videos, pictures music</text:p>
          </table:table-cell>
          <table:table-cell office:value-type="string">
            <text:p>searching news from Rwanda</text:p>
          </table:table-cell>
          <table:table-cell table:number-columns-repeated="2"/>
          <table:table-cell office:value-type="string">
            <text:p>through searching websites from Rwanda that talk about entertainment</text:p>
          </table:table-cell>
          <table:table-cell office:value-type="string">
            <text:p>Type here</text:p>
          </table:table-cell>
          <table:table-cell table:number-columns-repeated="2" office:value-type="string">
            <text:p>Whatsapp</text:p>
          </table:table-cell>
          <table:table-cell office:value-type="string">
            <text:p>Facebook</text:p>
          </table:table-cell>
          <table:table-cell office:value-type="string">
            <text:p>Twitter</text:p>
          </table:table-cell>
          <table:table-cell office:value-type="string">
            <text:p>youtube</text:p>
          </table:table-cell>
          <table:table-cell office:value-type="string">
            <text:p>Google+</text:p>
          </table:table-cell>
          <table:table-cell office:value-type="string">
            <text:p>youtube</text:p>
          </table:table-cell>
          <table:table-cell table:number-columns-repeated="2" office:value-type="string">
            <text:p>Type here</text:p>
          </table:table-cell>
          <table:table-cell table:number-columns-repeated="1006"/>
        </table:table-row>
        <table:table-row table:style-name="ro1">
          <table:table-cell table:number-columns-repeated="2" office:value-type="string">
            <text:p>Type here</text:p>
          </table:table-cell>
          <table:table-cell office:value-type="string">
            <text:p>Chats watch videos and pictures Listening to music</text:p>
          </table:table-cell>
          <table:table-cell office:value-type="string">
            <text:p>Chatting</text:p>
          </table:table-cell>
          <table:table-cell office:value-type="string">
            <text:p>Playing movies and videos Chatting surfing the internet</text:p>
          </table:table-cell>
          <table:table-cell office:value-type="string">
            <text:p>Taking pictures</text:p>
          </table:table-cell>
          <table:table-cell/>
          <table:table-cell office:value-type="string">
            <text:p>Live streaming on Youtube Chatting and video calling on Skype</text:p>
          </table:table-cell>
          <table:table-cell office:value-type="string">
            <text:p>Type here</text:p>
          </table:table-cell>
          <table:table-cell table:number-columns-repeated="2" office:value-type="string">
            <text:p>Instagram</text:p>
          </table:table-cell>
          <table:table-cell office:value-type="string">
            <text:p>Facebook</text:p>
          </table:table-cell>
          <table:table-cell office:value-type="string">
            <text:p>Youtube</text:p>
          </table:table-cell>
          <table:table-cell office:value-type="string">
            <text:p>Twitter</text:p>
          </table:table-cell>
          <table:table-cell table:number-columns-repeated="2" office:value-type="string">
            <text:p>Youtube</text:p>
          </table:table-cell>
          <table:table-cell office:value-type="string">
            <text:p>Type here</text:p>
          </table:table-cell>
          <table:table-cell office:value-type="string">
            <text:p>In reporting Doing work mainly Read and write documents for work SMS and calling fellow workers communicating with clients</text:p>
          </table:table-cell>
          <table:table-cell table:number-columns-repeated="1006"/>
        </table:table-row>
        <table:table-row table:style-name="ro1">
          <table:table-cell table:number-columns-repeated="2" office:value-type="string">
            <text:p>Type here</text:p>
          </table:table-cell>
          <table:table-cell office:value-type="string">
            <text:p>taking Photos Talking to friends Looking at pictures</text:p>
          </table:table-cell>
          <table:table-cell office:value-type="string">
            <text:p>Chatting on Social media Reading Writing</text:p>
          </table:table-cell>
          <table:table-cell office:value-type="string">
            <text:p>Playing Games Watching movies Surfing the Internet</text:p>
          </table:table-cell>
          <table:table-cell table:number-columns-repeated="2"/>
          <table:table-cell office:value-type="string">
            <text:p>Chatting on Social Media Watching Videos</text:p>
          </table:table-cell>
          <table:table-cell office:value-type="string">
            <text:p>Type here</text:p>
          </table:table-cell>
          <table:table-cell office:value-type="string">
            <text:p>Facebook</text:p>
          </table:table-cell>
          <table:table-cell office:value-type="string">
            <text:p>Twitter</text:p>
          </table:table-cell>
          <table:table-cell office:value-type="string">
            <text:p>Facebook</text:p>
          </table:table-cell>
          <table:table-cell table:number-columns-repeated="2" office:value-type="string">
            <text:p>Twitter</text:p>
          </table:table-cell>
          <table:table-cell office:value-type="string">
            <text:p>Google+</text:p>
          </table:table-cell>
          <table:table-cell office:value-type="string">
            <text:p>Youtube</text:p>
          </table:table-cell>
          <table:table-cell office:value-type="string">
            <text:p>Type here</text:p>
          </table:table-cell>
          <table:table-cell office:value-type="string">
            <text:p>Mobile Phone Desk Top Laptop</text:p>
          </table:table-cell>
          <table:table-cell table:number-columns-repeated="1006"/>
        </table:table-row>
        <table:table-row table:style-name="ro1">
          <table:table-cell table:number-columns-repeated="2" office:value-type="string">
            <text:p>Type here</text:p>
          </table:table-cell>
          <table:table-cell office:value-type="string">
            <text:p>Watching Videos and Photos</text:p>
          </table:table-cell>
          <table:table-cell office:value-type="string">
            <text:p>Surfing the Internet</text:p>
          </table:table-cell>
          <table:table-cell office:value-type="string">
            <text:p>Watching movies</text:p>
          </table:table-cell>
          <table:table-cell table:number-columns-repeated="2"/>
          <table:table-cell office:value-type="string">
            <text:p>Surfing entertainment websites</text:p>
          </table:table-cell>
          <table:table-cell office:value-type="string">
            <text:p>Type here</text:p>
          </table:table-cell>
          <table:table-cell office:value-type="string">
            <text:p>Facebook</text:p>
          </table:table-cell>
          <table:table-cell office:value-type="string">
            <text:p>Skype</text:p>
          </table:table-cell>
          <table:table-cell office:value-type="string">
            <text:p>Twitter</text:p>
          </table:table-cell>
          <table:table-cell office:value-type="string">
            <text:p>LinkedIn</text:p>
          </table:table-cell>
          <table:table-cell office:value-type="string">
            <text:p>Twitter</text:p>
          </table:table-cell>
          <table:table-cell office:value-type="string">
            <text:p>Google+</text:p>
          </table:table-cell>
          <table:table-cell office:value-type="string">
            <text:p>Youtube</text:p>
          </table:table-cell>
          <table:table-cell office:value-type="string">
            <text:p>Type here</text:p>
          </table:table-cell>
          <table:table-cell office:value-type="string">
            <text:p>In Reporting Reading and revising Reports Writing reports Keeping file reports</text:p>
          </table:table-cell>
          <table:table-cell table:number-columns-repeated="1006"/>
        </table:table-row>
        <table:table-row table:style-name="ro1">
          <table:table-cell table:number-columns-repeated="2" office:value-type="string">
            <text:p>Type here</text:p>
          </table:table-cell>
          <table:table-cell office:value-type="string">
            <text:p>Chatting on facebook and Twitter and Whatsapp</text:p>
          </table:table-cell>
          <table:table-cell office:value-type="string">
            <text:p>Surfing youtube.com</text:p>
          </table:table-cell>
          <table:table-cell office:value-type="string">
            <text:p>Watching movies and music</text:p>
          </table:table-cell>
          <table:table-cell table:number-columns-repeated="2"/>
          <table:table-cell office:value-type="string">
            <text:p>Watching videos on youtube.com</text:p>
          </table:table-cell>
          <table:table-cell office:value-type="string">
            <text:p>Type here</text:p>
          </table:table-cell>
          <table:table-cell office:value-type="string">
            <text:p>Facebook</text:p>
          </table:table-cell>
          <table:table-cell office:value-type="string">
            <text:p>BB messanger</text:p>
          </table:table-cell>
          <table:table-cell office:value-type="string">
            <text:p>Youtube</text:p>
          </table:table-cell>
          <table:table-cell office:value-type="string">
            <text:p>Twitter</text:p>
          </table:table-cell>
          <table:table-cell office:value-type="string">
            <text:p>LinkedIn</text:p>
          </table:table-cell>
          <table:table-cell table:number-columns-repeated="2" office:value-type="string">
            <text:p>Youtube</text:p>
          </table:table-cell>
          <table:table-cell office:value-type="string">
            <text:p>Type here</text:p>
          </table:table-cell>
          <table:table-cell office:value-type="string">
            <text:p>Reading reports writing reports Sending reports receiving reports Keeping files</text:p>
          </table:table-cell>
          <table:table-cell table:number-columns-repeated="1006"/>
        </table:table-row>
        <table:table-row table:style-name="ro1">
          <table:table-cell table:number-columns-repeated="2" office:value-type="string">
            <text:p>Type here</text:p>
          </table:table-cell>
          <table:table-cell office:value-type="string">
            <text:p>Calling and Chatting with friends</text:p>
          </table:table-cell>
          <table:table-cell table:number-columns-repeated="2" office:value-type="string">
            <text:p>Chatting on Social media and watching videos</text:p>
          </table:table-cell>
          <table:table-cell table:number-columns-repeated="2"/>
          <table:table-cell office:value-type="string">
            <text:p>Social media Chatts Listening to music on Tune In</text:p>
          </table:table-cell>
          <table:table-cell office:value-type="string">
            <text:p>Type here</text:p>
          </table:table-cell>
          <table:table-cell office:value-type="string">
            <text:p>Whatsapp</text:p>
          </table:table-cell>
          <table:table-cell office:value-type="string">
            <text:p>BB Messanger</text:p>
          </table:table-cell>
          <table:table-cell office:value-type="string">
            <text:p>Facebook</text:p>
          </table:table-cell>
          <table:table-cell office:value-type="string">
            <text:p>LinkedIn</text:p>
          </table:table-cell>
          <table:table-cell office:value-type="string">
            <text:p>Facebook</text:p>
          </table:table-cell>
          <table:table-cell office:value-type="string">
            <text:p>LinkedIn</text:p>
          </table:table-cell>
          <table:table-cell office:value-type="string">
            <text:p>Youtube</text:p>
          </table:table-cell>
          <table:table-cell office:value-type="string">
            <text:p>Type here</text:p>
          </table:table-cell>
          <table:table-cell office:value-type="string">
            <text:p>Desktop for revising and rewriting reports Laptop is used when I have extra work to finish at home</text:p>
          </table:table-cell>
          <table:table-cell table:number-columns-repeated="1006"/>
        </table:table-row>
        <table:table-row table:style-name="ro1">
          <table:table-cell table:number-columns-repeated="2" office:value-type="string">
            <text:p>Type here</text:p>
          </table:table-cell>
          <table:table-cell table:number-columns-repeated="5"/>
          <table:table-cell table:number-columns-repeated="2" office:value-type="string">
            <text:p>Type here</text:p>
          </table:table-cell>
          <table:table-cell table:number-columns-repeated="7"/>
          <table:table-cell office:value-type="string">
            <text:p>Type here</text:p>
          </table:table-cell>
          <table:table-cell office:value-type="string">
            <text:p>Reporting Doing work Reading and writing reports Sending and receiving mails of work related</text:p>
          </table:table-cell>
          <table:table-cell table:number-columns-repeated="1006"/>
        </table:table-row>
        <table:table-row table:style-name="ro1">
          <table:table-cell table:number-columns-repeated="2" office:value-type="string">
            <text:p>Type here</text:p>
          </table:table-cell>
          <table:table-cell table:number-columns-repeated="5"/>
          <table:table-cell table:number-columns-repeated="2" office:value-type="string">
            <text:p>Type here</text:p>
          </table:table-cell>
          <table:table-cell table:number-columns-repeated="7"/>
          <table:table-cell office:value-type="string">
            <text:p>Type here</text:p>
          </table:table-cell>
          <table:table-cell office:value-type="string">
            <text:p>Printing for Clients Photo copying for clients Reading and writing Reports</text:p>
          </table:table-cell>
          <table:table-cell table:number-columns-repeated="1006"/>
        </table:table-row>
        <table:table-row table:style-name="ro1">
          <table:table-cell table:number-columns-repeated="2" office:value-type="string">
            <text:p>Type here</text:p>
          </table:table-cell>
          <table:table-cell table:number-columns-repeated="5"/>
          <table:table-cell table:number-columns-repeated="2" office:value-type="string">
            <text:p>Type here</text:p>
          </table:table-cell>
          <table:table-cell table:number-columns-repeated="7"/>
          <table:table-cell office:value-type="string">
            <text:p>Type here</text:p>
          </table:table-cell>
          <table:table-cell office:value-type="string">
            <text:p>Reporting Making reports Sending and Receiving Emails Marketing products</text:p>
          </table:table-cell>
          <table:table-cell table:number-columns-repeated="1006"/>
        </table:table-row>
        <table:table-row table:style-name="ro1">
          <table:table-cell table:number-columns-repeated="2" office:value-type="string">
            <text:p>Type here</text:p>
          </table:table-cell>
          <table:table-cell office:value-type="string">
            <text:p>Chatting with friends Taking Pictures Watching videos</text:p>
          </table:table-cell>
          <table:table-cell office:value-type="string">
            <text:p>Watching Videos Watching movies</text:p>
          </table:table-cell>
          <table:table-cell office:value-type="string">
            <text:p>Social media chats Listening to music</text:p>
          </table:table-cell>
          <table:table-cell office:value-type="string">
            <text:p>Taking Pictures Looking at pictures</text:p>
          </table:table-cell>
          <table:table-cell/>
          <table:table-cell office:value-type="string">
            <text:p>Watching videos Downloading Movies</text:p>
          </table:table-cell>
          <table:table-cell office:value-type="string">
            <text:p>Type here</text:p>
          </table:table-cell>
          <table:table-cell office:value-type="string">
            <text:p>Facebook</text:p>
          </table:table-cell>
          <table:table-cell office:value-type="string">
            <text:p>Whatsapp</text:p>
          </table:table-cell>
          <table:table-cell table:number-columns-repeated="3" office:value-type="string">
            <text:p>Twitter</text:p>
          </table:table-cell>
          <table:table-cell office:value-type="string">
            <text:p>Google+</text:p>
          </table:table-cell>
          <table:table-cell office:value-type="string">
            <text:p>Youtube</text:p>
          </table:table-cell>
          <table:table-cell office:value-type="string">
            <text:p>Type here</text:p>
          </table:table-cell>
          <table:table-cell office:value-type="string">
            <text:p>Managing workers Communicating with workers Keeping files</text:p>
          </table:table-cell>
          <table:table-cell table:number-columns-repeated="1006"/>
        </table:table-row>
        <table:table-row table:style-name="ro1">
          <table:table-cell table:number-columns-repeated="2" office:value-type="string">
            <text:p>Type here</text:p>
          </table:table-cell>
          <table:table-cell office:value-type="string">
            <text:p>Listening to music Looking at picture and videos Chatting</text:p>
          </table:table-cell>
          <table:table-cell office:value-type="string">
            <text:p>Chatting <text:s/>Watching videos and pictures</text:p>
          </table:table-cell>
          <table:table-cell table:number-columns-repeated="3"/>
          <table:table-cell office:value-type="string">
            <text:p>Chatting with friends on Whatsapp Watching videos</text:p>
          </table:table-cell>
          <table:table-cell office:value-type="string">
            <text:p>Type here</text:p>
          </table:table-cell>
          <table:table-cell office:value-type="string">
            <text:p>Whatsapp</text:p>
          </table:table-cell>
          <table:table-cell office:value-type="string">
            <text:p>Calling</text:p>
          </table:table-cell>
          <table:table-cell table:number-columns-repeated="2" office:value-type="string">
            <text:p>Twitter</text:p>
          </table:table-cell>
          <table:table-cell office:value-type="string">
            <text:p>Facebook</text:p>
          </table:table-cell>
          <table:table-cell table:number-columns-repeated="2" office:value-type="string">
            <text:p>Youtube</text:p>
          </table:table-cell>
          <table:table-cell office:value-type="string">
            <text:p>Type here</text:p>
          </table:table-cell>
          <table:table-cell office:value-type="string">
            <text:p>Calling co-workers Finding Customers Marketing Products</text:p>
          </table:table-cell>
          <table:table-cell table:number-columns-repeated="1006"/>
        </table:table-row>
        <table:table-row table:style-name="ro1">
          <table:table-cell table:number-columns-repeated="2" office:value-type="string">
            <text:p>Type here</text:p>
          </table:table-cell>
          <table:table-cell office:value-type="string">
            <text:p>Watching videos Chatting with friends</text:p>
          </table:table-cell>
          <table:table-cell office:value-type="string">
            <text:p>Social media chats Uploading contents like photos</text:p>
          </table:table-cell>
          <table:table-cell office:value-type="string">
            <text:p>Playing music</text:p>
          </table:table-cell>
          <table:table-cell office:value-type="string">
            <text:p>Taking Pictures</text:p>
          </table:table-cell>
          <table:table-cell/>
          <table:table-cell office:value-type="string">
            <text:p>Reading Writing Taking Pictures</text:p>
          </table:table-cell>
          <table:table-cell office:value-type="string">
            <text:p>Type here</text:p>
          </table:table-cell>
          <table:table-cell office:value-type="string">
            <text:p>Whatsapp</text:p>
          </table:table-cell>
          <table:table-cell office:value-type="string">
            <text:p>Calling</text:p>
          </table:table-cell>
          <table:table-cell office:value-type="string">
            <text:p>Twitter</text:p>
          </table:table-cell>
          <table:table-cell office:value-type="string">
            <text:p>Google+</text:p>
          </table:table-cell>
          <table:table-cell office:value-type="string">
            <text:p>Twitter</text:p>
          </table:table-cell>
          <table:table-cell office:value-type="string">
            <text:p>Google+</text:p>
          </table:table-cell>
          <table:table-cell office:value-type="string">
            <text:p>LinkedIn</text:p>
          </table:table-cell>
          <table:table-cell office:value-type="string">
            <text:p>Type here</text:p>
          </table:table-cell>
          <table:table-cell office:value-type="string">
            <text:p>Marketing my Products Finding customers Communicating with employees Communicating with clients</text:p>
          </table:table-cell>
          <table:table-cell table:number-columns-repeated="1006"/>
        </table:table-row>
        <table:table-row table:style-name="ro1">
          <table:table-cell table:number-columns-repeated="2" office:value-type="string">
            <text:p>Type here</text:p>
          </table:table-cell>
          <table:table-cell office:value-type="string">
            <text:p>Chatting on Social Media Taking Pictures Watching videos</text:p>
          </table:table-cell>
          <table:table-cell office:value-type="string">
            <text:p>Watching Movies, and playing Music</text:p>
          </table:table-cell>
          <table:table-cell table:number-columns-repeated="3"/>
          <table:table-cell office:value-type="string">
            <text:p>Watching videos and music Chatting on Social media</text:p>
          </table:table-cell>
          <table:table-cell office:value-type="string">
            <text:p>Type here</text:p>
          </table:table-cell>
          <table:table-cell office:value-type="string">
            <text:p>Whatsapp</text:p>
          </table:table-cell>
          <table:table-cell office:value-type="string">
            <text:p>hatsapp</text:p>
          </table:table-cell>
          <table:table-cell office:value-type="string">
            <text:p>Facebook</text:p>
          </table:table-cell>
          <table:table-cell office:value-type="string">
            <text:p>Youtube</text:p>
          </table:table-cell>
          <table:table-cell office:value-type="string">
            <text:p>Twitter</text:p>
          </table:table-cell>
          <table:table-cell table:number-columns-repeated="2" office:value-type="string">
            <text:p>Youtube</text:p>
          </table:table-cell>
          <table:table-cell table:number-columns-repeated="2" office:value-type="string">
            <text:p>Type here</text:p>
          </table:table-cell>
          <table:table-cell table:number-columns-repeated="1006"/>
        </table:table-row>
        <table:table-row table:style-name="ro1">
          <table:table-cell office:value-type="string">
            <text:p>none</text:p>
          </table:table-cell>
          <table:table-cell/>
          <table:table-cell office:value-type="string">
            <text:p>listening to music, radio, chatting</text:p>
          </table:table-cell>
          <table:table-cell table:number-columns-repeated="2" office:value-type="string">
            <text:p>listening to music, to use internet, chatting, watching movies</text:p>
          </table:table-cell>
          <table:table-cell office:value-type="string">
            <text:p>never use the device</text:p>
          </table:table-cell>
          <table:table-cell office:value-type="string">
            <text:p>none</text:p>
          </table:table-cell>
          <table:table-cell office:value-type="string">
            <text:p>listening to music, to usesocial networks, chatting, watching movies,..</text:p>
          </table:table-cell>
          <table:table-cell office:value-type="string">
            <text:p>none</text:p>
          </table:table-cell>
          <table:table-cell office:value-type="string">
            <text:p>face book, linked In and viber</text:p>
          </table:table-cell>
          <table:table-cell office:value-type="string">
            <text:p>viber, phone call</text:p>
          </table:table-cell>
          <table:table-cell table:number-columns-repeated="3" office:value-type="string">
            <text:p>face book, linked In and viber</text:p>
          </table:table-cell>
          <table:table-cell office:value-type="string">
            <text:p>none</text:p>
          </table:table-cell>
          <table:table-cell office:value-type="string">
            <text:p>related websites</text:p>
          </table:table-cell>
          <table:table-cell/>
          <table:table-cell office:value-type="string">
            <text:p>filing, share documents, communication</text:p>
          </table:table-cell>
          <table:table-cell table:number-columns-repeated="1006"/>
        </table:table-row>
        <table:table-row table:style-name="ro1">
          <table:table-cell office:value-type="string">
            <text:p>MKOPA , MOBILE LOANING PLATFORM FROM SAFARICOM</text:p>
          </table:table-cell>
          <table:table-cell office:value-type="string">
            <text:p>N/A</text:p>
          </table:table-cell>
          <table:table-cell table:number-columns-repeated="2" office:value-type="string">
            <text:p>PLAYING MUSIC</text:p>
          </table:table-cell>
          <table:table-cell table:number-columns-repeated="2" office:value-type="string">
            <text:p>N/A</text:p>
          </table:table-cell>
          <table:table-cell office:value-type="string">
            <text:p>LISTENING TO RADIO AND WATCHING TV</text:p>
          </table:table-cell>
          <table:table-cell office:value-type="string">
            <text:p>TO CONNECT AND CHAT WITH FRIENDS </text:p>
          </table:table-cell>
          <table:table-cell office:value-type="string">
            <text:p>N/A</text:p>
          </table:table-cell>
          <table:table-cell office:value-type="string">
            <text:p>PHONE CALLS / SMS</text:p>
          </table:table-cell>
          <table:table-cell office:value-type="string">
            <text:p>PHONE CALSS / SMS</text:p>
          </table:table-cell>
          <table:table-cell office:value-type="string">
            <text:p>GOOGLE</text:p>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FOR WRITING UP DOCUMENTS, PRINTING AND COMMUNICATION PURPOSES</text:p>
          </table:table-cell>
          <table:table-cell table:number-columns-repeated="1006"/>
        </table:table-row>
        <table:table-row table:style-name="ro1">
          <table:table-cell office:value-type="string">
            <text:p>none</text:p>
          </table:table-cell>
          <table:table-cell/>
          <table:table-cell office:value-type="string">
            <text:p>to play games , to use face book, viber, listen to music</text:p>
          </table:table-cell>
          <table:table-cell office:value-type="string">
            <text:p>to play games , to use face book, listen to music</text:p>
          </table:table-cell>
          <table:table-cell table:number-columns-repeated="2" office:value-type="string">
            <text:p>never use the device</text:p>
          </table:table-cell>
          <table:table-cell office:value-type="string">
            <text:p>none</text:p>
          </table:table-cell>
          <table:table-cell office:value-type="string">
            <text:p>to use face book, viber,...</text:p>
          </table:table-cell>
          <table:table-cell office:value-type="string">
            <text:p>none</text:p>
          </table:table-cell>
          <table:table-cell office:value-type="string">
            <text:p>face book, viber</text:p>
          </table:table-cell>
          <table:table-cell office:value-type="string">
            <text:p>phone call, viber</text:p>
          </table:table-cell>
          <table:table-cell table:number-columns-repeated="3" office:value-type="string">
            <text:p>facebook</text:p>
          </table:table-cell>
          <table:table-cell office:value-type="string">
            <text:p>none of them</text:p>
          </table:table-cell>
          <table:table-cell office:value-type="string">
            <text:p>facebook</text:p>
          </table:table-cell>
          <table:table-cell table:number-columns-repeated="1008"/>
        </table:table-row>
        <table:table-row table:style-name="ro1">
          <table:table-cell table:number-columns-repeated="2"/>
          <table:table-cell office:value-type="string">
            <text:p>music and watching videos</text:p>
          </table:table-cell>
          <table:table-cell office:value-type="string">
            <text:p>videos, music and movies</text:p>
          </table:table-cell>
          <table:table-cell office:value-type="string">
            <text:p>__________-</text:p>
          </table:table-cell>
          <table:table-cell office:value-type="string">
            <text:p>__________</text:p>
          </table:table-cell>
          <table:table-cell office:value-type="string">
            <text:p>_____________</text:p>
          </table:table-cell>
          <table:table-cell table:number-columns-repeated="2"/>
          <table:table-cell table:number-columns-repeated="2" office:value-type="string">
            <text:p>facebook and whats up</text:p>
          </table:table-cell>
          <table:table-cell table:number-columns-repeated="3" office:value-type="string">
            <text:p>facebook</text:p>
          </table:table-cell>
          <table:table-cell office:value-type="string">
            <text:p>________</text:p>
          </table:table-cell>
          <table:table-cell office:value-type="string">
            <text:p>google</text:p>
          </table:table-cell>
          <table:table-cell table:number-columns-repeated="1008"/>
        </table:table-row>
        <table:table-row table:style-name="ro1">
          <table:table-cell office:value-type="string">
            <text:p>none</text:p>
          </table:table-cell>
          <table:table-cell/>
          <table:table-cell table:number-columns-repeated="3" office:value-type="string">
            <text:p>share ideas, listening to the music, to use social networks</text:p>
          </table:table-cell>
          <table:table-cell office:value-type="string">
            <text:p>never use this device</text:p>
          </table:table-cell>
          <table:table-cell office:value-type="string">
            <text:p>none</text:p>
          </table:table-cell>
          <table:table-cell office:value-type="string">
            <text:p>share ideas, listening to the music, to use social networks</text:p>
          </table:table-cell>
          <table:table-cell office:value-type="string">
            <text:p>none</text:p>
          </table:table-cell>
          <table:table-cell office:value-type="string">
            <text:p>viber, face book,phone call</text:p>
          </table:table-cell>
          <table:table-cell office:value-type="string">
            <text:p>viber, phone call</text:p>
          </table:table-cell>
          <table:table-cell table:number-columns-repeated="3" office:value-type="string">
            <text:p>face book, twitter, linked in</text:p>
          </table:table-cell>
          <table:table-cell office:value-type="string">
            <text:p>linkedIn</text:p>
          </table:table-cell>
          <table:table-cell office:value-type="string">
            <text:p>google websites</text:p>
          </table:table-cell>
          <table:table-cell table:number-columns-repeated="1008"/>
        </table:table-row>
        <table:table-row table:style-name="ro1">
          <table:table-cell table:number-columns-repeated="2"/>
          <table:table-cell office:value-type="string">
            <text:p>for musics</text:p>
          </table:table-cell>
          <table:table-cell table:number-columns-repeated="2" office:value-type="string">
            <text:p>Musics</text:p>
          </table:table-cell>
          <table:table-cell/>
          <table:table-cell office:value-type="string">
            <text:p>Camera, Television, Modem</text:p>
          </table:table-cell>
          <table:table-cell office:value-type="string">
            <text:p>Downloading <text:s/>musics from YouTube</text:p>
          </table:table-cell>
          <table:table-cell office:value-type="string">
            <text:p>Television</text:p>
          </table:table-cell>
          <table:table-cell office:value-type="string">
            <text:p>WhatsApp</text:p>
          </table:table-cell>
          <table:table-cell office:value-type="string">
            <text:p>Mobile Phone</text:p>
          </table:table-cell>
          <table:table-cell office:value-type="string">
            <text:p>Facebook</text:p>
          </table:table-cell>
          <table:table-cell table:number-columns-repeated="2" office:value-type="string">
            <text:p>Twitter</text:p>
          </table:table-cell>
          <table:table-cell office:value-type="string">
            <text:p>Internet</text:p>
          </table:table-cell>
          <table:table-cell office:value-type="string">
            <text:p>Google</text:p>
          </table:table-cell>
          <table:table-cell/>
          <table:table-cell office:value-type="string">
            <text:p>I use phone for communication with staff and any other people in the organization, i use laptop or desktop in my daily work organizing documents, reporting, presentations, data entry and storage, <text:s/>budgeting and other work plans.</text:p>
          </table:table-cell>
          <table:table-cell table:number-columns-repeated="1006"/>
        </table:table-row>
        <table:table-row table:style-name="ro1">
          <table:table-cell office:value-type="string">
            <text:p>HOME THEATER SYSTEM ,DIGITAL TV</text:p>
          </table:table-cell>
          <table:table-cell office:value-type="string">
            <text:p>N/A</text:p>
          </table:table-cell>
          <table:table-cell office:value-type="string">
            <text:p>WATCH VIDEOS, LISTENING TO MUSIC, CHATTING ON SOCIAL MEDIA AND GENERALLY COMMUNICATING TO FRIENDS</text:p>
          </table:table-cell>
          <table:table-cell office:value-type="string">
            <text:p>WATCHING VIDEOS, PLAYING GAMES, LISTENING TO MUSIC</text:p>
          </table:table-cell>
          <table:table-cell office:value-type="string">
            <text:p>WATCHING VIDEOS ,UPLOADING VIDEOS,PLAYING GAMES AND INTERACTION THROUGH THE SOCIAL MEDIA</text:p>
          </table:table-cell>
          <table:table-cell office:value-type="string">
            <text:p>N/A</text:p>
          </table:table-cell>
          <table:table-cell office:value-type="string">
            <text:p>WATCHING NEWS TV</text:p>
          </table:table-cell>
          <table:table-cell office:value-type="string">
            <text:p>FOR GETTING NEWS OUT TO FRIENDS AND AND ALSO FROM FRIENDS. UPLOADING /DOWNLOADING VIDEOS AND <text:s/>CHATTING WITH FRIENDS</text:p>
          </table:table-cell>
          <table:table-cell office:value-type="string">
            <text:p>N/A</text:p>
          </table:table-cell>
          <table:table-cell office:value-type="string">
            <text:p>FACCEBOOK / WHATSAPP</text:p>
          </table:table-cell>
          <table:table-cell office:value-type="string">
            <text:p>WHATSAPP</text:p>
          </table:table-cell>
          <table:table-cell table:number-columns-repeated="3" office:value-type="string">
            <text:p>FACEBOOK</text:p>
          </table:table-cell>
          <table:table-cell office:value-type="string">
            <text:p>N/A</text:p>
          </table:table-cell>
          <table:table-cell office:value-type="string">
            <text:p>GOOGLE +</text:p>
          </table:table-cell>
          <table:table-cell office:value-type="string">
            <text:p>N/A</text:p>
          </table:table-cell>
          <table:table-cell office:value-type="string">
            <text:p>DO NOT USE DEVICES FOR WORK EXCEPT FOR COMMUNICATION WITH COLLEAGUES.</text:p>
          </table:table-cell>
          <table:table-cell table:number-columns-repeated="1006"/>
        </table:table-row>
        <table:table-row table:style-name="ro1">
          <table:table-cell table:number-columns-repeated="2"/>
          <table:table-cell office:value-type="string">
            <text:p>games, music, videos and Fm radios</text:p>
          </table:table-cell>
          <table:table-cell office:value-type="string">
            <text:p>games, movies, music videos and listen music</text:p>
          </table:table-cell>
          <table:table-cell office:value-type="string">
            <text:p>movies, music videos and play games</text:p>
          </table:table-cell>
          <table:table-cell office:value-type="string">
            <text:p>music videos and listening music</text:p>
          </table:table-cell>
          <table:table-cell office:value-type="string">
            <text:p>____________________</text:p>
          </table:table-cell>
          <table:table-cell table:number-columns-repeated="2"/>
          <table:table-cell office:value-type="string">
            <text:p>facebook, twitter and other local social networks</text:p>
          </table:table-cell>
          <table:table-cell office:value-type="string">
            <text:p>phone, facebook and skype</text:p>
          </table:table-cell>
          <table:table-cell office:value-type="string">
            <text:p>facebook,twitter, viber and local networks</text:p>
          </table:table-cell>
          <table:table-cell office:value-type="string">
            <text:p>facebook, twitter and temarinet.net</text:p>
          </table:table-cell>
          <table:table-cell office:value-type="string">
            <text:p>facebook</text:p>
          </table:table-cell>
          <table:table-cell office:value-type="string">
            <text:p>____________</text:p>
          </table:table-cell>
          <table:table-cell office:value-type="string">
            <text:p>google, wikipedia and youtube tutorials</text:p>
          </table:table-cell>
          <table:table-cell table:number-columns-repeated="1008"/>
        </table:table-row>
        <table:table-row table:style-name="ro1">
          <table:table-cell table:number-columns-repeated="4"/>
          <table:table-cell table:number-columns-repeated="2" office:value-type="string">
            <text:p>playing games and chatting</text:p>
          </table:table-cell>
          <table:table-cell/>
          <table:table-cell office:value-type="string">
            <text:p>chatting</text:p>
          </table:table-cell>
          <table:table-cell/>
          <table:table-cell table:number-columns-repeated="2" office:value-type="string">
            <text:p>whatsapp</text:p>
          </table:table-cell>
          <table:table-cell table:number-columns-repeated="3" office:value-type="string">
            <text:p>facebook</text:p>
          </table:table-cell>
          <table:table-cell office:value-type="string">
            <text:p>instagram</text:p>
          </table:table-cell>
          <table:table-cell office:value-type="string">
            <text:p>google</text:p>
          </table:table-cell>
          <table:table-cell/>
          <table:table-cell office:value-type="string">
            <text:p>connecting to clients</text:p>
          </table:table-cell>
          <table:table-cell table:number-columns-repeated="1006"/>
        </table:table-row>
        <table:table-row table:style-name="ro1">
          <table:table-cell table:number-columns-repeated="2"/>
          <table:table-cell office:value-type="string">
            <text:p>watch videos and listen to music, play games</text:p>
          </table:table-cell>
          <table:table-cell office:value-type="string">
            <text:p>watch movies</text:p>
          </table:table-cell>
          <table:table-cell office:value-type="string">
            <text:p>watch videos and listen to music, playing games</text:p>
          </table:table-cell>
          <table:table-cell office:value-type="string">
            <text:p>playing games</text:p>
          </table:table-cell>
          <table:table-cell table:number-columns-repeated="3"/>
          <table:table-cell table:number-columns-repeated="2" office:value-type="string">
            <text:p>whatsapp</text:p>
          </table:table-cell>
          <table:table-cell office:value-type="string">
            <text:p>facebook</text:p>
          </table:table-cell>
          <table:table-cell office:value-type="string">
            <text:p>whatsapp and facebook</text:p>
          </table:table-cell>
          <table:table-cell/>
          <table:table-cell office:value-type="string">
            <text:p>picasa / notepad / facebook</text:p>
          </table:table-cell>
          <table:table-cell office:value-type="string">
            <text:p>youtube</text:p>
          </table:table-cell>
          <table:table-cell/>
          <table:table-cell office:value-type="string">
            <text:p>phone calls, skype, access emails track movements of consignments on we access exchange rates</text:p>
          </table:table-cell>
          <table:table-cell table:number-columns-repeated="1006"/>
        </table:table-row>
        <table:table-row table:style-name="ro1">
          <table:table-cell table:number-columns-repeated="2"/>
          <table:table-cell office:value-type="string">
            <text:p>Facebook, whatsapp, twitter</text:p>
          </table:table-cell>
          <table:table-cell/>
          <table:table-cell office:value-type="string">
            <text:p>movies, videos,music audio, social media</text:p>
          </table:table-cell>
          <table:table-cell table:number-columns-repeated="4"/>
          <table:table-cell table:number-columns-repeated="2" office:value-type="string">
            <text:p>whatsapp</text:p>
          </table:table-cell>
          <table:table-cell table:number-columns-repeated="3" office:value-type="string">
            <text:p>Facebook</text:p>
          </table:table-cell>
          <table:table-cell/>
          <table:table-cell office:value-type="string">
            <text:p>google</text:p>
          </table:table-cell>
          <table:table-cell/>
          <table:table-cell office:value-type="string">
            <text:p>for compiling reports and keeping records</text:p>
          </table:table-cell>
          <table:table-cell table:number-columns-repeated="1006"/>
        </table:table-row>
        <table:table-row table:style-name="ro1">
          <table:table-cell table:number-columns-repeated="2"/>
          <table:table-cell office:value-type="string">
            <text:p>for social media - going on Facebook, listening to gospel music</text:p>
          </table:table-cell>
          <table:table-cell table:number-columns-repeated="4"/>
          <table:table-cell office:value-type="string">
            <text:p>for Facebook an surfing the internet</text:p>
          </table:table-cell>
          <table:table-cell/>
          <table:table-cell table:number-columns-repeated="2" office:value-type="string">
            <text:p>whatsapp</text:p>
          </table:table-cell>
          <table:table-cell table:number-columns-repeated="3" office:value-type="string">
            <text:p>facebook</text:p>
          </table:table-cell>
          <table:table-cell/>
          <table:table-cell office:value-type="string">
            <text:p>google</text:p>
          </table:table-cell>
          <table:table-cell/>
          <table:table-cell office:value-type="string">
            <text:p>for writing reports updating the database of children in the center</text:p>
          </table:table-cell>
          <table:table-cell table:number-columns-repeated="1006"/>
        </table:table-row>
        <table:table-row table:style-name="ro1">
          <table:table-cell table:number-columns-repeated="1024"/>
        </table:table-row>
        <table:table-row table:style-name="ro1">
          <table:table-cell table:number-columns-repeated="2"/>
          <table:table-cell office:value-type="string">
            <text:p>chatting on facebook and whatsapp, taking photos, browsing the internet</text:p>
          </table:table-cell>
          <table:table-cell office:value-type="string">
            <text:p>browsing the internet</text:p>
          </table:table-cell>
          <table:table-cell table:number-columns-repeated="2"/>
          <table:table-cell office:value-type="string">
            <text:p>ipod - to listen to music</text:p>
          </table:table-cell>
          <table:table-cell/>
          <table:table-cell office:value-type="string">
            <text:p>kindle app</text:p>
          </table:table-cell>
          <table:table-cell table:number-columns-repeated="2" office:value-type="string">
            <text:p>Facebook messenger</text:p>
          </table:table-cell>
          <table:table-cell office:value-type="string">
            <text:p>Facebook</text:p>
          </table:table-cell>
          <table:table-cell office:value-type="string">
            <text:p>wordpress</text:p>
          </table:table-cell>
          <table:table-cell office:value-type="string">
            <text:p>facebook</text:p>
          </table:table-cell>
          <table:table-cell office:value-type="string">
            <text:p>instagram</text:p>
          </table:table-cell>
          <table:table-cell office:value-type="string">
            <text:p>ebooks</text:p>
          </table:table-cell>
          <table:table-cell/>
          <table:table-cell office:value-type="string">
            <text:p>to create documents and record information to find information <text:s/>to communicate with colleagues and others</text:p>
          </table:table-cell>
          <table:table-cell table:number-columns-repeated="1006"/>
        </table:table-row>
        <table:table-row table:style-name="ro1">
          <table:table-cell table:number-columns-repeated="2"/>
          <table:table-cell office:value-type="string">
            <text:p>Facebok - other social media outlets</text:p>
          </table:table-cell>
          <table:table-cell/>
          <table:table-cell office:value-type="string">
            <text:p>watching movies or youtube videos</text:p>
          </table:table-cell>
          <table:table-cell office:value-type="string">
            <text:p>playing games</text:p>
          </table:table-cell>
          <table:table-cell table:number-columns-repeated="3"/>
          <table:table-cell office:value-type="string">
            <text:p>facebook instagram</text:p>
          </table:table-cell>
          <table:table-cell office:value-type="string">
            <text:p>skype</text:p>
          </table:table-cell>
          <table:table-cell office:value-type="string">
            <text:p>facebook</text:p>
          </table:table-cell>
          <table:table-cell office:value-type="string">
            <text:p>email / mail chimps</text:p>
          </table:table-cell>
          <table:table-cell table:number-columns-repeated="2"/>
          <table:table-cell office:value-type="string">
            <text:p>pinterest, google</text:p>
          </table:table-cell>
          <table:table-cell/>
          <table:table-cell office:value-type="string">
            <text:p>email, social media, research</text:p>
          </table:table-cell>
          <table:table-cell table:number-columns-repeated="1006"/>
        </table:table-row>
        <table:table-row table:style-name="ro1">
          <table:table-cell table:number-columns-repeated="9"/>
          <table:table-cell office:value-type="string">
            <text:p>Text Messages</text:p>
          </table:table-cell>
          <table:table-cell office:value-type="string">
            <text:p>phone calls texting facebook messaging</text:p>
          </table:table-cell>
          <table:table-cell table:number-columns-repeated="4" office:value-type="string">
            <text:p>NA</text:p>
          </table:table-cell>
          <table:table-cell office:value-type="string">
            <text:p>Vice, CBC, BBC</text:p>
          </table:table-cell>
          <table:table-cell/>
          <table:table-cell office:value-type="string">
            <text:p>Sending emails, scheduling, making templates for programming, organizational tools, collaborating with co-workers on projects</text:p>
          </table:table-cell>
          <table:table-cell table:number-columns-repeated="1006"/>
        </table:table-row>
        <table:table-row table:style-name="ro1">
          <table:table-cell table:number-columns-repeated="2"/>
          <table:table-cell office:value-type="string">
            <text:p>Social media, youtube, videos, camera, music, pictures.</text:p>
          </table:table-cell>
          <table:table-cell table:number-columns-repeated="2"/>
          <table:table-cell office:value-type="string">
            <text:p>Youtube, social media, videos, camera, music, pictures,</text:p>
          </table:table-cell>
          <table:table-cell table:number-columns-repeated="3"/>
          <table:table-cell table:number-columns-repeated="4" office:value-type="string">
            <text:p>Facebook</text:p>
          </table:table-cell>
          <table:table-cell office:value-type="string">
            <text:p>FB</text:p>
          </table:table-cell>
          <table:table-cell office:value-type="string">
            <text:p>Instagram, youtube</text:p>
          </table:table-cell>
          <table:table-cell office:value-type="string">
            <text:p>Twitter, Instagram, Facebook</text:p>
          </table:table-cell>
          <table:table-cell/>
          <table:table-cell office:value-type="string">
            <text:p>word docs, posters, sharing online, email, google drive, sharing documents.</text:p>
          </table:table-cell>
          <table:table-cell table:number-columns-repeated="1006"/>
        </table:table-row>
        <table:table-row table:style-name="ro1">
          <table:table-cell table:number-columns-repeated="2"/>
          <table:table-cell office:value-type="string">
            <text:p>Netflix, Facebook, shopping</text:p>
          </table:table-cell>
          <table:table-cell table:number-columns-repeated="6"/>
          <table:table-cell table:number-columns-repeated="5" office:value-type="string">
            <text:p>Facebook</text:p>
          </table:table-cell>
          <table:table-cell office:value-type="string">
            <text:p>Pinterest</text:p>
          </table:table-cell>
          <table:table-cell office:value-type="string">
            <text:p>Facebook, Huffpost</text:p>
          </table:table-cell>
          <table:table-cell/>
          <table:table-cell office:value-type="string">
            <text:p>Email, research, youtube</text:p>
          </table:table-cell>
          <table:table-cell table:number-columns-repeated="1006"/>
        </table:table-row>
        <table:table-row table:style-name="ro1">
          <table:table-cell table:number-columns-repeated="2"/>
          <table:table-cell office:value-type="string">
            <text:p>to go on facebook, instagram, pictures, banking</text:p>
          </table:table-cell>
          <table:table-cell table:number-columns-repeated="2"/>
          <table:table-cell office:value-type="string">
            <text:p>facebook, games, taking pictures, videos, email</text:p>
          </table:table-cell>
          <table:table-cell table:number-columns-repeated="3"/>
          <table:table-cell table:number-columns-repeated="5" office:value-type="string">
            <text:p>Facebook</text:p>
          </table:table-cell>
          <table:table-cell office:value-type="string">
            <text:p>Instagram, Facebook</text:p>
          </table:table-cell>
          <table:table-cell office:value-type="string">
            <text:p>Google</text:p>
          </table:table-cell>
          <table:table-cell table:number-columns-repeated="1008"/>
        </table:table-row>
        <table:table-row table:style-name="ro1">
          <table:table-cell table:number-columns-repeated="2"/>
          <table:table-cell office:value-type="string">
            <text:p>communicate</text:p>
          </table:table-cell>
          <table:table-cell office:value-type="string">
            <text:p>computer games, music</text:p>
          </table:table-cell>
          <table:table-cell/>
          <table:table-cell office:value-type="string">
            <text:p>video games, entertainment apps</text:p>
          </table:table-cell>
          <table:table-cell table:number-columns-repeated="3"/>
          <table:table-cell table:number-columns-repeated="7" office:value-type="string">
            <text:p>Facebook</text:p>
          </table:table-cell>
          <table:table-cell/>
          <table:table-cell office:value-type="string">
            <text:p>retail sales use cashiers they are old school and very easy to use</text:p>
          </table:table-cell>
          <table:table-cell table:number-columns-repeated="1006"/>
        </table:table-row>
        <table:table-row table:style-name="ro1">
          <table:table-cell table:number-columns-repeated="2"/>
          <table:table-cell office:value-type="string">
            <text:p>check facebook once in awhile, simpsons tapout, texting, bus app</text:p>
          </table:table-cell>
          <table:table-cell office:value-type="string">
            <text:p>watch movies. play music</text:p>
          </table:table-cell>
          <table:table-cell office:value-type="string">
            <text:p>download movies, hangouts</text:p>
          </table:table-cell>
          <table:table-cell table:number-columns-repeated="4"/>
          <table:table-cell office:value-type="string">
            <text:p>Instagram, Facebook</text:p>
          </table:table-cell>
          <table:table-cell table:number-columns-repeated="2" office:value-type="string">
            <text:p>Facebook</text:p>
          </table:table-cell>
          <table:table-cell office:value-type="string">
            <text:p>Pinterest</text:p>
          </table:table-cell>
          <table:table-cell office:value-type="string">
            <text:p>Facebook</text:p>
          </table:table-cell>
          <table:table-cell office:value-type="string">
            <text:p>Instagram, Facebook, Pinterest</text:p>
          </table:table-cell>
          <table:table-cell office:value-type="string">
            <text:p>Facebook, Pinterest</text:p>
          </table:table-cell>
          <table:table-cell office:value-type="string">
            <text:p>read trending articles on Facebook, look up stuff I am interested in DUI (Do it yourself)</text:p>
          </table:table-cell>
          <table:table-cell office:value-type="string">
            <text:p>keep in touch with people in and out of the office (Phone), desktop when I'm at work, calling. Faxing,</text:p>
          </table:table-cell>
          <table:table-cell table:number-columns-repeated="1006"/>
        </table:table-row>
        <table:table-row table:style-name="ro1">
          <table:table-cell table:number-columns-repeated="2"/>
          <table:table-cell office:value-type="string">
            <text:p>social media, hobbies</text:p>
          </table:table-cell>
          <table:table-cell/>
          <table:table-cell office:value-type="string">
            <text:p>youtube, netflix</text:p>
          </table:table-cell>
          <table:table-cell office:value-type="string">
            <text:p>netflix</text:p>
          </table:table-cell>
          <table:table-cell table:number-columns-repeated="3"/>
          <table:table-cell table:number-columns-repeated="2" office:value-type="string">
            <text:p>Facebook</text:p>
          </table:table-cell>
          <table:table-cell office:value-type="string">
            <text:p>Youtube</text:p>
          </table:table-cell>
          <table:table-cell table:number-columns-repeated="3" office:value-type="string">
            <text:p>Facebook</text:p>
          </table:table-cell>
          <table:table-cell office:value-type="string">
            <text:p>Youtube</text:p>
          </table:table-cell>
          <table:table-cell/>
          <table:table-cell office:value-type="string">
            <text:p>Creating docs, word, excel, PP</text:p>
          </table:table-cell>
          <table:table-cell table:number-columns-repeated="1006"/>
        </table:table-row>
        <table:table-row table:style-name="ro1">
          <table:table-cell table:number-columns-repeated="2"/>
          <table:table-cell office:value-type="string">
            <text:p>snap chat, instagram, facebook, google</text:p>
          </table:table-cell>
          <table:table-cell table:number-columns-repeated="2"/>
          <table:table-cell office:value-type="string">
            <text:p>games, movies</text:p>
          </table:table-cell>
          <table:table-cell table:number-columns-repeated="3"/>
          <table:table-cell office:value-type="string">
            <text:p>Snapchat</text:p>
          </table:table-cell>
          <table:table-cell office:value-type="string">
            <text:p>Facebook</text:p>
          </table:table-cell>
          <table:table-cell office:value-type="string">
            <text:p>instagram, tumblr</text:p>
          </table:table-cell>
          <table:table-cell office:value-type="string">
            <text:p>instagram</text:p>
          </table:table-cell>
          <table:table-cell office:value-type="string">
            <text:p>reddit</text:p>
          </table:table-cell>
          <table:table-cell office:value-type="string">
            <text:p>instagram</text:p>
          </table:table-cell>
          <table:table-cell office:value-type="string">
            <text:p>Pinterest</text:p>
          </table:table-cell>
          <table:table-cell table:number-columns-repeated="1008"/>
        </table:table-row>
        <table:table-row table:style-name="ro1">
          <table:table-cell office:value-type="string">
            <text:p>spotify - music app</text:p>
          </table:table-cell>
          <table:table-cell/>
          <table:table-cell office:value-type="string">
            <text:p>chrono trigger - RPG game</text:p>
          </table:table-cell>
          <table:table-cell office:value-type="string">
            <text:p>play video games - Minecraft, the sims, final fantasy</text:p>
          </table:table-cell>
          <table:table-cell table:number-columns-repeated="4"/>
          <table:table-cell office:value-type="string">
            <text:p>Slack - communication app</text:p>
          </table:table-cell>
          <table:table-cell table:number-columns-repeated="2" office:value-type="string">
            <text:p>Facebook</text:p>
          </table:table-cell>
          <table:table-cell table:number-columns-repeated="2" office:value-type="string">
            <text:p>Tumblr</text:p>
          </table:table-cell>
          <table:table-cell office:value-type="string">
            <text:p>Tumblr, Twitter</text:p>
          </table:table-cell>
          <table:table-cell office:value-type="string">
            <text:p>Tumblr</text:p>
          </table:table-cell>
          <table:table-cell office:value-type="string">
            <text:p>Tumblr, Vice</text:p>
          </table:table-cell>
          <table:table-cell table:number-columns-repeated="1008"/>
        </table:table-row>
        <table:table-row table:style-name="ro1">
          <table:table-cell table:number-columns-repeated="2"/>
          <table:table-cell office:value-type="string">
            <text:p>games, slow motion recording</text:p>
          </table:table-cell>
          <table:table-cell/>
          <table:table-cell office:value-type="string">
            <text:p>games, movies, netflix</text:p>
          </table:table-cell>
          <table:table-cell office:value-type="string">
            <text:p>games, movies</text:p>
          </table:table-cell>
          <table:table-cell table:number-columns-repeated="3"/>
          <table:table-cell table:number-columns-repeated="2" office:value-type="string">
            <text:p>Facebook</text:p>
          </table:table-cell>
          <table:table-cell/>
          <table:table-cell table:number-columns-repeated="2" office:value-type="string">
            <text:p>Facebook</text:p>
          </table:table-cell>
          <table:table-cell office:value-type="string">
            <text:p>Instagram</text:p>
          </table:table-cell>
          <table:table-cell office:value-type="string">
            <text:p>Laptop</text:p>
          </table:table-cell>
          <table:table-cell/>
          <table:table-cell office:value-type="string">
            <text:p>using word, power point, excel</text:p>
          </table:table-cell>
          <table:table-cell table:number-columns-repeated="1006"/>
        </table:table-row>
        <table:table-row table:style-name="ro1">
          <table:table-cell office:value-type="string">
            <text:p>Instagram, Facebook Page App, FB Messenger, Skype, Find my IPhone</text:p>
          </table:table-cell>
          <table:table-cell/>
          <table:table-cell office:value-type="string">
            <text:p>writing notepad</text:p>
          </table:table-cell>
          <table:table-cell office:value-type="string">
            <text:p>YouTube, download music, writing, editing videos</text:p>
          </table:table-cell>
          <table:table-cell table:number-columns-repeated="5"/>
          <table:table-cell office:value-type="string">
            <text:p>Facebook, Skype</text:p>
          </table:table-cell>
          <table:table-cell office:value-type="string">
            <text:p>Skype</text:p>
          </table:table-cell>
          <table:table-cell table:number-columns-repeated="4" office:value-type="string">
            <text:p>Facebook</text:p>
          </table:table-cell>
          <table:table-cell office:value-type="string">
            <text:p>YouTube</text:p>
          </table:table-cell>
          <table:table-cell table:number-columns-repeated="1008"/>
        </table:table-row>
        <table:table-row table:style-name="ro1">
          <table:table-cell table:number-columns-repeated="2"/>
          <table:table-cell office:value-type="string">
            <text:p>Communicate,</text:p>
          </table:table-cell>
          <table:table-cell office:value-type="string">
            <text:p>Music Creation, advertising, promoting new songs, Playing music, sharing music,</text:p>
          </table:table-cell>
          <table:table-cell table:number-columns-repeated="4"/>
          <table:table-cell office:value-type="string">
            <text:p>Wix, Netflix, SoundCloud, Ted Talks</text:p>
          </table:table-cell>
          <table:table-cell office:value-type="string">
            <text:p>Facebook</text:p>
          </table:table-cell>
          <table:table-cell office:value-type="string">
            <text:p>Phone calls</text:p>
          </table:table-cell>
          <table:table-cell office:value-type="string">
            <text:p>Facebook, Website</text:p>
          </table:table-cell>
          <table:table-cell office:value-type="string">
            <text:p>Website, YouTube</text:p>
          </table:table-cell>
          <table:table-cell office:value-type="string">
            <text:p>YouTube</text:p>
          </table:table-cell>
          <table:table-cell office:value-type="string">
            <text:p>YouTube, Garage Band</text:p>
          </table:table-cell>
          <table:table-cell office:value-type="string">
            <text:p>Websites</text:p>
          </table:table-cell>
          <table:table-cell/>
          <table:table-cell office:value-type="string">
            <text:p>Emails, Microsoft word, Excel, Outlook, phone calls, Facebook, Share Files thru Facebook</text:p>
          </table:table-cell>
          <table:table-cell table:number-columns-repeated="1006"/>
        </table:table-row>
        <table:table-row table:style-name="ro1">
          <table:table-cell table:number-columns-repeated="3"/>
          <table:table-cell office:value-type="string">
            <text:p>Networking, connecting with friends, scheduling time to spend with people</text:p>
          </table:table-cell>
          <table:table-cell table:number-columns-repeated="5"/>
          <table:table-cell table:number-columns-repeated="5" office:value-type="string">
            <text:p>Facebook</text:p>
          </table:table-cell>
          <table:table-cell/>
          <table:table-cell office:value-type="string">
            <text:p>Audible</text:p>
          </table:table-cell>
          <table:table-cell/>
          <table:table-cell office:value-type="string">
            <text:p>Cellphone to take pictures of programming for reporting, use it to take notes for trainings, reporting, emailing staff, scheduling, planning.</text:p>
          </table:table-cell>
          <table:table-cell table:number-columns-repeated="1006"/>
        </table:table-row>
        <table:table-row table:style-name="ro1">
          <table:table-cell table:number-columns-repeated="2"/>
          <table:table-cell office:value-type="string">
            <text:p>watching movies, playing games, research topics that interests me, social network</text:p>
          </table:table-cell>
          <table:table-cell table:number-columns-repeated="4"/>
          <table:table-cell office:value-type="string">
            <text:p>YouTube, FYI videos, how to, informational interviews</text:p>
          </table:table-cell>
          <table:table-cell office:value-type="string">
            <text:p>mobile gaming apps,</text:p>
          </table:table-cell>
          <table:table-cell table:number-columns-repeated="3" office:value-type="string">
            <text:p>Facebook</text:p>
          </table:table-cell>
          <table:table-cell table:number-columns-repeated="3"/>
          <table:table-cell office:value-type="string">
            <text:p>Facebook, websites</text:p>
          </table:table-cell>
          <table:table-cell table:number-columns-repeated="1008"/>
        </table:table-row>
        <table:table-row table:style-name="ro1">
          <table:table-cell office:value-type="string">
            <text:p>Sports</text:p>
          </table:table-cell>
          <table:table-cell table:number-columns-repeated="2"/>
          <table:table-cell office:value-type="string">
            <text:p>Tumblr</text:p>
          </table:table-cell>
          <table:table-cell table:number-columns-repeated="5"/>
          <table:table-cell table:number-columns-repeated="2" office:value-type="string">
            <text:p>Facebook</text:p>
          </table:table-cell>
          <table:table-cell table:number-columns-repeated="4" office:value-type="string">
            <text:p>Tumblr</text:p>
          </table:table-cell>
          <table:table-cell office:value-type="string">
            <text:p>Tumblr, Twitter &amp; Facebook</text:p>
          </table:table-cell>
          <table:table-cell table:number-columns-repeated="1008"/>
        </table:table-row>
        <table:table-row table:style-name="ro1">
          <table:table-cell table:number-columns-repeated="2"/>
          <table:table-cell office:value-type="string">
            <text:p>taking pictures, its all entertainment, Facebook, Pinterest, photo editor</text:p>
          </table:table-cell>
          <table:table-cell/>
          <table:table-cell office:value-type="string">
            <text:p>watching movies,</text:p>
          </table:table-cell>
          <table:table-cell table:number-columns-repeated="4"/>
          <table:table-cell office:value-type="string">
            <text:p>Facebook</text:p>
          </table:table-cell>
          <table:table-cell office:value-type="string">
            <text:p>Texting</text:p>
          </table:table-cell>
          <table:table-cell office:value-type="string">
            <text:p>Facebook</text:p>
          </table:table-cell>
          <table:table-cell office:value-type="string">
            <text:p>Facebook, Pinterest</text:p>
          </table:table-cell>
          <table:table-cell office:value-type="string">
            <text:p>Facebook</text:p>
          </table:table-cell>
          <table:table-cell table:number-columns-repeated="2" office:value-type="string">
            <text:p>Searching online in general</text:p>
          </table:table-cell>
          <table:table-cell/>
          <table:table-cell office:value-type="string">
            <text:p>selling items with Picture, taking pictures, watch netflix (while making crafts)</text:p>
          </table:table-cell>
          <table:table-cell table:number-columns-repeated="1006"/>
        </table:table-row>
        <table:table-row table:style-name="ro1">
          <table:table-cell table:number-columns-repeated="4"/>
          <table:table-cell office:value-type="string">
            <text:p>Look up a lot of really random stuff, informational stuff, games - hill clan, watching videos,</text:p>
          </table:table-cell>
          <table:table-cell office:value-type="string">
            <text:p>netflix</text:p>
          </table:table-cell>
          <table:table-cell table:number-columns-repeated="3"/>
          <table:table-cell office:value-type="string">
            <text:p>Facebook, email</text:p>
          </table:table-cell>
          <table:table-cell office:value-type="string">
            <text:p>Facebook, Email</text:p>
          </table:table-cell>
          <table:table-cell office:value-type="string">
            <text:p>Facebook</text:p>
          </table:table-cell>
          <table:table-cell office:value-type="string">
            <text:p>n.a</text:p>
          </table:table-cell>
          <table:table-cell office:value-type="string">
            <text:p>Facebook</text:p>
          </table:table-cell>
          <table:table-cell/>
          <table:table-cell office:value-type="string">
            <text:p>Internet</text:p>
          </table:table-cell>
          <table:table-cell/>
          <table:table-cell office:value-type="string">
            <text:p>Using apps like Square Foot to calculate square footage and to find costs for construction materials, and using Square to receive digital payments. 15:00</text:p>
          </table:table-cell>
          <table:table-cell table:number-columns-repeated="1006"/>
        </table:table-row>
        <table:table-row table:style-name="ro1">
          <table:table-cell table:number-columns-repeated="4"/>
          <table:table-cell office:value-type="string">
            <text:p>Game on laptop</text:p>
          </table:table-cell>
          <table:table-cell office:value-type="string">
            <text:p>Netflix</text:p>
          </table:table-cell>
          <table:table-cell table:number-columns-repeated="3"/>
          <table:table-cell table:number-columns-repeated="2" office:value-type="string">
            <text:p>WhatsApp</text:p>
          </table:table-cell>
          <table:table-cell table:number-columns-repeated="3" office:value-type="string">
            <text:p>Facebook</text:p>
          </table:table-cell>
          <table:table-cell office:value-type="string">
            <text:p>Reason (Music App)</text:p>
          </table:table-cell>
          <table:table-cell office:value-type="string">
            <text:p>Ojibwe App</text:p>
          </table:table-cell>
          <table:table-cell table:number-columns-repeated="1008"/>
        </table:table-row>
        <table:table-row table:style-name="ro1">
          <table:table-cell table:number-columns-repeated="4"/>
          <table:table-cell office:value-type="string">
            <text:p>Netflix, Google, Youtube, Social Media</text:p>
          </table:table-cell>
          <table:table-cell table:number-columns-repeated="4"/>
          <table:table-cell office:value-type="string">
            <text:p>Instagram</text:p>
          </table:table-cell>
          <table:table-cell table:number-columns-repeated="2" office:value-type="string">
            <text:p>Facebook</text:p>
          </table:table-cell>
          <table:table-cell office:value-type="string">
            <text:p>Instagram</text:p>
          </table:table-cell>
          <table:table-cell office:value-type="string">
            <text:p>Facebook</text:p>
          </table:table-cell>
          <table:table-cell office:value-type="string">
            <text:p>Instagram, Facebook</text:p>
          </table:table-cell>
          <table:table-cell office:value-type="string">
            <text:p>Google</text:p>
          </table:table-cell>
          <table:table-cell table:number-columns-repeated="1008"/>
        </table:table-row>
        <table:table-row table:style-name="ro1">
          <table:table-cell table:number-columns-repeated="4"/>
          <table:table-cell office:value-type="string">
            <text:p>Movies - Netflix</text:p>
          </table:table-cell>
          <table:table-cell table:number-columns-repeated="4"/>
          <table:table-cell table:number-columns-repeated="5" office:value-type="string">
            <text:p>Facebook</text:p>
          </table:table-cell>
          <table:table-cell office:value-type="string">
            <text:p>Facebook, Instagram</text:p>
          </table:table-cell>
          <table:table-cell office:value-type="string">
            <text:p>Google, YouTube</text:p>
          </table:table-cell>
          <table:table-cell table:number-columns-repeated="1008"/>
        </table:table-row>
        <table:table-row table:style-name="ro1">
          <table:table-cell table:number-columns-repeated="2"/>
          <table:table-cell office:value-type="string">
            <text:p>listen to music, tumblr</text:p>
          </table:table-cell>
          <table:table-cell table:number-columns-repeated="2"/>
          <table:table-cell office:value-type="string">
            <text:p>games, netflix, music, tumblr</text:p>
          </table:table-cell>
          <table:table-cell table:number-columns-repeated="3"/>
          <table:table-cell office:value-type="string">
            <text:p>Instagram</text:p>
          </table:table-cell>
          <table:table-cell office:value-type="string">
            <text:p>Facebook</text:p>
          </table:table-cell>
          <table:table-cell office:value-type="string">
            <text:p>Tumblr</text:p>
          </table:table-cell>
          <table:table-cell table:number-columns-repeated="2" office:value-type="string">
            <text:p>Tumblr, Facebook</text:p>
          </table:table-cell>
          <table:table-cell office:value-type="string">
            <text:p>Instagram, Tumblr, Facebook</text:p>
          </table:table-cell>
          <table:table-cell office:value-type="string">
            <text:p>Tumblr</text:p>
          </table:table-cell>
          <table:table-cell table:number-columns-repeated="1008"/>
        </table:table-row>
        <table:table-row table:style-name="ro1">
          <table:table-cell office:value-type="string">
            <text:p>Soundcloud, Spotify, Kijiji Weather network, google docs</text:p>
          </table:table-cell>
          <table:table-cell/>
          <table:table-cell office:value-type="string">
            <text:p>Social media, quizes,</text:p>
          </table:table-cell>
          <table:table-cell table:number-columns-repeated="6"/>
          <table:table-cell office:value-type="string">
            <text:p>Facebook, Tumblr</text:p>
          </table:table-cell>
          <table:table-cell office:value-type="string">
            <text:p>Facebook</text:p>
          </table:table-cell>
          <table:table-cell office:value-type="string">
            <text:p>Facebook, Tumblr, Twitter</text:p>
          </table:table-cell>
          <table:table-cell office:value-type="string">
            <text:p>Facebook</text:p>
          </table:table-cell>
          <table:table-cell table:number-columns-repeated="2" office:value-type="string">
            <text:p>Tumblr</text:p>
          </table:table-cell>
          <table:table-cell office:value-type="string">
            <text:p>Facebook</text:p>
          </table:table-cell>
          <table:table-cell table:number-columns-repeated="1008"/>
        </table:table-row>
        <table:table-row table:style-name="ro1">
          <table:table-cell office:value-type="string">
            <text:p>none</text:p>
          </table:table-cell>
          <table:table-cell/>
          <table:table-cell table:number-columns-repeated="4" office:value-type="string">
            <text:p>to listen music, to read, using social networks, accessing online materials, playing games</text:p>
          </table:table-cell>
          <table:table-cell office:value-type="string">
            <text:p>none</text:p>
          </table:table-cell>
          <table:table-cell office:value-type="string">
            <text:p>to listen music, to read, using social networks, accessing online materials, playing games</text:p>
          </table:table-cell>
          <table:table-cell office:value-type="string">
            <text:p>imo, messenger</text:p>
          </table:table-cell>
          <table:table-cell office:value-type="string">
            <text:p>imo, messenger, viber</text:p>
          </table:table-cell>
          <table:table-cell office:value-type="string">
            <text:p>viber, whatsapp</text:p>
          </table:table-cell>
          <table:table-cell table:number-columns-repeated="3" office:value-type="string">
            <text:p>face book, linked In and twitter</text:p>
          </table:table-cell>
          <table:table-cell office:value-type="string">
            <text:p>linkedIn</text:p>
          </table:table-cell>
          <table:table-cell office:value-type="string">
            <text:p>google search</text:p>
          </table:table-cell>
          <table:table-cell/>
          <table:table-cell office:value-type="string">
            <text:p>to advance my knowledge since I am a teacher I have to update myself, to share data, for communication</text:p>
          </table:table-cell>
          <table:table-cell table:number-columns-repeated="1006"/>
        </table:table-row>
        <table:table-row table:style-name="ro1">
          <table:table-cell table:number-columns-repeated="2"/>
          <table:table-cell office:value-type="string">
            <text:p>listening to music, games, editting pictures and chatting through social medias</text:p>
          </table:table-cell>
          <table:table-cell office:value-type="string">
            <text:p>watching movies</text:p>
          </table:table-cell>
          <table:table-cell office:value-type="string">
            <text:p>watching movies, listening music</text:p>
          </table:table-cell>
          <table:table-cell office:value-type="string">
            <text:p>games,chatting, listening music</text:p>
          </table:table-cell>
          <table:table-cell table:number-columns-repeated="3"/>
          <table:table-cell table:number-columns-repeated="5" office:value-type="string">
            <text:p>smart phone</text:p>
          </table:table-cell>
          <table:table-cell table:number-columns-repeated="2" office:value-type="string">
            <text:p>laptop</text:p>
          </table:table-cell>
          <table:table-cell table:number-columns-repeated="1008"/>
        </table:table-row>
        <table:table-row table:style-name="ro1">
          <table:table-cell table:number-columns-repeated="2"/>
          <table:table-cell office:value-type="string">
            <text:p>music</text:p>
          </table:table-cell>
          <table:table-cell office:value-type="string">
            <text:p>movies, music</text:p>
          </table:table-cell>
          <table:table-cell table:number-columns-repeated="5"/>
          <table:table-cell table:number-columns-repeated="2" office:value-type="string">
            <text:p>smart phone</text:p>
          </table:table-cell>
          <table:table-cell table:number-columns-repeated="5" office:value-type="string">
            <text:p>desktop computer</text:p>
          </table:table-cell>
          <table:table-cell table:number-columns-repeated="1008"/>
        </table:table-row>
        <table:table-row table:style-name="ro1">
          <table:table-cell table:number-columns-repeated="2" office:value-type="string">
            <text:p>N/A</text:p>
          </table:table-cell>
          <table:table-cell office:value-type="string">
            <text:p>MUSIC MOVIES VIDEOS</text:p>
          </table:table-cell>
          <table:table-cell table:number-columns-repeated="3" office:value-type="string">
            <text:p>GAMES MUSIC MOVIES</text:p>
          </table:table-cell>
          <table:table-cell/>
          <table:table-cell office:value-type="string">
            <text:p>DOWNLOADING MUSIC, GAMES, MOVIES</text:p>
          </table:table-cell>
          <table:table-cell office:value-type="string">
            <text:p>N/A</text:p>
          </table:table-cell>
          <table:table-cell table:number-columns-repeated="2" office:value-type="string">
            <text:p>WHATSAPP</text:p>
          </table:table-cell>
          <table:table-cell table:number-columns-repeated="3" office:value-type="string">
            <text:p>TWITTER, FACEBOOK</text:p>
          </table:table-cell>
          <table:table-cell office:value-type="string">
            <text:p>TWITTER</text:p>
          </table:table-cell>
          <table:table-cell office:value-type="string">
            <text:p>GOOGLE DOCS</text:p>
          </table:table-cell>
          <table:table-cell office:value-type="string">
            <text:p>N/A</text:p>
          </table:table-cell>
          <table:table-cell office:value-type="string">
            <text:p>COMMUNICATION, DOCUMENTS PREPARATIONS, REPORT PREPARATIONS</text:p>
          </table:table-cell>
          <table:table-cell table:number-columns-repeated="1006"/>
        </table:table-row>
        <table:table-row table:style-name="ro1">
          <table:table-cell table:number-columns-repeated="2" office:value-type="string">
            <text:p>N/A</text:p>
          </table:table-cell>
          <table:table-cell office:value-type="string">
            <text:p>LISTENING TO MUSIC AND OCCASIONALLY CHATTING ON SOCIAL MEDIA</text:p>
          </table:table-cell>
          <table:table-cell table:number-columns-repeated="2" office:value-type="string">
            <text:p>MUSIC , GAMES AND WATCHING / DOWNLOADING MOVIES</text:p>
          </table:table-cell>
          <table:table-cell office:value-type="string">
            <text:p>N/A</text:p>
          </table:table-cell>
          <table:table-cell office:value-type="string">
            <text:p>MUSIC ON HOME THEATER SYSTEM AND WATCHING PROGRAMS ON DIGITAL TV</text:p>
          </table:table-cell>
          <table:table-cell office:value-type="string">
            <text:p>DOWNLOADING PICTURES, MOVIES , MUSIC, CHATTING WITH FRIENDS</text:p>
          </table:table-cell>
          <table:table-cell office:value-type="string">
            <text:p>N/A</text:p>
          </table:table-cell>
          <table:table-cell table:number-columns-repeated="2" office:value-type="string">
            <text:p>PHONE CALL</text:p>
          </table:table-cell>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office:value-type="string">
            <text:p>FOR MAKING SCHOOL ACTIVITY PROGRAMS AND PREPARING STUDENTS' RECORDS</text:p>
          </table:table-cell>
          <table:table-cell table:number-columns-repeated="1006"/>
        </table:table-row>
        <table:table-row table:style-name="ro1">
          <table:table-cell table:number-columns-repeated="2" office:value-type="string">
            <text:p>N/A</text:p>
          </table:table-cell>
          <table:table-cell office:value-type="string">
            <text:p>FACEBOOK AND VIDEO</text:p>
          </table:table-cell>
          <table:table-cell table:number-columns-repeated="3" office:value-type="string">
            <text:p>N/A</text:p>
          </table:table-cell>
          <table:table-cell office:value-type="string">
            <text:p>LISTENING TO MUSIC AND WATCHING TV ON HOME THEARTER SYSTEM AND DIGITAL TV</text:p>
          </table:table-cell>
          <table:table-cell office:value-type="string">
            <text:p>CHATING ON BACEBOOK , TWITTER AND INSTAGRAM</text:p>
          </table:table-cell>
          <table:table-cell office:value-type="string">
            <text:p>N/A</text:p>
          </table:table-cell>
          <table:table-cell office:value-type="string">
            <text:p>FACEBOOK</text:p>
          </table:table-cell>
          <table:table-cell office:value-type="string">
            <text:p>SMS</text:p>
          </table:table-cell>
          <table:table-cell table:number-columns-repeated="3" office:value-type="string">
            <text:p>FACEBOOK</text:p>
          </table:table-cell>
          <table:table-cell office:value-type="string">
            <text:p>INSTAGRAM</text:p>
          </table:table-cell>
          <table:table-cell office:value-type="string">
            <text:p>GOOGLE</text:p>
          </table:table-cell>
          <table:table-cell office:value-type="string">
            <text:p>N/A</text:p>
          </table:table-cell>
          <table:table-cell table:number-columns-repeated="1007"/>
        </table:table-row>
        <table:table-row table:style-name="ro1">
          <table:table-cell office:value-type="string">
            <text:p>digital TV services</text:p>
          </table:table-cell>
          <table:table-cell office:value-type="string">
            <text:p>N/A</text:p>
          </table:table-cell>
          <table:table-cell office:value-type="string">
            <text:p>LISTENING TO MUSIC</text:p>
          </table:table-cell>
          <table:table-cell office:value-type="string">
            <text:p>PLAYING GAMES</text:p>
          </table:table-cell>
          <table:table-cell office:value-type="string">
            <text:p>WATCHING MOVIES</text:p>
          </table:table-cell>
          <table:table-cell office:value-type="string">
            <text:p>PALYING GAMES</text:p>
          </table:table-cell>
          <table:table-cell office:value-type="string">
            <text:p>N/A</text:p>
          </table:table-cell>
          <table:table-cell office:value-type="string">
            <text:p>FOR RECREATION LIKE FOR SOCIALISING ON SOCIAL MEDIA</text:p>
          </table:table-cell>
          <table:table-cell office:value-type="string">
            <text:p>N/A</text:p>
          </table:table-cell>
          <table:table-cell office:value-type="string">
            <text:p>FACEBOOK</text:p>
          </table:table-cell>
          <table:table-cell office:value-type="string">
            <text:p>PHONE CALL</text:p>
          </table:table-cell>
          <table:table-cell office:value-type="string">
            <text:p>WHATSAPP</text:p>
          </table:table-cell>
          <table:table-cell table:number-columns-repeated="2" office:value-type="string">
            <text:p>FACEBOOK</text:p>
          </table:table-cell>
          <table:table-cell office:value-type="string">
            <text:p>N/A</text:p>
          </table:table-cell>
          <table:table-cell office:value-type="string">
            <text:p>GOOGLE</text:p>
          </table:table-cell>
          <table:table-cell office:value-type="string">
            <text:p>N/A</text:p>
          </table:table-cell>
          <table:table-cell table:number-columns-repeated="1007"/>
        </table:table-row>
        <table:table-row table:style-name="ro1">
          <table:table-cell office:value-type="string">
            <text:p>N/A</text:p>
          </table:table-cell>
          <table:table-cell/>
          <table:table-cell office:value-type="string">
            <text:p>FOR MUSIC</text:p>
          </table:table-cell>
          <table:table-cell table:number-columns-repeated="2" office:value-type="string">
            <text:p>FOR MUSIC AND GAMES</text:p>
          </table:table-cell>
          <table:table-cell office:value-type="string">
            <text:p>N/A</text:p>
          </table:table-cell>
          <table:table-cell office:value-type="string">
            <text:p>LISTENING TO MUSIC ON RADIO AND WATCHING MOVIES ON TV</text:p>
          </table:table-cell>
          <table:table-cell office:value-type="string">
            <text:p>WATCHING MOVIES AND LISTENING TO MUSIC</text:p>
          </table:table-cell>
          <table:table-cell/>
          <table:table-cell office:value-type="string">
            <text:p>FACEBOOK</text:p>
          </table:table-cell>
          <table:table-cell office:value-type="string">
            <text:p>PHONE CALL</text:p>
          </table:table-cell>
          <table:table-cell office:value-type="string">
            <text:p>FACEBOOK</text:p>
          </table:table-cell>
          <table:table-cell office:value-type="string">
            <text:p>FACEBOOK/TWITTER</text:p>
          </table:table-cell>
          <table:table-cell table:number-columns-repeated="2" office:value-type="string">
            <text:p>FACEBOOK</text:p>
          </table:table-cell>
          <table:table-cell office:value-type="string">
            <text:p>GOOGLE</text:p>
          </table:table-cell>
          <table:table-cell office:value-type="string">
            <text:p>N/A</text:p>
          </table:table-cell>
          <table:table-cell table:number-columns-repeated="1007"/>
        </table:table-row>
        <table:table-row table:style-name="ro1">
          <table:table-cell table:number-columns-repeated="2"/>
          <table:table-cell office:value-type="string">
            <text:p>communicating and chatting with friends ,downloading games, photos and taking pictures</text:p>
          </table:table-cell>
          <table:table-cell office:value-type="string">
            <text:p>mostly for chatting on social</text:p>
          </table:table-cell>
          <table:table-cell table:number-columns-repeated="3"/>
          <table:table-cell office:value-type="string">
            <text:p>listening to <text:s/>music playing games watching movies</text:p>
          </table:table-cell>
          <table:table-cell office:value-type="string">
            <text:p>yahoo and tubidy</text:p>
          </table:table-cell>
          <table:table-cell office:value-type="string">
            <text:p>facebook and whats app</text:p>
          </table:table-cell>
          <table:table-cell office:value-type="string">
            <text:p>facebook</text:p>
          </table:table-cell>
          <table:table-cell office:value-type="string">
            <text:p>yahoo and facebook</text:p>
          </table:table-cell>
          <table:table-cell table:number-columns-repeated="2" office:value-type="string">
            <text:p>facebook</text:p>
          </table:table-cell>
          <table:table-cell/>
          <table:table-cell office:value-type="string">
            <text:p>google</text:p>
          </table:table-cell>
          <table:table-cell office:value-type="string">
            <text:p>n/a</text:p>
          </table:table-cell>
          <table:table-cell table:number-columns-repeated="1007"/>
        </table:table-row>
        <table:table-row table:style-name="ro1">
          <table:table-cell table:number-columns-repeated="2" office:value-type="string">
            <text:p>n/a</text:p>
          </table:table-cell>
          <table:table-cell office:value-type="string">
            <text:p>playing games</text:p>
          </table:table-cell>
          <table:table-cell table:number-columns-repeated="2" office:value-type="string">
            <text:p>browsing entertainment sites</text:p>
          </table:table-cell>
          <table:table-cell office:value-type="string">
            <text:p>chatting with friends on social media</text:p>
          </table:table-cell>
          <table:table-cell/>
          <table:table-cell office:value-type="string">
            <text:p>downloading music and movies</text:p>
          </table:table-cell>
          <table:table-cell office:value-type="string">
            <text:p>n/a</text:p>
          </table:table-cell>
          <table:table-cell office:value-type="string">
            <text:p>FACEBOOK</text:p>
          </table:table-cell>
          <table:table-cell office:value-type="string">
            <text:p>phone calls</text:p>
          </table:table-cell>
          <table:table-cell office:value-type="string">
            <text:p>n/a</text:p>
          </table:table-cell>
          <table:table-cell table:number-columns-repeated="3" office:value-type="string">
            <text:p>FACEBOOK</text:p>
          </table:table-cell>
          <table:table-cell office:value-type="string">
            <text:p>GOOGLE+</text:p>
          </table:table-cell>
          <table:table-cell office:value-type="string">
            <text:p>n/a</text:p>
          </table:table-cell>
          <table:table-cell table:number-columns-repeated="1007"/>
        </table:table-row>
        <table:table-row table:style-name="ro1">
          <table:table-cell table:number-columns-repeated="2" office:value-type="string">
            <text:p>n/a</text:p>
          </table:table-cell>
          <table:table-cell office:value-type="string">
            <text:p>playing games</text:p>
          </table:table-cell>
          <table:table-cell office:value-type="string">
            <text:p>downloading music and movies</text:p>
          </table:table-cell>
          <table:table-cell table:number-columns-repeated="3"/>
          <table:table-cell office:value-type="string">
            <text:p>for downloading pictures, music and for chatting</text:p>
          </table:table-cell>
          <table:table-cell office:value-type="string">
            <text:p>n/a</text:p>
          </table:table-cell>
          <table:table-cell office:value-type="string">
            <text:p>Facebook</text:p>
          </table:table-cell>
          <table:table-cell office:value-type="string">
            <text:p>facebook</text:p>
          </table:table-cell>
          <table:table-cell office:value-type="string">
            <text:p>n/a</text:p>
          </table:table-cell>
          <table:table-cell table:number-columns-repeated="2" office:value-type="string">
            <text:p>FACEBOOK</text:p>
          </table:table-cell>
          <table:table-cell table:number-columns-repeated="2" office:value-type="string">
            <text:p>google</text:p>
          </table:table-cell>
          <table:table-cell office:value-type="string">
            <text:p>n/a</text:p>
          </table:table-cell>
          <table:table-cell table:number-columns-repeated="1007"/>
        </table:table-row>
        <table:table-row table:style-name="ro1">
          <table:table-cell table:number-columns-repeated="2" office:value-type="string">
            <text:p>N/A</text:p>
          </table:table-cell>
          <table:table-cell office:value-type="string">
            <text:p>chatting, playing games and browsing</text:p>
          </table:table-cell>
          <table:table-cell table:number-columns-repeated="2" office:value-type="string">
            <text:p>for browsing entertainment sites and social networks</text:p>
          </table:table-cell>
          <table:table-cell office:value-type="string">
            <text:p>playing games, chatting, listening to music</text:p>
          </table:table-cell>
          <table:table-cell office:value-type="string">
            <text:p>playing games on play station</text:p>
          </table:table-cell>
          <table:table-cell office:value-type="string">
            <text:p>allows me to connect with my friends online and to share ideas</text:p>
          </table:table-cell>
          <table:table-cell office:value-type="string">
            <text:p>n/a</text:p>
          </table:table-cell>
          <table:table-cell table:number-columns-repeated="2" office:value-type="string">
            <text:p>phone calls and sms</text:p>
          </table:table-cell>
          <table:table-cell office:value-type="string">
            <text:p>facebook</text:p>
          </table:table-cell>
          <table:table-cell table:number-columns-repeated="2" office:value-type="string">
            <text:p>whatsapp</text:p>
          </table:table-cell>
          <table:table-cell office:value-type="string">
            <text:p>you tube</text:p>
          </table:table-cell>
          <table:table-cell office:value-type="string">
            <text:p>google</text:p>
          </table:table-cell>
          <table:table-cell office:value-type="string">
            <text:p>n/a</text:p>
          </table:table-cell>
          <table:table-cell table:number-columns-repeated="1007"/>
        </table:table-row>
        <table:table-row table:style-name="ro1">
          <table:table-cell office:value-type="string">
            <text:p>n/a</text:p>
          </table:table-cell>
          <table:table-cell office:value-type="string">
            <text:p>N/A</text:p>
          </table:table-cell>
          <table:table-cell office:value-type="string">
            <text:p>listening to music and for connecting on social media</text:p>
          </table:table-cell>
          <table:table-cell table:number-columns-repeated="4" office:value-type="string">
            <text:p>n/a</text:p>
          </table:table-cell>
          <table:table-cell/>
          <table:table-cell office:value-type="string">
            <text:p>n/a</text:p>
          </table:table-cell>
          <table:table-cell office:value-type="string">
            <text:p>whatsapp</text:p>
          </table:table-cell>
          <table:table-cell office:value-type="string">
            <text:p>phone calls</text:p>
          </table:table-cell>
          <table:table-cell table:number-columns-repeated="3" office:value-type="string">
            <text:p>facebook</text:p>
          </table:table-cell>
          <table:table-cell office:value-type="string">
            <text:p>N/A</text:p>
          </table:table-cell>
          <table:table-cell office:value-type="string">
            <text:p>google</text:p>
          </table:table-cell>
          <table:table-cell office:value-type="string">
            <text:p>n/a</text:p>
          </table:table-cell>
          <table:table-cell table:number-columns-repeated="1007"/>
        </table:table-row>
        <table:table-row table:style-name="ro1">
          <table:table-cell table:number-columns-repeated="2" office:value-type="string">
            <text:p>n/a</text:p>
          </table:table-cell>
          <table:table-cell office:value-type="string">
            <text:p>chatting on social media and on sms</text:p>
          </table:table-cell>
          <table:table-cell table:number-columns-repeated="2" office:value-type="string">
            <text:p>browsing the social sites and entertainment sites</text:p>
          </table:table-cell>
          <table:table-cell office:value-type="string">
            <text:p>playing games / music</text:p>
          </table:table-cell>
          <table:table-cell office:value-type="string">
            <text:p>playing games</text:p>
          </table:table-cell>
          <table:table-cell office:value-type="string">
            <text:p>allows me to browse and chat anywhere all the time</text:p>
          </table:table-cell>
          <table:table-cell office:value-type="string">
            <text:p>none</text:p>
          </table:table-cell>
          <table:table-cell office:value-type="string">
            <text:p>phone</text:p>
          </table:table-cell>
          <table:table-cell office:value-type="string">
            <text:p>SMS</text:p>
          </table:table-cell>
          <table:table-cell office:value-type="string">
            <text:p>facebook / whatsapp</text:p>
          </table:table-cell>
          <table:table-cell office:value-type="string">
            <text:p>faccebook / whatsapp</text:p>
          </table:table-cell>
          <table:table-cell office:value-type="string">
            <text:p>facebook / wahatsapp</text:p>
          </table:table-cell>
          <table:table-cell office:value-type="string">
            <text:p>you tube</text:p>
          </table:table-cell>
          <table:table-cell office:value-type="string">
            <text:p>google+</text:p>
          </table:table-cell>
          <table:table-cell office:value-type="string">
            <text:p>n/a</text:p>
          </table:table-cell>
          <table:table-cell office:value-type="string">
            <text:p>accessing information</text:p>
          </table:table-cell>
          <table:table-cell table:number-columns-repeated="1006"/>
        </table:table-row>
        <table:table-row table:style-name="ro1">
          <table:table-cell table:number-columns-repeated="2" office:value-type="string">
            <text:p>n/a</text:p>
          </table:table-cell>
          <table:table-cell office:value-type="string">
            <text:p>playing games , music and for socialmedia</text:p>
          </table:table-cell>
          <table:table-cell table:number-columns-repeated="2" office:value-type="string">
            <text:p>for online downloads of music and videos</text:p>
          </table:table-cell>
          <table:table-cell table:number-columns-repeated="2" office:value-type="string">
            <text:p>n/a</text:p>
          </table:table-cell>
          <table:table-cell office:value-type="string">
            <text:p>chatting with friends on social media and for downloading photos , songs nad clips</text:p>
          </table:table-cell>
          <table:table-cell office:value-type="string">
            <text:p>n/a</text:p>
          </table:table-cell>
          <table:table-cell office:value-type="string">
            <text:p>Facebook</text:p>
          </table:table-cell>
          <table:table-cell office:value-type="string">
            <text:p>SMS / phone calls</text:p>
          </table:table-cell>
          <table:table-cell/>
          <table:table-cell table:number-columns-repeated="2" office:value-type="string">
            <text:p>facebook</text:p>
          </table:table-cell>
          <table:table-cell/>
          <table:table-cell office:value-type="string">
            <text:p>google</text:p>
          </table:table-cell>
          <table:table-cell office:value-type="string">
            <text:p>n/a</text:p>
          </table:table-cell>
          <table:table-cell office:value-type="string">
            <text:p>communication</text:p>
          </table:table-cell>
          <table:table-cell table:number-columns-repeated="1006"/>
        </table:table-row>
        <table:table-row table:style-name="ro1">
          <table:table-cell office:value-type="string">
            <text:p>n/a</text:p>
          </table:table-cell>
          <table:table-cell office:value-type="string">
            <text:p>N/A</text:p>
          </table:table-cell>
          <table:table-cell office:value-type="string">
            <text:p>for facebook, twitter, snapchat, instagram, music and vidieos</text:p>
          </table:table-cell>
          <table:table-cell office:value-type="string">
            <text:p>for music ,videos and games</text:p>
          </table:table-cell>
          <table:table-cell office:value-type="string">
            <text:p>for music , videos ,games and movies</text:p>
          </table:table-cell>
          <table:table-cell table:number-columns-repeated="2" office:value-type="string">
            <text:p>N/A</text:p>
          </table:table-cell>
          <table:table-cell office:value-type="string">
            <text:p>by listening to music, watching movies, playing games, sharing media, and accessing the socialmedia</text:p>
          </table:table-cell>
          <table:table-cell office:value-type="string">
            <text:p>N/A</text:p>
          </table:table-cell>
          <table:table-cell table:number-columns-repeated="2" office:value-type="string">
            <text:p>whatsapp</text:p>
          </table:table-cell>
          <table:table-cell office:value-type="string">
            <text:p>twitter</text:p>
          </table:table-cell>
          <table:table-cell table:number-columns-repeated="2" office:value-type="string">
            <text:p>facebook</text:p>
          </table:table-cell>
          <table:table-cell office:value-type="string">
            <text:p>you tube</text:p>
          </table:table-cell>
          <table:table-cell office:value-type="string">
            <text:p>google+</text:p>
          </table:table-cell>
          <table:table-cell office:value-type="string">
            <text:p>n/a</text:p>
          </table:table-cell>
          <table:table-cell table:number-columns-repeated="1007"/>
        </table:table-row>
        <table:table-row table:style-name="ro1">
          <table:table-cell table:number-columns-repeated="2" office:value-type="string">
            <text:p>n/a</text:p>
          </table:table-cell>
          <table:table-cell office:value-type="string">
            <text:p>music, videos, games and social media</text:p>
          </table:table-cell>
          <table:table-cell office:value-type="string">
            <text:p>music and videos</text:p>
          </table:table-cell>
          <table:table-cell office:value-type="string">
            <text:p>movies, games,videos</text:p>
          </table:table-cell>
          <table:table-cell office:value-type="string">
            <text:p>n/a</text:p>
          </table:table-cell>
          <table:table-cell office:value-type="string">
            <text:p>porgrams / music / movies on Digital TV and DVD</text:p>
          </table:table-cell>
          <table:table-cell office:value-type="string">
            <text:p>listening to music watching movies and videos sharing media being on socialmedia</text:p>
          </table:table-cell>
          <table:table-cell office:value-type="string">
            <text:p>n/a</text:p>
          </table:table-cell>
          <table:table-cell office:value-type="string">
            <text:p>whatsapp</text:p>
          </table:table-cell>
          <table:table-cell office:value-type="string">
            <text:p>facebook</text:p>
          </table:table-cell>
          <table:table-cell office:value-type="string">
            <text:p>twitter</text:p>
          </table:table-cell>
          <table:table-cell table:number-columns-repeated="3" office:value-type="string">
            <text:p>facebook</text:p>
          </table:table-cell>
          <table:table-cell office:value-type="string">
            <text:p>google+</text:p>
          </table:table-cell>
          <table:table-cell office:value-type="string">
            <text:p>n/a</text:p>
          </table:table-cell>
          <table:table-cell office:value-type="string">
            <text:p>for research</text:p>
          </table:table-cell>
          <table:table-cell table:number-columns-repeated="1006"/>
        </table:table-row>
        <table:table-row table:style-name="ro1">
          <table:table-cell table:number-columns-repeated="2"/>
          <table:table-cell office:value-type="string">
            <text:p>Listen to Music, watch the news </text:p>
          </table:table-cell>
          <table:table-cell office:value-type="string">
            <text:p>Watch videos</text:p>
          </table:table-cell>
          <table:table-cell office:value-type="string">
            <text:p>Listen to Music, watch the news and play video games</text:p>
          </table:table-cell>
          <table:table-cell office:value-type="string">
            <text:p>chat, play android games</text:p>
          </table:table-cell>
          <table:table-cell table:number-columns-repeated="3"/>
          <table:table-cell office:value-type="string">
            <text:p>viber</text:p>
          </table:table-cell>
          <table:table-cell office:value-type="string">
            <text:p>phone</text:p>
          </table:table-cell>
          <table:table-cell office:value-type="string">
            <text:p>viber groups</text:p>
          </table:table-cell>
          <table:table-cell table:number-columns-repeated="2" office:value-type="string">
            <text:p>google+</text:p>
          </table:table-cell>
          <table:table-cell office:value-type="string">
            <text:p>viber</text:p>
          </table:table-cell>
          <table:table-cell office:value-type="string">
            <text:p>youtube</text:p>
          </table:table-cell>
          <table:table-cell table:number-columns-repeated="1008"/>
        </table:table-row>
        <table:table-row table:style-name="ro1">
          <table:table-cell table:number-columns-repeated="1024"/>
        </table:table-row>
        <table:table-row table:style-name="ro1">
          <table:table-cell table:number-columns-repeated="2"/>
          <table:table-cell office:value-type="string">
            <text:p>checks out the news</text:p>
          </table:table-cell>
          <table:table-cell table:number-columns-repeated="4" office:value-type="string">
            <text:p>internet</text:p>
          </table:table-cell>
          <table:table-cell table:number-columns-repeated="2"/>
          <table:table-cell table:number-columns-repeated="6" office:value-type="string">
            <text:p>viber</text:p>
          </table:table-cell>
          <table:table-cell office:value-type="string">
            <text:p>youtube</text:p>
          </table:table-cell>
          <table:table-cell/>
          <table:table-cell office:value-type="string">
            <text:p>shrare photos</text:p>
          </table:table-cell>
          <table:table-cell table:number-columns-repeated="1006"/>
        </table:table-row>
        <table:table-row table:style-name="ro1">
          <table:table-cell table:number-columns-repeated="4"/>
          <table:table-cell office:value-type="string">
            <text:p>advertisement</text:p>
          </table:table-cell>
          <table:table-cell table:number-columns-repeated="2"/>
          <table:table-cell office:value-type="string">
            <text:p>using social media</text:p>
          </table:table-cell>
          <table:table-cell table:number-columns-repeated="7"/>
          <table:table-cell office:value-type="string">
            <text:p>alison online learning</text:p>
          </table:table-cell>
          <table:table-cell/>
          <table:table-cell office:value-type="string">
            <text:p>for coding</text:p>
          </table:table-cell>
          <table:table-cell table:number-columns-repeated="1006"/>
        </table:table-row>
        <table:table-row table:style-name="ro1">
          <table:table-cell table:number-columns-repeated="1024"/>
        </table:table-row>
        <table:table-row table:style-name="ro1">
          <table:table-cell table:number-columns-repeated="2"/>
          <table:table-cell office:value-type="string">
            <text:p>music,games</text:p>
          </table:table-cell>
          <table:table-cell office:value-type="string">
            <text:p>movies</text:p>
          </table:table-cell>
          <table:table-cell office:value-type="string">
            <text:p>movies,games</text:p>
          </table:table-cell>
          <table:table-cell office:value-type="string">
            <text:p>videos,games</text:p>
          </table:table-cell>
          <table:table-cell office:value-type="string">
            <text:p>games</text:p>
          </table:table-cell>
          <table:table-cell office:value-type="string">
            <text:p>I can watch what ever i am feeling at the moment.</text:p>
          </table:table-cell>
          <table:table-cell/>
          <table:table-cell office:value-type="string">
            <text:p>facebook</text:p>
          </table:table-cell>
          <table:table-cell office:value-type="string">
            <text:p>viber</text:p>
          </table:table-cell>
          <table:table-cell table:number-columns-repeated="4" office:value-type="string">
            <text:p>facebook</text:p>
          </table:table-cell>
          <table:table-cell office:value-type="string">
            <text:p>likedin</text:p>
          </table:table-cell>
          <table:table-cell/>
          <table:table-cell office:value-type="string">
            <text:p>word processing and many other documet handlings.</text:p>
          </table:table-cell>
          <table:table-cell table:number-columns-repeated="1006"/>
        </table:table-row>
        <table:table-row table:style-name="ro1">
          <table:table-cell table:number-columns-repeated="2"/>
          <table:table-cell office:value-type="string">
            <text:p>music,games</text:p>
          </table:table-cell>
          <table:table-cell table:number-columns-repeated="2" office:value-type="string">
            <text:p>movies</text:p>
          </table:table-cell>
          <table:table-cell office:value-type="string">
            <text:p>games</text:p>
          </table:table-cell>
          <table:table-cell office:value-type="string">
            <text:p>no</text:p>
          </table:table-cell>
          <table:table-cell office:value-type="string">
            <text:p>wathing movies</text:p>
          </table:table-cell>
          <table:table-cell/>
          <table:table-cell table:number-columns-repeated="2" office:value-type="string">
            <text:p>viber</text:p>
          </table:table-cell>
          <table:table-cell table:number-columns-repeated="5" office:value-type="string">
            <text:p>facebook</text:p>
          </table:table-cell>
          <table:table-cell table:number-columns-repeated="1008"/>
        </table:table-row>
        <table:table-row table:style-name="ro1">
          <table:table-cell table:number-columns-repeated="2"/>
          <table:table-cell office:value-type="string">
            <text:p>music</text:p>
          </table:table-cell>
          <table:table-cell office:value-type="string">
            <text:p>video,internet</text:p>
          </table:table-cell>
          <table:table-cell office:value-type="string">
            <text:p>video chat</text:p>
          </table:table-cell>
          <table:table-cell table:number-columns-repeated="2" office:value-type="string">
            <text:p>none</text:p>
          </table:table-cell>
          <table:table-cell/>
          <table:table-cell office:value-type="string">
            <text:p>none</text:p>
          </table:table-cell>
          <table:table-cell table:number-columns-repeated="7" office:value-type="string">
            <text:p>viber</text:p>
          </table:table-cell>
          <table:table-cell/>
          <table:table-cell office:value-type="string">
            <text:p>none</text:p>
          </table:table-cell>
          <table:table-cell table:number-columns-repeated="1006"/>
        </table:table-row>
        <table:table-row table:style-name="ro1" table:number-rows-repeated="2">
          <table:table-cell table:number-columns-repeated="1024"/>
        </table:table-row>
        <table:table-row table:style-name="ro1">
          <table:table-cell table:number-columns-repeated="2"/>
          <table:table-cell office:value-type="string">
            <text:p>chat music</text:p>
          </table:table-cell>
          <table:table-cell office:value-type="string">
            <text:p>video games music</text:p>
          </table:table-cell>
          <table:table-cell office:value-type="string">
            <text:p>video games web browsing, downloads</text:p>
          </table:table-cell>
          <table:table-cell table:number-columns-repeated="2" office:value-type="string">
            <text:p>none</text:p>
          </table:table-cell>
          <table:table-cell/>
          <table:table-cell office:value-type="string">
            <text:p>none</text:p>
          </table:table-cell>
          <table:table-cell office:value-type="string">
            <text:p>facebook</text:p>
          </table:table-cell>
          <table:table-cell office:value-type="string">
            <text:p>viber</text:p>
          </table:table-cell>
          <table:table-cell table:number-columns-repeated="4" office:value-type="string">
            <text:p>facebook</text:p>
          </table:table-cell>
          <table:table-cell office:value-type="string">
            <text:p>youtube</text:p>
          </table:table-cell>
          <table:table-cell/>
          <table:table-cell office:value-type="string">
            <text:p>online courses</text:p>
          </table:table-cell>
          <table:table-cell table:number-columns-repeated="1006"/>
        </table:table-row>
        <table:table-row table:style-name="ro1">
          <table:table-cell table:number-columns-repeated="2"/>
          <table:table-cell office:value-type="string">
            <text:p>listening music, and videos</text:p>
          </table:table-cell>
          <table:table-cell office:value-type="string">
            <text:p>videos and sometimes for listening music</text:p>
          </table:table-cell>
          <table:table-cell office:value-type="string">
            <text:p>watching movies and listening music</text:p>
          </table:table-cell>
          <table:table-cell office:value-type="string">
            <text:p>________________</text:p>
          </table:table-cell>
          <table:table-cell office:value-type="string">
            <text:p>__________________</text:p>
          </table:table-cell>
          <table:table-cell table:number-columns-repeated="2"/>
          <table:table-cell office:value-type="string">
            <text:p>facebook and phone</text:p>
          </table:table-cell>
          <table:table-cell office:value-type="string">
            <text:p>facebook, phone and skype</text:p>
          </table:table-cell>
          <table:table-cell office:value-type="string">
            <text:p>facebook and twitter</text:p>
          </table:table-cell>
          <table:table-cell table:number-columns-repeated="3" office:value-type="string">
            <text:p>facebook</text:p>
          </table:table-cell>
          <table:table-cell office:value-type="string">
            <text:p>wikipedia</text:p>
          </table:table-cell>
          <table:table-cell table:number-columns-repeated="1008"/>
        </table:table-row>
        <table:table-row table:style-name="ro1">
          <table:table-cell table:number-columns-repeated="2"/>
          <table:table-cell office:value-type="string">
            <text:p>facebook, music,</text:p>
          </table:table-cell>
          <table:table-cell office:value-type="string">
            <text:p>word ,</text:p>
          </table:table-cell>
          <table:table-cell table:number-columns-repeated="3" office:value-type="string">
            <text:p>none</text:p>
          </table:table-cell>
          <table:table-cell/>
          <table:table-cell office:value-type="string">
            <text:p>none</text:p>
          </table:table-cell>
          <table:table-cell table:number-columns-repeated="7" office:value-type="string">
            <text:p>facebook</text:p>
          </table:table-cell>
          <table:table-cell/>
          <table:table-cell office:value-type="string">
            <text:p>read and write on Microsoft word</text:p>
          </table:table-cell>
          <table:table-cell table:number-columns-repeated="1006"/>
        </table:table-row>
        <table:table-row table:style-name="ro1">
          <table:table-cell table:number-columns-repeated="2"/>
          <table:table-cell office:value-type="string">
            <text:p>games, browsing,media player,reading</text:p>
          </table:table-cell>
          <table:table-cell office:value-type="string">
            <text:p>internet</text:p>
          </table:table-cell>
          <table:table-cell office:value-type="string">
            <text:p>movies, music, browsing, reading,</text:p>
          </table:table-cell>
          <table:table-cell office:value-type="string">
            <text:p>reading,games,</text:p>
          </table:table-cell>
          <table:table-cell/>
          <table:table-cell office:value-type="string">
            <text:p>entertaining videos,entertainment pages</text:p>
          </table:table-cell>
          <table:table-cell/>
          <table:table-cell office:value-type="string">
            <text:p>Viber whatsapp</text:p>
          </table:table-cell>
          <table:table-cell office:value-type="string">
            <text:p>viber and whatsapp</text:p>
          </table:table-cell>
          <table:table-cell office:value-type="string">
            <text:p>viber,facebook and whatsapp</text:p>
          </table:table-cell>
          <table:table-cell office:value-type="string">
            <text:p>facebook, goodreads,viber</text:p>
          </table:table-cell>
          <table:table-cell office:value-type="string">
            <text:p>facebook,goodreads,viber</text:p>
          </table:table-cell>
          <table:table-cell table:number-columns-repeated="1010"/>
        </table:table-row>
        <table:table-row table:style-name="ro1">
          <table:table-cell table:number-columns-repeated="2"/>
          <table:table-cell office:value-type="string">
            <text:p>listening music, watching videos and palying games</text:p>
          </table:table-cell>
          <table:table-cell office:value-type="string">
            <text:p>listening music and watching videos</text:p>
          </table:table-cell>
          <table:table-cell office:value-type="string">
            <text:p>listening music, watching videos and movies</text:p>
          </table:table-cell>
          <table:table-cell office:value-type="string">
            <text:p>_______________-</text:p>
          </table:table-cell>
          <table:table-cell office:value-type="string">
            <text:p>__________________</text:p>
          </table:table-cell>
          <table:table-cell table:number-columns-repeated="2"/>
          <table:table-cell office:value-type="string">
            <text:p>facebook, phone and skpe</text:p>
          </table:table-cell>
          <table:table-cell office:value-type="string">
            <text:p>facebook and phone</text:p>
          </table:table-cell>
          <table:table-cell table:number-columns-repeated="2" office:value-type="string">
            <text:p>facebook and twitter</text:p>
          </table:table-cell>
          <table:table-cell office:value-type="string">
            <text:p>ffacebook and temarinet.net</text:p>
          </table:table-cell>
          <table:table-cell office:value-type="string">
            <text:p>_______-</text:p>
          </table:table-cell>
          <table:table-cell office:value-type="string">
            <text:p>___________</text:p>
          </table:table-cell>
          <table:table-cell table:number-columns-repeated="1008"/>
        </table:table-row>
        <table:table-row table:style-name="ro1">
          <table:table-cell table:number-columns-repeated="2"/>
          <table:table-cell office:value-type="string">
            <text:p>music and social midias</text:p>
          </table:table-cell>
          <table:table-cell office:value-type="string">
            <text:p>social midia</text:p>
          </table:table-cell>
          <table:table-cell table:number-columns-repeated="2" office:value-type="string">
            <text:p>NA</text:p>
          </table:table-cell>
          <table:table-cell office:value-type="string">
            <text:p>TV and radio</text:p>
          </table:table-cell>
          <table:table-cell table:number-columns-repeated="2"/>
          <table:table-cell table:number-columns-repeated="2" office:value-type="string">
            <text:p>facebook and phone</text:p>
          </table:table-cell>
          <table:table-cell table:number-columns-repeated="3" office:value-type="string">
            <text:p>facebook</text:p>
          </table:table-cell>
          <table:table-cell office:value-type="string">
            <text:p>___</text:p>
          </table:table-cell>
          <table:table-cell office:value-type="string">
            <text:p>Google</text:p>
          </table:table-cell>
          <table:table-cell table:number-columns-repeated="1008"/>
        </table:table-row>
        <table:table-row table:style-name="ro1">
          <table:table-cell table:number-columns-repeated="2"/>
          <table:table-cell office:value-type="string">
            <text:p>misic</text:p>
          </table:table-cell>
          <table:table-cell office:value-type="string">
            <text:p>music and videos</text:p>
          </table:table-cell>
          <table:table-cell office:value-type="string">
            <text:p>movies and videos</text:p>
          </table:table-cell>
          <table:table-cell office:value-type="string">
            <text:p>_____________</text:p>
          </table:table-cell>
          <table:table-cell office:value-type="string">
            <text:p>tV and radio</text:p>
          </table:table-cell>
          <table:table-cell table:number-columns-repeated="2"/>
          <table:table-cell office:value-type="string">
            <text:p>facebook, phone and skpe</text:p>
          </table:table-cell>
          <table:table-cell office:value-type="string">
            <text:p>facebook and phone</text:p>
          </table:table-cell>
          <table:table-cell table:number-columns-repeated="3" office:value-type="string">
            <text:p>facebook</text:p>
          </table:table-cell>
          <table:table-cell table:number-columns-repeated="2" office:value-type="string">
            <text:p>___</text:p>
          </table:table-cell>
          <table:table-cell table:number-columns-repeated="1008"/>
        </table:table-row>
        <table:table-row table:style-name="ro1">
          <table:table-cell table:number-columns-repeated="2"/>
          <table:table-cell office:value-type="string">
            <text:p>music, video games, </text:p>
          </table:table-cell>
          <table:table-cell office:value-type="string">
            <text:p>watching movies, internet browsing</text:p>
          </table:table-cell>
          <table:table-cell office:value-type="string">
            <text:p>music, movies</text:p>
          </table:table-cell>
          <table:table-cell table:number-columns-repeated="4" office:value-type="string">
            <text:p>none</text:p>
          </table:table-cell>
          <table:table-cell office:value-type="string">
            <text:p>facebook</text:p>
          </table:table-cell>
          <table:table-cell table:number-columns-repeated="2" office:value-type="string">
            <text:p>viber</text:p>
          </table:table-cell>
          <table:table-cell table:number-columns-repeated="4" office:value-type="string">
            <text:p>facebook</text:p>
          </table:table-cell>
          <table:table-cell/>
          <table:table-cell office:value-type="string">
            <text:p>email sending downloading books </text:p>
          </table:table-cell>
          <table:table-cell table:number-columns-repeated="1006"/>
        </table:table-row>
        <table:table-row table:style-name="ro1">
          <table:table-cell table:number-columns-repeated="2"/>
          <table:table-cell office:value-type="string">
            <text:p>social midia and listening music</text:p>
          </table:table-cell>
          <table:table-cell office:value-type="string">
            <text:p>listening music and watching movies</text:p>
          </table:table-cell>
          <table:table-cell office:value-type="string">
            <text:p>watching movies</text:p>
          </table:table-cell>
          <table:table-cell office:value-type="string">
            <text:p>watchig music videos</text:p>
          </table:table-cell>
          <table:table-cell office:value-type="string">
            <text:p>____________</text:p>
          </table:table-cell>
          <table:table-cell table:number-columns-repeated="2"/>
          <table:table-cell table:number-columns-repeated="2" office:value-type="string">
            <text:p>facebook, phone and skype</text:p>
          </table:table-cell>
          <table:table-cell office:value-type="string">
            <text:p>facebook and twitter</text:p>
          </table:table-cell>
          <table:table-cell office:value-type="string">
            <text:p>facebook</text:p>
          </table:table-cell>
          <table:table-cell office:value-type="string">
            <text:p>ffacebook and temarinet.net</text:p>
          </table:table-cell>
          <table:table-cell office:value-type="string">
            <text:p>facebook</text:p>
          </table:table-cell>
          <table:table-cell office:value-type="string">
            <text:p>google, wikipedia and etc</text:p>
          </table:table-cell>
          <table:table-cell table:number-columns-repeated="1008"/>
        </table:table-row>
        <table:table-row table:style-name="ro1" table:number-rows-repeated="104799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hr" fo:country="H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8000" number:language="hr" number:country="HR">
      <number:number number:min-integer-digits="1"/>
    </number:number-style>
    <number:number-style style:name="N8106P0" style:volatile="true" number:language="hr" number:country="HR">
      <number:number number:decimal-places="0" number:min-integer-digits="1" number:grouping="true"/>
      <number:text> kn</number:text>
    </number:number-style>
    <number:number-style style:name="N8106" number:language="hr" number:country="HR">
      <number:text>-</number:text>
      <number:number number:decimal-places="0" number:min-integer-digits="1" number:grouping="true"/>
      <number:text> kn</number:text>
      <style:map style:condition="value()&gt;=0" style:apply-style-name="N8106P0"/>
    </number:number-style>
    <number:number-style style:name="N8107P0" style:volatile="true" number:language="hr" number:country="HR">
      <number:number number:decimal-places="0" number:min-integer-digits="1" number:grouping="true"/>
      <number:text> kn</number:text>
    </number:number-style>
    <number:number-style style:name="N8107" number:language="hr" number:country="HR">
      <style:text-properties fo:color="#ff0000"/>
      <number:text>-</number:text>
      <number:number number:decimal-places="0" number:min-integer-digits="1" number:grouping="true"/>
      <number:text> kn</number:text>
      <style:map style:condition="value()&gt;=0" style:apply-style-name="N8107P0"/>
    </number:number-style>
    <number:number-style style:name="N8108P0" style:volatile="true" number:language="hr" number:country="HR">
      <number:number number:decimal-places="2" number:min-integer-digits="1" number:grouping="true"/>
      <number:text> kn</number:text>
    </number:number-style>
    <number:number-style style:name="N8108" number:language="hr" number:country="HR">
      <number:text>-</number:text>
      <number:number number:decimal-places="2" number:min-integer-digits="1" number:grouping="true"/>
      <number:text> kn</number:text>
      <style:map style:condition="value()&gt;=0" style:apply-style-name="N8108P0"/>
    </number:number-style>
    <number:number-style style:name="N8109P0" style:volatile="true" number:language="hr" number:country="HR">
      <number:number number:decimal-places="2" number:min-integer-digits="1" number:grouping="true"/>
      <number:text> kn</number:text>
    </number:number-style>
    <number:number-style style:name="N8109" number:language="hr" number:country="HR">
      <style:text-properties fo:color="#ff0000"/>
      <number:text>-</number:text>
      <number:number number:decimal-places="2" number:min-integer-digits="1" number:grouping="true"/>
      <number:text> kn</number:text>
      <style:map style:condition="value()&gt;=0" style:apply-style-name="N8109P0"/>
    </number:number-style>
    <number:date-style style:name="N8110" number:language="hr" number:country="HR">
      <number:day/>
      <number:text>.</number:text>
      <number:month/>
      <number:text>.</number:text>
      <number:year number:style="long"/>
    </number:date-style>
    <number:date-style style:name="N8111" number:language="hr" number:country="HR">
      <number:day/>
      <number:text>.</number:text>
      <number:month number:textual="true"/>
      <number:text>.</number:text>
      <number:year/>
    </number:date-style>
    <number:date-style style:name="N8112" number:language="hr" number:country="HR">
      <number:day/>
      <number:text>.</number:text>
      <number:month number:textual="true"/>
    </number:date-style>
    <number:date-style style:name="N8113" number:language="hr" number:country="HR">
      <number:month number:textual="true"/>
      <number:text>.</number:text>
      <number:year/>
    </number:date-style>
    <number:time-style style:name="N8114" number:language="hr" number:country="HR">
      <number:hours/>
      <number:text>:</number:text>
      <number:minutes number:style="long"/>
      <number:text> </number:text>
      <number:am-pm/>
    </number:time-style>
    <number:time-style style:name="N8115" number:language="hr" number:country="HR">
      <number:hours/>
      <number:text>:</number:text>
      <number:minutes number:style="long"/>
      <number:text>:</number:text>
      <number:seconds number:style="long"/>
      <number:text> </number:text>
      <number:am-pm/>
    </number:time-style>
    <number:time-style style:name="N8116" number:language="hr" number:country="HR">
      <number:hours/>
      <number:text>:</number:text>
      <number:minutes number:style="long"/>
    </number:time-style>
    <number:time-style style:name="N8117" number:language="hr" number:country="HR">
      <number:hours/>
      <number:text>:</number:text>
      <number:minutes number:style="long"/>
      <number:text>:</number:text>
      <number:seconds number:style="long"/>
    </number:time-style>
    <number:date-style style:name="N8118" number:language="hr" number:country="HR">
      <number:day/>
      <number:text>.</number:text>
      <number:month/>
      <number:text>.</number:text>
      <number:year number:style="long"/>
      <number:text> </number:text>
      <number:hours/>
      <number:text>:</number:text>
      <number:minutes number:style="long"/>
    </number:date-style>
    <number:number-style style:name="N8119P0" style:volatile="true" number:language="hr" number:country="HR">
      <number:number number:decimal-places="0" number:min-integer-digits="1" number:grouping="true"/>
      <number:text>     </number:text>
    </number:number-style>
    <number:number-style style:name="N8119" number:language="hr" number:country="HR">
      <number:text>-</number:text>
      <number:number number:decimal-places="0" number:min-integer-digits="1" number:grouping="true"/>
      <number:text>     </number:text>
      <style:map style:condition="value()&gt;=0" style:apply-style-name="N8119P0"/>
    </number:number-style>
    <number:number-style style:name="N8120P0" style:volatile="true" number:language="hr" number:country="HR">
      <number:number number:decimal-places="0" number:min-integer-digits="1" number:grouping="true"/>
      <number:text>     </number:text>
    </number:number-style>
    <number:number-style style:name="N8120" number:language="hr" number:country="HR">
      <style:text-properties fo:color="#ff0000"/>
      <number:text>-</number:text>
      <number:number number:decimal-places="0" number:min-integer-digits="1" number:grouping="true"/>
      <number:text>     </number:text>
      <style:map style:condition="value()&gt;=0" style:apply-style-name="N8120P0"/>
    </number:number-style>
    <number:number-style style:name="N8121P0" style:volatile="true" number:language="hr" number:country="HR">
      <number:number number:decimal-places="2" number:min-integer-digits="1" number:grouping="true"/>
      <number:text>     </number:text>
    </number:number-style>
    <number:number-style style:name="N8121" number:language="hr" number:country="HR">
      <number:text>-</number:text>
      <number:number number:decimal-places="2" number:min-integer-digits="1" number:grouping="true"/>
      <number:text>     </number:text>
      <style:map style:condition="value()&gt;=0" style:apply-style-name="N8121P0"/>
    </number:number-style>
    <number:number-style style:name="N8122P0" style:volatile="true" number:language="hr" number:country="HR">
      <number:number number:decimal-places="2" number:min-integer-digits="1" number:grouping="true"/>
      <number:text>     </number:text>
    </number:number-style>
    <number:number-style style:name="N8122" number:language="hr" number:country="HR">
      <style:text-properties fo:color="#ff0000"/>
      <number:text>-</number:text>
      <number:number number:decimal-places="2" number:min-integer-digits="1" number:grouping="true"/>
      <number:text>     </number:text>
      <style:map style:condition="value()&gt;=0" style:apply-style-name="N8122P0"/>
    </number:number-style>
    <number:number-style style:name="N8123P0" style:volatile="true" number:language="hr" number:country="HR">
      <number:text> </number:text>
      <number:number number:decimal-places="0" number:min-integer-digits="1" number:grouping="true"/>
      <number:text>      </number:text>
    </number:number-style>
    <number:number-style style:name="N8123P1" style:volatile="true" number:language="hr" number:country="HR">
      <number:text>-</number:text>
      <number:number number:decimal-places="0" number:min-integer-digits="1" number:grouping="true"/>
      <number:text>      </number:text>
    </number:number-style>
    <number:number-style style:name="N8123P2" style:volatile="true" number:language="hr" number:country="HR">
      <number:text> -      </number:text>
    </number:number-style>
    <number:text-style style:name="N8123" number:language="hr" number:country="HR">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hr" number:country="HR">
      <number:text> </number:text>
      <number:number number:decimal-places="0" number:min-integer-digits="1" number:grouping="true"/>
      <number:text> kn </number:text>
    </number:number-style>
    <number:number-style style:name="N8124P1" style:volatile="true" number:language="hr" number:country="HR">
      <number:text>-</number:text>
      <number:number number:decimal-places="0" number:min-integer-digits="1" number:grouping="true"/>
      <number:text> kn </number:text>
    </number:number-style>
    <number:number-style style:name="N8124P2" style:volatile="true" number:language="hr" number:country="HR">
      <number:text> - kn </number:text>
    </number:number-style>
    <number:text-style style:name="N8124" number:language="hr" number:country="HR">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hr" number:country="HR">
      <number:text> </number:text>
      <number:number number:decimal-places="2" number:min-integer-digits="1" number:grouping="true"/>
      <number:text>      </number:text>
    </number:number-style>
    <number:number-style style:name="N8125P1" style:volatile="true" number:language="hr" number:country="HR">
      <number:text>-</number:text>
      <number:number number:decimal-places="2" number:min-integer-digits="1" number:grouping="true"/>
      <number:text>      </number:text>
    </number:number-style>
    <number:number-style style:name="N8125P2" style:volatile="true" number:language="hr" number:country="HR">
      <number:text> -</number:text>
      <number:number number:decimal-places="0" number:min-integer-digits="0"/>
      <number:text>      </number:text>
    </number:number-style>
    <number:text-style style:name="N8125" number:language="hr" number:country="HR">
      <number:text> </number:text>
      <number:text-content/>
      <number:text> </number:text>
      <style:map style:condition="value()&gt;0" style:apply-style-name="N8125P0"/>
      <style:map style:condition="value()&lt;0" style:apply-style-name="N8125P1"/>
      <style:map style:condition="value()=0" style:apply-style-name="N8125P2"/>
    </number:text-style>
    <number:number-style style:name="N8126P0" style:volatile="true" number:language="hr" number:country="HR">
      <number:text> </number:text>
      <number:number number:decimal-places="2" number:min-integer-digits="1" number:grouping="true"/>
      <number:text> kn </number:text>
    </number:number-style>
    <number:number-style style:name="N8126P1" style:volatile="true" number:language="hr" number:country="HR">
      <number:text>-</number:text>
      <number:number number:decimal-places="2" number:min-integer-digits="1" number:grouping="true"/>
      <number:text> kn </number:text>
    </number:number-style>
    <number:number-style style:name="N8126P2" style:volatile="true" number:language="hr" number:country="HR">
      <number:text> -</number:text>
      <number:number number:decimal-places="0" number:min-integer-digits="0"/>
      <number:text> kn </number:text>
    </number:number-style>
    <number:text-style style:name="N8126" number:language="hr" number:country="HR">
      <number:text> </number:text>
      <number:text-content/>
      <number:text> </number:text>
      <style:map style:condition="value()&gt;0" style:apply-style-name="N8126P0"/>
      <style:map style:condition="value()&lt;0" style:apply-style-name="N8126P1"/>
      <style:map style:condition="value()=0" style:apply-style-name="N8126P2"/>
    </number:text-style>
    <number:time-style style:name="N8127" number:language="hr" number:country="HR">
      <number:minutes number:style="long"/>
      <number:text>:</number:text>
      <number:seconds number:style="long"/>
    </number:time-style>
    <number:time-style style:name="N8128" number:language="hr" number:country="HR" number:truncate-on-overflow="false">
      <number:hours/>
      <number:text>:</number:text>
      <number:minutes number:style="long"/>
      <number:text>:</number:text>
      <number:seconds number:style="long"/>
    </number:time-style>
    <number:time-style style:name="N8129" number:language="hr" number:country="HR">
      <number:minutes number:style="long"/>
      <number:text>:</number:text>
      <number:seconds number:style="long" number:decimal-places="1"/>
    </number:time-style>
    <number:number-style style:name="N8130" number:language="hr" number:country="H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7">17.03.2016</text:date>, <text:time>18:56:36</text:time></text:p>
        </style:region-right>
      </style:header>
      <style:header-left style:display="false"/>
      <style:footer>
        <text:p>Page <text:page-number>1</text:page-number> / <text:page-count>99</text:page-count></text:p>
      </style:footer>
      <style:footer-left style:display="false"/>
    </style:master-page>
    <style:master-page style:name="PageStyle_5f_Raw_20_survey_20_responses" style:display-name="PageStyle_Raw survey respo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6-03-17T18:56:36.81</dc:date>
    <meta:editing-duration>PT23M39S</meta:editing-duration>
    <meta:editing-cycles>4</meta:editing-cycles>
    <meta:document-statistic meta:table-count="1" meta:cell-count="7363" meta:object-count="0"/>
  </office:meta>
</office:document-meta>
</file>